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 svg:font-family="Arial, sans-serif"/>
    <style:font-face style:name="Lohit Devanagari1" svg:font-family="'Lohit Devanagari'"/>
    <style:font-face style:name="Source Sans Pro" svg:font-family="'Source Sans Pro', sans-serif"/>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P3" style:family="paragraph" style:parent-style-name="Standard">
      <style:paragraph-properties fo:margin-left="0in" fo:margin-right="0in" fo:line-height="150%" fo:text-align="start" style:justify-single-word="false" fo:text-indent="0in" style:auto-text-indent="false"/>
      <style:text-properties officeooo:paragraph-rsid="05634352"/>
    </style:style>
    <style:style style:name="P4" style:family="paragraph" style:parent-style-name="Standard">
      <style:paragraph-properties fo:margin-left="0in" fo:margin-right="0in" fo:line-height="150%" fo:text-align="start" style:justify-single-word="false" fo:text-indent="0in" style:auto-text-indent="false"/>
      <style:text-properties fo:color="#ff0000" style:font-name="Times New Roman1" fo:font-size="12pt" fo:language="en" fo:country="US" fo:font-style="normal" officeooo:rsid="05498b09" officeooo:paragraph-rsid="0560306b" style:font-name-asian="Times New Roman1" style:font-size-asian="12pt" style:font-style-asian="normal" style:font-name-complex="Times New Roman1" style:font-size-complex="12pt" style:language-complex="ar" style:country-complex="SA" style:font-style-complex="normal"/>
    </style:style>
    <style:style style:name="P5" style:family="paragraph" style:parent-style-name="Standard">
      <style:paragraph-properties fo:margin-left="0in" fo:margin-right="0in" fo:line-height="150%" fo:text-align="start" style:justify-single-word="false" fo:text-indent="0in" style:auto-text-indent="false"/>
      <style:text-properties fo:color="#ff0000" style:font-name="Times New Roman1" fo:font-size="12pt" fo:language="en" fo:country="US" fo:font-style="normal" officeooo:rsid="0453d9d1" officeooo:paragraph-rsid="0560306b" style:font-name-asian="Times New Roman1" style:font-size-asian="12pt" style:font-style-asian="normal" style:font-name-complex="Times New Roman1" style:font-size-complex="12pt" style:language-complex="ar" style:country-complex="SA" style:font-style-complex="normal"/>
    </style:style>
    <style:style style:name="P6" style:family="paragraph" style:parent-style-name="Standard">
      <style:paragraph-properties fo:margin-left="0in" fo:margin-right="0in" fo:line-height="150%" fo:text-align="start" style:justify-single-word="false" fo:text-indent="0in" style:auto-text-indent="false"/>
      <style:text-properties fo:language="en" fo:country="US" officeooo:rsid="054ff4dd" officeooo:paragraph-rsid="05634352"/>
    </style:style>
    <style:style style:name="P7" style:family="paragraph" style:parent-style-name="Text_20_body">
      <style:paragraph-properties fo:margin-left="0in" fo:margin-right="0in" fo:line-height="150%" fo:text-align="start" style:justify-single-word="false" fo:text-indent="0in" style:auto-text-indent="false"/>
      <style:text-properties officeooo:paragraph-rsid="068ec975"/>
    </style:style>
    <style:style style:name="P8" style:family="paragraph" style:parent-style-name="Footer">
      <style:paragraph-properties fo:text-align="end" style:justify-single-word="false"/>
    </style:style>
    <style:style style:name="P9" style:family="paragraph" style:parent-style-name="Heading">
      <style:paragraph-properties fo:line-height="150%" fo:text-align="start" style:justify-single-word="false"/>
      <style:text-properties fo:language="en" fo:country="US" officeooo:rsid="0676aa7d"/>
    </style:style>
    <style:style style:name="P10" style:family="paragraph" style:parent-style-name="Heading">
      <style:paragraph-properties fo:line-height="150%" fo:text-align="start" style:justify-single-word="false"/>
      <style:text-properties officeooo:rsid="059528e4" officeooo:paragraph-rsid="059528e4"/>
    </style:style>
    <style:style style:name="P11" style:family="paragraph" style:parent-style-name="Heading">
      <style:paragraph-properties fo:line-height="150%" fo:text-align="start" style:justify-single-word="false"/>
      <style:text-properties fo:color="#999999" officeooo:rsid="05a88ace" officeooo:paragraph-rsid="05a88ace"/>
    </style:style>
    <style:style style:name="P12" style:family="paragraph" style:parent-style-name="Heading">
      <style:paragraph-properties fo:line-height="150%" fo:text-align="start" style:justify-single-word="false"/>
      <style:text-properties officeooo:paragraph-rsid="06af6485"/>
    </style:style>
    <style:style style:name="P13" style:family="paragraph" style:parent-style-name="Heading">
      <style:paragraph-properties fo:line-height="150%"/>
      <style:text-properties officeooo:paragraph-rsid="08b0e753"/>
    </style:style>
    <style:style style:name="P14" style:family="paragraph" style:parent-style-name="Heading">
      <style:paragraph-properties fo:line-height="150%" fo:text-align="start" style:justify-single-word="false"/>
      <style:text-properties officeooo:rsid="05a874cc" officeooo:paragraph-rsid="06af6485"/>
    </style:style>
    <style:style style:name="P15" style:family="paragraph" style:parent-style-name="Heading">
      <style:text-properties officeooo:paragraph-rsid="08b0e753"/>
    </style:style>
    <style:style style:name="P16" style:family="paragraph" style:parent-style-name="Text_20_body">
      <style:paragraph-properties fo:line-height="150%"/>
      <style:text-properties style:use-window-font-color="true" style:font-name="Times New Roman1" fo:font-size="12pt" fo:language="en" fo:country="US" officeooo:rsid="04630902" officeooo:paragraph-rsid="05ba8829" style:font-name-asian="Times New Roman1" style:font-size-asian="12pt" style:font-name-complex="Times New Roman1" style:font-size-complex="12pt" style:language-complex="ar" style:country-complex="SA"/>
    </style:style>
    <style:style style:name="P17" style:family="paragraph" style:parent-style-name="Text_20_body">
      <style:paragraph-properties fo:line-height="150%" fo:text-align="start" style:justify-single-word="false"/>
      <style:text-properties style:use-window-font-color="true" officeooo:paragraph-rsid="01932173"/>
    </style:style>
    <style:style style:name="P18" style:family="paragraph" style:parent-style-name="Text_20_body">
      <style:paragraph-properties fo:line-height="150%" fo:text-align="start" style:justify-single-word="false"/>
      <style:text-properties style:use-window-font-color="true" officeooo:rsid="02877fc9" officeooo:paragraph-rsid="05fad8eb"/>
    </style:style>
    <style:style style:name="P19" style:family="paragraph" style:parent-style-name="Text_20_body">
      <style:paragraph-properties fo:line-height="150%" fo:text-align="start" style:justify-single-word="false"/>
      <style:text-properties style:use-window-font-color="true" fo:language="en" fo:country="US" officeooo:rsid="0bade56b" officeooo:paragraph-rsid="0bade56b"/>
    </style:style>
    <style:style style:name="P20" style:family="paragraph" style:parent-style-name="Text_20_body">
      <style:paragraph-properties fo:line-height="150%" fo:text-align="start" style:justify-single-word="false"/>
      <style:text-properties style:use-window-font-color="true" fo:language="en" fo:country="US" officeooo:rsid="091708be" officeooo:paragraph-rsid="0d8344a0"/>
    </style:style>
    <style:style style:name="P21" style:family="paragraph" style:parent-style-name="Text_20_body">
      <style:paragraph-properties fo:line-height="150%" fo:text-align="start" style:justify-single-word="false"/>
      <style:text-properties officeooo:paragraph-rsid="039dd5cd"/>
    </style:style>
    <style:style style:name="P22" style:family="paragraph" style:parent-style-name="Text_20_body">
      <style:paragraph-properties fo:line-height="150%" fo:text-align="start" style:justify-single-word="false"/>
      <style:text-properties officeooo:paragraph-rsid="01932173"/>
    </style:style>
    <style:style style:name="P23" style:family="paragraph" style:parent-style-name="Text_20_body">
      <style:paragraph-properties fo:line-height="150%" fo:text-align="start" style:justify-single-word="false"/>
      <style:text-properties officeooo:paragraph-rsid="03fe0946"/>
    </style:style>
    <style:style style:name="P24" style:family="paragraph" style:parent-style-name="Text_20_body">
      <style:paragraph-properties fo:line-height="150%" fo:text-align="start" style:justify-single-word="false"/>
      <style:text-properties officeooo:paragraph-rsid="05144391"/>
    </style:style>
    <style:style style:name="P25" style:family="paragraph" style:parent-style-name="Text_20_body">
      <style:paragraph-properties fo:line-height="150%" fo:text-align="start" style:justify-single-word="false"/>
      <style:text-properties officeooo:paragraph-rsid="05894994"/>
    </style:style>
    <style:style style:name="P26" style:family="paragraph" style:parent-style-name="Text_20_body">
      <style:paragraph-properties fo:line-height="150%" fo:text-align="start" style:justify-single-word="false"/>
      <style:text-properties officeooo:paragraph-rsid="040bde57"/>
    </style:style>
    <style:style style:name="P27" style:family="paragraph" style:parent-style-name="Text_20_body">
      <style:paragraph-properties fo:line-height="150%" fo:text-align="start" style:justify-single-word="false"/>
      <style:text-properties officeooo:paragraph-rsid="05a3ef95"/>
    </style:style>
    <style:style style:name="P28" style:family="paragraph" style:parent-style-name="Text_20_body">
      <style:paragraph-properties fo:line-height="150%" fo:text-align="start" style:justify-single-word="false"/>
      <style:text-properties officeooo:paragraph-rsid="0659f3bf"/>
    </style:style>
    <style:style style:name="P29" style:family="paragraph" style:parent-style-name="Text_20_body">
      <style:paragraph-properties fo:line-height="150%" fo:text-align="start" style:justify-single-word="false"/>
      <style:text-properties officeooo:paragraph-rsid="06657d22"/>
    </style:style>
    <style:style style:name="P30" style:family="paragraph" style:parent-style-name="Text_20_body">
      <style:paragraph-properties fo:line-height="150%" fo:text-align="start" style:justify-single-word="false"/>
      <style:text-properties officeooo:paragraph-rsid="051a24e5"/>
    </style:style>
    <style:style style:name="P31" style:family="paragraph" style:parent-style-name="Text_20_body">
      <style:paragraph-properties fo:line-height="150%" fo:text-align="start" style:justify-single-word="false"/>
      <style:text-properties officeooo:paragraph-rsid="08e2ba4c"/>
    </style:style>
    <style:style style:name="P32" style:family="paragraph" style:parent-style-name="Text_20_body">
      <style:paragraph-properties fo:line-height="150%"/>
      <style:text-properties officeooo:paragraph-rsid="06b3a9e4"/>
    </style:style>
    <style:style style:name="P33" style:family="paragraph" style:parent-style-name="Text_20_body">
      <style:paragraph-properties fo:line-height="150%" fo:text-align="start" style:justify-single-word="false"/>
      <style:text-properties officeooo:rsid="020b470d" officeooo:paragraph-rsid="0273017d"/>
    </style:style>
    <style:style style:name="P34" style:family="paragraph" style:parent-style-name="Text_20_body">
      <style:paragraph-properties fo:line-height="150%" fo:text-align="start" style:justify-single-word="false"/>
      <style:text-properties fo:language="en" fo:country="US" officeooo:paragraph-rsid="053fef80"/>
    </style:style>
    <style:style style:name="P35" style:family="paragraph" style:parent-style-name="Text_20_body">
      <style:paragraph-properties fo:line-height="150%" fo:text-align="start" style:justify-single-word="false"/>
      <style:text-properties fo:language="en" fo:country="US" officeooo:paragraph-rsid="0c36ddc2"/>
    </style:style>
    <style:style style:name="P36" style:family="paragraph" style:parent-style-name="Text_20_body">
      <style:paragraph-properties fo:line-height="150%" fo:text-align="start" style:justify-single-word="false"/>
      <style:text-properties fo:language="en" fo:country="US" officeooo:paragraph-rsid="0c3ec5e3"/>
    </style:style>
    <style:style style:name="P37" style:family="paragraph" style:parent-style-name="Text_20_body">
      <style:paragraph-properties fo:line-height="150%" fo:text-align="start" style:justify-single-word="false"/>
      <style:text-properties fo:language="en" fo:country="US" officeooo:paragraph-rsid="0c56b0e7"/>
    </style:style>
    <style:style style:name="P38" style:family="paragraph" style:parent-style-name="Text_20_body">
      <style:paragraph-properties fo:line-height="150%" fo:text-align="start" style:justify-single-word="false"/>
      <style:text-properties fo:language="en" fo:country="US" officeooo:rsid="01708627" officeooo:paragraph-rsid="016915df"/>
    </style:style>
    <style:style style:name="P39" style:family="paragraph" style:parent-style-name="Text_20_body">
      <style:paragraph-properties fo:line-height="150%" fo:text-align="start" style:justify-single-word="false"/>
      <style:text-properties fo:language="en" fo:country="US" officeooo:rsid="00504694" officeooo:paragraph-rsid="0531bb8f"/>
    </style:style>
    <style:style style:name="P40" style:family="paragraph" style:parent-style-name="Text_20_body">
      <style:paragraph-properties fo:line-height="150%" fo:text-align="start" style:justify-single-word="false"/>
      <style:text-properties fo:language="en" fo:country="US" officeooo:rsid="02c28e53" officeooo:paragraph-rsid="02c28e53"/>
    </style:style>
    <style:style style:name="P41" style:family="paragraph" style:parent-style-name="Text_20_body">
      <style:paragraph-properties fo:line-height="150%" fo:text-align="start" style:justify-single-word="false"/>
      <style:text-properties fo:language="en" fo:country="US" officeooo:rsid="091708be" officeooo:paragraph-rsid="0da7544c"/>
    </style:style>
    <style:style style:name="P42" style:family="paragraph" style:parent-style-name="Text_20_body">
      <style:paragraph-properties fo:line-height="150%" fo:text-align="start" style:justify-single-word="false"/>
      <style:text-properties fo:color="#000000" officeooo:paragraph-rsid="01971c27"/>
    </style:style>
    <style:style style:name="P43" style:family="paragraph" style:parent-style-name="Text_20_body">
      <style:paragraph-properties fo:line-height="150%" fo:text-align="start" style:justify-single-word="false"/>
      <style:text-properties fo:color="#000000" fo:language="en" fo:country="US" officeooo:rsid="0226acbf" officeooo:paragraph-rsid="065da9b4"/>
    </style:style>
    <style:style style:name="P44" style:family="paragraph" style:parent-style-name="Text_20_body">
      <style:paragraph-properties fo:line-height="150%" fo:text-align="start" style:justify-single-word="false"/>
      <style:text-properties fo:color="#000000" fo:language="en" fo:country="US" officeooo:rsid="06fbf24e" officeooo:paragraph-rsid="07256585"/>
    </style:style>
    <style:style style:name="P45" style:family="paragraph" style:parent-style-name="Text_20_body">
      <style:paragraph-properties fo:line-height="150%" fo:text-align="start" style:justify-single-word="false"/>
      <style:text-properties fo:color="#000000" fo:language="en" fo:country="US" officeooo:rsid="072267e0" officeooo:paragraph-rsid="07259823"/>
    </style:style>
    <style:style style:name="P46" style:family="paragraph" style:parent-style-name="Text_20_body">
      <style:paragraph-properties fo:line-height="150%" fo:text-align="start" style:justify-single-word="false"/>
      <style:text-properties fo:color="#000000" fo:language="en" fo:country="US" officeooo:rsid="0770eb81" officeooo:paragraph-rsid="08b0e753"/>
    </style:style>
    <style:style style:name="P47" style:family="paragraph" style:parent-style-name="Text_20_body">
      <style:paragraph-properties fo:line-height="150%" fo:text-align="start" style:justify-single-word="false"/>
      <style:text-properties officeooo:rsid="04bc1097" officeooo:paragraph-rsid="04bc8327"/>
    </style:style>
    <style:style style:name="P48" style:family="paragraph" style:parent-style-name="Text_20_body">
      <style:paragraph-properties fo:line-height="150%" fo:text-align="start" style:justify-single-word="false"/>
      <style:text-properties officeooo:rsid="0491d530" officeooo:paragraph-rsid="0491d530"/>
    </style:style>
    <style:style style:name="P49" style:family="paragraph" style:parent-style-name="Text_20_body">
      <style:paragraph-properties fo:line-height="150%" fo:text-align="start" style:justify-single-word="false"/>
      <style:text-properties officeooo:rsid="05481020" officeooo:paragraph-rsid="055367ca"/>
    </style:style>
    <style:style style:name="P50" style:family="paragraph" style:parent-style-name="Text_20_body">
      <style:paragraph-properties fo:line-height="150%" fo:text-align="start" style:justify-single-word="false"/>
      <style:text-properties fo:color="#ff0000" fo:language="en" fo:country="US" officeooo:rsid="016f3b6f" officeooo:paragraph-rsid="016915df"/>
    </style:style>
    <style:style style:name="P51" style:family="paragraph" style:parent-style-name="Text_20_body">
      <style:paragraph-properties fo:line-height="150%" fo:text-align="start" style:justify-single-word="false"/>
      <style:text-properties fo:color="#ff0000" fo:language="en" fo:country="US" officeooo:rsid="07692091" officeooo:paragraph-rsid="07692091"/>
    </style:style>
    <style:style style:name="P52" style:family="paragraph" style:parent-style-name="Text_20_body">
      <style:paragraph-properties fo:line-height="150%" fo:text-align="start" style:justify-single-word="false"/>
      <style:text-properties fo:color="#ff0000" fo:language="en" fo:country="US" officeooo:rsid="07692091" officeooo:paragraph-rsid="0bade56b"/>
    </style:style>
    <style:style style:name="P53" style:family="paragraph" style:parent-style-name="Text_20_body">
      <style:paragraph-properties fo:line-height="150%" fo:text-align="start" style:justify-single-word="false"/>
      <style:text-properties officeooo:rsid="01a50431" officeooo:paragraph-rsid="03f75061"/>
    </style:style>
    <style:style style:name="P54" style:family="paragraph" style:parent-style-name="Text_20_body">
      <style:paragraph-properties fo:line-height="150%" fo:text-align="start" style:justify-single-word="false"/>
      <style:text-properties officeooo:rsid="01c6f8cc" officeooo:paragraph-rsid="06fa150b"/>
    </style:style>
    <style:style style:name="P55" style:family="paragraph" style:parent-style-name="Text_20_body">
      <style:text-properties officeooo:paragraph-rsid="06ecfa20"/>
    </style:style>
    <style:style style:name="P56" style:family="paragraph" style:parent-style-name="Text_20_body">
      <style:paragraph-properties fo:line-height="150%"/>
      <style:text-properties officeooo:rsid="06722f90" officeooo:paragraph-rsid="06b3a9e4"/>
    </style:style>
    <style:style style:name="P57" style:family="paragraph" style:parent-style-name="Text_20_body">
      <style:paragraph-properties fo:line-height="150%" fo:text-align="start" style:justify-single-word="false"/>
      <style:text-properties officeooo:rsid="049f6108" officeooo:paragraph-rsid="06c01dfe"/>
    </style:style>
    <style:style style:name="P58" style:family="paragraph" style:parent-style-name="Text_20_body">
      <style:paragraph-properties fo:line-height="150%"/>
      <style:text-properties officeooo:rsid="094078c8" officeooo:paragraph-rsid="0944351b"/>
    </style:style>
    <style:style style:name="P59" style:family="paragraph" style:parent-style-name="Text_20_body">
      <style:paragraph-properties fo:line-height="150%"/>
      <style:text-properties officeooo:rsid="093208bc" officeooo:paragraph-rsid="093208bc"/>
    </style:style>
    <style:style style:name="P60" style:family="paragraph" style:parent-style-name="Text_20_body">
      <style:text-properties officeooo:rsid="08850618" officeooo:paragraph-rsid="09c73677"/>
    </style:style>
    <style:style style:name="P61" style:family="paragraph" style:parent-style-name="Text_20_body">
      <style:text-properties officeooo:paragraph-rsid="09aa029a"/>
    </style:style>
    <style:style style:name="P62" style:family="paragraph" style:parent-style-name="Text_20_body">
      <style:text-properties officeooo:paragraph-rsid="0a6ef624"/>
    </style:style>
    <style:style style:name="P63" style:family="paragraph" style:parent-style-name="Text_20_body">
      <style:text-properties officeooo:rsid="0a70b129" officeooo:paragraph-rsid="0a87a14e"/>
    </style:style>
    <style:style style:name="P64" style:family="paragraph" style:parent-style-name="Text_20_body">
      <style:text-properties officeooo:paragraph-rsid="0a766e40"/>
    </style:style>
    <style:style style:name="P65" style:family="paragraph" style:parent-style-name="Text_20_body">
      <style:text-properties officeooo:paragraph-rsid="0a832a0b"/>
    </style:style>
    <style:style style:name="P66" style:family="paragraph" style:parent-style-name="Text_20_body">
      <style:text-properties officeooo:rsid="0a209446" officeooo:paragraph-rsid="0a916051"/>
    </style:style>
    <style:style style:name="P67" style:family="paragraph" style:parent-style-name="Text_20_body">
      <style:text-properties officeooo:rsid="0a209446" officeooo:paragraph-rsid="0b49e8a7"/>
    </style:style>
    <style:style style:name="P68" style:family="paragraph" style:parent-style-name="Text_20_body">
      <style:text-properties officeooo:rsid="0a209446" officeooo:paragraph-rsid="0b6c14a9"/>
    </style:style>
    <style:style style:name="P69" style:family="paragraph" style:parent-style-name="Text_20_body">
      <style:text-properties officeooo:rsid="0a209446" officeooo:paragraph-rsid="0bc9b926"/>
    </style:style>
    <style:style style:name="P70" style:family="paragraph" style:parent-style-name="Text_20_body">
      <style:text-properties officeooo:paragraph-rsid="0ac824aa"/>
    </style:style>
    <style:style style:name="P71" style:family="paragraph" style:parent-style-name="Text_20_body">
      <style:text-properties officeooo:paragraph-rsid="0aeb50a9"/>
    </style:style>
    <style:style style:name="P72" style:family="paragraph" style:parent-style-name="Text_20_body">
      <style:text-properties officeooo:paragraph-rsid="0afe61a8"/>
    </style:style>
    <style:style style:name="P73" style:family="paragraph" style:parent-style-name="Text_20_body">
      <style:text-properties officeooo:paragraph-rsid="0b0410ce"/>
    </style:style>
    <style:style style:name="P74" style:family="paragraph" style:parent-style-name="Text_20_body">
      <style:text-properties officeooo:rsid="0a916051" officeooo:paragraph-rsid="0a979a39"/>
    </style:style>
    <style:style style:name="P75" style:family="paragraph" style:parent-style-name="Text_20_body">
      <style:text-properties officeooo:rsid="0aab7281" officeooo:paragraph-rsid="0b3be2f5"/>
    </style:style>
    <style:style style:name="P76" style:family="paragraph" style:parent-style-name="Text_20_body">
      <style:text-properties officeooo:paragraph-rsid="0b3ec8bd"/>
    </style:style>
    <style:style style:name="P77" style:family="paragraph" style:parent-style-name="Text_20_body">
      <style:text-properties officeooo:paragraph-rsid="0b462f57"/>
    </style:style>
    <style:style style:name="P78" style:family="paragraph" style:parent-style-name="Text_20_body">
      <style:text-properties officeooo:paragraph-rsid="0b73e853"/>
    </style:style>
    <style:style style:name="P79" style:family="paragraph" style:parent-style-name="Text_20_body">
      <style:text-properties officeooo:paragraph-rsid="0ba3fdd2"/>
    </style:style>
    <style:style style:name="P80" style:family="paragraph" style:parent-style-name="Text_20_body">
      <style:paragraph-properties fo:line-height="150%" fo:text-align="start" style:justify-single-word="false"/>
      <style:text-properties officeooo:rsid="052941df" officeooo:paragraph-rsid="0ba8a30f"/>
    </style:style>
    <style:style style:name="P81" style:family="paragraph" style:parent-style-name="Text_20_body">
      <style:text-properties officeooo:rsid="0bd72244" officeooo:paragraph-rsid="0bd72244" fo:background-color="#ffff00"/>
    </style:style>
    <style:style style:name="P82" style:family="paragraph" style:parent-style-name="Text_20_body">
      <style:text-properties officeooo:rsid="0acbeea1" officeooo:paragraph-rsid="0ada96ee"/>
    </style:style>
    <style:style style:name="P83" style:family="paragraph" style:parent-style-name="Text_20_body">
      <style:text-properties officeooo:paragraph-rsid="0c7d8410"/>
    </style:style>
    <style:style style:name="P84" style:family="paragraph" style:parent-style-name="Text_20_body">
      <style:paragraph-properties fo:margin-left="0.2835in" fo:margin-right="0in" fo:line-height="150%" fo:text-align="start" style:justify-single-word="false" fo:text-indent="0in" style:auto-text-indent="false"/>
      <style:text-properties fo:font-style="italic" officeooo:paragraph-rsid="03a9420e" style:font-style-asian="italic" style:font-style-complex="italic"/>
    </style:style>
    <style:style style:name="P85" style:family="paragraph" style:parent-style-name="Text_20_body">
      <style:paragraph-properties fo:margin-left="0.2835in" fo:margin-right="0in" fo:line-height="150%" fo:text-align="start" style:justify-single-word="false" fo:text-indent="0in" style:auto-text-indent="false"/>
      <style:text-properties style:use-window-font-color="true" fo:language="en" fo:country="US" fo:font-style="italic" officeooo:rsid="04bc1097" officeooo:paragraph-rsid="04bc8327" style:font-style-asian="italic" style:font-style-complex="italic"/>
    </style:style>
    <style:style style:name="P86" style:family="paragraph" style:parent-style-name="Text_20_body">
      <style:paragraph-properties fo:margin-left="0.2835in" fo:margin-right="0in" fo:line-height="150%" fo:text-align="start" style:justify-single-word="false" fo:text-indent="0in" style:auto-text-indent="false"/>
      <style:text-properties officeooo:rsid="05481020" officeooo:paragraph-rsid="055367ca"/>
    </style:style>
    <style:style style:name="P87" style:family="paragraph" style:parent-style-name="Standard">
      <style:paragraph-properties fo:margin-left="0.2835in" fo:margin-right="0in" fo:line-height="150%" fo:text-align="start" style:justify-single-word="false" fo:text-indent="0in" style:auto-text-indent="false"/>
      <style:text-properties officeooo:paragraph-rsid="0560306b"/>
    </style:style>
    <style:style style:name="P88" style:family="paragraph" style:parent-style-name="Standard">
      <style:paragraph-properties fo:margin-left="0.2835in" fo:margin-right="0in" fo:line-height="150%" fo:text-align="start" style:justify-single-word="false" fo:text-indent="0in" style:auto-text-indent="false"/>
      <style:text-properties officeooo:paragraph-rsid="05634352"/>
    </style:style>
    <style:style style:name="P89" style:family="paragraph" style:parent-style-name="Standard">
      <style:paragraph-properties fo:margin-left="0.2835in" fo:margin-right="0in" fo:text-indent="0in" style:auto-text-indent="false"/>
      <style:text-properties fo:color="#000000" fo:font-style="italic" officeooo:rsid="08233de5" officeooo:paragraph-rsid="08b0e753" style:font-style-asian="italic" style:font-style-complex="italic"/>
    </style:style>
    <style:style style:name="P90" style:family="paragraph" style:parent-style-name="Standard">
      <style:paragraph-properties fo:margin-left="0.2835in" fo:margin-right="0in" fo:margin-top="0.1583in" fo:margin-bottom="0.1583in" loext:contextual-spacing="false" fo:line-height="150%" fo:text-align="start" style:justify-single-word="false" fo:text-indent="0in" style:auto-text-indent="false"/>
      <style:text-properties officeooo:paragraph-rsid="0554d966"/>
    </style:style>
    <style:style style:name="P91" style:family="paragraph" style:parent-style-name="Title">
      <style:paragraph-properties fo:line-height="150%" fo:text-align="start" style:justify-single-word="false"/>
      <style:text-properties fo:font-size="18pt" fo:language="en" fo:country="US" fo:font-style="normal" officeooo:rsid="0055b61c" officeooo:paragraph-rsid="0057360e" style:font-size-asian="18pt" style:font-style-asian="normal" style:font-size-complex="18pt" style:font-style-complex="normal"/>
    </style:style>
    <style:style style:name="P92" style:family="paragraph" style:parent-style-name="Title">
      <style:paragraph-properties fo:line-height="150%" fo:text-align="start" style:justify-single-word="false"/>
      <style:text-properties fo:font-size="18pt" fo:language="en" fo:country="US" fo:font-style="normal" officeooo:rsid="0057360e" officeooo:paragraph-rsid="00576d56" style:font-size-asian="18pt" style:font-style-asian="normal" style:font-size-complex="18pt" style:font-style-complex="normal"/>
    </style:style>
    <style:style style:name="P93" style:family="paragraph" style:parent-style-name="Title">
      <style:paragraph-properties fo:line-height="150%" fo:text-align="start" style:justify-single-word="false"/>
      <style:text-properties fo:language="en" fo:country="US" fo:font-style="normal" officeooo:paragraph-rsid="00576d56" style:font-style-asian="normal" style:font-style-complex="normal"/>
    </style:style>
    <style:style style:name="P94" style:family="paragraph" style:parent-style-name="Standard">
      <style:paragraph-properties fo:line-height="150%" fo:text-align="start" style:justify-single-word="false"/>
      <style:text-properties fo:language="en" fo:country="US" fo:font-weight="bold" officeooo:rsid="03051588" officeooo:paragraph-rsid="03051588" style:font-weight-asian="bold" style:font-weight-complex="bold"/>
    </style:style>
    <style:style style:name="P95" style:family="paragraph" style:parent-style-name="Standard">
      <style:text-properties style:use-window-font-color="true" officeooo:rsid="024dd273" officeooo:paragraph-rsid="08b0e753"/>
    </style:style>
    <style:style style:name="P96" style:family="paragraph" style:parent-style-name="Standard">
      <style:text-properties style:use-window-font-color="true" fo:language="en" fo:country="US" officeooo:rsid="07975632" officeooo:paragraph-rsid="08b0e753"/>
    </style:style>
    <style:style style:name="P97" style:family="paragraph" style:parent-style-name="Standard">
      <style:text-properties style:use-window-font-color="true" officeooo:rsid="07901a33" officeooo:paragraph-rsid="08b0e753"/>
    </style:style>
    <style:style style:name="P98" style:family="paragraph" style:parent-style-name="Standard">
      <style:text-properties style:use-window-font-color="true" fo:font-style="normal" officeooo:rsid="07de2c7e" officeooo:paragraph-rsid="08b0e753" style:font-style-asian="normal" style:font-style-complex="normal"/>
    </style:style>
    <style:style style:name="P99" style:family="paragraph" style:parent-style-name="Standard">
      <style:text-properties style:use-window-font-color="true" officeooo:paragraph-rsid="0d53236d"/>
    </style:style>
    <style:style style:name="P100" style:family="paragraph" style:parent-style-name="Standard">
      <style:text-properties fo:color="#ff0000" fo:language="en" fo:country="US" officeooo:rsid="07704620" officeooo:paragraph-rsid="08b0e753"/>
    </style:style>
    <style:style style:name="P101" style:family="paragraph" style:parent-style-name="Standard">
      <style:paragraph-properties fo:line-height="150%" fo:text-align="start" style:justify-single-word="false"/>
      <style:text-properties fo:color="#ff0000" fo:language="en" fo:country="US" fo:font-style="normal" officeooo:rsid="08944162" officeooo:paragraph-rsid="08bc7e27" style:font-style-asian="normal" style:font-style-complex="normal"/>
    </style:style>
    <style:style style:name="P102" style:family="paragraph" style:parent-style-name="Standard">
      <style:paragraph-properties fo:line-height="150%" fo:text-align="start" style:justify-single-word="false"/>
      <style:text-properties fo:color="#ff0000" fo:language="en" fo:country="US" fo:font-style="normal" officeooo:rsid="0769aee6" officeooo:paragraph-rsid="08b0e753" style:font-style-asian="normal" style:font-style-complex="normal"/>
    </style:style>
    <style:style style:name="P103" style:family="paragraph" style:parent-style-name="Standard">
      <style:paragraph-properties fo:line-height="150%" fo:text-align="start" style:justify-single-word="false"/>
      <style:text-properties fo:color="#ff0000" fo:language="en" fo:country="US" fo:font-style="normal" officeooo:rsid="08822d11" officeooo:paragraph-rsid="0900d845" style:font-style-asian="normal" style:font-style-complex="normal"/>
    </style:style>
    <style:style style:name="P104" style:family="paragraph" style:parent-style-name="Standard">
      <style:text-properties fo:color="#000000" fo:language="en" fo:country="US" officeooo:rsid="083a692f" officeooo:paragraph-rsid="08b0e753"/>
    </style:style>
    <style:style style:name="P105" style:family="paragraph" style:parent-style-name="Standard">
      <style:paragraph-properties fo:line-height="150%" fo:text-align="start" style:justify-single-word="false"/>
      <style:text-properties fo:color="#000000" fo:language="en" fo:country="US" officeooo:rsid="04d28c71" officeooo:paragraph-rsid="0900d845"/>
    </style:style>
    <style:style style:name="P106" style:family="paragraph" style:parent-style-name="Standard">
      <style:paragraph-properties fo:line-height="150%" fo:text-align="start" style:justify-single-word="false"/>
      <style:text-properties fo:color="#000000" fo:language="en" fo:country="US" officeooo:rsid="0881fe37" officeooo:paragraph-rsid="08c649af"/>
    </style:style>
    <style:style style:name="P107" style:family="paragraph" style:parent-style-name="Standard">
      <style:paragraph-properties fo:line-height="150%" fo:text-align="start" style:justify-single-word="false"/>
      <style:text-properties fo:color="#000000" fo:language="en" fo:country="US" officeooo:rsid="0881fe37" officeooo:paragraph-rsid="08d24341"/>
    </style:style>
    <style:style style:name="P108" style:family="paragraph" style:parent-style-name="Standard">
      <style:text-properties fo:color="#000000" officeooo:rsid="08233de5" officeooo:paragraph-rsid="08b0e753"/>
    </style:style>
    <style:style style:name="P109" style:family="paragraph" style:parent-style-name="Standard">
      <style:paragraph-properties fo:line-height="150%" fo:text-align="start" style:justify-single-word="false"/>
      <style:text-properties officeooo:paragraph-rsid="0912063e"/>
    </style:style>
    <style:style style:name="P110" style:family="paragraph" style:parent-style-name="Standard">
      <style:text-properties officeooo:rsid="08233de5" officeooo:paragraph-rsid="08b0e753"/>
    </style:style>
    <style:style style:name="P111" style:family="paragraph" style:parent-style-name="Standard">
      <style:text-properties officeooo:paragraph-rsid="08b0e753"/>
    </style:style>
    <style:style style:name="P112" style:family="paragraph" style:parent-style-name="Text_20_body">
      <style:paragraph-properties fo:margin-top="0.1583in" fo:margin-bottom="0.2555in" loext:contextual-spacing="false" fo:line-height="150%" fo:text-align="start" style:justify-single-word="false"/>
      <style:text-properties officeooo:paragraph-rsid="0659f3bf"/>
    </style:style>
    <style:style style:name="P113" style:family="paragraph" style:parent-style-name="Text_20_body">
      <style:paragraph-properties fo:margin-top="0.1583in" fo:margin-bottom="0.2555in" loext:contextual-spacing="false" fo:line-height="150%" fo:text-align="start" style:justify-single-word="false"/>
      <style:text-properties officeooo:paragraph-rsid="074424ba"/>
    </style:style>
    <style:style style:name="P114" style:family="paragraph" style:parent-style-name="Contents_20_Heading">
      <style:paragraph-properties fo:line-height="150%"/>
      <style:text-properties officeooo:rsid="066cafd7" officeooo:paragraph-rsid="068ec975"/>
    </style:style>
    <style:style style:name="P115" style:family="paragraph" style:parent-style-name="Standard_20__28_user_29_">
      <style:paragraph-properties fo:line-height="150%" fo:text-align="start" style:justify-single-word="false"/>
      <style:text-properties officeooo:paragraph-rsid="09e2f0d7"/>
    </style:style>
    <style:style style:name="P116" style:family="paragraph" style:parent-style-name="Standard_20__28_user_29_">
      <style:paragraph-properties fo:line-height="150%" fo:text-align="start" style:justify-single-word="false"/>
      <style:text-properties fo:color="#ff0000" fo:language="fi" fo:country="FI" officeooo:rsid="02982cb1" officeooo:paragraph-rsid="0982d7d3"/>
    </style:style>
    <style:style style:name="P117" style:family="paragraph" style:parent-style-name="Standard_20__28_user_29_">
      <style:paragraph-properties fo:line-height="150%" fo:text-align="start" style:justify-single-word="false"/>
      <style:text-properties fo:color="#ff0000" fo:language="fi" fo:country="FI" officeooo:rsid="02982cb1" officeooo:paragraph-rsid="09b1a929"/>
    </style:style>
    <style:style style:name="P118" style:family="paragraph" style:parent-style-name="Standard_20__28_user_29_">
      <style:paragraph-properties fo:line-height="150%" fo:text-align="start" style:justify-single-word="false"/>
      <style:text-properties fo:color="#ff0000" officeooo:paragraph-rsid="09bc6e3d"/>
    </style:style>
    <style:style style:name="P119" style:family="paragraph" style:parent-style-name="Standard_20__28_user_29_">
      <style:paragraph-properties fo:line-height="150%" fo:text-align="start" style:justify-single-word="false"/>
      <style:text-properties style:use-window-font-color="true" fo:language="fi" fo:country="FI" officeooo:rsid="097e1bd9" officeooo:paragraph-rsid="099923a2"/>
    </style:style>
    <style:style style:name="P120" style:family="paragraph" style:parent-style-name="Standard_20__28_user_29_">
      <style:paragraph-properties fo:line-height="150%" fo:text-align="start" style:justify-single-word="false"/>
      <style:text-properties style:use-window-font-color="true" fo:language="fi" fo:country="FI" officeooo:rsid="09b9e3c0" officeooo:paragraph-rsid="09bc6e3d"/>
    </style:style>
    <style:style style:name="P121" style:family="paragraph" style:parent-style-name="Standard">
      <style:text-properties fo:color="#ff0000" officeooo:rsid="0d1e679c" officeooo:paragraph-rsid="0d1f85a6"/>
    </style:style>
    <style:style style:name="P122" style:family="paragraph" style:parent-style-name="Text_20_body">
      <style:paragraph-properties fo:line-height="150%" fo:text-align="start" style:justify-single-word="false"/>
      <style:text-properties fo:language="en" fo:country="US" officeooo:rsid="01dced11" officeooo:paragraph-rsid="07417372"/>
    </style:style>
    <style:style style:name="P123" style:family="paragraph" style:parent-style-name="Text_20_body">
      <style:paragraph-properties fo:line-height="150%" fo:text-align="start" style:justify-single-word="false"/>
      <style:text-properties fo:language="en" fo:country="US" officeooo:rsid="01dced11" officeooo:paragraph-rsid="0de43d01"/>
    </style:style>
    <style:style style:name="P124" style:family="paragraph" style:parent-style-name="Text_20_body">
      <style:paragraph-properties fo:line-height="150%" fo:text-align="start" style:justify-single-word="false"/>
      <style:text-properties fo:language="en" fo:country="US" officeooo:rsid="01dced11" officeooo:paragraph-rsid="0de8ec75"/>
    </style:style>
    <style:style style:name="P125" style:family="paragraph" style:parent-style-name="Text_20_body">
      <style:paragraph-properties fo:line-height="150%" fo:text-align="start" style:justify-single-word="false"/>
      <style:text-properties fo:language="en" fo:country="US" officeooo:rsid="0e6f52b2" officeooo:paragraph-rsid="0e6f52b2"/>
    </style:style>
    <style:style style:name="P126" style:family="paragraph" style:parent-style-name="Text_20_body">
      <style:paragraph-properties fo:line-height="150%" fo:text-align="start" style:justify-single-word="false"/>
      <style:text-properties officeooo:paragraph-rsid="0df747c7"/>
    </style:style>
    <style:style style:name="P127" style:family="paragraph" style:parent-style-name="Text_20_body">
      <style:paragraph-properties fo:line-height="150%" fo:text-align="start" style:justify-single-word="false"/>
      <style:text-properties officeooo:paragraph-rsid="0e1eb062"/>
    </style:style>
    <style:style style:name="P128" style:family="paragraph" style:parent-style-name="Text_20_body">
      <style:paragraph-properties fo:line-height="150%" fo:text-align="start" style:justify-single-word="false"/>
      <style:text-properties officeooo:paragraph-rsid="08b0e753"/>
    </style:style>
    <style:style style:name="P129" style:family="paragraph" style:parent-style-name="Text_20_body">
      <style:paragraph-properties fo:line-height="150%" fo:text-align="start" style:justify-single-word="false"/>
      <style:text-properties fo:color="#000000" fo:language="en" fo:country="US" officeooo:rsid="0c729b77" officeooo:paragraph-rsid="0dee13f2"/>
    </style:style>
    <style:style style:name="P130" style:family="paragraph" style:parent-style-name="Text_20_body">
      <style:paragraph-properties fo:line-height="150%" fo:text-align="start" style:justify-single-word="false"/>
      <style:text-properties fo:color="#000000" fo:language="en" fo:country="US" officeooo:rsid="0d065c8b" officeooo:paragraph-rsid="0dfabf37"/>
    </style:style>
    <style:style style:name="P131" style:family="paragraph" style:parent-style-name="Text_20_body">
      <style:paragraph-properties fo:line-height="150%" fo:text-align="start" style:justify-single-word="false"/>
      <style:text-properties style:use-window-font-color="true" fo:language="en" fo:country="US" officeooo:paragraph-rsid="0df7e166"/>
    </style:style>
    <style:style style:name="P132" style:family="paragraph" style:parent-style-name="Text_20_body">
      <style:text-properties officeooo:paragraph-rsid="0e1ff0a0"/>
    </style:style>
    <style:style style:name="P133" style:family="paragraph" style:parent-style-name="Text_20_body">
      <style:text-properties officeooo:rsid="0e241d6b" officeooo:paragraph-rsid="0e2b1ae0"/>
    </style:style>
    <style:style style:name="P134" style:family="paragraph" style:parent-style-name="Text_20_body">
      <style:text-properties officeooo:rsid="0e2da6aa" officeooo:paragraph-rsid="0e2da6aa"/>
    </style:style>
    <style:style style:name="P135" style:family="paragraph" style:parent-style-name="Text_20_body">
      <style:text-properties officeooo:paragraph-rsid="0e51ee0e"/>
    </style:style>
    <style:style style:name="P136" style:family="paragraph" style:parent-style-name="Text_20_body">
      <style:text-properties officeooo:paragraph-rsid="0bceceb9"/>
    </style:style>
    <style:style style:name="P137" style:family="paragraph" style:parent-style-name="Text_20_body">
      <style:paragraph-properties fo:line-height="150%" fo:text-align="start" style:justify-single-word="false"/>
      <style:text-properties officeooo:rsid="0491d530" officeooo:paragraph-rsid="0491d530"/>
    </style:style>
    <style:style style:name="P138" style:family="paragraph">
      <style:text-properties fo:language="en" fo:country="US"/>
    </style:style>
    <style:style style:name="P139" style:family="paragraph" style:parent-style-name="Title" style:master-page-name="Standard">
      <style:paragraph-properties fo:line-height="150%" fo:text-align="start" style:justify-single-word="false" style:page-number="auto"/>
      <style:text-properties fo:font-size="18pt" fo:language="en" fo:country="US" officeooo:rsid="0055b61c" officeooo:paragraph-rsid="0055b61c" style:font-size-asian="18pt" style:font-size-complex="18pt"/>
    </style:style>
    <style:style style:name="P140" style:family="paragraph" style:parent-style-name="Heading_20_1" style:list-style-name="">
      <style:paragraph-properties fo:line-height="150%" fo:text-align="start" style:justify-single-word="false" fo:orphans="2" fo:widows="2"/>
      <style:text-properties fo:language="en" fo:country="US" officeooo:rsid="004ae96e" officeooo:paragraph-rsid="004ae96e"/>
    </style:style>
    <style:style style:name="P141" style:family="paragraph" style:parent-style-name="Heading_20_1">
      <style:paragraph-properties fo:line-height="150%" fo:text-align="start" style:justify-single-word="false"/>
      <style:text-properties fo:language="en" fo:country="US" officeooo:rsid="00504694" officeooo:paragraph-rsid="0a90828c"/>
    </style:style>
    <style:style style:name="P142" style:family="paragraph" style:parent-style-name="Heading_20_1">
      <style:paragraph-properties fo:line-height="150%" fo:text-align="start" style:justify-single-word="false"/>
      <style:text-properties fo:language="en" fo:country="US" officeooo:rsid="00504694" officeooo:paragraph-rsid="00504694"/>
    </style:style>
    <style:style style:name="P143" style:family="paragraph" style:parent-style-name="Heading_20_1">
      <style:paragraph-properties fo:line-height="150%" fo:text-align="start" style:justify-single-word="false"/>
      <style:text-properties fo:language="en" fo:country="US" officeooo:rsid="005203c7" officeooo:paragraph-rsid="005203c7"/>
    </style:style>
    <style:style style:name="P144" style:family="paragraph" style:parent-style-name="Heading_20_1">
      <style:text-properties officeooo:paragraph-rsid="0bcc3a32"/>
    </style:style>
    <style:style style:name="P145" style:family="paragraph" style:parent-style-name="Heading_20_1">
      <style:paragraph-properties fo:line-height="150%" fo:text-align="start" style:justify-single-word="false" fo:break-before="page"/>
      <style:text-properties fo:language="en" fo:country="US" officeooo:rsid="004ae96e" officeooo:paragraph-rsid="004ae96e"/>
    </style:style>
    <style:style style:name="P146" style:family="paragraph" style:parent-style-name="Heading_20_1">
      <style:paragraph-properties fo:break-before="page"/>
      <style:text-properties officeooo:paragraph-rsid="0e316fa1"/>
    </style:style>
    <style:style style:name="P147" style:family="paragraph" style:parent-style-name="Heading_20_1" style:master-page-name="">
      <loext:graphic-properties draw:fill="none"/>
      <style:paragraph-properties fo:margin-left="0in" fo:margin-right="0in" fo:margin-top="0.1665in" fo:margin-bottom="0.0835in" loext:contextual-spacing="false" fo:line-height="150%" fo:text-align="start" style:justify-single-word="false" fo:orphans="2" fo:widows="2" fo:text-indent="0in" style:auto-text-indent="false" style:page-number="auto" fo:background-color="transparent" fo:keep-with-next="always" style:writing-mode="lr-tb"/>
      <style:text-properties officeooo:rsid="016915df" officeooo:paragraph-rsid="016915df"/>
    </style:style>
    <style:style style:name="P148" style:family="paragraph" style:parent-style-name="Heading_20_2">
      <style:paragraph-properties fo:line-height="150%" fo:text-align="start" style:justify-single-word="false"/>
      <style:text-properties fo:language="en" fo:country="US" officeooo:rsid="004ae96e" officeooo:paragraph-rsid="004b7713"/>
    </style:style>
    <style:style style:name="P149" style:family="paragraph" style:parent-style-name="Heading_20_2">
      <style:paragraph-properties fo:line-height="150%" fo:text-align="start" style:justify-single-word="false"/>
      <style:text-properties fo:language="en" fo:country="US" officeooo:rsid="004b7713" officeooo:paragraph-rsid="004b7713"/>
    </style:style>
    <style:style style:name="P150" style:family="paragraph" style:parent-style-name="Heading_20_2">
      <style:paragraph-properties fo:line-height="150%" fo:text-align="start" style:justify-single-word="false"/>
      <style:text-properties fo:language="en" fo:country="US" officeooo:rsid="004ce1ed" officeooo:paragraph-rsid="004ce1ed"/>
    </style:style>
    <style:style style:name="P151" style:family="paragraph" style:parent-style-name="Heading_20_2">
      <style:paragraph-properties fo:line-height="150%" fo:text-align="start" style:justify-single-word="false"/>
      <style:text-properties fo:language="en" fo:country="US" officeooo:rsid="004fbac5" officeooo:paragraph-rsid="004fbac5"/>
    </style:style>
    <style:style style:name="P152" style:family="paragraph" style:parent-style-name="Heading_20_2">
      <style:text-properties officeooo:paragraph-rsid="068ec975"/>
    </style:style>
    <style:style style:name="P153" style:family="paragraph" style:parent-style-name="Heading_20_2">
      <style:paragraph-properties fo:line-height="150%"/>
      <style:text-properties officeooo:paragraph-rsid="08b0e753"/>
    </style:style>
    <style:style style:name="P154" style:family="paragraph" style:parent-style-name="Heading_20_2">
      <style:text-properties officeooo:paragraph-rsid="0baa3722"/>
    </style:style>
    <style:style style:name="P155" style:family="paragraph" style:parent-style-name="Contents_20_2">
      <style:paragraph-properties>
        <style:tab-stops>
          <style:tab-stop style:position="5.8701in" style:type="right" style:leader-style="dotted" style:leader-text="."/>
        </style:tab-stops>
      </style:paragraph-properties>
    </style:style>
    <style:style style:name="P156" style:family="paragraph" style:parent-style-name="Contents_20_1">
      <style:paragraph-properties>
        <style:tab-stops>
          <style:tab-stop style:position="5.8701in" style:type="right" style:leader-style="dotted" style:leader-text="."/>
        </style:tab-stops>
      </style:paragraph-properties>
    </style:style>
    <style:style style:name="P157" style:family="paragraph" style:parent-style-name="Contents_20_Heading">
      <style:paragraph-properties fo:break-before="page"/>
    </style:style>
    <style:style style:name="T1" style:family="text">
      <style:text-properties fo:font-size="18pt" officeooo:rsid="00576d56" style:font-size-asian="18pt" style:font-size-complex="18pt"/>
    </style:style>
    <style:style style:name="T2" style:family="text">
      <style:text-properties fo:font-size="18pt" officeooo:rsid="00576e71" style:font-size-asian="18pt" style:font-size-complex="18pt"/>
    </style:style>
    <style:style style:name="T3" style:family="text">
      <style:text-properties fo:font-size="12pt" fo:font-weight="normal" officeooo:rsid="0c0d3fd0" style:font-size-asian="10.5pt" style:font-weight-asian="normal" style:font-size-complex="12pt" style:font-weight-complex="normal"/>
    </style:style>
    <style:style style:name="T4" style:family="text">
      <style:text-properties fo:font-size="12pt" fo:font-weight="normal" officeooo:rsid="0c0e70c1" style:font-size-asian="10.5pt" style:font-weight-asian="normal" style:font-size-complex="12pt" style:font-weight-complex="normal"/>
    </style:style>
    <style:style style:name="T5" style:family="text">
      <style:text-properties fo:font-size="12pt" fo:font-weight="normal" officeooo:rsid="0c10f411" style:font-size-asian="10.5pt" style:font-weight-asian="normal" style:font-size-complex="12pt" style:font-weight-complex="normal"/>
    </style:style>
    <style:style style:name="T6" style:family="text">
      <style:text-properties fo:font-size="12pt" fo:font-weight="normal" officeooo:rsid="0c1150d7" style:font-size-asian="10.5pt" style:font-weight-asian="normal" style:font-size-complex="12pt" style:font-weight-complex="normal"/>
    </style:style>
    <style:style style:name="T7" style:family="text">
      <style:text-properties fo:font-size="12pt" fo:font-weight="normal" officeooo:rsid="0c129bba" style:font-size-asian="10.5pt" style:font-weight-asian="normal" style:font-size-complex="12pt" style:font-weight-complex="normal"/>
    </style:style>
    <style:style style:name="T8" style:family="text">
      <style:text-properties fo:font-size="12pt" fo:font-weight="normal" officeooo:rsid="0c13829f" style:font-size-asian="10.5pt" style:font-weight-asian="normal" style:font-size-complex="12pt" style:font-weight-complex="normal"/>
    </style:style>
    <style:style style:name="T9" style:family="text">
      <style:text-properties fo:font-size="12pt" fo:font-weight="normal" officeooo:rsid="0c155c3c" style:font-size-asian="10.5pt" style:font-weight-asian="normal" style:font-size-complex="12pt" style:font-weight-complex="normal"/>
    </style:style>
    <style:style style:name="T10" style:family="text">
      <style:text-properties fo:font-size="12pt" fo:font-weight="normal" officeooo:rsid="0c187fe8" style:font-size-asian="10.5pt" style:font-weight-asian="normal" style:font-size-complex="12pt" style:font-weight-complex="normal"/>
    </style:style>
    <style:style style:name="T11" style:family="text">
      <style:text-properties fo:font-size="12pt" fo:font-weight="normal" officeooo:rsid="0c18dc43" style:font-size-asian="10.5pt" style:font-weight-asian="normal" style:font-size-complex="12pt" style:font-weight-complex="normal"/>
    </style:style>
    <style:style style:name="T12" style:family="text">
      <style:text-properties fo:font-size="12pt" fo:font-weight="normal" officeooo:rsid="0c18e7bb" style:font-size-asian="10.5pt" style:font-weight-asian="normal" style:font-size-complex="12pt" style:font-weight-complex="normal"/>
    </style:style>
    <style:style style:name="T13" style:family="text">
      <style:text-properties fo:font-size="12pt" fo:font-weight="normal" officeooo:rsid="0c1b1053" style:font-size-asian="10.5pt" style:font-weight-asian="normal" style:font-size-complex="12pt" style:font-weight-complex="normal"/>
    </style:style>
    <style:style style:name="T14" style:family="text">
      <style:text-properties fo:font-size="12pt" fo:font-weight="normal" officeooo:rsid="0c1c684b" style:font-size-asian="10.5pt" style:font-weight-asian="normal" style:font-size-complex="12pt" style:font-weight-complex="normal"/>
    </style:style>
    <style:style style:name="T15" style:family="text">
      <style:text-properties fo:font-size="12pt" fo:font-weight="normal" officeooo:rsid="0c1e0fcf" style:font-size-asian="10.5pt" style:font-weight-asian="normal" style:font-size-complex="12pt" style:font-weight-complex="normal"/>
    </style:style>
    <style:style style:name="T16" style:family="text">
      <style:text-properties fo:font-size="12pt" fo:font-weight="normal" officeooo:rsid="0c1f0e9a" style:font-size-asian="10.5pt" style:font-weight-asian="normal" style:font-size-complex="12pt" style:font-weight-complex="normal"/>
    </style:style>
    <style:style style:name="T17" style:family="text">
      <style:text-properties fo:font-size="12pt" fo:font-weight="normal" officeooo:rsid="0c208235" style:font-size-asian="10.5pt" style:font-weight-asian="normal" style:font-size-complex="12pt" style:font-weight-complex="normal"/>
    </style:style>
    <style:style style:name="T18" style:family="text">
      <style:text-properties fo:font-size="12pt" fo:font-weight="normal" officeooo:rsid="0c232e4e" style:font-size-asian="10.5pt" style:font-weight-asian="normal" style:font-size-complex="12pt" style:font-weight-complex="normal"/>
    </style:style>
    <style:style style:name="T19" style:family="text">
      <style:text-properties fo:font-size="12pt" fo:font-weight="normal" officeooo:rsid="0c23af7a" style:font-size-asian="10.5pt" style:font-weight-asian="normal" style:font-size-complex="12pt" style:font-weight-complex="normal"/>
    </style:style>
    <style:style style:name="T20" style:family="text">
      <style:text-properties fo:font-size="12pt" fo:font-weight="normal" officeooo:rsid="0c25147b" style:font-size-asian="10.5pt" style:font-weight-asian="normal" style:font-size-complex="12pt" style:font-weight-complex="normal"/>
    </style:style>
    <style:style style:name="T21" style:family="text">
      <style:text-properties fo:font-size="12pt" fo:font-weight="normal" officeooo:rsid="0c2544d4" style:font-size-asian="10.5pt" style:font-weight-asian="normal" style:font-size-complex="12pt" style:font-weight-complex="normal"/>
    </style:style>
    <style:style style:name="T22" style:family="text">
      <style:text-properties fo:font-size="12pt" fo:font-weight="normal" officeooo:rsid="0c2636c9" style:font-size-asian="10.5pt" style:font-weight-asian="normal" style:font-size-complex="12pt" style:font-weight-complex="normal"/>
    </style:style>
    <style:style style:name="T23" style:family="text">
      <style:text-properties fo:font-size="12pt" fo:font-weight="normal" officeooo:rsid="0c27d7b8" style:font-size-asian="10.5pt" style:font-weight-asian="normal" style:font-size-complex="12pt" style:font-weight-complex="normal"/>
    </style:style>
    <style:style style:name="T24" style:family="text">
      <style:text-properties fo:font-size="12pt" fo:font-weight="normal" officeooo:rsid="0c28260f" style:font-size-asian="10.5pt" style:font-weight-asian="normal" style:font-size-complex="12pt" style:font-weight-complex="normal"/>
    </style:style>
    <style:style style:name="T25" style:family="text">
      <style:text-properties fo:font-size="12pt" fo:font-weight="normal" officeooo:rsid="0c292dee" style:font-size-asian="10.5pt" style:font-weight-asian="normal" style:font-size-complex="12pt" style:font-weight-complex="normal"/>
    </style:style>
    <style:style style:name="T26" style:family="text">
      <style:text-properties fo:font-size="12pt" fo:font-weight="normal" officeooo:rsid="0c2b0582" style:font-size-asian="10.5pt" style:font-weight-asian="normal" style:font-size-complex="12pt" style:font-weight-complex="normal"/>
    </style:style>
    <style:style style:name="T27" style:family="text">
      <style:text-properties fo:font-size="12pt" fo:font-weight="normal" officeooo:rsid="0c2ff202" style:font-size-asian="10.5pt" style:font-weight-asian="normal" style:font-size-complex="12pt" style:font-weight-complex="normal"/>
    </style:style>
    <style:style style:name="T28" style:family="text">
      <style:text-properties fo:font-size="12pt" fo:font-weight="normal" officeooo:rsid="0c3331e3" style:font-size-asian="10.5pt" style:font-weight-asian="normal" style:font-size-complex="12pt" style:font-weight-complex="normal"/>
    </style:style>
    <style:style style:name="T29" style:family="text">
      <style:text-properties fo:font-size="12pt" fo:font-weight="normal" officeooo:rsid="0c350a51" style:font-size-asian="10.5pt" style:font-weight-asian="normal" style:font-size-complex="12pt" style:font-weight-complex="normal"/>
    </style:style>
    <style:style style:name="T30" style:family="text">
      <style:text-properties fo:font-size="12pt" fo:font-weight="normal" officeooo:rsid="0c3526ea" style:font-size-asian="10.5pt" style:font-weight-asian="normal" style:font-size-complex="12pt" style:font-weight-complex="normal"/>
    </style:style>
    <style:style style:name="T31" style:family="text">
      <style:text-properties fo:font-size="12pt" fo:font-weight="normal" officeooo:rsid="0c36ddc2" style:font-size-asian="10.5pt" style:font-weight-asian="normal" style:font-size-complex="12pt" style:font-weight-complex="normal"/>
    </style:style>
    <style:style style:name="T32" style:family="text">
      <style:text-properties fo:font-size="12pt" fo:font-weight="normal" officeooo:rsid="0c38857d" style:font-size-asian="10.5pt" style:font-weight-asian="normal" style:font-size-complex="12pt" style:font-weight-complex="normal"/>
    </style:style>
    <style:style style:name="T33" style:family="text">
      <style:text-properties fo:font-size="12pt" fo:font-weight="normal" officeooo:rsid="0c3bba88" style:font-size-asian="10.5pt" style:font-weight-asian="normal" style:font-size-complex="12pt" style:font-weight-complex="normal"/>
    </style:style>
    <style:style style:name="T34" style:family="text">
      <style:text-properties fo:font-size="12pt" fo:font-weight="normal" officeooo:rsid="0c3bf317" style:font-size-asian="10.5pt" style:font-weight-asian="normal" style:font-size-complex="12pt" style:font-weight-complex="normal"/>
    </style:style>
    <style:style style:name="T35" style:family="text">
      <style:text-properties fo:font-size="12pt" fo:font-weight="normal" officeooo:rsid="0c4195c4" style:font-size-asian="10.5pt" style:font-weight-asian="normal" style:font-size-complex="12pt" style:font-weight-complex="normal"/>
    </style:style>
    <style:style style:name="T36" style:family="text">
      <style:text-properties fo:font-size="12pt" fo:font-weight="normal" officeooo:rsid="0c438787" style:font-size-asian="10.5pt" style:font-weight-asian="normal" style:font-size-complex="12pt" style:font-weight-complex="normal"/>
    </style:style>
    <style:style style:name="T37" style:family="text">
      <style:text-properties fo:font-size="12pt" fo:font-weight="normal" officeooo:rsid="0c453f20" style:font-size-asian="10.5pt" style:font-weight-asian="normal" style:font-size-complex="12pt" style:font-weight-complex="normal"/>
    </style:style>
    <style:style style:name="T38" style:family="text">
      <style:text-properties fo:font-size="12pt" fo:font-weight="normal" officeooo:rsid="0c512227" style:font-size-asian="10.5pt" style:font-weight-asian="normal" style:font-size-complex="12pt" style:font-weight-complex="normal"/>
    </style:style>
    <style:style style:name="T39" style:family="text">
      <style:text-properties fo:font-size="12pt" fo:font-weight="normal" officeooo:rsid="0c519b3e" style:font-size-asian="10.5pt" style:font-weight-asian="normal" style:font-size-complex="12pt" style:font-weight-complex="normal"/>
    </style:style>
    <style:style style:name="T40" style:family="text">
      <style:text-properties fo:font-size="12pt" fo:font-weight="normal" officeooo:rsid="0c52cc16" style:font-size-asian="10.5pt" style:font-weight-asian="normal" style:font-size-complex="12pt" style:font-weight-complex="normal"/>
    </style:style>
    <style:style style:name="T41" style:family="text">
      <style:text-properties fo:font-size="12pt" fo:font-weight="normal" officeooo:rsid="0c54eaa2" style:font-size-asian="10.5pt" style:font-weight-asian="normal" style:font-size-complex="12pt" style:font-weight-complex="normal"/>
    </style:style>
    <style:style style:name="T42" style:family="text">
      <style:text-properties fo:font-size="12pt" fo:font-weight="normal" officeooo:rsid="0c56b0e7" style:font-size-asian="10.5pt" style:font-weight-asian="normal" style:font-size-complex="12pt" style:font-weight-complex="normal"/>
    </style:style>
    <style:style style:name="T43" style:family="text">
      <style:text-properties fo:font-size="12pt" fo:font-weight="normal" officeooo:rsid="0c62c2c8" style:font-size-asian="10.5pt" style:font-weight-asian="normal" style:font-size-complex="12pt" style:font-weight-complex="normal"/>
    </style:style>
    <style:style style:name="T44" style:family="text">
      <style:text-properties fo:font-size="12pt" fo:font-weight="normal" officeooo:rsid="0c6ca794" style:font-size-asian="10.5pt" style:font-weight-asian="normal" style:font-size-complex="12pt" style:font-weight-complex="normal"/>
    </style:style>
    <style:style style:name="T45" style:family="text">
      <style:text-properties fo:font-size="12pt" fo:font-weight="normal" officeooo:rsid="0c6d3c37" style:font-size-asian="10.5pt" style:font-weight-asian="normal" style:font-size-complex="12pt" style:font-weight-complex="normal"/>
    </style:style>
    <style:style style:name="T46" style:family="text">
      <style:text-properties fo:font-size="12pt" fo:font-weight="normal" officeooo:rsid="0c6efa28" style:font-size-asian="10.5pt" style:font-weight-asian="normal" style:font-size-complex="12pt" style:font-weight-complex="normal"/>
    </style:style>
    <style:style style:name="T47" style:family="text">
      <style:text-properties fo:font-size="12pt" fo:font-weight="normal" officeooo:rsid="0c6f97e5" style:font-size-asian="10.5pt" style:font-weight-asian="normal" style:font-size-complex="12pt" style:font-weight-complex="normal"/>
    </style:style>
    <style:style style:name="T48" style:family="text">
      <style:text-properties fo:font-size="12pt" fo:font-weight="normal" officeooo:rsid="0c6fd05a" style:font-size-asian="10.5pt" style:font-weight-asian="normal" style:font-size-complex="12pt" style:font-weight-complex="normal"/>
    </style:style>
    <style:style style:name="T49" style:family="text">
      <style:text-properties fo:font-size="12pt" fo:font-weight="normal" officeooo:rsid="0caf3666" style:font-size-asian="10.5pt" style:font-weight-asian="normal" style:font-size-complex="12pt" style:font-weight-complex="normal"/>
    </style:style>
    <style:style style:name="T50" style:family="text">
      <style:text-properties fo:font-size="12pt" fo:font-weight="normal" officeooo:rsid="0d0be7f9" style:font-size-asian="10.5pt" style:font-weight-asian="normal" style:font-size-complex="12pt" style:font-weight-complex="normal"/>
    </style:style>
    <style:style style:name="T51" style:family="text">
      <style:text-properties fo:font-size="12pt" fo:font-weight="normal" officeooo:rsid="0cf03812" style:font-size-asian="10.5pt" style:font-weight-asian="normal" style:font-size-complex="12pt" style:font-weight-complex="normal"/>
    </style:style>
    <style:style style:name="T52" style:family="text">
      <style:text-properties fo:font-size="12pt" fo:font-weight="normal" officeooo:rsid="0cf749b9" style:font-size-asian="10.5pt" style:font-weight-asian="normal" style:font-size-complex="12pt" style:font-weight-complex="normal"/>
    </style:style>
    <style:style style:name="T53" style:family="text">
      <style:text-properties fo:font-size="12pt" fo:font-weight="normal" officeooo:rsid="0df7d2c6" style:font-size-asian="10.5pt" style:font-weight-asian="normal" style:font-size-complex="12pt" style:font-weight-complex="normal"/>
    </style:style>
    <style:style style:name="T54" style:family="text">
      <style:text-properties fo:font-size="12pt" fo:font-weight="normal" officeooo:rsid="0df7e166" style:font-size-asian="10.5pt" style:font-weight-asian="normal" style:font-size-complex="12pt" style:font-weight-complex="normal"/>
    </style:style>
    <style:style style:name="T55" style:family="text">
      <style:text-properties fo:font-size="12pt" fo:font-weight="normal" officeooo:rsid="0df83322" style:font-size-asian="10.5pt" style:font-weight-asian="normal" style:font-size-complex="12pt" style:font-weight-complex="normal"/>
    </style:style>
    <style:style style:name="T56" style:family="text">
      <style:text-properties fo:font-size="12pt" fo:font-weight="normal" officeooo:rsid="0dfc5d67" style:font-size-asian="10.5pt" style:font-weight-asian="normal" style:font-size-complex="12pt" style:font-weight-complex="normal"/>
    </style:style>
    <style:style style:name="T57" style:family="text">
      <style:text-properties fo:font-size="12pt" fo:font-weight="normal" officeooo:rsid="0dfe462b" style:font-size-asian="10.5pt" style:font-weight-asian="normal" style:font-size-complex="12pt" style:font-weight-complex="normal"/>
    </style:style>
    <style:style style:name="T58" style:family="text">
      <style:text-properties fo:font-size="12pt" fo:font-weight="normal" officeooo:rsid="0dff00f8" style:font-size-asian="10.5pt" style:font-weight-asian="normal" style:font-size-complex="12pt" style:font-weight-complex="normal"/>
    </style:style>
    <style:style style:name="T59" style:family="text">
      <style:text-properties fo:font-size="12pt" fo:font-weight="normal" officeooo:rsid="0e01420a" style:font-size-asian="10.5pt" style:font-weight-asian="normal" style:font-size-complex="12pt" style:font-weight-complex="normal"/>
    </style:style>
    <style:style style:name="T60" style:family="text">
      <style:text-properties fo:font-size="12pt" fo:font-weight="normal" officeooo:rsid="0e0484b2" style:font-size-asian="10.5pt" style:font-weight-asian="normal" style:font-size-complex="12pt" style:font-weight-complex="normal"/>
    </style:style>
    <style:style style:name="T61" style:family="text">
      <style:text-properties fo:font-size="12pt" fo:font-weight="normal" officeooo:rsid="0e10d998" style:font-size-asian="10.5pt" style:font-weight-asian="normal" style:font-size-complex="12pt" style:font-weight-complex="normal"/>
    </style:style>
    <style:style style:name="T6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3" style:family="text">
      <style:text-properties fo:font-size="12pt" fo:font-style="normal" fo:font-weight="normal" officeooo:rsid="074bb695" style:font-size-asian="10.5pt" style:font-style-asian="normal" style:font-weight-asian="normal" style:font-size-complex="12pt" style:font-style-complex="normal" style:font-weight-complex="normal"/>
    </style:style>
    <style:style style:name="T64" style:family="text">
      <style:text-properties fo:font-size="12pt" fo:font-style="normal" fo:font-weight="normal" officeooo:rsid="0918546f" style:font-size-asian="10.5pt" style:font-style-asian="normal" style:font-weight-asian="normal" style:font-size-complex="12pt" style:font-style-complex="normal" style:font-weight-complex="normal"/>
    </style:style>
    <style:style style:name="T65" style:family="text">
      <style:text-properties fo:font-size="12pt" fo:font-style="normal" fo:font-weight="normal" officeooo:rsid="0c733926" style:font-size-asian="10.5pt" style:font-style-asian="normal" style:font-weight-asian="normal" style:font-size-complex="12pt" style:font-style-complex="normal" style:font-weight-complex="normal"/>
    </style:style>
    <style:style style:name="T66" style:family="text">
      <style:text-properties fo:font-size="12pt" fo:font-style="normal" fo:font-weight="normal" officeooo:rsid="0c76521e" style:font-size-asian="10.5pt" style:font-style-asian="normal" style:font-weight-asian="normal" style:font-size-complex="12pt" style:font-style-complex="normal" style:font-weight-complex="normal"/>
    </style:style>
    <style:style style:name="T67" style:family="text">
      <style:text-properties fo:font-size="12pt" fo:font-style="normal" fo:font-weight="normal" officeooo:rsid="0c774637" style:font-size-asian="10.5pt" style:font-style-asian="normal" style:font-weight-asian="normal" style:font-size-complex="12pt" style:font-style-complex="normal" style:font-weight-complex="normal"/>
    </style:style>
    <style:style style:name="T68" style:family="text">
      <style:text-properties fo:font-size="12pt" fo:font-style="normal" fo:font-weight="normal" officeooo:rsid="0c775197" style:font-size-asian="10.5pt" style:font-style-asian="normal" style:font-weight-asian="normal" style:font-size-complex="12pt" style:font-style-complex="normal" style:font-weight-complex="normal"/>
    </style:style>
    <style:style style:name="T69" style:family="text">
      <style:text-properties fo:font-size="12pt" fo:font-style="normal" fo:font-weight="normal" officeooo:rsid="0c7934bd" style:font-size-asian="10.5pt" style:font-style-asian="normal" style:font-weight-asian="normal" style:font-size-complex="12pt" style:font-style-complex="normal" style:font-weight-complex="normal"/>
    </style:style>
    <style:style style:name="T70" style:family="text">
      <style:text-properties fo:font-size="12pt" fo:font-style="normal" fo:font-weight="normal" officeooo:rsid="0c795039" style:font-size-asian="10.5pt" style:font-style-asian="normal" style:font-weight-asian="normal" style:font-size-complex="12pt" style:font-style-complex="normal" style:font-weight-complex="normal"/>
    </style:style>
    <style:style style:name="T71" style:family="text">
      <style:text-properties fo:font-size="12pt" fo:font-style="normal" fo:font-weight="normal" officeooo:rsid="0c79f16d" style:font-size-asian="10.5pt" style:font-style-asian="normal" style:font-weight-asian="normal" style:font-size-complex="12pt" style:font-style-complex="normal" style:font-weight-complex="normal"/>
    </style:style>
    <style:style style:name="T72" style:family="text">
      <style:text-properties fo:font-size="12pt" fo:font-style="normal" fo:font-weight="normal" officeooo:rsid="0c7bc348" style:font-size-asian="10.5pt" style:font-style-asian="normal" style:font-weight-asian="normal" style:font-size-complex="12pt" style:font-style-complex="normal" style:font-weight-complex="normal"/>
    </style:style>
    <style:style style:name="T73" style:family="text">
      <style:text-properties fo:font-size="12pt" fo:font-style="normal" fo:font-weight="normal" officeooo:rsid="0c9ab3f0" style:font-size-asian="10.5pt" style:font-style-asian="normal" style:font-weight-asian="normal" style:font-size-complex="12pt" style:font-style-complex="normal" style:font-weight-complex="normal"/>
    </style:style>
    <style:style style:name="T74" style:family="text">
      <style:text-properties fo:font-size="12pt" fo:font-style="normal" fo:font-weight="normal" officeooo:rsid="0c9c9d44" style:font-size-asian="10.5pt" style:font-style-asian="normal" style:font-weight-asian="normal" style:font-size-complex="12pt" style:font-style-complex="normal" style:font-weight-complex="normal"/>
    </style:style>
    <style:style style:name="T75" style:family="text">
      <style:text-properties fo:font-size="12pt" fo:font-style="normal" fo:font-weight="normal" officeooo:rsid="0c9d6e40" style:font-size-asian="10.5pt" style:font-style-asian="normal" style:font-weight-asian="normal" style:font-size-complex="12pt" style:font-style-complex="normal" style:font-weight-complex="normal"/>
    </style:style>
    <style:style style:name="T76" style:family="text">
      <style:text-properties fo:font-size="12pt" fo:font-style="normal" fo:font-weight="normal" officeooo:rsid="0cb90c2d" style:font-size-asian="10.5pt" style:font-style-asian="normal" style:font-weight-asian="normal" style:font-size-complex="12pt" style:font-style-complex="normal" style:font-weight-complex="normal"/>
    </style:style>
    <style:style style:name="T77" style:family="text">
      <style:text-properties fo:font-size="12pt" fo:font-style="normal" fo:font-weight="normal" officeooo:rsid="0ccac0e8" style:font-size-asian="10.5pt" style:font-style-asian="normal" style:font-weight-asian="normal" style:font-size-complex="12pt" style:font-style-complex="normal" style:font-weight-complex="normal"/>
    </style:style>
    <style:style style:name="T78" style:family="text">
      <style:text-properties fo:font-size="12pt" fo:font-style="normal" fo:font-weight="normal" officeooo:rsid="0ccc4ba2" style:font-size-asian="10.5pt" style:font-style-asian="normal" style:font-weight-asian="normal" style:font-size-complex="12pt" style:font-style-complex="normal" style:font-weight-complex="normal"/>
    </style:style>
    <style:style style:name="T79" style:family="text">
      <style:text-properties fo:font-size="12pt" fo:font-style="normal" fo:font-weight="normal" officeooo:rsid="0ccd3dbd" style:font-size-asian="10.5pt" style:font-style-asian="normal" style:font-weight-asian="normal" style:font-size-complex="12pt" style:font-style-complex="normal" style:font-weight-complex="normal"/>
    </style:style>
    <style:style style:name="T80" style:family="text">
      <style:text-properties fo:font-size="12pt" fo:font-style="normal" fo:font-weight="normal" officeooo:rsid="0ccde53f" style:font-size-asian="10.5pt" style:font-style-asian="normal" style:font-weight-asian="normal" style:font-size-complex="12pt" style:font-style-complex="normal" style:font-weight-complex="normal"/>
    </style:style>
    <style:style style:name="T81" style:family="text">
      <style:text-properties fo:font-size="12pt" fo:font-style="normal" fo:font-weight="normal" officeooo:rsid="0cce5516" style:font-size-asian="10.5pt" style:font-style-asian="normal" style:font-weight-asian="normal" style:font-size-complex="12pt" style:font-style-complex="normal" style:font-weight-complex="normal"/>
    </style:style>
    <style:style style:name="T82" style:family="text">
      <style:text-properties fo:font-size="12pt" fo:font-style="normal" fo:font-weight="normal" officeooo:rsid="0ccf16da" style:font-size-asian="10.5pt" style:font-style-asian="normal" style:font-weight-asian="normal" style:font-size-complex="12pt" style:font-style-complex="normal" style:font-weight-complex="normal"/>
    </style:style>
    <style:style style:name="T83" style:family="text">
      <style:text-properties fo:font-size="12pt" fo:font-style="normal" fo:font-weight="normal" officeooo:rsid="0cd0b69e" style:font-size-asian="10.5pt" style:font-style-asian="normal" style:font-weight-asian="normal" style:font-size-complex="12pt" style:font-style-complex="normal" style:font-weight-complex="normal"/>
    </style:style>
    <style:style style:name="T84" style:family="text">
      <style:text-properties fo:font-size="12pt" fo:font-style="normal" fo:font-weight="normal" officeooo:rsid="0cd996e9" style:font-size-asian="10.5pt" style:font-style-asian="normal" style:font-weight-asian="normal" style:font-size-complex="12pt" style:font-style-complex="normal" style:font-weight-complex="normal"/>
    </style:style>
    <style:style style:name="T85" style:family="text">
      <style:text-properties fo:font-size="12pt" fo:font-style="normal" fo:font-weight="normal" officeooo:rsid="0cefbeda" style:font-size-asian="10.5pt" style:font-style-asian="normal" style:font-weight-asian="normal" style:font-size-complex="12pt" style:font-style-complex="normal" style:font-weight-complex="normal"/>
    </style:style>
    <style:style style:name="T86" style:family="text">
      <style:text-properties fo:font-size="12pt" fo:font-style="normal" fo:font-weight="normal" officeooo:rsid="0d0551c0" style:font-size-asian="10.5pt" style:font-style-asian="normal" style:font-weight-asian="normal" style:font-size-complex="12pt" style:font-style-complex="normal" style:font-weight-complex="normal"/>
    </style:style>
    <style:style style:name="T87" style:family="text">
      <style:text-properties fo:font-size="12pt" fo:font-style="normal" fo:font-weight="normal" officeooo:rsid="0d0d2a39" style:font-size-asian="10.5pt" style:font-style-asian="normal" style:font-weight-asian="normal" style:font-size-complex="12pt" style:font-style-complex="normal" style:font-weight-complex="normal"/>
    </style:style>
    <style:style style:name="T88" style:family="text">
      <style:text-properties fo:font-size="12pt" fo:font-style="normal" fo:font-weight="normal" officeooo:rsid="0d1c3e7d" style:font-size-asian="10.5pt" style:font-style-asian="normal" style:font-weight-asian="normal" style:font-size-complex="12pt" style:font-style-complex="normal" style:font-weight-complex="normal"/>
    </style:style>
    <style:style style:name="T89" style:family="text">
      <style:text-properties fo:font-size="12pt" fo:font-style="normal" fo:font-weight="normal" officeooo:rsid="0d1e01c2" style:font-size-asian="10.5pt" style:font-style-asian="normal" style:font-weight-asian="normal" style:font-size-complex="12pt" style:font-style-complex="normal" style:font-weight-complex="normal"/>
    </style:style>
    <style:style style:name="T90" style:family="text">
      <style:text-properties fo:font-size="12pt" fo:font-style="normal" fo:font-weight="normal" officeooo:rsid="0d6fd31f" style:font-size-asian="10.5pt" style:font-style-asian="normal" style:font-weight-asian="normal" style:font-size-complex="12pt" style:font-style-complex="normal" style:font-weight-complex="normal"/>
    </style:style>
    <style:style style:name="T91" style:family="text">
      <style:text-properties fo:font-size="12pt" fo:font-style="normal" fo:font-weight="normal" officeooo:rsid="0d729e8c" style:font-size-asian="10.5pt" style:font-style-asian="normal" style:font-weight-asian="normal" style:font-size-complex="12pt" style:font-style-complex="normal" style:font-weight-complex="normal"/>
    </style:style>
    <style:style style:name="T92" style:family="text">
      <style:text-properties fo:font-size="12pt" fo:font-style="normal" fo:font-weight="normal" officeooo:rsid="0d736aa4" style:font-size-asian="10.5pt" style:font-style-asian="normal" style:font-weight-asian="normal" style:font-size-complex="12pt" style:font-style-complex="normal" style:font-weight-complex="normal"/>
    </style:style>
    <style:style style:name="T93" style:family="text">
      <style:text-properties fo:font-size="12pt" fo:font-style="normal" fo:font-weight="normal" officeooo:rsid="0d7a4c3f" style:font-size-asian="10.5pt" style:font-style-asian="normal" style:font-weight-asian="normal" style:font-size-complex="12pt" style:font-style-complex="normal" style:font-weight-complex="normal"/>
    </style:style>
    <style:style style:name="T94" style:family="text">
      <style:text-properties fo:font-size="12pt" fo:font-style="normal" fo:font-weight="normal" officeooo:rsid="0da40219" style:font-size-asian="10.5pt" style:font-style-asian="normal" style:font-weight-asian="normal" style:font-size-complex="12pt" style:font-style-complex="normal" style:font-weight-complex="normal"/>
    </style:style>
    <style:style style:name="T95" style:family="text">
      <style:text-properties fo:font-size="12pt" fo:font-style="normal" fo:font-weight="normal" officeooo:rsid="0d772855" style:font-size-asian="10.5pt" style:font-style-asian="normal" style:font-weight-asian="normal" style:font-size-complex="12pt" style:font-style-complex="normal" style:font-weight-complex="normal"/>
    </style:style>
    <style:style style:name="T96" style:family="text">
      <style:text-properties fo:font-size="12pt" fo:font-style="normal" fo:font-weight="normal" officeooo:rsid="0d8344a0" style:font-size-asian="10.5pt" style:font-style-asian="normal" style:font-weight-asian="normal" style:font-size-complex="12pt" style:font-style-complex="normal" style:font-weight-complex="normal"/>
    </style:style>
    <style:style style:name="T97" style:family="text">
      <style:text-properties fo:font-size="12pt" fo:font-style="normal" fo:font-weight="normal" officeooo:rsid="0d836507" style:font-size-asian="10.5pt" style:font-style-asian="normal" style:font-weight-asian="normal" style:font-size-complex="12pt" style:font-style-complex="normal" style:font-weight-complex="normal"/>
    </style:style>
    <style:style style:name="T98" style:family="text">
      <style:text-properties fo:font-size="12pt" fo:font-style="normal" fo:font-weight="normal" officeooo:rsid="0d8586fd" style:font-size-asian="10.5pt" style:font-style-asian="normal" style:font-weight-asian="normal" style:font-size-complex="12pt" style:font-style-complex="normal" style:font-weight-complex="normal"/>
    </style:style>
    <style:style style:name="T99" style:family="text">
      <style:text-properties fo:font-size="12pt" fo:font-style="normal" fo:font-weight="normal" officeooo:rsid="0d86ee20" style:font-size-asian="10.5pt" style:font-style-asian="normal" style:font-weight-asian="normal" style:font-size-complex="12pt" style:font-style-complex="normal" style:font-weight-complex="normal"/>
    </style:style>
    <style:style style:name="T100" style:family="text">
      <style:text-properties fo:font-size="12pt" fo:font-style="normal" fo:font-weight="normal" officeooo:rsid="0d7e199b" style:font-size-asian="10.5pt" style:font-style-asian="normal" style:font-weight-asian="normal" style:font-size-complex="12pt" style:font-style-complex="normal" style:font-weight-complex="normal"/>
    </style:style>
    <style:style style:name="T101" style:family="text">
      <style:text-properties fo:font-size="12pt" fo:font-style="normal" fo:font-weight="normal" officeooo:rsid="0d8893b2" style:font-size-asian="10.5pt" style:font-style-asian="normal" style:font-weight-asian="normal" style:font-size-complex="12pt" style:font-style-complex="normal" style:font-weight-complex="normal"/>
    </style:style>
    <style:style style:name="T102" style:family="text">
      <style:text-properties fo:font-size="12pt" fo:font-style="normal" fo:font-weight="normal" officeooo:rsid="0d8a6804" style:font-size-asian="10.5pt" style:font-style-asian="normal" style:font-weight-asian="normal" style:font-size-complex="12pt" style:font-style-complex="normal" style:font-weight-complex="normal"/>
    </style:style>
    <style:style style:name="T103" style:family="text">
      <style:text-properties fo:font-size="12pt" fo:font-style="normal" fo:font-weight="normal" officeooo:rsid="0d9ff0c8" style:font-size-asian="10.5pt" style:font-style-asian="normal" style:font-weight-asian="normal" style:font-size-complex="12pt" style:font-style-complex="normal" style:font-weight-complex="normal"/>
    </style:style>
    <style:style style:name="T104" style:family="text">
      <style:text-properties fo:font-size="12pt" fo:font-style="normal" fo:font-weight="normal" officeooo:rsid="0d8c0efa" style:font-size-asian="10.5pt" style:font-style-asian="normal" style:font-weight-asian="normal" style:font-size-complex="12pt" style:font-style-complex="normal" style:font-weight-complex="normal"/>
    </style:style>
    <style:style style:name="T105" style:family="text">
      <style:text-properties fo:font-size="12pt" fo:font-style="normal" fo:font-weight="normal" officeooo:rsid="0d8c8d4b" style:font-size-asian="10.5pt" style:font-style-asian="normal" style:font-weight-asian="normal" style:font-size-complex="12pt" style:font-style-complex="normal" style:font-weight-complex="normal"/>
    </style:style>
    <style:style style:name="T106" style:family="text">
      <style:text-properties fo:font-size="12pt" fo:font-style="normal" fo:font-weight="normal" officeooo:rsid="0d97536e" style:font-size-asian="10.5pt" style:font-style-asian="normal" style:font-weight-asian="normal" style:font-size-complex="12pt" style:font-style-complex="normal" style:font-weight-complex="normal"/>
    </style:style>
    <style:style style:name="T107" style:family="text">
      <style:text-properties fo:font-size="12pt" fo:font-style="normal" fo:font-weight="normal" officeooo:rsid="0d96355c" style:font-size-asian="10.5pt" style:font-style-asian="normal" style:font-weight-asian="normal" style:font-size-complex="12pt" style:font-style-complex="normal" style:font-weight-complex="normal"/>
    </style:style>
    <style:style style:name="T108" style:family="text">
      <style:text-properties fo:font-size="12pt" fo:font-style="normal" fo:font-weight="normal" officeooo:rsid="0d881ba2" style:font-size-asian="10.5pt" style:font-style-asian="normal" style:font-weight-asian="normal" style:font-size-complex="12pt" style:font-style-complex="normal" style:font-weight-complex="normal"/>
    </style:style>
    <style:style style:name="T109" style:family="text">
      <style:text-properties fo:font-size="12pt" fo:font-style="normal" fo:font-weight="normal" officeooo:rsid="0d8e1b03" style:font-size-asian="10.5pt" style:font-style-asian="normal" style:font-weight-asian="normal" style:font-size-complex="12pt" style:font-style-complex="normal" style:font-weight-complex="normal"/>
    </style:style>
    <style:style style:name="T110" style:family="text">
      <style:text-properties fo:font-size="12pt" fo:font-style="normal" fo:font-weight="normal" officeooo:rsid="0d7fae8d" style:font-size-asian="10.5pt" style:font-style-asian="normal" style:font-weight-asian="normal" style:font-size-complex="12pt" style:font-style-complex="normal" style:font-weight-complex="normal"/>
    </style:style>
    <style:style style:name="T111" style:family="text">
      <style:text-properties fo:font-size="12pt" fo:font-style="normal" fo:font-weight="normal" officeooo:rsid="0d81342f" style:font-size-asian="10.5pt" style:font-style-asian="normal" style:font-weight-asian="normal" style:font-size-complex="12pt" style:font-style-complex="normal" style:font-weight-complex="normal"/>
    </style:style>
    <style:style style:name="T112" style:family="text">
      <style:text-properties fo:font-size="12pt" fo:font-style="normal" fo:font-weight="normal" officeooo:rsid="0d9bde52" style:font-size-asian="10.5pt" style:font-style-asian="normal" style:font-weight-asian="normal" style:font-size-complex="12pt" style:font-style-complex="normal" style:font-weight-complex="normal"/>
    </style:style>
    <style:style style:name="T113" style:family="text">
      <style:text-properties fo:font-size="12pt" fo:font-style="normal" fo:font-weight="normal" officeooo:rsid="0daa790e" style:font-size-asian="10.5pt" style:font-style-asian="normal" style:font-weight-asian="normal" style:font-size-complex="12pt" style:font-style-complex="normal" style:font-weight-complex="normal"/>
    </style:style>
    <style:style style:name="T114" style:family="text">
      <style:text-properties fo:font-size="12pt" fo:font-style="normal" fo:font-weight="normal" officeooo:rsid="0dad9fcb" style:font-size-asian="10.5pt" style:font-style-asian="normal" style:font-weight-asian="normal" style:font-size-complex="12pt" style:font-style-complex="normal" style:font-weight-complex="normal"/>
    </style:style>
    <style:style style:name="T115" style:family="text">
      <style:text-properties fo:font-size="12pt" fo:font-style="normal" fo:font-weight="normal" officeooo:rsid="0dc834cb" style:font-size-asian="10.5pt" style:font-style-asian="normal" style:font-weight-asian="normal" style:font-size-complex="12pt" style:font-style-complex="normal" style:font-weight-complex="normal"/>
    </style:style>
    <style:style style:name="T116" style:family="text">
      <style:text-properties fo:font-size="12pt" fo:font-style="normal" fo:font-weight="normal" officeooo:rsid="0dece866" style:font-size-asian="10.5pt" style:font-style-asian="normal" style:font-weight-asian="normal" style:font-size-complex="12pt" style:font-style-complex="normal" style:font-weight-complex="normal"/>
    </style:style>
    <style:style style:name="T117" style:family="text">
      <style:text-properties fo:font-size="12pt" fo:font-style="normal" fo:font-weight="normal" officeooo:rsid="0df3df82" style:font-size-asian="10.5pt" style:font-style-asian="normal" style:font-weight-asian="normal" style:font-size-complex="12pt" style:font-style-complex="normal" style:font-weight-complex="normal"/>
    </style:style>
    <style:style style:name="T118" style:family="text">
      <style:text-properties fo:font-size="12pt" fo:font-style="normal" fo:font-weight="normal" officeooo:rsid="0df4206e" style:font-size-asian="10.5pt" style:font-style-asian="normal" style:font-weight-asian="normal" style:font-size-complex="12pt" style:font-style-complex="normal" style:font-weight-complex="normal"/>
    </style:style>
    <style:style style:name="T119" style:family="text">
      <style:text-properties officeooo:rsid="004e4003"/>
    </style:style>
    <style:style style:name="T120" style:family="text">
      <style:text-properties officeooo:rsid="005e04d7"/>
    </style:style>
    <style:style style:name="T121" style:family="text">
      <style:text-properties fo:color="#ff0000" style:font-name="Times New Roman1" fo:language="en" fo:country="US" officeooo:rsid="00821d67"/>
    </style:style>
    <style:style style:name="T122" style:family="text">
      <style:text-properties fo:color="#ff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123" style:family="text">
      <style:text-properties fo:color="#ff0000" style:font-name="Times New Roman1" fo:font-size="12pt"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124" style:family="text">
      <style:text-properties fo:color="#ff0000" style:font-name="Times New Roman1" fo:font-size="12pt"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125" style:family="text">
      <style:text-properties fo:color="#ff0000" style:font-name="Times New Roman1" fo:font-size="12pt"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126" style:family="text">
      <style:text-properties fo:color="#ff0000" style:font-name="Times New Roman1" fo:font-size="12pt"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127" style:family="text">
      <style:text-properties fo:color="#ff0000" style:font-name="Times New Roman1" fo:font-size="12pt" fo:font-style="normal" officeooo:rsid="0de01732" style:font-name-asian="Times New Roman1" style:font-size-asian="12pt" style:font-style-asian="normal" style:font-name-complex="Times New Roman1" style:font-size-complex="12pt" style:language-complex="ar" style:country-complex="SA" style:font-style-complex="normal"/>
    </style:style>
    <style:style style:name="T128" style:family="text">
      <style:text-properties fo:color="#ff0000" officeooo:rsid="016f3b6f"/>
    </style:style>
    <style:style style:name="T129" style:family="text">
      <style:text-properties fo:color="#ff0000" officeooo:rsid="005203c7"/>
    </style:style>
    <style:style style:name="T130" style:family="text">
      <style:text-properties fo:color="#ff0000" officeooo:rsid="01709823"/>
    </style:style>
    <style:style style:name="T131" style:family="text">
      <style:text-properties fo:color="#ff0000" fo:font-style="normal" officeooo:rsid="0769aee6" style:font-style-asian="normal" style:font-style-complex="normal"/>
    </style:style>
    <style:style style:name="T132" style:family="text">
      <style:text-properties fo:color="#ff0000" fo:font-style="normal" officeooo:rsid="08822d11" style:font-style-asian="normal" style:font-style-complex="normal"/>
    </style:style>
    <style:style style:name="T133" style:family="text">
      <style:text-properties fo:color="#ff0000" fo:language="en" fo:country="US" fo:font-style="normal" officeooo:rsid="089b6c07" style:font-style-asian="normal" style:font-style-complex="normal"/>
    </style:style>
    <style:style style:name="T134" style:family="text">
      <style:text-properties fo:color="#ff0000" fo:language="en" fo:country="US" fo:font-style="normal" officeooo:rsid="08823faf" style:font-style-asian="normal" style:font-style-complex="normal"/>
    </style:style>
    <style:style style:name="T135" style:family="text">
      <style:text-properties style:use-window-font-color="true"/>
    </style:style>
    <style:style style:name="T136" style:family="text">
      <style:text-properties style:use-window-font-color="true" officeooo:rsid="00687a95"/>
    </style:style>
    <style:style style:name="T137" style:family="text">
      <style:text-properties style:use-window-font-color="true" officeooo:rsid="006fecc1"/>
    </style:style>
    <style:style style:name="T138" style:family="text">
      <style:text-properties style:use-window-font-color="true" officeooo:rsid="0076b2c6"/>
    </style:style>
    <style:style style:name="T139" style:family="text">
      <style:text-properties style:use-window-font-color="true" style:font-name="Times New Roman1" fo:language="en" fo:country="US"/>
    </style:style>
    <style:style style:name="T140" style:family="text">
      <style:text-properties style:use-window-font-color="true" style:font-name="Times New Roman1" fo:language="en" fo:country="US" officeooo:rsid="00687a95"/>
    </style:style>
    <style:style style:name="T141" style:family="text">
      <style:text-properties style:use-window-font-color="true" style:font-name="Times New Roman1" fo:language="en" fo:country="US" officeooo:rsid="016f5394"/>
    </style:style>
    <style:style style:name="T142" style:family="text">
      <style:text-properties style:use-window-font-color="true" style:font-name="Times New Roman1" fo:language="en" fo:country="US" officeooo:rsid="016fec2b"/>
    </style:style>
    <style:style style:name="T143" style:family="text">
      <style:text-properties style:use-window-font-color="true" style:font-name="Times New Roman1" fo:language="en" fo:country="US" officeooo:rsid="017103be"/>
    </style:style>
    <style:style style:name="T144" style:family="text">
      <style:text-properties style:use-window-font-color="true" style:font-name="Times New Roman1" fo:language="en" fo:country="US" officeooo:rsid="0172ebbc"/>
    </style:style>
    <style:style style:name="T145" style:family="text">
      <style:text-properties style:use-window-font-color="true" style:font-name="Times New Roman1" fo:language="en" fo:country="US" officeooo:rsid="01748120"/>
    </style:style>
    <style:style style:name="T146" style:family="text">
      <style:text-properties style:use-window-font-color="true" style:font-name="Times New Roman1" fo:language="en" fo:country="US" officeooo:rsid="017800b0"/>
    </style:style>
    <style:style style:name="T147" style:family="text">
      <style:text-properties style:use-window-font-color="true" style:font-name="Times New Roman1" fo:language="en" fo:country="US" officeooo:rsid="01793622"/>
    </style:style>
    <style:style style:name="T148" style:family="text">
      <style:text-properties style:use-window-font-color="true" style:font-name="Times New Roman1" fo:language="en" fo:country="US" officeooo:rsid="017a20a7"/>
    </style:style>
    <style:style style:name="T149" style:family="text">
      <style:text-properties style:use-window-font-color="true" style:font-name="Times New Roman1" fo:language="en" fo:country="US" officeooo:rsid="018cbb20"/>
    </style:style>
    <style:style style:name="T150" style:family="text">
      <style:text-properties style:use-window-font-color="true" style:font-name="Times New Roman1" fo:language="en" fo:country="US" fo:font-style="italic" officeooo:rsid="018cbb20" style:font-style-asian="italic" style:font-style-complex="italic"/>
    </style:style>
    <style:style style:name="T151" style:family="text">
      <style:text-properties style:use-window-font-color="true" style:font-name="Times New Roman1" fo:language="en" fo:country="US" fo:font-style="italic" officeooo:rsid="020080d0" style:font-style-asian="italic" style:font-style-complex="italic"/>
    </style:style>
    <style:style style:name="T152" style:family="text">
      <style:text-properties style:use-window-font-color="true" style:font-name="Times New Roman1" fo:language="en" fo:country="US" fo:font-style="italic" officeooo:rsid="0224a10d" style:font-style-asian="italic" style:font-style-complex="italic"/>
    </style:style>
    <style:style style:name="T153" style:family="text">
      <style:text-properties style:use-window-font-color="true" style:font-name="Times New Roman1" fo:language="en" fo:country="US" fo:font-style="italic" officeooo:rsid="0216855a" style:font-style-asian="italic" style:font-style-complex="italic"/>
    </style:style>
    <style:style style:name="T154" style:family="text">
      <style:text-properties style:use-window-font-color="true" style:font-name="Times New Roman1" fo:language="en" fo:country="US" fo:font-style="italic" officeooo:rsid="01dc1dae" style:font-style-asian="italic" style:font-style-complex="italic"/>
    </style:style>
    <style:style style:name="T155" style:family="text">
      <style:text-properties style:use-window-font-color="true" style:font-name="Times New Roman1" fo:language="en" fo:country="US" fo:font-style="italic" officeooo:rsid="066f1d09" style:font-style-asian="italic" style:font-style-complex="italic"/>
    </style:style>
    <style:style style:name="T156" style:family="text">
      <style:text-properties style:use-window-font-color="true" style:font-name="Times New Roman1" fo:language="en" fo:country="US" fo:font-style="normal" officeooo:rsid="018cbb20" style:font-style-asian="normal" style:font-style-complex="normal"/>
    </style:style>
    <style:style style:name="T157" style:family="text">
      <style:text-properties style:use-window-font-color="true" style:font-name="Times New Roman1" fo:language="en" fo:country="US" fo:font-style="normal" officeooo:rsid="066cafd7" style:font-style-asian="normal" style:font-style-complex="normal"/>
    </style:style>
    <style:style style:name="T158" style:family="text">
      <style:text-properties style:use-window-font-color="true" style:font-name="Times New Roman1" fo:language="en" fo:country="US" fo:font-style="normal" officeooo:rsid="066e0c45" style:font-style-asian="normal" style:font-style-complex="normal"/>
    </style:style>
    <style:style style:name="T159" style:family="text">
      <style:text-properties style:use-window-font-color="true" style:font-name="Times New Roman1" fo:language="en" fo:country="US" fo:font-style="normal" officeooo:rsid="066f1d09" style:font-style-asian="normal" style:font-style-complex="normal"/>
    </style:style>
    <style:style style:name="T160" style:family="text">
      <style:text-properties style:use-window-font-color="true" style:font-name="Times New Roman1" fo:language="en" fo:country="US" fo:font-style="normal" officeooo:rsid="04bc1097" style:font-style-asian="normal" style:font-style-complex="normal"/>
    </style:style>
    <style:style style:name="T161" style:family="text">
      <style:text-properties style:use-window-font-color="true" style:font-name="Times New Roman1" fo:language="en" fo:country="US" fo:font-style="normal" officeooo:rsid="024825bd" style:font-style-asian="normal" style:font-style-complex="normal"/>
    </style:style>
    <style:style style:name="T162" style:family="text">
      <style:text-properties style:use-window-font-color="true" style:font-name="Times New Roman1" fo:language="en" fo:country="US" fo:font-style="normal" officeooo:rsid="01d1c83c" style:font-style-asian="normal" style:font-style-complex="normal"/>
    </style:style>
    <style:style style:name="T163" style:family="text">
      <style:text-properties style:use-window-font-color="true" style:font-name="Times New Roman1" fo:language="en" fo:country="US" fo:font-style="normal" officeooo:rsid="01dc1dae" style:font-style-asian="normal" style:font-style-complex="normal"/>
    </style:style>
    <style:style style:name="T164" style:family="text">
      <style:text-properties style:use-window-font-color="true" style:font-name="Times New Roman1" fo:language="en" fo:country="US" fo:font-style="normal" officeooo:rsid="06c09915" style:font-style-asian="normal" style:font-style-complex="normal"/>
    </style:style>
    <style:style style:name="T165" style:family="text">
      <style:text-properties style:use-window-font-color="true" style:font-name="Times New Roman1" fo:language="en" fo:country="US" fo:font-style="normal" officeooo:rsid="01748120" style:font-style-asian="normal" style:font-style-complex="normal"/>
    </style:style>
    <style:style style:name="T166" style:family="text">
      <style:text-properties style:use-window-font-color="true" style:font-name="Times New Roman1" fo:language="en" fo:country="US" fo:font-style="normal" officeooo:rsid="06c35f5c" style:font-style-asian="normal" style:font-style-complex="normal"/>
    </style:style>
    <style:style style:name="T167" style:family="text">
      <style:text-properties style:use-window-font-color="true" style:font-name="Times New Roman1" fo:language="en" fo:country="US" fo:font-style="normal" officeooo:rsid="06fa150b" style:font-style-asian="normal" style:font-style-complex="normal"/>
    </style:style>
    <style:style style:name="T168" style:family="text">
      <style:text-properties style:use-window-font-color="true" style:font-name="Times New Roman1" fo:language="en" fo:country="US" fo:font-style="normal" officeooo:rsid="04d30dff" style:font-style-asian="normal" style:font-style-complex="normal"/>
    </style:style>
    <style:style style:name="T169" style:family="text">
      <style:text-properties style:use-window-font-color="true" style:font-name="Times New Roman1" fo:language="en" fo:country="US" fo:font-style="normal" officeooo:rsid="067bf295" style:font-style-asian="normal" style:font-style-complex="normal"/>
    </style:style>
    <style:style style:name="T170" style:family="text">
      <style:text-properties style:use-window-font-color="true" style:font-name="Times New Roman1" fo:language="en" fo:country="US" fo:font-style="normal" officeooo:rsid="06241ddd" style:font-style-asian="normal" style:font-style-complex="normal"/>
    </style:style>
    <style:style style:name="T171" style:family="text">
      <style:text-properties style:use-window-font-color="true" style:font-name="Times New Roman1" fo:language="en" fo:country="US" fo:font-style="normal" officeooo:rsid="0bf9e8cf" style:font-style-asian="normal" style:font-style-complex="normal"/>
    </style:style>
    <style:style style:name="T172" style:family="text">
      <style:text-properties style:use-window-font-color="true" style:font-name="Times New Roman1" fo:language="en" fo:country="US" fo:font-style="normal" officeooo:rsid="0bfabdd9" style:font-style-asian="normal" style:font-style-complex="normal"/>
    </style:style>
    <style:style style:name="T173" style:family="text">
      <style:text-properties style:use-window-font-color="true" style:font-name="Times New Roman1" fo:language="en" fo:country="US" fo:font-style="normal" officeooo:rsid="0e320109" style:font-style-asian="normal" style:font-style-complex="normal"/>
    </style:style>
    <style:style style:name="T174" style:family="text">
      <style:text-properties style:use-window-font-color="true" style:font-name="Times New Roman1" fo:language="en" fo:country="US" fo:font-style="normal" officeooo:rsid="0e338267" style:font-style-asian="normal" style:font-style-complex="normal"/>
    </style:style>
    <style:style style:name="T175" style:family="text">
      <style:text-properties style:use-window-font-color="true" style:font-name="Times New Roman1" fo:language="en" fo:country="US" fo:font-style="normal" officeooo:rsid="0e35676c" style:font-style-asian="normal" style:font-style-complex="normal"/>
    </style:style>
    <style:style style:name="T176" style:family="text">
      <style:text-properties style:use-window-font-color="true" style:font-name="Times New Roman1" fo:language="en" fo:country="US" fo:font-style="normal" officeooo:rsid="04d28c71" style:font-style-asian="normal" style:font-style-complex="normal"/>
    </style:style>
    <style:style style:name="T177" style:family="text">
      <style:text-properties style:use-window-font-color="true" style:font-name="Times New Roman1" fo:language="en" fo:country="US" fo:font-style="normal" officeooo:rsid="0e393fc1" style:font-style-asian="normal" style:font-style-complex="normal"/>
    </style:style>
    <style:style style:name="T178" style:family="text">
      <style:text-properties style:use-window-font-color="true" style:font-name="Times New Roman1" fo:language="en" fo:country="US" fo:font-style="normal" officeooo:rsid="0e3acb4e" style:font-style-asian="normal" style:font-style-complex="normal"/>
    </style:style>
    <style:style style:name="T179" style:family="text">
      <style:text-properties style:use-window-font-color="true" style:font-name="Times New Roman1" fo:language="en" fo:country="US" fo:font-style="normal" officeooo:rsid="0e3bf683" style:font-style-asian="normal" style:font-style-complex="normal"/>
    </style:style>
    <style:style style:name="T180" style:family="text">
      <style:text-properties style:use-window-font-color="true" style:font-name="Times New Roman1" fo:language="en" fo:country="US" fo:font-style="normal" officeooo:rsid="0e3e8284" style:font-style-asian="normal" style:font-style-complex="normal"/>
    </style:style>
    <style:style style:name="T181" style:family="text">
      <style:text-properties style:use-window-font-color="true" style:font-name="Times New Roman1" fo:language="en" fo:country="US" fo:font-style="normal" officeooo:rsid="0e41fa87" style:font-style-asian="normal" style:font-style-complex="normal"/>
    </style:style>
    <style:style style:name="T182" style:family="text">
      <style:text-properties style:use-window-font-color="true" style:font-name="Times New Roman1" fo:language="en" fo:country="US" fo:font-style="normal" officeooo:rsid="0e438050" style:font-style-asian="normal" style:font-style-complex="normal"/>
    </style:style>
    <style:style style:name="T183" style:family="text">
      <style:text-properties style:use-window-font-color="true" style:font-name="Times New Roman1" fo:language="en" fo:country="US" fo:font-style="normal" officeooo:rsid="0e443884" style:font-style-asian="normal" style:font-style-complex="normal"/>
    </style:style>
    <style:style style:name="T184" style:family="text">
      <style:text-properties style:use-window-font-color="true" style:font-name="Times New Roman1" fo:language="en" fo:country="US" fo:font-style="normal" officeooo:rsid="0e45e830" style:font-style-asian="normal" style:font-style-complex="normal"/>
    </style:style>
    <style:style style:name="T185" style:family="text">
      <style:text-properties style:use-window-font-color="true" style:font-name="Times New Roman1" fo:language="en" fo:country="US" fo:font-style="normal" officeooo:rsid="0e46645e" style:font-style-asian="normal" style:font-style-complex="normal"/>
    </style:style>
    <style:style style:name="T186" style:family="text">
      <style:text-properties style:use-window-font-color="true" style:font-name="Times New Roman1" fo:language="en" fo:country="US" fo:font-style="normal" officeooo:rsid="0e46aaa0" style:font-style-asian="normal" style:font-style-complex="normal"/>
    </style:style>
    <style:style style:name="T187" style:family="text">
      <style:text-properties style:use-window-font-color="true" style:font-name="Times New Roman1" fo:language="en" fo:country="US" fo:font-style="normal" officeooo:rsid="0e46e30f" style:font-style-asian="normal" style:font-style-complex="normal"/>
    </style:style>
    <style:style style:name="T188" style:family="text">
      <style:text-properties style:use-window-font-color="true" style:font-name="Times New Roman1" fo:language="en" fo:country="US" fo:font-style="normal" officeooo:rsid="0e479c15" style:font-style-asian="normal" style:font-style-complex="normal"/>
    </style:style>
    <style:style style:name="T189" style:family="text">
      <style:text-properties style:use-window-font-color="true" style:font-name="Times New Roman1" fo:language="en" fo:country="US" fo:font-style="normal" officeooo:rsid="0e484b52" style:font-style-asian="normal" style:font-style-complex="normal"/>
    </style:style>
    <style:style style:name="T190" style:family="text">
      <style:text-properties style:use-window-font-color="true" style:font-name="Times New Roman1" fo:language="en" fo:country="US" fo:font-style="normal" officeooo:rsid="0e488b82" style:font-style-asian="normal" style:font-style-complex="normal"/>
    </style:style>
    <style:style style:name="T191" style:family="text">
      <style:text-properties style:use-window-font-color="true" style:font-name="Times New Roman1" fo:language="en" fo:country="US" officeooo:rsid="018dcb70"/>
    </style:style>
    <style:style style:name="T192" style:family="text">
      <style:text-properties style:use-window-font-color="true" style:font-name="Times New Roman1" fo:language="en" fo:country="US" officeooo:rsid="01918fbc"/>
    </style:style>
    <style:style style:name="T193" style:family="text">
      <style:text-properties style:use-window-font-color="true" style:font-name="Times New Roman1" fo:language="en" fo:country="US" officeooo:rsid="019b364e"/>
    </style:style>
    <style:style style:name="T194" style:family="text">
      <style:text-properties style:use-window-font-color="true" style:font-name="Times New Roman1" fo:language="en" fo:country="US" officeooo:rsid="019b5e2b"/>
    </style:style>
    <style:style style:name="T195" style:family="text">
      <style:text-properties style:use-window-font-color="true" style:font-name="Times New Roman1" fo:language="en" fo:country="US" officeooo:rsid="019ce994"/>
    </style:style>
    <style:style style:name="T196" style:family="text">
      <style:text-properties style:use-window-font-color="true" style:font-name="Times New Roman1" fo:language="en" fo:country="US" officeooo:rsid="019cec3b"/>
    </style:style>
    <style:style style:name="T197" style:family="text">
      <style:text-properties style:use-window-font-color="true" style:font-name="Times New Roman1" fo:language="en" fo:country="US" officeooo:rsid="005cc305"/>
    </style:style>
    <style:style style:name="T198" style:family="text">
      <style:text-properties style:use-window-font-color="true" style:font-name="Times New Roman1" fo:language="en" fo:country="US" officeooo:rsid="00821d67"/>
    </style:style>
    <style:style style:name="T199" style:family="text">
      <style:text-properties style:use-window-font-color="true" style:font-name="Times New Roman1" fo:language="en" fo:country="US" officeooo:rsid="01e2632d"/>
    </style:style>
    <style:style style:name="T200" style:family="text">
      <style:text-properties style:use-window-font-color="true" style:font-name="Times New Roman1" fo:language="en" fo:country="US" officeooo:rsid="01e3c5f7"/>
    </style:style>
    <style:style style:name="T201" style:family="text">
      <style:text-properties style:use-window-font-color="true" style:font-name="Times New Roman1" fo:language="en" fo:country="US" officeooo:rsid="01e4ae52"/>
    </style:style>
    <style:style style:name="T202" style:family="text">
      <style:text-properties style:use-window-font-color="true" style:font-name="Times New Roman1" fo:language="en" fo:country="US" officeooo:rsid="01e76583"/>
    </style:style>
    <style:style style:name="T203" style:family="text">
      <style:text-properties style:use-window-font-color="true" style:font-name="Times New Roman1" fo:language="en" fo:country="US" officeooo:rsid="01ea2d51"/>
    </style:style>
    <style:style style:name="T204" style:family="text">
      <style:text-properties style:use-window-font-color="true" style:font-name="Times New Roman1" fo:language="en" fo:country="US" officeooo:rsid="01ec0643"/>
    </style:style>
    <style:style style:name="T205" style:family="text">
      <style:text-properties style:use-window-font-color="true" style:font-name="Times New Roman1" fo:language="en" fo:country="US" officeooo:rsid="01ed6848"/>
    </style:style>
    <style:style style:name="T206" style:family="text">
      <style:text-properties style:use-window-font-color="true" style:font-name="Times New Roman1" fo:language="en" fo:country="US" officeooo:rsid="01ef6426"/>
    </style:style>
    <style:style style:name="T207" style:family="text">
      <style:text-properties style:use-window-font-color="true" style:font-name="Times New Roman1" fo:language="en" fo:country="US" officeooo:rsid="01eff54f"/>
    </style:style>
    <style:style style:name="T208" style:family="text">
      <style:text-properties style:use-window-font-color="true" style:font-name="Times New Roman1" fo:language="en" fo:country="US" officeooo:rsid="01f1e87c"/>
    </style:style>
    <style:style style:name="T209" style:family="text">
      <style:text-properties style:use-window-font-color="true" style:font-name="Times New Roman1" fo:language="en" fo:country="US" officeooo:rsid="01f3953e"/>
    </style:style>
    <style:style style:name="T210" style:family="text">
      <style:text-properties style:use-window-font-color="true" style:font-name="Times New Roman1" fo:language="en" fo:country="US" officeooo:rsid="01f5a616"/>
    </style:style>
    <style:style style:name="T211" style:family="text">
      <style:text-properties style:use-window-font-color="true" style:font-name="Times New Roman1" fo:language="en" fo:country="US" officeooo:rsid="01f6c46d"/>
    </style:style>
    <style:style style:name="T212" style:family="text">
      <style:text-properties style:use-window-font-color="true" style:font-name="Times New Roman1" fo:language="en" fo:country="US" officeooo:rsid="01f8a696"/>
    </style:style>
    <style:style style:name="T213" style:family="text">
      <style:text-properties style:use-window-font-color="true" style:font-name="Times New Roman1" fo:language="en" fo:country="US" officeooo:rsid="01fa90e0"/>
    </style:style>
    <style:style style:name="T214" style:family="text">
      <style:text-properties style:use-window-font-color="true" style:font-name="Times New Roman1" fo:language="en" fo:country="US" officeooo:rsid="01fc24f3"/>
    </style:style>
    <style:style style:name="T215" style:family="text">
      <style:text-properties style:use-window-font-color="true" style:font-name="Times New Roman1" fo:language="en" fo:country="US" officeooo:rsid="01fd5921"/>
    </style:style>
    <style:style style:name="T216" style:family="text">
      <style:text-properties style:use-window-font-color="true" style:font-name="Times New Roman1" fo:language="en" fo:country="US" officeooo:rsid="01fe3a58"/>
    </style:style>
    <style:style style:name="T217" style:family="text">
      <style:text-properties style:use-window-font-color="true" style:font-name="Times New Roman1" fo:language="en" fo:country="US" officeooo:rsid="01ffdeb9"/>
    </style:style>
    <style:style style:name="T218" style:family="text">
      <style:text-properties style:use-window-font-color="true" style:font-name="Times New Roman1" fo:language="en" fo:country="US" officeooo:rsid="02007777"/>
    </style:style>
    <style:style style:name="T219" style:family="text">
      <style:text-properties style:use-window-font-color="true" style:font-name="Times New Roman1" fo:language="en" fo:country="US" officeooo:rsid="020080d0"/>
    </style:style>
    <style:style style:name="T220" style:family="text">
      <style:text-properties style:use-window-font-color="true" style:font-name="Times New Roman1" fo:language="en" fo:country="US" officeooo:rsid="020184c0"/>
    </style:style>
    <style:style style:name="T221" style:family="text">
      <style:text-properties style:use-window-font-color="true" style:font-name="Times New Roman1" fo:language="en" fo:country="US" officeooo:rsid="02039a49"/>
    </style:style>
    <style:style style:name="T222" style:family="text">
      <style:text-properties style:use-window-font-color="true" style:font-name="Times New Roman1" fo:language="en" fo:country="US" officeooo:rsid="02050c32"/>
    </style:style>
    <style:style style:name="T223" style:family="text">
      <style:text-properties style:use-window-font-color="true" style:font-name="Times New Roman1" fo:language="en" fo:country="US" officeooo:rsid="020b7ef5"/>
    </style:style>
    <style:style style:name="T224" style:family="text">
      <style:text-properties style:use-window-font-color="true" style:font-name="Times New Roman1" fo:language="en" fo:country="US" officeooo:rsid="020c6bc2"/>
    </style:style>
    <style:style style:name="T225" style:family="text">
      <style:text-properties style:use-window-font-color="true" style:font-name="Times New Roman1" fo:language="en" fo:country="US" officeooo:rsid="020d1067"/>
    </style:style>
    <style:style style:name="T226" style:family="text">
      <style:text-properties style:use-window-font-color="true" style:font-name="Times New Roman1" fo:language="en" fo:country="US" officeooo:rsid="020e6e29"/>
    </style:style>
    <style:style style:name="T227" style:family="text">
      <style:text-properties style:use-window-font-color="true" style:font-name="Times New Roman1" fo:language="en" fo:country="US" officeooo:rsid="020f4a43"/>
    </style:style>
    <style:style style:name="T228" style:family="text">
      <style:text-properties style:use-window-font-color="true" style:font-name="Times New Roman1" fo:language="en" fo:country="US" officeooo:rsid="0210a8f8"/>
    </style:style>
    <style:style style:name="T229" style:family="text">
      <style:text-properties style:use-window-font-color="true" style:font-name="Times New Roman1" fo:language="en" fo:country="US" officeooo:rsid="02159122"/>
    </style:style>
    <style:style style:name="T230" style:family="text">
      <style:text-properties style:use-window-font-color="true" style:font-name="Times New Roman1" fo:language="en" fo:country="US" officeooo:rsid="0215b461"/>
    </style:style>
    <style:style style:name="T231" style:family="text">
      <style:text-properties style:use-window-font-color="true" style:font-name="Times New Roman1" fo:language="en" fo:country="US" officeooo:rsid="0216855a"/>
    </style:style>
    <style:style style:name="T232" style:family="text">
      <style:text-properties style:use-window-font-color="true" style:font-name="Times New Roman1" fo:language="en" fo:country="US" officeooo:rsid="0217a197"/>
    </style:style>
    <style:style style:name="T233" style:family="text">
      <style:text-properties style:use-window-font-color="true" style:font-name="Times New Roman1" fo:language="en" fo:country="US" officeooo:rsid="0219a65a"/>
    </style:style>
    <style:style style:name="T234" style:family="text">
      <style:text-properties style:use-window-font-color="true" style:font-name="Times New Roman1" fo:language="en" fo:country="US" officeooo:rsid="021e6fd8"/>
    </style:style>
    <style:style style:name="T235" style:family="text">
      <style:text-properties style:use-window-font-color="true" style:font-name="Times New Roman1" fo:language="en" fo:country="US" officeooo:rsid="02201cf4"/>
    </style:style>
    <style:style style:name="T236" style:family="text">
      <style:text-properties style:use-window-font-color="true" style:font-name="Times New Roman1" fo:language="en" fo:country="US" officeooo:rsid="022396c6"/>
    </style:style>
    <style:style style:name="T237" style:family="text">
      <style:text-properties style:use-window-font-color="true" style:font-name="Times New Roman1" fo:language="en" fo:country="US" officeooo:rsid="0223c159"/>
    </style:style>
    <style:style style:name="T238" style:family="text">
      <style:text-properties style:use-window-font-color="true" style:font-name="Times New Roman1" fo:language="en" fo:country="US" officeooo:rsid="0223d3a8"/>
    </style:style>
    <style:style style:name="T239" style:family="text">
      <style:text-properties style:use-window-font-color="true" style:font-name="Times New Roman1" fo:language="en" fo:country="US" officeooo:rsid="0263d4ee"/>
    </style:style>
    <style:style style:name="T240" style:family="text">
      <style:text-properties style:use-window-font-color="true" style:font-name="Times New Roman1" fo:language="en" fo:country="US" officeooo:rsid="0264c3ca"/>
    </style:style>
    <style:style style:name="T241" style:family="text">
      <style:text-properties style:use-window-font-color="true" style:font-name="Times New Roman1" fo:language="en" fo:country="US" officeooo:rsid="02654c3f"/>
    </style:style>
    <style:style style:name="T242" style:family="text">
      <style:text-properties style:use-window-font-color="true" style:font-name="Times New Roman1" fo:language="en" fo:country="US" officeooo:rsid="02658d21"/>
    </style:style>
    <style:style style:name="T243" style:family="text">
      <style:text-properties style:use-window-font-color="true" style:font-name="Times New Roman1" fo:language="en" fo:country="US" officeooo:rsid="02670150"/>
    </style:style>
    <style:style style:name="T244" style:family="text">
      <style:text-properties style:use-window-font-color="true" style:font-name="Times New Roman1" fo:language="en" fo:country="US" officeooo:rsid="02693ca6"/>
    </style:style>
    <style:style style:name="T245" style:family="text">
      <style:text-properties style:use-window-font-color="true" style:font-name="Times New Roman1" fo:language="en" fo:country="US" officeooo:rsid="027597d3"/>
    </style:style>
    <style:style style:name="T246" style:family="text">
      <style:text-properties style:use-window-font-color="true" style:font-name="Times New Roman1" fo:language="en" fo:country="US" officeooo:rsid="02da8c61"/>
    </style:style>
    <style:style style:name="T247" style:family="text">
      <style:text-properties style:use-window-font-color="true" style:font-name="Times New Roman1" fo:language="en" fo:country="US" officeooo:rsid="03f8f0b9"/>
    </style:style>
    <style:style style:name="T248" style:family="text">
      <style:text-properties style:use-window-font-color="true" style:font-name="Times New Roman1" fo:language="en" fo:country="US" officeooo:rsid="040bde57"/>
    </style:style>
    <style:style style:name="T249" style:family="text">
      <style:text-properties style:use-window-font-color="true" style:font-name="Times New Roman1" fo:language="en" fo:country="US" officeooo:rsid="040f94d3"/>
    </style:style>
    <style:style style:name="T250" style:family="text">
      <style:text-properties style:use-window-font-color="true" style:font-name="Times New Roman1" fo:language="en" fo:country="US" officeooo:rsid="0411295d"/>
    </style:style>
    <style:style style:name="T251" style:family="text">
      <style:text-properties style:use-window-font-color="true" style:font-name="Times New Roman1" fo:language="en" fo:country="US" officeooo:rsid="043217ea"/>
    </style:style>
    <style:style style:name="T252" style:family="text">
      <style:text-properties style:use-window-font-color="true" style:font-name="Times New Roman1" fo:language="en" fo:country="US" officeooo:rsid="0442aa54"/>
    </style:style>
    <style:style style:name="T253" style:family="text">
      <style:text-properties style:use-window-font-color="true" style:font-name="Times New Roman1" fo:language="en" fo:country="US" officeooo:rsid="04443970"/>
    </style:style>
    <style:style style:name="T254" style:family="text">
      <style:text-properties style:use-window-font-color="true" style:font-name="Times New Roman1" fo:language="en" fo:country="US" officeooo:rsid="04d09f39"/>
    </style:style>
    <style:style style:name="T255" style:family="text">
      <style:text-properties style:use-window-font-color="true" style:font-name="Times New Roman1" fo:language="en" fo:country="US" officeooo:rsid="051a24e5"/>
    </style:style>
    <style:style style:name="T256" style:family="text">
      <style:text-properties style:use-window-font-color="true" style:font-name="Times New Roman1" fo:language="en" fo:country="US" officeooo:rsid="052b54b3"/>
    </style:style>
    <style:style style:name="T257" style:family="text">
      <style:text-properties style:use-window-font-color="true" style:font-name="Times New Roman1" fo:language="en" fo:country="US" officeooo:rsid="052b82ec"/>
    </style:style>
    <style:style style:name="T258" style:family="text">
      <style:text-properties style:use-window-font-color="true" style:font-name="Times New Roman1" fo:language="en" fo:country="US" officeooo:rsid="052c94fe"/>
    </style:style>
    <style:style style:name="T259" style:family="text">
      <style:text-properties style:use-window-font-color="true" style:font-name="Times New Roman1" fo:language="en" fo:country="US" officeooo:rsid="052ee526"/>
    </style:style>
    <style:style style:name="T260" style:family="text">
      <style:text-properties style:use-window-font-color="true" style:font-name="Times New Roman1" fo:language="en" fo:country="US" officeooo:rsid="053afea1"/>
    </style:style>
    <style:style style:name="T261" style:family="text">
      <style:text-properties style:use-window-font-color="true" style:font-name="Times New Roman1" fo:language="en" fo:country="US" officeooo:rsid="053d0154"/>
    </style:style>
    <style:style style:name="T262" style:family="text">
      <style:text-properties style:use-window-font-color="true" style:font-name="Times New Roman1" fo:language="en" fo:country="US" officeooo:rsid="05783f50"/>
    </style:style>
    <style:style style:name="T263" style:family="text">
      <style:text-properties style:use-window-font-color="true" style:font-name="Times New Roman1" fo:language="en" fo:country="US" officeooo:rsid="019a32e2"/>
    </style:style>
    <style:style style:name="T264" style:family="text">
      <style:text-properties style:use-window-font-color="true" style:font-name="Times New Roman1" fo:language="en" fo:country="US" officeooo:rsid="0586f2d4"/>
    </style:style>
    <style:style style:name="T265" style:family="text">
      <style:text-properties style:use-window-font-color="true" style:font-name="Times New Roman1" fo:language="en" fo:country="US" officeooo:rsid="05878341"/>
    </style:style>
    <style:style style:name="T266" style:family="text">
      <style:text-properties style:use-window-font-color="true" style:font-name="Times New Roman1" fo:language="en" fo:country="US" officeooo:rsid="05894994"/>
    </style:style>
    <style:style style:name="T267" style:family="text">
      <style:text-properties style:use-window-font-color="true" style:font-name="Times New Roman1" fo:language="en" fo:country="US" officeooo:rsid="0593ed01"/>
    </style:style>
    <style:style style:name="T268" style:family="text">
      <style:text-properties style:use-window-font-color="true" style:font-name="Times New Roman1" fo:language="en" fo:country="US" officeooo:rsid="0595d0a9"/>
    </style:style>
    <style:style style:name="T269" style:family="text">
      <style:text-properties style:use-window-font-color="true" style:font-name="Times New Roman1" fo:language="en" fo:country="US" officeooo:rsid="05a74d97"/>
    </style:style>
    <style:style style:name="T270" style:family="text">
      <style:text-properties style:use-window-font-color="true" style:font-name="Times New Roman1" fo:language="en" fo:country="US" officeooo:rsid="02b2d382"/>
    </style:style>
    <style:style style:name="T271" style:family="text">
      <style:text-properties style:use-window-font-color="true" style:font-name="Times New Roman1" fo:language="en" fo:country="US" officeooo:rsid="05da21ba"/>
    </style:style>
    <style:style style:name="T272" style:family="text">
      <style:text-properties style:use-window-font-color="true" style:font-name="Times New Roman1" fo:language="en" fo:country="US" officeooo:rsid="05fe99a5"/>
    </style:style>
    <style:style style:name="T273" style:family="text">
      <style:text-properties style:use-window-font-color="true" style:font-name="Times New Roman1" fo:language="en" fo:country="US" officeooo:rsid="05da8a20"/>
    </style:style>
    <style:style style:name="T274" style:family="text">
      <style:text-properties style:use-window-font-color="true" style:font-name="Times New Roman1" fo:language="en" fo:country="US" officeooo:rsid="02aa6f25"/>
    </style:style>
    <style:style style:name="T275" style:family="text">
      <style:text-properties style:use-window-font-color="true" style:font-name="Times New Roman1" fo:language="en" fo:country="US" officeooo:rsid="02b7e2f3"/>
    </style:style>
    <style:style style:name="T276" style:family="text">
      <style:text-properties style:use-window-font-color="true" style:font-name="Times New Roman1" fo:language="en" fo:country="US" officeooo:rsid="06028310"/>
    </style:style>
    <style:style style:name="T277" style:family="text">
      <style:text-properties style:use-window-font-color="true" style:font-name="Times New Roman1" fo:language="en" fo:country="US" officeooo:rsid="06208164"/>
    </style:style>
    <style:style style:name="T278" style:family="text">
      <style:text-properties style:use-window-font-color="true" style:font-name="Times New Roman1" fo:language="en" fo:country="US" officeooo:rsid="02b40bb2"/>
    </style:style>
    <style:style style:name="T279" style:family="text">
      <style:text-properties style:use-window-font-color="true" style:font-name="Times New Roman1" fo:language="en" fo:country="US" officeooo:rsid="02c46971"/>
    </style:style>
    <style:style style:name="T280" style:family="text">
      <style:text-properties style:use-window-font-color="true" style:font-name="Times New Roman1" fo:language="en" fo:country="US" officeooo:rsid="0608a268"/>
    </style:style>
    <style:style style:name="T281" style:family="text">
      <style:text-properties style:use-window-font-color="true" style:font-name="Times New Roman1" fo:language="en" fo:country="US" officeooo:rsid="02877fc9"/>
    </style:style>
    <style:style style:name="T282" style:family="text">
      <style:text-properties style:use-window-font-color="true" style:font-name="Times New Roman1" fo:language="en" fo:country="US" officeooo:rsid="02a6fe06"/>
    </style:style>
    <style:style style:name="T283" style:family="text">
      <style:text-properties style:use-window-font-color="true" style:font-name="Times New Roman1" fo:language="en" fo:country="US" officeooo:rsid="02ac1e28"/>
    </style:style>
    <style:style style:name="T284" style:family="text">
      <style:text-properties style:use-window-font-color="true" style:font-name="Times New Roman1" fo:language="en" fo:country="US" officeooo:rsid="02b98b24"/>
    </style:style>
    <style:style style:name="T285" style:family="text">
      <style:text-properties style:use-window-font-color="true" style:font-name="Times New Roman1" fo:language="en" fo:country="US" officeooo:rsid="05fcb392"/>
    </style:style>
    <style:style style:name="T286" style:family="text">
      <style:text-properties style:use-window-font-color="true" style:font-name="Times New Roman1" fo:language="en" fo:country="US" officeooo:rsid="02bc517e"/>
    </style:style>
    <style:style style:name="T287" style:family="text">
      <style:text-properties style:use-window-font-color="true" style:font-name="Times New Roman1" fo:language="en" fo:country="US" officeooo:rsid="06047503"/>
    </style:style>
    <style:style style:name="T288" style:family="text">
      <style:text-properties style:use-window-font-color="true" style:font-name="Times New Roman1" fo:language="en" fo:country="US" officeooo:rsid="06055ba7"/>
    </style:style>
    <style:style style:name="T289" style:family="text">
      <style:text-properties style:use-window-font-color="true" style:font-name="Times New Roman1" fo:language="en" fo:country="US" officeooo:rsid="0610ba67"/>
    </style:style>
    <style:style style:name="T290" style:family="text">
      <style:text-properties style:use-window-font-color="true" style:font-name="Times New Roman1" fo:language="en" fo:country="US" officeooo:rsid="0611557b"/>
    </style:style>
    <style:style style:name="T291" style:family="text">
      <style:text-properties style:use-window-font-color="true" style:font-name="Times New Roman1" fo:language="en" fo:country="US" officeooo:rsid="06157860"/>
    </style:style>
    <style:style style:name="T292" style:family="text">
      <style:text-properties style:use-window-font-color="true" style:font-name="Times New Roman1" fo:language="en" fo:country="US" officeooo:rsid="0612c0ff"/>
    </style:style>
    <style:style style:name="T293" style:family="text">
      <style:text-properties style:use-window-font-color="true" style:font-name="Times New Roman1" fo:language="en" fo:country="US" officeooo:rsid="061494a6"/>
    </style:style>
    <style:style style:name="T294" style:family="text">
      <style:text-properties style:use-window-font-color="true" style:font-name="Times New Roman1" fo:language="en" fo:country="US" officeooo:rsid="0620dffe"/>
    </style:style>
    <style:style style:name="T295" style:family="text">
      <style:text-properties style:use-window-font-color="true" style:font-name="Times New Roman1" fo:language="en" fo:country="US" officeooo:rsid="0621e413"/>
    </style:style>
    <style:style style:name="T296" style:family="text">
      <style:text-properties style:use-window-font-color="true" style:font-name="Times New Roman1" fo:language="en" fo:country="US" officeooo:rsid="02e1a8ed"/>
    </style:style>
    <style:style style:name="T297" style:family="text">
      <style:text-properties style:use-window-font-color="true" style:font-name="Times New Roman1" fo:language="en" fo:country="US" officeooo:rsid="064dbdf0"/>
    </style:style>
    <style:style style:name="T298" style:family="text">
      <style:text-properties style:use-window-font-color="true" style:font-name="Times New Roman1" fo:language="en" fo:country="US" officeooo:rsid="0226acbf"/>
    </style:style>
    <style:style style:name="T299" style:family="text">
      <style:text-properties style:use-window-font-color="true" style:font-name="Times New Roman1" fo:language="en" fo:country="US" officeooo:rsid="03fc5908"/>
    </style:style>
    <style:style style:name="T300" style:family="text">
      <style:text-properties style:use-window-font-color="true" style:font-name="Times New Roman1" fo:language="en" fo:country="US" officeooo:rsid="05053a85"/>
    </style:style>
    <style:style style:name="T301" style:family="text">
      <style:text-properties style:use-window-font-color="true" style:font-name="Times New Roman1" fo:language="en" fo:country="US" officeooo:rsid="05082c29"/>
    </style:style>
    <style:style style:name="T302" style:family="text">
      <style:text-properties style:use-window-font-color="true" style:font-name="Times New Roman1" fo:language="en" fo:country="US" officeooo:rsid="0506f541"/>
    </style:style>
    <style:style style:name="T303" style:family="text">
      <style:text-properties style:use-window-font-color="true" style:font-name="Times New Roman1" fo:language="en" fo:country="US" officeooo:rsid="050b6a12"/>
    </style:style>
    <style:style style:name="T304" style:family="text">
      <style:text-properties style:use-window-font-color="true" style:font-name="Times New Roman1" fo:language="en" fo:country="US" officeooo:rsid="050cf357"/>
    </style:style>
    <style:style style:name="T305" style:family="text">
      <style:text-properties style:use-window-font-color="true" style:font-name="Times New Roman1" fo:language="en" fo:country="US" officeooo:rsid="04c8b6c8"/>
    </style:style>
    <style:style style:name="T306" style:family="text">
      <style:text-properties style:use-window-font-color="true" style:font-name="Times New Roman1" fo:language="en" fo:country="US" officeooo:rsid="0251f36e"/>
    </style:style>
    <style:style style:name="T307" style:family="text">
      <style:text-properties style:use-window-font-color="true" style:font-name="Times New Roman1" fo:language="en" fo:country="US" officeooo:rsid="04c75b18"/>
    </style:style>
    <style:style style:name="T308" style:family="text">
      <style:text-properties style:use-window-font-color="true" style:font-name="Times New Roman1" fo:language="en" fo:country="US" officeooo:rsid="0441b470"/>
    </style:style>
    <style:style style:name="T309" style:family="text">
      <style:text-properties style:use-window-font-color="true" style:font-name="Times New Roman1" fo:language="en" fo:country="US" officeooo:rsid="0510b65d"/>
    </style:style>
    <style:style style:name="T310" style:family="text">
      <style:text-properties style:use-window-font-color="true" style:font-name="Times New Roman1" fo:language="en" fo:country="US" officeooo:rsid="023184df"/>
    </style:style>
    <style:style style:name="T311" style:family="text">
      <style:text-properties style:use-window-font-color="true" style:font-name="Times New Roman1" fo:language="en" fo:country="US" officeooo:rsid="04bf66dc"/>
    </style:style>
    <style:style style:name="T312" style:family="text">
      <style:text-properties style:use-window-font-color="true" style:font-name="Times New Roman1" fo:language="en" fo:country="US" officeooo:rsid="04f363e4"/>
    </style:style>
    <style:style style:name="T313" style:family="text">
      <style:text-properties style:use-window-font-color="true" style:font-name="Times New Roman1" fo:language="en" fo:country="US" officeooo:rsid="04cede57"/>
    </style:style>
    <style:style style:name="T314" style:family="text">
      <style:text-properties style:use-window-font-color="true" style:font-name="Times New Roman1" fo:language="en" fo:country="US" officeooo:rsid="02532997"/>
    </style:style>
    <style:style style:name="T315" style:family="text">
      <style:text-properties style:use-window-font-color="true" style:font-name="Times New Roman1" fo:language="en" fo:country="US" officeooo:rsid="0500cf67"/>
    </style:style>
    <style:style style:name="T316" style:family="text">
      <style:text-properties style:use-window-font-color="true" style:font-name="Times New Roman1" fo:language="en" fo:country="US" officeooo:rsid="051a275e"/>
    </style:style>
    <style:style style:name="T317" style:family="text">
      <style:text-properties style:use-window-font-color="true" style:font-name="Times New Roman1" fo:language="en" fo:country="US" officeooo:rsid="022fb579"/>
    </style:style>
    <style:style style:name="T318" style:family="text">
      <style:text-properties style:use-window-font-color="true" style:font-name="Times New Roman1" fo:language="en" fo:country="US" officeooo:rsid="051d090c"/>
    </style:style>
    <style:style style:name="T319" style:family="text">
      <style:text-properties style:use-window-font-color="true" style:font-name="Times New Roman1" fo:language="en" fo:country="US" officeooo:rsid="051a4ab6"/>
    </style:style>
    <style:style style:name="T320" style:family="text">
      <style:text-properties style:use-window-font-color="true" style:font-name="Times New Roman1" fo:language="en" fo:country="US" officeooo:rsid="051aa93c"/>
    </style:style>
    <style:style style:name="T321" style:family="text">
      <style:text-properties style:use-window-font-color="true" style:font-name="Times New Roman1" fo:language="en" fo:country="US" officeooo:rsid="051c4fc6"/>
    </style:style>
    <style:style style:name="T322" style:family="text">
      <style:text-properties style:use-window-font-color="true" style:font-name="Times New Roman1" fo:language="en" fo:country="US" officeooo:rsid="03f8072b"/>
    </style:style>
    <style:style style:name="T323" style:family="text">
      <style:text-properties style:use-window-font-color="true" style:font-name="Times New Roman1" fo:language="en" fo:country="US" officeooo:rsid="03f9b172"/>
    </style:style>
    <style:style style:name="T324" style:family="text">
      <style:text-properties style:use-window-font-color="true" style:font-name="Times New Roman1" fo:language="en" fo:country="US" officeooo:rsid="03fa6ea6"/>
    </style:style>
    <style:style style:name="T325" style:family="text">
      <style:text-properties style:use-window-font-color="true" style:font-name="Times New Roman1" fo:language="en" fo:country="US" officeooo:rsid="0465e3e0"/>
    </style:style>
    <style:style style:name="T326" style:family="text">
      <style:text-properties style:use-window-font-color="true" style:font-name="Times New Roman1" fo:language="en" fo:country="US" officeooo:rsid="046806cf"/>
    </style:style>
    <style:style style:name="T327" style:family="text">
      <style:text-properties style:use-window-font-color="true" style:font-name="Times New Roman1" fo:language="en" fo:country="US" officeooo:rsid="04631fde"/>
    </style:style>
    <style:style style:name="T328" style:family="text">
      <style:text-properties style:use-window-font-color="true" style:font-name="Times New Roman1" fo:language="en" fo:country="US" officeooo:rsid="04630902"/>
    </style:style>
    <style:style style:name="T329" style:family="text">
      <style:text-properties style:use-window-font-color="true" style:font-name="Times New Roman1" fo:font-size="12pt" fo:language="en" fo:country="US" fo:font-style="italic" officeooo:rsid="01c0536a" style:font-name-asian="Times New Roman1" style:font-size-asian="12pt" style:font-style-asian="italic" style:font-name-complex="Times New Roman1" style:font-size-complex="12pt" style:language-complex="ar" style:country-complex="SA" style:font-style-complex="italic"/>
    </style:style>
    <style:style style:name="T330" style:family="text">
      <style:text-properties style:use-window-font-color="true" style:font-name="Times New Roman1" fo:font-size="12pt" fo:language="en" fo:country="US" fo:font-style="italic" officeooo:rsid="01d50681" style:font-name-asian="Times New Roman1" style:font-size-asian="12pt" style:font-style-asian="italic" style:font-name-complex="Times New Roman1" style:font-size-complex="12pt" style:language-complex="ar" style:country-complex="SA" style:font-style-complex="italic"/>
    </style:style>
    <style:style style:name="T331" style:family="text">
      <style:text-properties style:use-window-font-color="true"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332" style:family="text">
      <style:text-properties style:use-window-font-color="true"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333" style:family="text">
      <style:text-properties style:use-window-font-color="true" style:font-name="Times New Roman1" fo:font-size="12pt" fo:language="en" fo:country="US" fo:font-style="normal" officeooo:rsid="0219a65a" style:font-name-asian="Times New Roman1" style:font-size-asian="12pt" style:font-style-asian="normal" style:font-name-complex="Times New Roman1" style:font-size-complex="12pt" style:language-complex="ar" style:country-complex="SA" style:font-style-complex="normal"/>
    </style:style>
    <style:style style:name="T334" style:family="text">
      <style:text-properties style:use-window-font-color="true" style:font-name="Times New Roman1" fo:font-size="12pt" fo:language="en" fo:country="US"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335" style:family="text">
      <style:text-properties style:use-window-font-color="true"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336" style:family="text">
      <style:text-properties style:use-window-font-color="true"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337" style:family="text">
      <style:text-properties style:use-window-font-color="true" style:font-name="Times New Roman1" fo:font-size="12pt" fo:language="en" fo:country="US" fo:font-style="normal" officeooo:rsid="04c75b18" style:font-name-asian="Times New Roman1" style:font-size-asian="12pt" style:font-style-asian="normal" style:font-name-complex="Times New Roman1" style:font-size-complex="12pt" style:language-complex="ar" style:country-complex="SA" style:font-style-complex="normal"/>
    </style:style>
    <style:style style:name="T338" style:family="text">
      <style:text-properties style:use-window-font-color="true" style:font-name="Times New Roman1" fo:font-size="12pt" fo:language="en" fo:country="US" fo:font-style="normal" officeooo:rsid="0251f36e" style:font-name-asian="Times New Roman1" style:font-size-asian="12pt" style:font-style-asian="normal" style:font-name-complex="Times New Roman1" style:font-size-complex="12pt" style:language-complex="ar" style:country-complex="SA" style:font-style-complex="normal"/>
    </style:style>
    <style:style style:name="T339" style:family="text">
      <style:text-properties style:use-window-font-color="true" style:font-name="Times New Roman1" fo:font-size="12pt" fo:language="en" fo:country="US" fo:font-style="normal" officeooo:rsid="0453d9d1" style:font-name-asian="Times New Roman1" style:font-size-asian="12pt" style:font-style-asian="normal" style:font-name-complex="Times New Roman1" style:font-size-complex="12pt" style:language-complex="ar" style:country-complex="SA" style:font-style-complex="normal"/>
    </style:style>
    <style:style style:name="T340" style:family="text">
      <style:text-properties style:use-window-font-color="true" style:font-name="Times New Roman1" fo:font-size="12pt" fo:language="en" fo:country="US" officeooo:rsid="04630902" style:font-name-asian="Times New Roman1" style:font-size-asian="12pt" style:font-name-complex="Times New Roman1" style:font-size-complex="12pt" style:language-complex="ar" style:country-complex="SA"/>
    </style:style>
    <style:style style:name="T341" style:family="text">
      <style:text-properties style:use-window-font-color="true" style:font-name="Times New Roman1" fo:font-size="12pt" fo:font-style="normal" style:font-name-asian="Times New Roman1" style:font-size-asian="12pt" style:font-style-asian="normal" style:font-name-complex="Times New Roman1" style:font-size-complex="12pt" style:language-complex="ar" style:country-complex="SA" style:font-style-complex="normal"/>
    </style:style>
    <style:style style:name="T342" style:family="text">
      <style:text-properties style:use-window-font-color="true" style:font-name="Times New Roman1" fo:font-size="12pt" fo:font-style="normal" officeooo:rsid="053fef80" style:font-name-asian="Times New Roman1" style:font-size-asian="12pt" style:font-style-asian="normal" style:font-name-complex="Times New Roman1" style:font-size-complex="12pt" style:language-complex="ar" style:country-complex="SA" style:font-style-complex="normal"/>
    </style:style>
    <style:style style:name="T343" style:family="text">
      <style:text-properties style:use-window-font-color="true" style:font-name="Times New Roman1" fo:font-size="12pt" fo:font-style="normal" officeooo:rsid="02535f9a" style:font-name-asian="Times New Roman1" style:font-size-asian="12pt" style:font-style-asian="normal" style:font-name-complex="Times New Roman1" style:font-size-complex="12pt" style:language-complex="ar" style:country-complex="SA" style:font-style-complex="normal"/>
    </style:style>
    <style:style style:name="T344" style:family="text">
      <style:text-properties style:use-window-font-color="true" style:font-name="Times New Roman1" fo:font-size="12pt" fo:font-style="normal" officeooo:rsid="0237ec0b" style:font-name-asian="Times New Roman1" style:font-size-asian="12pt" style:font-style-asian="normal" style:font-name-complex="Times New Roman1" style:font-size-complex="12pt" style:language-complex="ar" style:country-complex="SA" style:font-style-complex="normal"/>
    </style:style>
    <style:style style:name="T345" style:family="text">
      <style:text-properties style:use-window-font-color="true" style:font-name="Times New Roman1" fo:font-size="12pt" fo:font-style="normal" officeooo:rsid="02578f3e" style:font-name-asian="Times New Roman1" style:font-size-asian="12pt" style:font-style-asian="normal" style:font-name-complex="Times New Roman1" style:font-size-complex="12pt" style:language-complex="ar" style:country-complex="SA" style:font-style-complex="normal"/>
    </style:style>
    <style:style style:name="T346" style:family="text">
      <style:text-properties style:use-window-font-color="true" style:font-name="Times New Roman1" fo:font-size="12pt" fo:font-style="normal" officeooo:rsid="037c4e37" style:font-name-asian="Times New Roman1" style:font-size-asian="12pt" style:font-style-asian="normal" style:font-name-complex="Times New Roman1" style:font-size-complex="12pt" style:language-complex="ar" style:country-complex="SA" style:font-style-complex="normal"/>
    </style:style>
    <style:style style:name="T347" style:family="text">
      <style:text-properties style:use-window-font-color="true" style:font-name="Times New Roman1" fo:font-size="12pt" fo:font-style="normal" officeooo:rsid="0256631c" style:font-name-asian="Times New Roman1" style:font-size-asian="12pt" style:font-style-asian="normal" style:font-name-complex="Times New Roman1" style:font-size-complex="12pt" style:language-complex="ar" style:country-complex="SA" style:font-style-complex="normal"/>
    </style:style>
    <style:style style:name="T348" style:family="text">
      <style:text-properties style:use-window-font-color="true" style:font-name="Times New Roman1" fo:font-size="12pt" fo:font-style="normal" officeooo:rsid="0de43d01" style:font-name-asian="Times New Roman1" style:font-size-asian="12pt" style:font-style-asian="normal" style:font-name-complex="Times New Roman1" style:font-size-complex="12pt" style:language-complex="ar" style:country-complex="SA" style:font-style-complex="normal"/>
    </style:style>
    <style:style style:name="T349" style:family="text">
      <style:text-properties style:use-window-font-color="true" style:font-name="Times New Roman1" fo:font-size="12pt" fo:font-style="normal" officeooo:rsid="0de57e9c" style:font-name-asian="Times New Roman1" style:font-size-asian="12pt" style:font-style-asian="normal" style:font-name-complex="Times New Roman1" style:font-size-complex="12pt" style:language-complex="ar" style:country-complex="SA" style:font-style-complex="normal"/>
    </style:style>
    <style:style style:name="T350" style:family="text">
      <style:text-properties style:use-window-font-color="true" style:font-name="Times New Roman1" fo:font-size="12pt" fo:font-style="normal" officeooo:rsid="0de8ec75" style:font-name-asian="Times New Roman1" style:font-size-asian="12pt" style:font-style-asian="normal" style:font-name-complex="Times New Roman1" style:font-size-complex="12pt" style:language-complex="ar" style:country-complex="SA" style:font-style-complex="normal"/>
    </style:style>
    <style:style style:name="T351" style:family="text">
      <style:text-properties style:use-window-font-color="true" style:font-name="Times New Roman1" fo:font-size="12pt" fo:font-style="italic" style:font-name-asian="Times New Roman1" style:font-size-asian="12pt" style:font-style-asian="italic" style:font-name-complex="Times New Roman1" style:font-size-complex="12pt" style:language-complex="ar" style:country-complex="SA" style:font-style-complex="italic"/>
    </style:style>
    <style:style style:name="T352" style:family="text">
      <style:text-properties style:use-window-font-color="true" style:font-name="Times New Roman1" officeooo:rsid="040f94d3"/>
    </style:style>
    <style:style style:name="T353" style:family="text">
      <style:text-properties style:use-window-font-color="true" officeooo:rsid="0169cfab"/>
    </style:style>
    <style:style style:name="T354" style:family="text">
      <style:text-properties style:use-window-font-color="true" officeooo:rsid="01820e70"/>
    </style:style>
    <style:style style:name="T355" style:family="text">
      <style:text-properties style:use-window-font-color="true" officeooo:rsid="005e04d7"/>
    </style:style>
    <style:style style:name="T356" style:family="text">
      <style:text-properties style:use-window-font-color="true" officeooo:rsid="0182d6af"/>
    </style:style>
    <style:style style:name="T357" style:family="text">
      <style:text-properties style:use-window-font-color="true" officeooo:rsid="01854e79"/>
    </style:style>
    <style:style style:name="T358" style:family="text">
      <style:text-properties style:use-window-font-color="true" style:text-position="sub 58%" style:font-name="Times New Roman1" fo:language="en" fo:country="US" fo:font-style="normal" officeooo:rsid="018cbb20" style:font-style-asian="normal" style:font-style-complex="normal"/>
    </style:style>
    <style:style style:name="T359" style:family="text">
      <style:text-properties style:use-window-font-color="true" style:text-position="sub 58%" style:font-name="Times New Roman1" fo:language="en" fo:country="US" fo:font-style="italic" officeooo:rsid="018cbb20" style:font-style-asian="italic" style:font-style-complex="italic"/>
    </style:style>
    <style:style style:name="T360" style:family="text">
      <style:text-properties style:use-window-font-color="true" style:text-position="0% 100%" style:font-name="Times New Roman1" fo:language="en" fo:country="US" fo:font-style="normal" officeooo:rsid="018cbb20" style:font-style-asian="normal" style:font-style-complex="normal"/>
    </style:style>
    <style:style style:name="T361" style:family="text">
      <style:text-properties style:use-window-font-color="true" style:text-position="0% 100%" style:font-name="Times New Roman1" fo:language="en" fo:country="US" fo:font-style="normal" officeooo:rsid="018dcb70" style:font-style-asian="normal" style:font-style-complex="normal"/>
    </style:style>
    <style:style style:name="T362" style:family="text">
      <style:text-properties style:use-window-font-color="true" style:text-position="0% 100%" style:font-name="Times New Roman1" fo:language="en" fo:country="US" fo:font-style="normal" officeooo:rsid="018f957b" style:font-style-asian="normal" style:font-style-complex="normal"/>
    </style:style>
    <style:style style:name="T363" style:family="text">
      <style:text-properties style:use-window-font-color="true" style:text-position="0% 100%" style:font-name="Times New Roman1" fo:language="en" fo:country="US" fo:font-style="normal" officeooo:rsid="0197db05" style:font-style-asian="normal" style:font-style-complex="normal"/>
    </style:style>
    <style:style style:name="T364" style:family="text">
      <style:text-properties style:use-window-font-color="true" style:text-position="0% 100%" style:font-name="Times New Roman1" fo:language="en" fo:country="US" officeooo:rsid="018cbb20"/>
    </style:style>
    <style:style style:name="T365" style:family="text">
      <style:text-properties style:use-window-font-color="true" style:text-position="0% 100%" style:font-name="Times New Roman1" fo:language="en" fo:country="US" officeooo:rsid="018dcb70"/>
    </style:style>
    <style:style style:name="T366" style:family="text">
      <style:text-properties style:use-window-font-color="true" style:text-position="0% 100%" style:font-name="Times New Roman1" fo:language="en" fo:country="US" fo:font-style="italic" officeooo:rsid="018dcb70" style:font-style-asian="italic" style:font-style-complex="italic"/>
    </style:style>
    <style:style style:name="T367" style:family="text">
      <style:text-properties style:use-window-font-color="true" officeooo:rsid="016af372"/>
    </style:style>
    <style:style style:name="T368" style:family="text">
      <style:text-properties style:use-window-font-color="true" fo:language="en" fo:country="US"/>
    </style:style>
    <style:style style:name="T369" style:family="text">
      <style:text-properties style:use-window-font-color="true" fo:language="en" fo:country="US" officeooo:rsid="02370f1f"/>
    </style:style>
    <style:style style:name="T370" style:family="text">
      <style:text-properties style:use-window-font-color="true" fo:language="en" fo:country="US" officeooo:rsid="0237ec0b"/>
    </style:style>
    <style:style style:name="T371" style:family="text">
      <style:text-properties style:use-window-font-color="true" fo:language="en" fo:country="US" officeooo:rsid="02535f9a"/>
    </style:style>
    <style:style style:name="T372" style:family="text">
      <style:text-properties style:use-window-font-color="true" fo:language="en" fo:country="US" officeooo:rsid="02578f3e"/>
    </style:style>
    <style:style style:name="T373" style:family="text">
      <style:text-properties style:use-window-font-color="true" fo:language="en" fo:country="US" officeooo:rsid="0256631c"/>
    </style:style>
    <style:style style:name="T374" style:family="text">
      <style:text-properties style:use-window-font-color="true" fo:language="en" fo:country="US" officeooo:rsid="025744f4"/>
    </style:style>
    <style:style style:name="T375" style:family="text">
      <style:text-properties style:use-window-font-color="true" fo:language="en" fo:country="US" officeooo:rsid="025987f1"/>
    </style:style>
    <style:style style:name="T376" style:family="text">
      <style:text-properties style:use-window-font-color="true" fo:language="en" fo:country="US" officeooo:rsid="0257b548"/>
    </style:style>
    <style:style style:name="T377" style:family="text">
      <style:text-properties style:use-window-font-color="true" fo:language="en" fo:country="US" officeooo:rsid="025daeb5"/>
    </style:style>
    <style:style style:name="T378" style:family="text">
      <style:text-properties style:use-window-font-color="true" fo:language="en" fo:country="US" officeooo:rsid="025e10a1"/>
    </style:style>
    <style:style style:name="T379" style:family="text">
      <style:text-properties style:use-window-font-color="true" fo:language="en" fo:country="US" officeooo:rsid="0258880e"/>
    </style:style>
    <style:style style:name="T380" style:family="text">
      <style:text-properties style:use-window-font-color="true" fo:language="en" fo:country="US" officeooo:rsid="025a4c59"/>
    </style:style>
    <style:style style:name="T381" style:family="text">
      <style:text-properties style:use-window-font-color="true" fo:language="en" fo:country="US" officeooo:rsid="025bd794"/>
    </style:style>
    <style:style style:name="T382" style:family="text">
      <style:text-properties style:use-window-font-color="true" fo:language="en" fo:country="US" officeooo:rsid="02623419"/>
    </style:style>
    <style:style style:name="T383" style:family="text">
      <style:text-properties style:use-window-font-color="true" fo:language="en" fo:country="US" officeooo:rsid="026e2f44"/>
    </style:style>
    <style:style style:name="T384" style:family="text">
      <style:text-properties style:use-window-font-color="true" fo:language="en" fo:country="US" officeooo:rsid="026e7bcf"/>
    </style:style>
    <style:style style:name="T385" style:family="text">
      <style:text-properties style:use-window-font-color="true" fo:language="en" fo:country="US" officeooo:rsid="0270096c"/>
    </style:style>
    <style:style style:name="T386" style:family="text">
      <style:text-properties style:use-window-font-color="true" fo:language="en" fo:country="US" officeooo:rsid="02ddb5e8"/>
    </style:style>
    <style:style style:name="T387" style:family="text">
      <style:text-properties style:use-window-font-color="true" fo:language="en" fo:country="US" officeooo:rsid="030ef63f"/>
    </style:style>
    <style:style style:name="T388" style:family="text">
      <style:text-properties style:use-window-font-color="true" fo:language="en" fo:country="US" officeooo:rsid="0325c0dd"/>
    </style:style>
    <style:style style:name="T389" style:family="text">
      <style:text-properties style:use-window-font-color="true" fo:language="en" fo:country="US" officeooo:rsid="03273569"/>
    </style:style>
    <style:style style:name="T390" style:family="text">
      <style:text-properties style:use-window-font-color="true" fo:language="en" fo:country="US" officeooo:rsid="032a3393"/>
    </style:style>
    <style:style style:name="T391" style:family="text">
      <style:text-properties style:use-window-font-color="true" fo:language="en" fo:country="US" officeooo:rsid="0076b2c6"/>
    </style:style>
    <style:style style:name="T392" style:family="text">
      <style:text-properties style:use-window-font-color="true" fo:language="en" fo:country="US" officeooo:rsid="006fecc1"/>
    </style:style>
    <style:style style:name="T393" style:family="text">
      <style:text-properties style:use-window-font-color="true" fo:language="en" fo:country="US" officeooo:rsid="0341399e"/>
    </style:style>
    <style:style style:name="T394" style:family="text">
      <style:text-properties style:use-window-font-color="true" fo:language="en" fo:country="US" officeooo:rsid="03446f88"/>
    </style:style>
    <style:style style:name="T395" style:family="text">
      <style:text-properties style:use-window-font-color="true" fo:language="en" fo:country="US" officeooo:rsid="037c4e37"/>
    </style:style>
    <style:style style:name="T396" style:family="text">
      <style:text-properties style:use-window-font-color="true" fo:language="en" fo:country="US" officeooo:rsid="03293739"/>
    </style:style>
    <style:style style:name="T397" style:family="text">
      <style:text-properties style:use-window-font-color="true" fo:language="en" fo:country="US" officeooo:rsid="035a846a"/>
    </style:style>
    <style:style style:name="T398" style:family="text">
      <style:text-properties style:use-window-font-color="true" fo:language="en" fo:country="US" officeooo:rsid="035b7eff"/>
    </style:style>
    <style:style style:name="T399" style:family="text">
      <style:text-properties style:use-window-font-color="true" fo:language="en" fo:country="US" officeooo:rsid="019e39ff"/>
    </style:style>
    <style:style style:name="T400" style:family="text">
      <style:text-properties style:use-window-font-color="true" fo:language="en" fo:country="US" officeooo:rsid="038303b5"/>
    </style:style>
    <style:style style:name="T401" style:family="text">
      <style:text-properties style:use-window-font-color="true" fo:language="en" fo:country="US" officeooo:rsid="039105f1"/>
    </style:style>
    <style:style style:name="T402" style:family="text">
      <style:text-properties style:use-window-font-color="true" fo:language="en" fo:country="US" officeooo:rsid="0394866a"/>
    </style:style>
    <style:style style:name="T403" style:family="text">
      <style:text-properties style:use-window-font-color="true" fo:language="en" fo:country="US" officeooo:rsid="0397bc0d"/>
    </style:style>
    <style:style style:name="T404" style:family="text">
      <style:text-properties style:use-window-font-color="true" fo:language="en" fo:country="US" officeooo:rsid="03993fff"/>
    </style:style>
    <style:style style:name="T405" style:family="text">
      <style:text-properties style:use-window-font-color="true" fo:language="en" fo:country="US" officeooo:rsid="039a0e3f"/>
    </style:style>
    <style:style style:name="T406" style:family="text">
      <style:text-properties style:use-window-font-color="true" fo:language="en" fo:country="US" officeooo:rsid="039ac5f6"/>
    </style:style>
    <style:style style:name="T407" style:family="text">
      <style:text-properties style:use-window-font-color="true" fo:language="en" fo:country="US" fo:font-style="normal" officeooo:rsid="03822459" style:font-style-asian="normal" style:font-style-complex="normal"/>
    </style:style>
    <style:style style:name="T408" style:family="text">
      <style:text-properties style:use-window-font-color="true" fo:language="en" fo:country="US" fo:font-style="normal" officeooo:rsid="03bb88b0" style:font-style-asian="normal" style:font-style-complex="normal"/>
    </style:style>
    <style:style style:name="T409" style:family="text">
      <style:text-properties style:use-window-font-color="true" fo:language="en" fo:country="US" fo:font-style="normal" officeooo:rsid="03b7be00" style:font-style-asian="normal" style:font-style-complex="normal"/>
    </style:style>
    <style:style style:name="T410" style:family="text">
      <style:text-properties style:use-window-font-color="true" fo:language="en" fo:country="US" fo:font-style="normal" officeooo:rsid="03bf6103" style:font-style-asian="normal" style:font-style-complex="normal"/>
    </style:style>
    <style:style style:name="T411" style:family="text">
      <style:text-properties style:use-window-font-color="true" fo:language="en" fo:country="US" fo:font-style="normal" officeooo:rsid="03c00874" style:font-style-asian="normal" style:font-style-complex="normal"/>
    </style:style>
    <style:style style:name="T412" style:family="text">
      <style:text-properties style:use-window-font-color="true" fo:language="en" fo:country="US" fo:font-style="normal" officeooo:rsid="03c03ea4" style:font-style-asian="normal" style:font-style-complex="normal"/>
    </style:style>
    <style:style style:name="T413" style:family="text">
      <style:text-properties style:use-window-font-color="true" fo:language="en" fo:country="US" fo:font-style="normal" officeooo:rsid="03c0759d" style:font-style-asian="normal" style:font-style-complex="normal"/>
    </style:style>
    <style:style style:name="T414" style:family="text">
      <style:text-properties style:use-window-font-color="true" fo:language="en" fo:country="US" fo:font-style="normal" officeooo:rsid="03c214fc" style:font-style-asian="normal" style:font-style-complex="normal"/>
    </style:style>
    <style:style style:name="T415" style:family="text">
      <style:text-properties style:use-window-font-color="true" fo:language="en" fo:country="US" fo:font-style="normal" officeooo:rsid="03c383e6" style:font-style-asian="normal" style:font-style-complex="normal"/>
    </style:style>
    <style:style style:name="T416" style:family="text">
      <style:text-properties style:use-window-font-color="true" fo:language="en" fo:country="US" fo:font-style="normal" officeooo:rsid="03c3c861" style:font-style-asian="normal" style:font-style-complex="normal"/>
    </style:style>
    <style:style style:name="T417" style:family="text">
      <style:text-properties style:use-window-font-color="true" fo:language="en" fo:country="US" fo:font-style="normal" officeooo:rsid="03c66ecc" style:font-style-asian="normal" style:font-style-complex="normal"/>
    </style:style>
    <style:style style:name="T418" style:family="text">
      <style:text-properties style:use-window-font-color="true" fo:language="en" fo:country="US" fo:font-style="normal" officeooo:rsid="03ca9934" style:font-style-asian="normal" style:font-style-complex="normal"/>
    </style:style>
    <style:style style:name="T419" style:family="text">
      <style:text-properties style:use-window-font-color="true" fo:language="en" fo:country="US" fo:font-style="normal" officeooo:rsid="03cb015d" style:font-style-asian="normal" style:font-style-complex="normal"/>
    </style:style>
    <style:style style:name="T420" style:family="text">
      <style:text-properties style:use-window-font-color="true" fo:language="en" fo:country="US" fo:font-style="normal" officeooo:rsid="03cba912" style:font-style-asian="normal" style:font-style-complex="normal"/>
    </style:style>
    <style:style style:name="T421" style:family="text">
      <style:text-properties style:use-window-font-color="true" fo:language="en" fo:country="US" fo:font-style="normal" officeooo:rsid="03cd1e0e" style:font-style-asian="normal" style:font-style-complex="normal"/>
    </style:style>
    <style:style style:name="T422" style:family="text">
      <style:text-properties style:use-window-font-color="true" fo:language="en" fo:country="US" fo:font-style="normal" officeooo:rsid="03e87a50" style:font-style-asian="normal" style:font-style-complex="normal"/>
    </style:style>
    <style:style style:name="T423" style:family="text">
      <style:text-properties style:use-window-font-color="true" fo:language="en" fo:country="US" fo:font-style="normal" officeooo:rsid="03e8fa1a" style:font-style-asian="normal" style:font-style-complex="normal"/>
    </style:style>
    <style:style style:name="T424" style:family="text">
      <style:text-properties style:use-window-font-color="true" fo:language="en" fo:country="US" fo:font-style="normal" officeooo:rsid="03fd1df5" style:font-style-asian="normal" style:font-style-complex="normal"/>
    </style:style>
    <style:style style:name="T425" style:family="text">
      <style:text-properties style:use-window-font-color="true" fo:language="en" fo:country="US" fo:font-style="normal" officeooo:rsid="0448c229" style:font-style-asian="normal" style:font-style-complex="normal"/>
    </style:style>
    <style:style style:name="T426" style:family="text">
      <style:text-properties style:use-window-font-color="true" fo:language="en" fo:country="US" fo:font-style="normal" officeooo:rsid="04504dbb" style:font-style-asian="normal" style:font-style-complex="normal"/>
    </style:style>
    <style:style style:name="T427" style:family="text">
      <style:text-properties style:use-window-font-color="true" fo:language="en" fo:country="US" fo:font-style="normal" officeooo:rsid="04521a60" style:font-style-asian="normal" style:font-style-complex="normal"/>
    </style:style>
    <style:style style:name="T428" style:family="text">
      <style:text-properties style:use-window-font-color="true" fo:language="en" fo:country="US" fo:font-style="normal" officeooo:rsid="045369ce" style:font-style-asian="normal" style:font-style-complex="normal"/>
    </style:style>
    <style:style style:name="T429" style:family="text">
      <style:text-properties style:use-window-font-color="true" fo:language="en" fo:country="US" fo:font-style="normal" officeooo:rsid="0453d9d1" style:font-style-asian="normal" style:font-style-complex="normal"/>
    </style:style>
    <style:style style:name="T430" style:family="text">
      <style:text-properties style:use-window-font-color="true" fo:language="en" fo:country="US" fo:font-style="normal" officeooo:rsid="04acea43" style:font-style-asian="normal" style:font-style-complex="normal"/>
    </style:style>
    <style:style style:name="T431" style:family="text">
      <style:text-properties style:use-window-font-color="true" fo:language="en" fo:country="US" fo:font-style="normal" officeooo:rsid="04c12abb" style:font-style-asian="normal" style:font-style-complex="normal"/>
    </style:style>
    <style:style style:name="T432" style:family="text">
      <style:text-properties style:use-window-font-color="true" fo:language="en" fo:country="US" fo:font-style="normal" officeooo:rsid="05431b19" style:font-style-asian="normal" style:font-style-complex="normal"/>
    </style:style>
    <style:style style:name="T433" style:family="text">
      <style:text-properties style:use-window-font-color="true" fo:language="en" fo:country="US" fo:font-style="normal" officeooo:rsid="08dfcb39" style:font-style-asian="normal" style:font-style-complex="normal"/>
    </style:style>
    <style:style style:name="T434" style:family="text">
      <style:text-properties style:use-window-font-color="true" fo:language="en" fo:country="US" fo:font-style="normal" officeooo:rsid="08e2ba4c" style:font-style-asian="normal" style:font-style-complex="normal"/>
    </style:style>
    <style:style style:name="T435" style:family="text">
      <style:text-properties style:use-window-font-color="true" fo:language="en" fo:country="US" fo:font-style="normal" officeooo:rsid="0a856e34" style:font-style-asian="normal" style:font-style-complex="normal"/>
    </style:style>
    <style:style style:name="T436" style:family="text">
      <style:text-properties style:use-window-font-color="true" fo:language="en" fo:country="US" fo:font-style="normal" officeooo:rsid="091147df" fo:background-color="transparent" loext:char-shading-value="0" style:font-style-asian="normal" style:font-style-complex="normal"/>
    </style:style>
    <style:style style:name="T437" style:family="text">
      <style:text-properties style:use-window-font-color="true" fo:language="en" fo:country="US" fo:font-style="normal" officeooo:rsid="09059bd1" fo:background-color="transparent" loext:char-shading-value="0" style:font-style-asian="normal" style:font-style-complex="normal"/>
    </style:style>
    <style:style style:name="T438" style:family="text">
      <style:text-properties style:use-window-font-color="true" fo:language="en" fo:country="US" fo:font-style="normal" officeooo:rsid="08823faf" fo:background-color="transparent" loext:char-shading-value="0" style:font-style-asian="normal" style:font-style-complex="normal"/>
    </style:style>
    <style:style style:name="T439" style:family="text">
      <style:text-properties style:use-window-font-color="true" fo:language="en" fo:country="US" fo:font-style="normal" officeooo:rsid="091708be" fo:background-color="transparent" loext:char-shading-value="0" style:font-style-asian="normal" style:font-style-complex="normal"/>
    </style:style>
    <style:style style:name="T440" style:family="text">
      <style:text-properties style:use-window-font-color="true" fo:language="en" fo:country="US" officeooo:rsid="03a2cf5d"/>
    </style:style>
    <style:style style:name="T441" style:family="text">
      <style:text-properties style:use-window-font-color="true" fo:language="en" fo:country="US" officeooo:rsid="03a536f9"/>
    </style:style>
    <style:style style:name="T442" style:family="text">
      <style:text-properties style:use-window-font-color="true" fo:language="en" fo:country="US" officeooo:rsid="03a9420e"/>
    </style:style>
    <style:style style:name="T443" style:family="text">
      <style:text-properties style:use-window-font-color="true" fo:language="en" fo:country="US" officeooo:rsid="035e1365"/>
    </style:style>
    <style:style style:name="T444" style:family="text">
      <style:text-properties style:use-window-font-color="true" fo:language="en" fo:country="US" officeooo:rsid="03603a67"/>
    </style:style>
    <style:style style:name="T445" style:family="text">
      <style:text-properties style:use-window-font-color="true" fo:language="en" fo:country="US" officeooo:rsid="0365070a"/>
    </style:style>
    <style:style style:name="T446" style:family="text">
      <style:text-properties style:use-window-font-color="true" fo:language="en" fo:country="US" officeooo:rsid="032b3b55"/>
    </style:style>
    <style:style style:name="T447" style:family="text">
      <style:text-properties style:use-window-font-color="true" fo:language="en" fo:country="US" officeooo:rsid="032c9e6f"/>
    </style:style>
    <style:style style:name="T448" style:family="text">
      <style:text-properties style:use-window-font-color="true" fo:language="en" fo:country="US" officeooo:rsid="032bf5e6"/>
    </style:style>
    <style:style style:name="T449" style:family="text">
      <style:text-properties style:use-window-font-color="true" fo:language="en" fo:country="US" officeooo:rsid="032dbf86"/>
    </style:style>
    <style:style style:name="T450" style:family="text">
      <style:text-properties style:use-window-font-color="true" fo:language="en" fo:country="US" officeooo:rsid="036539b4"/>
    </style:style>
    <style:style style:name="T451" style:family="text">
      <style:text-properties style:use-window-font-color="true" fo:language="en" fo:country="US" officeooo:rsid="0366f6dd"/>
    </style:style>
    <style:style style:name="T452" style:family="text">
      <style:text-properties style:use-window-font-color="true" fo:language="en" fo:country="US" officeooo:rsid="036aef2a"/>
    </style:style>
    <style:style style:name="T453" style:family="text">
      <style:text-properties style:use-window-font-color="true" fo:language="en" fo:country="US" officeooo:rsid="036df70a"/>
    </style:style>
    <style:style style:name="T454" style:family="text">
      <style:text-properties style:use-window-font-color="true" fo:language="en" fo:country="US" officeooo:rsid="036fbf44"/>
    </style:style>
    <style:style style:name="T455" style:family="text">
      <style:text-properties style:use-window-font-color="true" fo:language="en" fo:country="US" officeooo:rsid="0370ccae"/>
    </style:style>
    <style:style style:name="T456" style:family="text">
      <style:text-properties style:use-window-font-color="true" fo:language="en" fo:country="US" officeooo:rsid="03727a84"/>
    </style:style>
    <style:style style:name="T457" style:family="text">
      <style:text-properties style:use-window-font-color="true" fo:language="en" fo:country="US" officeooo:rsid="0373d397"/>
    </style:style>
    <style:style style:name="T458" style:family="text">
      <style:text-properties style:use-window-font-color="true" fo:language="en" fo:country="US" officeooo:rsid="03d1712d"/>
    </style:style>
    <style:style style:name="T459" style:family="text">
      <style:text-properties style:use-window-font-color="true" fo:language="en" fo:country="US" officeooo:rsid="03d20c3e"/>
    </style:style>
    <style:style style:name="T460" style:family="text">
      <style:text-properties style:use-window-font-color="true" fo:language="en" fo:country="US" officeooo:rsid="03d2f1bb"/>
    </style:style>
    <style:style style:name="T461" style:family="text">
      <style:text-properties style:use-window-font-color="true" fo:language="en" fo:country="US" officeooo:rsid="03da793a"/>
    </style:style>
    <style:style style:name="T462" style:family="text">
      <style:text-properties style:use-window-font-color="true" fo:language="en" fo:country="US" officeooo:rsid="03fe27c7"/>
    </style:style>
    <style:style style:name="T463" style:family="text">
      <style:text-properties style:use-window-font-color="true" fo:language="en" fo:country="US" officeooo:rsid="03fff508"/>
    </style:style>
    <style:style style:name="T464" style:family="text">
      <style:text-properties style:use-window-font-color="true" fo:language="en" fo:country="US" officeooo:rsid="040121aa"/>
    </style:style>
    <style:style style:name="T465" style:family="text">
      <style:text-properties style:use-window-font-color="true" fo:language="en" fo:country="US" officeooo:rsid="04029c97"/>
    </style:style>
    <style:style style:name="T466" style:family="text">
      <style:text-properties style:use-window-font-color="true" fo:language="en" fo:country="US" officeooo:rsid="040431ee"/>
    </style:style>
    <style:style style:name="T467" style:family="text">
      <style:text-properties style:use-window-font-color="true" fo:language="en" fo:country="US" officeooo:rsid="040494d5"/>
    </style:style>
    <style:style style:name="T468" style:family="text">
      <style:text-properties style:use-window-font-color="true" fo:language="en" fo:country="US" officeooo:rsid="0407d68b"/>
    </style:style>
    <style:style style:name="T469" style:family="text">
      <style:text-properties style:use-window-font-color="true" fo:language="en" fo:country="US" officeooo:rsid="040eeb06"/>
    </style:style>
    <style:style style:name="T470" style:family="text">
      <style:text-properties style:use-window-font-color="true" fo:language="en" fo:country="US" officeooo:rsid="04521a60"/>
    </style:style>
    <style:style style:name="T471" style:family="text">
      <style:text-properties style:use-window-font-color="true" fo:language="en" fo:country="US" officeooo:rsid="0454997b"/>
    </style:style>
    <style:style style:name="T472" style:family="text">
      <style:text-properties style:use-window-font-color="true" fo:language="en" fo:country="US" officeooo:rsid="04567d5c"/>
    </style:style>
    <style:style style:name="T473" style:family="text">
      <style:text-properties style:use-window-font-color="true" fo:language="en" fo:country="US" officeooo:rsid="045b81ba"/>
    </style:style>
    <style:style style:name="T474" style:family="text">
      <style:text-properties style:use-window-font-color="true" fo:language="en" fo:country="US" officeooo:rsid="045d43aa"/>
    </style:style>
    <style:style style:name="T475" style:family="text">
      <style:text-properties style:use-window-font-color="true" fo:language="en" fo:country="US" officeooo:rsid="045f2017"/>
    </style:style>
    <style:style style:name="T476" style:family="text">
      <style:text-properties style:use-window-font-color="true" fo:language="en" fo:country="US" officeooo:rsid="02e3c212"/>
    </style:style>
    <style:style style:name="T477" style:family="text">
      <style:text-properties style:use-window-font-color="true" fo:language="en" fo:country="US" officeooo:rsid="02f2e011"/>
    </style:style>
    <style:style style:name="T478" style:family="text">
      <style:text-properties style:use-window-font-color="true" fo:language="en" fo:country="US" officeooo:rsid="02fd6d80"/>
    </style:style>
    <style:style style:name="T479" style:family="text">
      <style:text-properties style:use-window-font-color="true" fo:language="en" fo:country="US" officeooo:rsid="02f8bf4f"/>
    </style:style>
    <style:style style:name="T480" style:family="text">
      <style:text-properties style:use-window-font-color="true" fo:language="en" fo:country="US" officeooo:rsid="03086aba"/>
    </style:style>
    <style:style style:name="T481" style:family="text">
      <style:text-properties style:use-window-font-color="true" fo:language="en" fo:country="US" officeooo:rsid="02f57ebc"/>
    </style:style>
    <style:style style:name="T482" style:family="text">
      <style:text-properties style:use-window-font-color="true" fo:language="en" fo:country="US" officeooo:rsid="02f6d45b"/>
    </style:style>
    <style:style style:name="T483" style:family="text">
      <style:text-properties style:use-window-font-color="true" fo:language="en" fo:country="US" officeooo:rsid="02f4cfdb"/>
    </style:style>
    <style:style style:name="T484" style:family="text">
      <style:text-properties style:use-window-font-color="true" fo:language="en" fo:country="US" officeooo:rsid="02e84e2f"/>
    </style:style>
    <style:style style:name="T485" style:family="text">
      <style:text-properties style:use-window-font-color="true" fo:language="en" fo:country="US" officeooo:rsid="03110b4d"/>
    </style:style>
    <style:style style:name="T486" style:family="text">
      <style:text-properties style:use-window-font-color="true" fo:language="en" fo:country="US" officeooo:rsid="02f9956a"/>
    </style:style>
    <style:style style:name="T487" style:family="text">
      <style:text-properties style:use-window-font-color="true" fo:language="en" fo:country="US" officeooo:rsid="02ebd7d3"/>
    </style:style>
    <style:style style:name="T488" style:family="text">
      <style:text-properties style:use-window-font-color="true" fo:language="en" fo:country="US" officeooo:rsid="0302265c"/>
    </style:style>
    <style:style style:name="T489" style:family="text">
      <style:text-properties style:use-window-font-color="true" fo:language="en" fo:country="US" officeooo:rsid="02e8a5b3"/>
    </style:style>
    <style:style style:name="T490" style:family="text">
      <style:text-properties style:use-window-font-color="true" fo:language="en" fo:country="US" officeooo:rsid="0313a59e"/>
    </style:style>
    <style:style style:name="T491" style:family="text">
      <style:text-properties style:use-window-font-color="true" fo:language="en" fo:country="US" officeooo:rsid="02e996ec"/>
    </style:style>
    <style:style style:name="T492" style:family="text">
      <style:text-properties style:use-window-font-color="true" fo:language="en" fo:country="US" officeooo:rsid="02eab69f"/>
    </style:style>
    <style:style style:name="T493" style:family="text">
      <style:text-properties style:use-window-font-color="true" fo:language="en" fo:country="US" officeooo:rsid="02ed9701"/>
    </style:style>
    <style:style style:name="T494" style:family="text">
      <style:text-properties style:use-window-font-color="true" fo:language="en" fo:country="US" officeooo:rsid="030139dc"/>
    </style:style>
    <style:style style:name="T495" style:family="text">
      <style:text-properties style:use-window-font-color="true" fo:language="en" fo:country="US" officeooo:rsid="03777bd8"/>
    </style:style>
    <style:style style:name="T496" style:family="text">
      <style:text-properties style:use-window-font-color="true" fo:language="en" fo:country="US" officeooo:rsid="031482aa"/>
    </style:style>
    <style:style style:name="T497" style:family="text">
      <style:text-properties style:use-window-font-color="true" fo:language="en" fo:country="US" officeooo:rsid="03023da9"/>
    </style:style>
    <style:style style:name="T498" style:family="text">
      <style:text-properties style:use-window-font-color="true" fo:language="en" fo:country="US" officeooo:rsid="0302c7a3"/>
    </style:style>
    <style:style style:name="T499" style:family="text">
      <style:text-properties style:use-window-font-color="true" fo:language="en" fo:country="US" officeooo:rsid="0379a4aa"/>
    </style:style>
    <style:style style:name="T500" style:family="text">
      <style:text-properties style:use-window-font-color="true" fo:language="en" fo:country="US" officeooo:rsid="02f9fb8f"/>
    </style:style>
    <style:style style:name="T501" style:family="text">
      <style:text-properties style:use-window-font-color="true" fo:language="en" fo:country="US" officeooo:rsid="02fa18e5"/>
    </style:style>
    <style:style style:name="T502" style:family="text">
      <style:text-properties style:use-window-font-color="true" fo:language="en" fo:country="US" officeooo:rsid="02fb40e8"/>
    </style:style>
    <style:style style:name="T503" style:family="text">
      <style:text-properties style:use-window-font-color="true" fo:language="en" fo:country="US" officeooo:rsid="02fb9b1a"/>
    </style:style>
    <style:style style:name="T504" style:family="text">
      <style:text-properties style:use-window-font-color="true" fo:language="en" fo:country="US" officeooo:rsid="03188800"/>
    </style:style>
    <style:style style:name="T505" style:family="text">
      <style:text-properties style:use-window-font-color="true" fo:language="en" fo:country="US" officeooo:rsid="031a4278"/>
    </style:style>
    <style:style style:name="T506" style:family="text">
      <style:text-properties style:use-window-font-color="true" fo:language="en" fo:country="US" officeooo:rsid="033f6ee2"/>
    </style:style>
    <style:style style:name="T507" style:family="text">
      <style:text-properties style:use-window-font-color="true" fo:language="en" fo:country="US" officeooo:rsid="031f81da"/>
    </style:style>
    <style:style style:name="T508" style:family="text">
      <style:text-properties style:use-window-font-color="true" fo:language="en" fo:country="US" officeooo:rsid="031ba802"/>
    </style:style>
    <style:style style:name="T509" style:family="text">
      <style:text-properties style:use-window-font-color="true" fo:language="en" fo:country="US" officeooo:rsid="0379f335"/>
    </style:style>
    <style:style style:name="T510" style:family="text">
      <style:text-properties style:use-window-font-color="true" fo:language="en" fo:country="US" officeooo:rsid="031c32ed"/>
    </style:style>
    <style:style style:name="T511" style:family="text">
      <style:text-properties style:use-window-font-color="true" fo:language="en" fo:country="US" officeooo:rsid="032175d1"/>
    </style:style>
    <style:style style:name="T512" style:family="text">
      <style:text-properties style:use-window-font-color="true" fo:language="en" fo:country="US" officeooo:rsid="0496f048"/>
    </style:style>
    <style:style style:name="T513" style:family="text">
      <style:text-properties style:use-window-font-color="true" fo:language="en" fo:country="US" officeooo:rsid="04bc8327"/>
    </style:style>
    <style:style style:name="T514" style:family="text">
      <style:text-properties style:use-window-font-color="true" fo:language="en" fo:country="US" officeooo:rsid="04fd6469"/>
    </style:style>
    <style:style style:name="T515" style:family="text">
      <style:text-properties style:use-window-font-color="true" fo:language="en" fo:country="US" officeooo:rsid="0518e728"/>
    </style:style>
    <style:style style:name="T516" style:family="text">
      <style:text-properties style:use-window-font-color="true" fo:language="en" fo:country="US" officeooo:rsid="0543c651"/>
    </style:style>
    <style:style style:name="T517" style:family="text">
      <style:text-properties style:use-window-font-color="true" fo:language="en" fo:country="US" officeooo:rsid="0544f459"/>
    </style:style>
    <style:style style:name="T518" style:family="text">
      <style:text-properties style:use-window-font-color="true" fo:language="en" fo:country="US" officeooo:rsid="05451849"/>
    </style:style>
    <style:style style:name="T519" style:family="text">
      <style:text-properties style:use-window-font-color="true" fo:language="en" fo:country="US" officeooo:rsid="0545a3fd"/>
    </style:style>
    <style:style style:name="T520" style:family="text">
      <style:text-properties style:use-window-font-color="true" fo:language="en" fo:country="US" officeooo:rsid="05a05de3"/>
    </style:style>
    <style:style style:name="T521" style:family="text">
      <style:text-properties style:use-window-font-color="true" fo:language="en" fo:country="US" fo:font-style="italic" officeooo:rsid="019e39ff" style:font-style-asian="italic" style:font-style-complex="italic"/>
    </style:style>
    <style:style style:name="T522" style:family="text">
      <style:text-properties style:use-window-font-color="true" fo:language="en" fo:country="US" fo:font-style="italic" officeooo:rsid="0a856e34" style:font-style-asian="italic" style:font-style-complex="italic"/>
    </style:style>
    <style:style style:name="T523" style:family="text">
      <style:text-properties style:use-window-font-color="true" fo:language="en" fo:country="US" fo:font-style="italic" officeooo:rsid="0b214b60" style:font-style-asian="italic" style:font-style-complex="italic"/>
    </style:style>
    <style:style style:name="T524" style:family="text">
      <style:text-properties style:use-window-font-color="true" fo:language="en" fo:country="US" fo:font-style="italic" officeooo:rsid="0e4ab443" style:font-style-asian="italic" style:font-style-complex="italic"/>
    </style:style>
    <style:style style:name="T525" style:family="text">
      <style:text-properties style:use-window-font-color="true" fo:language="en" fo:country="US" officeooo:rsid="068d1eac"/>
    </style:style>
    <style:style style:name="T526" style:family="text">
      <style:text-properties style:use-window-font-color="true" fo:language="en" fo:country="US" officeooo:rsid="03160fc1"/>
    </style:style>
    <style:style style:name="T527" style:family="text">
      <style:text-properties style:use-window-font-color="true" fo:language="en" fo:country="US" officeooo:rsid="0776309d"/>
    </style:style>
    <style:style style:name="T528" style:family="text">
      <style:text-properties style:use-window-font-color="true" fo:language="en" fo:country="US" officeooo:rsid="077620e1"/>
    </style:style>
    <style:style style:name="T529" style:family="text">
      <style:text-properties style:use-window-font-color="true" fo:language="en" fo:country="US" officeooo:rsid="080de9a2"/>
    </style:style>
    <style:style style:name="T530" style:family="text">
      <style:text-properties style:use-window-font-color="true" fo:language="en" fo:country="US" officeooo:rsid="080f5603"/>
    </style:style>
    <style:style style:name="T531" style:family="text">
      <style:text-properties style:use-window-font-color="true" fo:language="en" fo:country="US" officeooo:rsid="080fdd88"/>
    </style:style>
    <style:style style:name="T532" style:family="text">
      <style:text-properties style:use-window-font-color="true" fo:language="en" fo:country="US" officeooo:rsid="081f569b"/>
    </style:style>
    <style:style style:name="T533" style:family="text">
      <style:text-properties style:use-window-font-color="true" fo:language="en" fo:country="US" officeooo:rsid="0833de29"/>
    </style:style>
    <style:style style:name="T534" style:family="text">
      <style:text-properties style:use-window-font-color="true" fo:language="en" fo:country="US" officeooo:rsid="07b17c2e"/>
    </style:style>
    <style:style style:name="T535" style:family="text">
      <style:text-properties style:use-window-font-color="true" fo:language="en" fo:country="US" officeooo:rsid="087990ee"/>
    </style:style>
    <style:style style:name="T536" style:family="text">
      <style:text-properties style:use-window-font-color="true" fo:language="en" fo:country="US" officeooo:rsid="0920fbb7"/>
    </style:style>
    <style:style style:name="T537" style:family="text">
      <style:text-properties style:use-window-font-color="true" fo:language="en" fo:country="US" officeooo:rsid="092fc18c"/>
    </style:style>
    <style:style style:name="T538" style:family="text">
      <style:text-properties style:use-window-font-color="true" fo:language="en" fo:country="US" officeooo:rsid="08fa70a8"/>
    </style:style>
    <style:style style:name="T539" style:family="text">
      <style:text-properties style:use-window-font-color="true" fo:language="en" fo:country="US" officeooo:rsid="09249a85"/>
    </style:style>
    <style:style style:name="T540" style:family="text">
      <style:text-properties style:use-window-font-color="true" fo:language="en" fo:country="US" officeooo:rsid="08fb1916"/>
    </style:style>
    <style:style style:name="T541" style:family="text">
      <style:text-properties style:use-window-font-color="true" fo:language="en" fo:country="US" officeooo:rsid="07704620"/>
    </style:style>
    <style:style style:name="T542" style:family="text">
      <style:text-properties style:use-window-font-color="true" fo:language="en" fo:country="US" officeooo:rsid="07614cfd"/>
    </style:style>
    <style:style style:name="T543" style:family="text">
      <style:text-properties style:use-window-font-color="true" fo:language="en" fo:country="US" officeooo:rsid="0871ba8f"/>
    </style:style>
    <style:style style:name="T544" style:family="text">
      <style:text-properties style:use-window-font-color="true" fo:language="en" fo:country="US" officeooo:rsid="0769aee6"/>
    </style:style>
    <style:style style:name="T545" style:family="text">
      <style:text-properties style:use-window-font-color="true" officeooo:rsid="02e1a8ed"/>
    </style:style>
    <style:style style:name="T546" style:family="text">
      <style:text-properties style:use-window-font-color="true" officeooo:rsid="02e1ab4a"/>
    </style:style>
    <style:style style:name="T547" style:family="text">
      <style:text-properties style:use-window-font-color="true" officeooo:rsid="02edc29a"/>
    </style:style>
    <style:style style:name="T548" style:family="text">
      <style:text-properties style:use-window-font-color="true" officeooo:rsid="02f15e58"/>
    </style:style>
    <style:style style:name="T549" style:family="text">
      <style:text-properties style:use-window-font-color="true" officeooo:rsid="02e0718c"/>
    </style:style>
    <style:style style:name="T550" style:family="text">
      <style:text-properties style:use-window-font-color="true" officeooo:rsid="0348fa28"/>
    </style:style>
    <style:style style:name="T551" style:family="text">
      <style:text-properties style:use-window-font-color="true" officeooo:rsid="034ae7a9"/>
    </style:style>
    <style:style style:name="T552" style:family="text">
      <style:text-properties style:use-window-font-color="true" officeooo:rsid="034cb557"/>
    </style:style>
    <style:style style:name="T553" style:family="text">
      <style:text-properties style:use-window-font-color="true" officeooo:rsid="034e4b76"/>
    </style:style>
    <style:style style:name="T554" style:family="text">
      <style:text-properties style:use-window-font-color="true" officeooo:rsid="034fc6dc"/>
    </style:style>
    <style:style style:name="T555" style:family="text">
      <style:text-properties style:use-window-font-color="true" officeooo:rsid="03515d77"/>
    </style:style>
    <style:style style:name="T556" style:family="text">
      <style:text-properties style:use-window-font-color="true" officeooo:rsid="0352f208"/>
    </style:style>
    <style:style style:name="T557" style:family="text">
      <style:text-properties style:use-window-font-color="true" officeooo:rsid="03539f99"/>
    </style:style>
    <style:style style:name="T558" style:family="text">
      <style:text-properties style:use-window-font-color="true" officeooo:rsid="0357ae98"/>
    </style:style>
    <style:style style:name="T559" style:family="text">
      <style:text-properties style:use-window-font-color="true" officeooo:rsid="03599fa1"/>
    </style:style>
    <style:style style:name="T560" style:family="text">
      <style:text-properties style:use-window-font-color="true" officeooo:rsid="037b60db"/>
    </style:style>
    <style:style style:name="T561" style:family="tex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officeooo:rsid="005cc305" style:font-size-asian="10pt" style:font-style-asian="normal" style:font-weight-asian="normal" style:text-emphasize="none"/>
    </style:style>
    <style:style style:name="T562" style:family="text">
      <style:text-properties style:use-window-font-color="true" officeooo:rsid="024dd273"/>
    </style:style>
    <style:style style:name="T563" style:family="text">
      <style:text-properties style:use-window-font-color="true" fo:font-style="italic" officeooo:rsid="024dd273" style:font-style-asian="italic" style:font-style-complex="italic"/>
    </style:style>
    <style:style style:name="T564" style:family="text">
      <style:text-properties style:use-window-font-color="true" fo:font-style="italic" officeooo:rsid="07801ea3" style:font-style-asian="italic" style:font-style-complex="italic"/>
    </style:style>
    <style:style style:name="T565" style:family="text">
      <style:text-properties style:use-window-font-color="true" fo:font-style="italic" officeooo:rsid="07b92e9e" style:font-style-asian="italic" style:font-style-complex="italic"/>
    </style:style>
    <style:style style:name="T566" style:family="text">
      <style:text-properties style:use-window-font-color="true" fo:font-style="italic" officeooo:rsid="07b54bf5" style:font-style-asian="italic" style:font-style-complex="italic"/>
    </style:style>
    <style:style style:name="T567" style:family="text">
      <style:text-properties style:use-window-font-color="true" fo:font-style="normal" officeooo:rsid="07801ea3" style:font-style-asian="normal" style:font-style-complex="normal"/>
    </style:style>
    <style:style style:name="T568" style:family="text">
      <style:text-properties style:use-window-font-color="true" fo:font-style="normal" officeooo:rsid="079d8e41" style:font-style-asian="normal" style:font-style-complex="normal"/>
    </style:style>
    <style:style style:name="T569" style:family="text">
      <style:text-properties style:use-window-font-color="true" fo:font-style="normal" officeooo:rsid="07b54bf5" style:font-style-asian="normal" style:font-style-complex="normal"/>
    </style:style>
    <style:style style:name="T570" style:family="text">
      <style:text-properties style:use-window-font-color="true" fo:font-style="normal" officeooo:rsid="07b5a8ce" style:font-style-asian="normal" style:font-style-complex="normal"/>
    </style:style>
    <style:style style:name="T571" style:family="text">
      <style:text-properties style:use-window-font-color="true" fo:font-style="normal" officeooo:rsid="07b92e9e" style:font-style-asian="normal" style:font-style-complex="normal"/>
    </style:style>
    <style:style style:name="T572" style:family="text">
      <style:text-properties style:use-window-font-color="true" fo:font-style="normal" officeooo:rsid="07bb17d1" style:font-style-asian="normal" style:font-style-complex="normal"/>
    </style:style>
    <style:style style:name="T573" style:family="text">
      <style:text-properties style:use-window-font-color="true" fo:font-style="normal" officeooo:rsid="07bc2e40" style:font-style-asian="normal" style:font-style-complex="normal"/>
    </style:style>
    <style:style style:name="T574" style:family="text">
      <style:text-properties style:use-window-font-color="true" fo:font-style="normal" officeooo:rsid="07bfc25a" style:font-style-asian="normal" style:font-style-complex="normal"/>
    </style:style>
    <style:style style:name="T575" style:family="text">
      <style:text-properties style:use-window-font-color="true" fo:font-style="normal" officeooo:rsid="07c141dd" style:font-style-asian="normal" style:font-style-complex="normal"/>
    </style:style>
    <style:style style:name="T576" style:family="text">
      <style:text-properties style:use-window-font-color="true" fo:font-style="normal" officeooo:rsid="07c1ae0b" style:font-style-asian="normal" style:font-style-complex="normal"/>
    </style:style>
    <style:style style:name="T577" style:family="text">
      <style:text-properties style:use-window-font-color="true" fo:font-style="normal" officeooo:rsid="07c1f9f6" style:font-style-asian="normal" style:font-style-complex="normal"/>
    </style:style>
    <style:style style:name="T578" style:family="text">
      <style:text-properties style:use-window-font-color="true" fo:font-style="normal" officeooo:rsid="07c48b76" style:font-style-asian="normal" style:font-style-complex="normal"/>
    </style:style>
    <style:style style:name="T579" style:family="text">
      <style:text-properties style:use-window-font-color="true" fo:font-style="normal" officeooo:rsid="07c645ed" style:font-style-asian="normal" style:font-style-complex="normal"/>
    </style:style>
    <style:style style:name="T580" style:family="text">
      <style:text-properties style:use-window-font-color="true" fo:font-style="normal" officeooo:rsid="07c76357" style:font-style-asian="normal" style:font-style-complex="normal"/>
    </style:style>
    <style:style style:name="T581" style:family="text">
      <style:text-properties style:use-window-font-color="true" fo:font-style="normal" officeooo:rsid="07ca9eab" style:font-style-asian="normal" style:font-style-complex="normal"/>
    </style:style>
    <style:style style:name="T582" style:family="text">
      <style:text-properties style:use-window-font-color="true" fo:font-style="normal" officeooo:rsid="07cc5846" style:font-style-asian="normal" style:font-style-complex="normal"/>
    </style:style>
    <style:style style:name="T583" style:family="text">
      <style:text-properties style:use-window-font-color="true" fo:font-style="normal" officeooo:rsid="07ccd9cf" style:font-style-asian="normal" style:font-style-complex="normal"/>
    </style:style>
    <style:style style:name="T584" style:family="text">
      <style:text-properties style:use-window-font-color="true" fo:font-style="normal" officeooo:rsid="07cd0168" style:font-style-asian="normal" style:font-style-complex="normal"/>
    </style:style>
    <style:style style:name="T585" style:family="text">
      <style:text-properties style:use-window-font-color="true" fo:font-style="normal" officeooo:rsid="07cdf7fc" style:font-style-asian="normal" style:font-style-complex="normal"/>
    </style:style>
    <style:style style:name="T586" style:family="text">
      <style:text-properties style:use-window-font-color="true" fo:font-style="normal" officeooo:rsid="07cee4bb" style:font-style-asian="normal" style:font-style-complex="normal"/>
    </style:style>
    <style:style style:name="T587" style:family="text">
      <style:text-properties style:use-window-font-color="true" fo:font-style="normal" officeooo:rsid="07d23667" style:font-style-asian="normal" style:font-style-complex="normal"/>
    </style:style>
    <style:style style:name="T588" style:family="text">
      <style:text-properties style:use-window-font-color="true" fo:font-style="normal" officeooo:rsid="07d3b3ab" style:font-style-asian="normal" style:font-style-complex="normal"/>
    </style:style>
    <style:style style:name="T589" style:family="text">
      <style:text-properties style:use-window-font-color="true" fo:font-style="normal" officeooo:rsid="07d50943" style:font-style-asian="normal" style:font-style-complex="normal"/>
    </style:style>
    <style:style style:name="T590" style:family="text">
      <style:text-properties style:use-window-font-color="true" fo:font-style="normal" officeooo:rsid="07d565b6" style:font-style-asian="normal" style:font-style-complex="normal"/>
    </style:style>
    <style:style style:name="T591" style:family="text">
      <style:text-properties style:use-window-font-color="true" fo:font-style="normal" officeooo:rsid="07d76dd5" style:font-style-asian="normal" style:font-style-complex="normal"/>
    </style:style>
    <style:style style:name="T592" style:family="text">
      <style:text-properties style:use-window-font-color="true" fo:font-style="normal" officeooo:rsid="07d8fc55" style:font-style-asian="normal" style:font-style-complex="normal"/>
    </style:style>
    <style:style style:name="T593" style:family="text">
      <style:text-properties style:use-window-font-color="true" fo:font-style="normal" officeooo:rsid="07db992a" style:font-style-asian="normal" style:font-style-complex="normal"/>
    </style:style>
    <style:style style:name="T594" style:family="text">
      <style:text-properties style:use-window-font-color="true" fo:font-style="normal" officeooo:rsid="07dd155f" style:font-style-asian="normal" style:font-style-complex="normal"/>
    </style:style>
    <style:style style:name="T595" style:family="text">
      <style:text-properties style:use-window-font-color="true" fo:font-style="normal" officeooo:rsid="07de2c7e" style:font-style-asian="normal" style:font-style-complex="normal"/>
    </style:style>
    <style:style style:name="T596" style:family="text">
      <style:text-properties style:use-window-font-color="true" fo:font-style="normal" officeooo:rsid="07deb4fa" style:font-style-asian="normal" style:font-style-complex="normal"/>
    </style:style>
    <style:style style:name="T597" style:family="text">
      <style:text-properties style:use-window-font-color="true" fo:font-style="normal" officeooo:rsid="07df317d" style:font-style-asian="normal" style:font-style-complex="normal"/>
    </style:style>
    <style:style style:name="T598" style:family="text">
      <style:text-properties style:use-window-font-color="true" fo:font-style="normal" officeooo:rsid="07e01dfa" style:font-style-asian="normal" style:font-style-complex="normal"/>
    </style:style>
    <style:style style:name="T599" style:family="text">
      <style:text-properties style:use-window-font-color="true" fo:font-style="normal" officeooo:rsid="07e06d84" style:font-style-asian="normal" style:font-style-complex="normal"/>
    </style:style>
    <style:style style:name="T600" style:family="text">
      <style:text-properties style:use-window-font-color="true" fo:font-style="normal" officeooo:rsid="07f44543" style:font-style-asian="normal" style:font-style-complex="normal"/>
    </style:style>
    <style:style style:name="T601" style:family="text">
      <style:text-properties style:use-window-font-color="true" fo:font-style="normal" officeooo:rsid="07f5873a" style:font-style-asian="normal" style:font-style-complex="normal"/>
    </style:style>
    <style:style style:name="T602" style:family="text">
      <style:text-properties style:use-window-font-color="true" fo:font-style="normal" officeooo:rsid="08009182" style:font-style-asian="normal" style:font-style-complex="normal"/>
    </style:style>
    <style:style style:name="T603" style:family="text">
      <style:text-properties style:use-window-font-color="true" fo:font-style="normal" officeooo:rsid="080190d7" style:font-style-asian="normal" style:font-style-complex="normal"/>
    </style:style>
    <style:style style:name="T604" style:family="text">
      <style:text-properties style:use-window-font-color="true" fo:font-style="normal" officeooo:rsid="0802114f" style:font-style-asian="normal" style:font-style-complex="normal"/>
    </style:style>
    <style:style style:name="T605" style:family="text">
      <style:text-properties style:use-window-font-color="true" fo:font-style="normal" officeooo:rsid="08d24341" style:font-style-asian="normal" style:font-style-complex="normal"/>
    </style:style>
    <style:style style:name="T606" style:family="text">
      <style:text-properties style:use-window-font-color="true" fo:font-style="normal" officeooo:rsid="08b4d748" style:font-style-asian="normal" style:font-style-complex="normal"/>
    </style:style>
    <style:style style:name="T607" style:family="text">
      <style:text-properties style:use-window-font-color="true" fo:font-style="normal" officeooo:rsid="08b5edcd" style:font-style-asian="normal" style:font-style-complex="normal"/>
    </style:style>
    <style:style style:name="T608" style:family="text">
      <style:text-properties style:use-window-font-color="true" fo:font-style="normal" officeooo:rsid="0769aee6" style:font-style-asian="normal" style:font-style-complex="normal"/>
    </style:style>
    <style:style style:name="T609" style:family="text">
      <style:text-properties style:use-window-font-color="true" fo:font-style="normal" officeooo:rsid="08d7fb66" style:font-style-asian="normal" style:font-style-complex="normal"/>
    </style:style>
    <style:style style:name="T610" style:family="text">
      <style:text-properties style:use-window-font-color="true" fo:font-style="normal" officeooo:rsid="08d68d5c" style:font-style-asian="normal" style:font-style-complex="normal"/>
    </style:style>
    <style:style style:name="T611" style:family="text">
      <style:text-properties style:use-window-font-color="true" fo:font-style="normal" officeooo:rsid="08dfcb39" style:font-style-asian="normal" style:font-style-complex="normal"/>
    </style:style>
    <style:style style:name="T612" style:family="text">
      <style:text-properties style:use-window-font-color="true" fo:font-style="normal" officeooo:rsid="08e63006" style:font-style-asian="normal" style:font-style-complex="normal"/>
    </style:style>
    <style:style style:name="T613" style:family="text">
      <style:text-properties style:use-window-font-color="true" fo:font-style="normal" officeooo:rsid="08e39129" style:font-style-asian="normal" style:font-style-complex="normal"/>
    </style:style>
    <style:style style:name="T614" style:family="text">
      <style:text-properties style:use-window-font-color="true" fo:font-style="normal" officeooo:rsid="089ea1b0" style:font-style-asian="normal" style:font-style-complex="normal"/>
    </style:style>
    <style:style style:name="T615" style:family="text">
      <style:text-properties style:use-window-font-color="true" fo:font-style="normal" officeooo:rsid="089832a2" style:font-style-asian="normal" style:font-style-complex="normal"/>
    </style:style>
    <style:style style:name="T616" style:family="text">
      <style:text-properties style:use-window-font-color="true" fo:font-style="normal" officeooo:rsid="08cdfa63" style:font-style-asian="normal" style:font-style-complex="normal"/>
    </style:style>
    <style:style style:name="T617" style:family="text">
      <style:text-properties style:use-window-font-color="true" fo:font-style="normal" officeooo:rsid="08cec4e9" style:font-style-asian="normal" style:font-style-complex="normal"/>
    </style:style>
    <style:style style:name="T618" style:family="text">
      <style:text-properties style:use-window-font-color="true" fo:font-style="normal" officeooo:rsid="08822d11" style:font-style-asian="normal" style:font-style-complex="normal"/>
    </style:style>
    <style:style style:name="T619" style:family="text">
      <style:text-properties style:use-window-font-color="true" fo:font-style="normal" officeooo:rsid="08f0a9f7" style:font-style-asian="normal" style:font-style-complex="normal"/>
    </style:style>
    <style:style style:name="T620" style:family="text">
      <style:text-properties style:use-window-font-color="true" fo:font-style="normal" officeooo:rsid="09002689" style:font-style-asian="normal" style:font-style-complex="normal"/>
    </style:style>
    <style:style style:name="T621" style:family="text">
      <style:text-properties style:use-window-font-color="true" fo:font-style="normal" officeooo:rsid="091c2c05" style:font-style-asian="normal" style:font-style-complex="normal"/>
    </style:style>
    <style:style style:name="T622" style:family="text">
      <style:text-properties style:use-window-font-color="true" fo:font-style="normal" officeooo:rsid="09259cfe" style:font-style-asian="normal" style:font-style-complex="normal"/>
    </style:style>
    <style:style style:name="T623" style:family="text">
      <style:text-properties style:use-window-font-color="true" fo:font-style="normal" officeooo:rsid="0925fb32" style:font-style-asian="normal" style:font-style-complex="normal"/>
    </style:style>
    <style:style style:name="T624" style:family="text">
      <style:text-properties style:use-window-font-color="true" fo:font-style="normal" officeooo:rsid="08a3d48b" style:font-style-asian="normal" style:font-style-complex="normal"/>
    </style:style>
    <style:style style:name="T625" style:family="text">
      <style:text-properties style:use-window-font-color="true" fo:font-style="normal" officeooo:rsid="08b47361" style:font-style-asian="normal" style:font-style-complex="normal"/>
    </style:style>
    <style:style style:name="T626" style:family="text">
      <style:text-properties style:use-window-font-color="true" fo:font-style="normal" officeooo:rsid="09283980" style:font-style-asian="normal" style:font-style-complex="normal"/>
    </style:style>
    <style:style style:name="T627" style:family="text">
      <style:text-properties style:use-window-font-color="true" fo:font-style="normal" officeooo:rsid="08e63006" fo:background-color="transparent" loext:char-shading-value="0" style:font-style-asian="normal" style:font-style-complex="normal"/>
    </style:style>
    <style:style style:name="T628" style:family="text">
      <style:text-properties style:use-window-font-color="true" officeooo:rsid="07801ea3"/>
    </style:style>
    <style:style style:name="T629" style:family="text">
      <style:text-properties style:use-window-font-color="true" officeooo:rsid="07808638"/>
    </style:style>
    <style:style style:name="T630" style:family="text">
      <style:text-properties style:use-window-font-color="true" officeooo:rsid="078185a9"/>
    </style:style>
    <style:style style:name="T631" style:family="text">
      <style:text-properties style:use-window-font-color="true" officeooo:rsid="0782a1df"/>
    </style:style>
    <style:style style:name="T632" style:family="text">
      <style:text-properties style:use-window-font-color="true" officeooo:rsid="078439cf"/>
    </style:style>
    <style:style style:name="T633" style:family="text">
      <style:text-properties style:use-window-font-color="true" officeooo:rsid="078ae1f4"/>
    </style:style>
    <style:style style:name="T634" style:family="text">
      <style:text-properties style:use-window-font-color="true" officeooo:rsid="078b378d"/>
    </style:style>
    <style:style style:name="T635" style:family="text">
      <style:text-properties style:use-window-font-color="true" officeooo:rsid="078bac94"/>
    </style:style>
    <style:style style:name="T636" style:family="text">
      <style:text-properties style:use-window-font-color="true" officeooo:rsid="078d86f8"/>
    </style:style>
    <style:style style:name="T637" style:family="text">
      <style:text-properties style:use-window-font-color="true" officeooo:rsid="07901a33"/>
    </style:style>
    <style:style style:name="T638" style:family="text">
      <style:text-properties style:use-window-font-color="true" officeooo:rsid="0791e08f"/>
    </style:style>
    <style:style style:name="T639" style:family="text">
      <style:text-properties style:use-window-font-color="true" officeooo:rsid="079298fc"/>
    </style:style>
    <style:style style:name="T640" style:family="text">
      <style:text-properties style:use-window-font-color="true" officeooo:rsid="07947081"/>
    </style:style>
    <style:style style:name="T641" style:family="text">
      <style:text-properties style:use-window-font-color="true" officeooo:rsid="0794d8d9"/>
    </style:style>
    <style:style style:name="T642" style:family="text">
      <style:text-properties style:use-window-font-color="true" officeooo:rsid="079666df"/>
    </style:style>
    <style:style style:name="T643" style:family="text">
      <style:text-properties style:use-window-font-color="true" officeooo:rsid="07975632"/>
    </style:style>
    <style:style style:name="T644" style:family="text">
      <style:text-properties style:use-window-font-color="true" officeooo:rsid="0798aa5b"/>
    </style:style>
    <style:style style:name="T645" style:family="text">
      <style:text-properties style:use-window-font-color="true" officeooo:rsid="079a8c71"/>
    </style:style>
    <style:style style:name="T646" style:family="text">
      <style:text-properties style:use-window-font-color="true" officeooo:rsid="079f6f0a"/>
    </style:style>
    <style:style style:name="T647" style:family="text">
      <style:text-properties style:use-window-font-color="true" officeooo:rsid="07a7a359"/>
    </style:style>
    <style:style style:name="T648" style:family="text">
      <style:text-properties style:use-window-font-color="true" officeooo:rsid="07a9665b"/>
    </style:style>
    <style:style style:name="T649" style:family="text">
      <style:text-properties style:use-window-font-color="true" officeooo:rsid="07ac585e"/>
    </style:style>
    <style:style style:name="T650" style:family="text">
      <style:text-properties style:use-window-font-color="true" officeooo:rsid="07ae3b84"/>
    </style:style>
    <style:style style:name="T651" style:family="text">
      <style:text-properties style:use-window-font-color="true" officeooo:rsid="07b05194"/>
    </style:style>
    <style:style style:name="T652" style:family="text">
      <style:text-properties style:use-window-font-color="true" officeooo:rsid="07b17c2e"/>
    </style:style>
    <style:style style:name="T653" style:family="text">
      <style:text-properties style:use-window-font-color="true" officeooo:rsid="07b4afd4"/>
    </style:style>
    <style:style style:name="T654" style:family="text">
      <style:text-properties style:use-window-font-color="true" officeooo:rsid="07e2abe7"/>
    </style:style>
    <style:style style:name="T655" style:family="text">
      <style:text-properties style:use-window-font-color="true" officeooo:rsid="07e3956e"/>
    </style:style>
    <style:style style:name="T656" style:family="text">
      <style:text-properties style:use-window-font-color="true" officeooo:rsid="080c37d3"/>
    </style:style>
    <style:style style:name="T657" style:family="text">
      <style:text-properties style:use-window-font-color="true" officeooo:rsid="080ddcad"/>
    </style:style>
    <style:style style:name="T658" style:family="text">
      <style:text-properties style:use-window-font-color="true" officeooo:rsid="080de9a2"/>
    </style:style>
    <style:style style:name="T659" style:family="text">
      <style:text-properties style:use-window-font-color="true" officeooo:rsid="081100b7"/>
    </style:style>
    <style:style style:name="T660" style:family="text">
      <style:text-properties style:use-window-font-color="true" officeooo:rsid="08127fc4"/>
    </style:style>
    <style:style style:name="T661" style:family="text">
      <style:text-properties style:use-window-font-color="true" officeooo:rsid="0815cf85"/>
    </style:style>
    <style:style style:name="T662" style:family="text">
      <style:text-properties style:use-window-font-color="true" officeooo:rsid="081e622e"/>
    </style:style>
    <style:style style:name="T663" style:family="text">
      <style:text-properties style:use-window-font-color="true" officeooo:rsid="081f4051"/>
    </style:style>
    <style:style style:name="T664" style:family="text">
      <style:text-properties style:use-window-font-color="true" officeooo:rsid="0823cad8"/>
    </style:style>
    <style:style style:name="T665" style:family="text">
      <style:text-properties style:use-window-font-color="true" officeooo:rsid="0823e0f5"/>
    </style:style>
    <style:style style:name="T666" style:family="text">
      <style:text-properties style:use-window-font-color="true" officeooo:rsid="08266fd8"/>
    </style:style>
    <style:style style:name="T667" style:family="text">
      <style:text-properties style:use-window-font-color="true" officeooo:rsid="082719e0"/>
    </style:style>
    <style:style style:name="T668" style:family="text">
      <style:text-properties style:use-window-font-color="true" officeooo:rsid="0828238b"/>
    </style:style>
    <style:style style:name="T669" style:family="text">
      <style:text-properties style:use-window-font-color="true" officeooo:rsid="082a19ce"/>
    </style:style>
    <style:style style:name="T670" style:family="text">
      <style:text-properties style:use-window-font-color="true" officeooo:rsid="082ab7f0"/>
    </style:style>
    <style:style style:name="T671" style:family="text">
      <style:text-properties style:use-window-font-color="true" officeooo:rsid="08668682"/>
    </style:style>
    <style:style style:name="T672" style:family="text">
      <style:text-properties style:use-window-font-color="true" officeooo:rsid="096e92ad"/>
    </style:style>
    <style:style style:name="T673" style:family="text">
      <style:text-properties style:use-window-font-color="true" officeooo:rsid="096f20e7"/>
    </style:style>
    <style:style style:name="T674" style:family="text">
      <style:text-properties style:use-window-font-color="true" officeooo:rsid="0976eaf4"/>
    </style:style>
    <style:style style:name="T675" style:family="text">
      <style:text-properties style:use-window-font-color="true" officeooo:rsid="0977eadf"/>
    </style:style>
    <style:style style:name="T676" style:family="text">
      <style:text-properties style:use-window-font-color="true" officeooo:rsid="097e1bd9"/>
    </style:style>
    <style:style style:name="T677" style:family="text">
      <style:text-properties style:use-window-font-color="true" officeooo:rsid="0981b8a5"/>
    </style:style>
    <style:style style:name="T678" style:family="text">
      <style:text-properties style:use-window-font-color="true" officeooo:rsid="0981e3d4"/>
    </style:style>
    <style:style style:name="T679" style:family="text">
      <style:text-properties style:use-window-font-color="true" officeooo:rsid="0982d7d3"/>
    </style:style>
    <style:style style:name="T680" style:family="text">
      <style:text-properties style:use-window-font-color="true" officeooo:rsid="09832e69"/>
    </style:style>
    <style:style style:name="T681" style:family="text">
      <style:text-properties style:use-window-font-color="true" officeooo:rsid="0984009d"/>
    </style:style>
    <style:style style:name="T682" style:family="text">
      <style:text-properties style:use-window-font-color="true" officeooo:rsid="09868a15"/>
    </style:style>
    <style:style style:name="T683" style:family="text">
      <style:text-properties style:use-window-font-color="true" officeooo:rsid="09877065"/>
    </style:style>
    <style:style style:name="T684" style:family="text">
      <style:text-properties style:use-window-font-color="true" officeooo:rsid="09893b6c"/>
    </style:style>
    <style:style style:name="T685" style:family="text">
      <style:text-properties style:use-window-font-color="true" officeooo:rsid="098d8e42"/>
    </style:style>
    <style:style style:name="T686" style:family="text">
      <style:text-properties style:use-window-font-color="true" officeooo:rsid="09904621"/>
    </style:style>
    <style:style style:name="T687" style:family="text">
      <style:text-properties style:use-window-font-color="true" officeooo:rsid="0912fa58"/>
    </style:style>
    <style:style style:name="T688" style:family="text">
      <style:text-properties style:use-window-font-color="true" officeooo:rsid="088b366c"/>
    </style:style>
    <style:style style:name="T689" style:family="text">
      <style:text-properties style:use-window-font-color="true" officeooo:rsid="099b07bb"/>
    </style:style>
    <style:style style:name="T690" style:family="text">
      <style:text-properties style:use-window-font-color="true" officeooo:rsid="099c0393"/>
    </style:style>
    <style:style style:name="T691" style:family="text">
      <style:text-properties style:use-window-font-color="true" officeooo:rsid="099ed8e9"/>
    </style:style>
    <style:style style:name="T692" style:family="text">
      <style:text-properties style:use-window-font-color="true" officeooo:rsid="099fefb7"/>
    </style:style>
    <style:style style:name="T693" style:family="text">
      <style:text-properties style:use-window-font-color="true" officeooo:rsid="09a0844a"/>
    </style:style>
    <style:style style:name="T694" style:family="text">
      <style:text-properties style:use-window-font-color="true" officeooo:rsid="09a24fbd"/>
    </style:style>
    <style:style style:name="T695" style:family="text">
      <style:text-properties style:use-window-font-color="true" officeooo:rsid="09a29df8"/>
    </style:style>
    <style:style style:name="T696" style:family="text">
      <style:text-properties style:use-window-font-color="true" officeooo:rsid="09a335a6"/>
    </style:style>
    <style:style style:name="T697" style:family="text">
      <style:text-properties style:use-window-font-color="true" fo:language="fi" fo:country="FI"/>
    </style:style>
    <style:style style:name="T698" style:family="text">
      <style:text-properties style:use-window-font-color="true" fo:language="fi" fo:country="FI" officeooo:rsid="09b9e3c0"/>
    </style:style>
    <style:style style:name="T699" style:family="text">
      <style:text-properties style:use-window-font-color="true" fo:language="fi" fo:country="FI" officeooo:rsid="09c17f76"/>
    </style:style>
    <style:style style:name="T700" style:family="text">
      <style:text-properties style:use-window-font-color="true" fo:language="fi" fo:country="FI" officeooo:rsid="09c29727"/>
    </style:style>
    <style:style style:name="T701" style:family="text">
      <style:text-properties style:use-window-font-color="true" fo:language="fi" fo:country="FI" officeooo:rsid="09d71002"/>
    </style:style>
    <style:style style:name="T702" style:family="text">
      <style:text-properties style:use-window-font-color="true" fo:language="fi" fo:country="FI" officeooo:rsid="09e70c54"/>
    </style:style>
    <style:style style:name="T703" style:family="text">
      <style:text-properties style:use-window-font-color="true" fo:language="fi" fo:country="FI" officeooo:rsid="09ef4fa3"/>
    </style:style>
    <style:style style:name="T704" style:family="text">
      <style:text-properties style:use-window-font-color="true" fo:language="fi" fo:country="FI" officeooo:rsid="09b823fa"/>
    </style:style>
    <style:style style:name="T705" style:family="text">
      <style:text-properties style:use-window-font-color="true" fo:language="fi" fo:country="FI" officeooo:rsid="09db779a"/>
    </style:style>
    <style:style style:name="T706" style:family="text">
      <style:text-properties style:use-window-font-color="true" fo:language="fi" fo:country="FI" officeooo:rsid="09be00fb"/>
    </style:style>
    <style:style style:name="T707" style:family="text">
      <style:text-properties style:use-window-font-color="true" fo:language="fi" fo:country="FI" officeooo:rsid="09beff84"/>
    </style:style>
    <style:style style:name="T708" style:family="text">
      <style:text-properties style:use-window-font-color="true" fo:language="fi" fo:country="FI" officeooo:rsid="09c10e4a"/>
    </style:style>
    <style:style style:name="T709" style:family="text">
      <style:text-properties style:use-window-font-color="true" fo:language="fi" fo:country="FI" fo:font-weight="normal" officeooo:rsid="09c10e4a" style:font-weight-asian="normal" style:font-weight-complex="normal"/>
    </style:style>
    <style:style style:name="T710" style:family="text">
      <style:text-properties style:use-window-font-color="true" fo:language="fi" fo:country="FI" fo:font-weight="normal" officeooo:rsid="09b9e3c0" style:font-weight-asian="normal" style:font-weight-complex="normal"/>
    </style:style>
    <style:style style:name="T711" style:family="text">
      <style:text-properties style:use-window-font-color="true" fo:language="fi" fo:country="FI" officeooo:rsid="09f64ab2"/>
    </style:style>
    <style:style style:name="T712" style:family="text">
      <style:text-properties style:use-window-font-color="true" fo:language="fi" fo:country="FI" officeooo:rsid="088b366c"/>
    </style:style>
    <style:style style:name="T713" style:family="text">
      <style:text-properties style:use-window-font-color="true" fo:language="fi" fo:country="FI" officeooo:rsid="0a342bfc"/>
    </style:style>
    <style:style style:name="T714" style:family="text">
      <style:text-properties style:use-window-font-color="true" fo:language="fi" fo:country="FI" officeooo:rsid="0a28d761"/>
    </style:style>
    <style:style style:name="T715" style:family="text">
      <style:text-properties style:use-window-font-color="true" fo:language="fi" fo:country="FI" officeooo:rsid="0a398b7f"/>
    </style:style>
    <style:style style:name="T716" style:family="text">
      <style:text-properties style:use-window-font-color="true" fo:language="fi" fo:country="FI" officeooo:rsid="0a3b6047"/>
    </style:style>
    <style:style style:name="T717" style:family="text">
      <style:text-properties style:use-window-font-color="true" fo:language="fi" fo:country="FI" officeooo:rsid="0a3d3ecd"/>
    </style:style>
    <style:style style:name="T718" style:family="text">
      <style:text-properties style:use-window-font-color="true" fo:language="fi" fo:country="FI" officeooo:rsid="0a42aaa2"/>
    </style:style>
    <style:style style:name="T719" style:family="text">
      <style:text-properties style:use-window-font-color="true" fo:language="fi" fo:country="FI" officeooo:rsid="0a63d9d2"/>
    </style:style>
    <style:style style:name="T720" style:family="text">
      <style:text-properties style:use-window-font-color="true" fo:language="fi" fo:country="FI" officeooo:rsid="0a6468f6"/>
    </style:style>
    <style:style style:name="T721" style:family="text">
      <style:text-properties style:use-window-font-color="true" fo:language="fi" fo:country="FI" officeooo:rsid="0a64c445"/>
    </style:style>
    <style:style style:name="T722" style:family="text">
      <style:text-properties style:use-window-font-color="true" fo:language="fi" fo:country="FI" officeooo:rsid="0a6c78e2"/>
    </style:style>
    <style:style style:name="T723" style:family="text">
      <style:text-properties style:use-window-font-color="true" fo:language="fi" fo:country="FI" officeooo:rsid="0a713745"/>
    </style:style>
    <style:style style:name="T724" style:family="text">
      <style:text-properties style:use-window-font-color="true" fo:language="fi" fo:country="FI" officeooo:rsid="0a734185"/>
    </style:style>
    <style:style style:name="T725" style:family="text">
      <style:text-properties style:use-window-font-color="true" fo:language="fi" fo:country="FI" officeooo:rsid="0a766e40"/>
    </style:style>
    <style:style style:name="T726" style:family="text">
      <style:text-properties style:use-window-font-color="true" fo:language="fi" fo:country="FI" officeooo:rsid="0a7a869f"/>
    </style:style>
    <style:style style:name="T727" style:family="text">
      <style:text-properties style:use-window-font-color="true" fo:language="fi" fo:country="FI" officeooo:rsid="0a862475"/>
    </style:style>
    <style:style style:name="T728" style:family="text">
      <style:text-properties style:use-window-font-color="true" fo:language="fi" fo:country="FI" officeooo:rsid="0a87a14e"/>
    </style:style>
    <style:style style:name="T729" style:family="text">
      <style:text-properties style:use-window-font-color="true" fo:language="fi" fo:country="FI" officeooo:rsid="0a8922ed"/>
    </style:style>
    <style:style style:name="T730" style:family="text">
      <style:text-properties style:use-window-font-color="true" fo:language="fi" fo:country="FI" officeooo:rsid="0b102e01"/>
    </style:style>
    <style:style style:name="T731" style:family="text">
      <style:text-properties style:use-window-font-color="true" fo:language="fi" fo:country="FI" officeooo:rsid="0e4ab443"/>
    </style:style>
    <style:style style:name="T732" style:family="text">
      <style:text-properties style:use-window-font-color="true" fo:language="fi" fo:country="FI" officeooo:rsid="0e4b4d67"/>
    </style:style>
    <style:style style:name="T733" style:family="text">
      <style:text-properties style:use-window-font-color="true" officeooo:rsid="09aec2e8"/>
    </style:style>
    <style:style style:name="T734" style:family="text">
      <style:text-properties style:use-window-font-color="true" officeooo:rsid="09b086a3"/>
    </style:style>
    <style:style style:name="T735" style:family="text">
      <style:text-properties style:use-window-font-color="true" officeooo:rsid="09b13721"/>
    </style:style>
    <style:style style:name="T736" style:family="text">
      <style:text-properties style:use-window-font-color="true" officeooo:rsid="09b1a929"/>
    </style:style>
    <style:style style:name="T737" style:family="text">
      <style:text-properties style:use-window-font-color="true" officeooo:rsid="09b1e033"/>
    </style:style>
    <style:style style:name="T738" style:family="text">
      <style:text-properties style:use-window-font-color="true" officeooo:rsid="09b270f4"/>
    </style:style>
    <style:style style:name="T739" style:family="text">
      <style:text-properties style:use-window-font-color="true" officeooo:rsid="09b3a8cf"/>
    </style:style>
    <style:style style:name="T740" style:family="text">
      <style:text-properties style:use-window-font-color="true" officeooo:rsid="09d37330"/>
    </style:style>
    <style:style style:name="T741" style:family="text">
      <style:text-properties style:use-window-font-color="true" officeooo:rsid="09d3f2c9"/>
    </style:style>
    <style:style style:name="T742" style:family="text">
      <style:text-properties style:use-window-font-color="true" officeooo:rsid="09d71002"/>
    </style:style>
    <style:style style:name="T743" style:family="text">
      <style:text-properties style:use-window-font-color="true" officeooo:rsid="09e2f0d7"/>
    </style:style>
    <style:style style:name="T744" style:family="text">
      <style:text-properties style:use-window-font-color="true" officeooo:rsid="09ef4fa3"/>
    </style:style>
    <style:style style:name="T745" style:family="text">
      <style:text-properties style:use-window-font-color="true" officeooo:rsid="09eff4d4"/>
    </style:style>
    <style:style style:name="T746" style:family="text">
      <style:text-properties style:use-window-font-color="true" officeooo:rsid="09f27087"/>
    </style:style>
    <style:style style:name="T747" style:family="text">
      <style:text-properties style:use-window-font-color="true" officeooo:rsid="09408fe1"/>
    </style:style>
    <style:style style:name="T748" style:family="text">
      <style:text-properties style:use-window-font-color="true" officeooo:rsid="094f3594"/>
    </style:style>
    <style:style style:name="T749" style:family="text">
      <style:text-properties style:use-window-font-color="true" fo:font-size="12pt" fo:language="fi" fo:country="FI" fo:font-weight="normal" officeooo:rsid="0a28d761" style:font-size-asian="10.5pt" style:font-weight-asian="normal" style:font-size-complex="12pt" style:font-weight-complex="normal"/>
    </style:style>
    <style:style style:name="T750" style:family="text">
      <style:text-properties style:use-window-font-color="true" fo:font-size="12pt" fo:language="fi" fo:country="FI" fo:font-weight="normal" officeooo:rsid="0a766e40" style:font-size-asian="10.5pt" style:font-weight-asian="normal" style:font-size-complex="12pt" style:font-weight-complex="normal"/>
    </style:style>
    <style:style style:name="T751" style:family="text">
      <style:text-properties style:use-window-font-color="true" fo:font-size="12pt" fo:language="fi" fo:country="FI" fo:font-weight="normal" officeooo:rsid="0c3ec5e3" style:font-size-asian="10.5pt" style:font-weight-asian="normal" style:font-size-complex="12pt" style:font-weight-complex="normal"/>
    </style:style>
    <style:style style:name="T752" style:family="text">
      <style:text-properties style:use-window-font-color="true" fo:font-size="12pt" fo:language="fi" fo:country="FI" fo:font-weight="normal" officeooo:rsid="0c4601a9" style:font-size-asian="10.5pt" style:font-weight-asian="normal" style:font-size-complex="12pt" style:font-weight-complex="normal"/>
    </style:style>
    <style:style style:name="T753" style:family="text">
      <style:text-properties style:use-window-font-color="true" fo:font-size="12pt" fo:language="fi" fo:country="FI" fo:font-weight="normal" officeooo:rsid="0c4742c7" style:font-size-asian="10.5pt" style:font-weight-asian="normal" style:font-size-complex="12pt" style:font-weight-complex="normal"/>
    </style:style>
    <style:style style:name="T754" style:family="text">
      <style:text-properties style:use-window-font-color="true" fo:font-size="12pt" fo:language="fi" fo:country="FI" fo:font-weight="normal" officeooo:rsid="0c488faf" style:font-size-asian="10.5pt" style:font-weight-asian="normal" style:font-size-complex="12pt" style:font-weight-complex="normal"/>
    </style:style>
    <style:style style:name="T755" style:family="text">
      <style:text-properties style:use-window-font-color="true" fo:font-size="12pt" fo:language="fi" fo:country="FI" fo:font-weight="normal" officeooo:rsid="0c4a5848" style:font-size-asian="10.5pt" style:font-weight-asian="normal" style:font-size-complex="12pt" style:font-weight-complex="normal"/>
    </style:style>
    <style:style style:name="T756" style:family="text">
      <style:text-properties style:use-window-font-color="true" fo:font-size="12pt" fo:font-style="normal" fo:font-weight="normal" officeooo:rsid="004af697" style:font-size-asian="10.5pt" style:font-style-asian="normal" style:font-weight-asian="normal" style:font-size-complex="12pt" style:font-style-complex="normal" style:font-weight-complex="normal"/>
    </style:style>
    <style:style style:name="T757" style:family="text">
      <style:text-properties style:use-window-font-color="true" fo:font-size="12pt" fo:font-style="normal" fo:font-weight="normal" officeooo:rsid="0d9047ab" style:font-size-asian="10.5pt" style:font-style-asian="normal" style:font-weight-asian="normal" style:font-size-complex="12pt" style:font-style-complex="normal" style:font-weight-complex="normal"/>
    </style:style>
    <style:style style:name="T758" style:family="text">
      <style:text-properties style:use-window-font-color="true" fo:font-size="12pt" fo:font-style="normal" fo:font-weight="normal" officeooo:rsid="008fc4f8" style:font-size-asian="10.5pt" style:font-style-asian="normal" style:font-weight-asian="normal" style:font-size-complex="12pt" style:font-style-complex="normal" style:font-weight-complex="normal"/>
    </style:style>
    <style:style style:name="T759" style:family="text">
      <style:text-properties style:use-window-font-color="true" fo:font-size="12pt" fo:font-style="normal" fo:font-weight="normal" officeooo:rsid="0c667e05" style:font-size-asian="10.5pt" style:font-style-asian="normal" style:font-weight-asian="normal" style:font-size-complex="12pt" style:font-style-complex="normal" style:font-weight-complex="normal"/>
    </style:style>
    <style:style style:name="T760" style:family="text">
      <style:text-properties style:use-window-font-color="true" fo:font-size="12pt" fo:font-style="normal" fo:font-weight="normal" officeooo:rsid="0cbbd9a8" style:font-size-asian="10.5pt" style:font-style-asian="normal" style:font-weight-asian="normal" style:font-size-complex="12pt" style:font-style-complex="normal" style:font-weight-complex="normal"/>
    </style:style>
    <style:style style:name="T761" style:family="text">
      <style:text-properties style:use-window-font-color="true" fo:font-size="12pt" fo:font-style="normal" fo:font-weight="normal" officeooo:rsid="074bb695" style:font-size-asian="10.5pt" style:font-style-asian="normal" style:font-weight-asian="normal" style:font-size-complex="12pt" style:font-style-complex="normal" style:font-weight-complex="normal"/>
    </style:style>
    <style:style style:name="T762" style:family="text">
      <style:text-properties style:use-window-font-color="true" fo:font-size="12pt" fo:font-style="normal" fo:font-weight="normal" officeooo:rsid="0cbe56fc" style:font-size-asian="10.5pt" style:font-style-asian="normal" style:font-weight-asian="normal" style:font-size-complex="12pt" style:font-style-complex="normal" style:font-weight-complex="normal"/>
    </style:style>
    <style:style style:name="T763" style:family="text">
      <style:text-properties style:use-window-font-color="true" fo:font-size="12pt" fo:font-style="normal" fo:font-weight="normal" officeooo:rsid="0da7544c" style:font-size-asian="10.5pt" style:font-style-asian="normal" style:font-weight-asian="normal" style:font-size-complex="12pt" style:font-style-complex="normal" style:font-weight-complex="normal"/>
    </style:style>
    <style:style style:name="T764" style:family="text">
      <style:text-properties style:use-window-font-color="true" fo:font-size="12pt" fo:font-style="normal" fo:font-weight="normal" officeooo:rsid="0da610eb" style:font-size-asian="10.5pt" style:font-style-asian="normal" style:font-weight-asian="normal" style:font-size-complex="12pt" style:font-style-complex="normal" style:font-weight-complex="normal"/>
    </style:style>
    <style:style style:name="T765" style:family="text">
      <style:text-properties style:use-window-font-color="true" fo:font-size="12pt" fo:font-style="normal" fo:font-weight="normal" officeooo:rsid="09408fe1" style:font-size-asian="10.5pt" style:font-style-asian="normal" style:font-weight-asian="normal" style:font-size-complex="12pt" style:font-style-complex="normal" style:font-weight-complex="normal"/>
    </style:style>
    <style:style style:name="T766" style:family="text">
      <style:text-properties style:use-window-font-color="true" fo:font-size="12pt" fo:font-style="normal" fo:font-weight="normal" officeooo:rsid="074a66c6" style:font-size-asian="10.5pt" style:font-style-asian="normal" style:font-weight-asian="normal" style:font-size-complex="12pt" style:font-style-complex="normal" style:font-weight-complex="normal"/>
    </style:style>
    <style:style style:name="T767" style:family="text">
      <style:text-properties style:use-window-font-color="true" fo:font-size="12pt" fo:font-style="normal" fo:font-weight="normal" officeooo:rsid="0cbf2788" style:font-size-asian="10.5pt" style:font-style-asian="normal" style:font-weight-asian="normal" style:font-size-complex="12pt" style:font-style-complex="normal" style:font-weight-complex="normal"/>
    </style:style>
    <style:style style:name="T768" style:family="text">
      <style:text-properties style:use-window-font-color="true" fo:font-size="12pt" fo:font-style="normal" fo:font-weight="normal" officeooo:rsid="078d86f8" style:font-size-asian="10.5pt" style:font-style-asian="normal" style:font-weight-asian="normal" style:font-size-complex="12pt" style:font-style-complex="normal" style:font-weight-complex="normal"/>
    </style:style>
    <style:style style:name="T769" style:family="text">
      <style:text-properties style:use-window-font-color="true" fo:font-size="12pt" fo:font-style="normal" fo:font-weight="normal" officeooo:rsid="07975632" style:font-size-asian="10.5pt" style:font-style-asian="normal" style:font-weight-asian="normal" style:font-size-complex="12pt" style:font-style-complex="normal" style:font-weight-complex="normal"/>
    </style:style>
    <style:style style:name="T770" style:family="text">
      <style:text-properties style:use-window-font-color="true" fo:font-size="12pt" fo:font-style="normal" fo:font-weight="normal" officeooo:rsid="080ddcad" style:font-size-asian="10.5pt" style:font-style-asian="normal" style:font-weight-asian="normal" style:font-size-complex="12pt" style:font-style-complex="normal" style:font-weight-complex="normal"/>
    </style:style>
    <style:style style:name="T771" style:family="text">
      <style:text-properties style:use-window-font-color="true" fo:font-size="12pt" fo:font-style="normal" fo:font-weight="normal" officeooo:rsid="08127fc4" style:font-size-asian="10.5pt" style:font-style-asian="normal" style:font-weight-asian="normal" style:font-size-complex="12pt" style:font-style-complex="normal" style:font-weight-complex="normal"/>
    </style:style>
    <style:style style:name="T772" style:family="text">
      <style:text-properties style:use-window-font-color="true" fo:font-size="12pt" fo:font-style="normal" fo:font-weight="normal" officeooo:rsid="081100b7" style:font-size-asian="10.5pt" style:font-style-asian="normal" style:font-weight-asian="normal" style:font-size-complex="12pt" style:font-style-complex="normal" style:font-weight-complex="normal"/>
    </style:style>
    <style:style style:name="T773" style:family="text">
      <style:text-properties style:use-window-font-color="true" fo:font-size="12pt" fo:font-style="normal" fo:font-weight="normal" officeooo:rsid="077620e1" style:font-size-asian="10.5pt" style:font-style-asian="normal" style:font-weight-asian="normal" style:font-size-complex="12pt" style:font-style-complex="normal" style:font-weight-complex="normal"/>
    </style:style>
    <style:style style:name="T774" style:family="text">
      <style:text-properties style:use-window-font-color="true" fo:font-size="12pt" fo:font-style="normal" fo:font-weight="normal" officeooo:rsid="07704620" style:font-size-asian="10.5pt" style:font-style-asian="normal" style:font-weight-asian="normal" style:font-size-complex="12pt" style:font-style-complex="normal" style:font-weight-complex="normal"/>
    </style:style>
    <style:style style:name="T775" style:family="text">
      <style:text-properties style:use-window-font-color="true" fo:font-size="12pt" fo:font-style="normal" fo:font-weight="normal" officeooo:rsid="07614cfd" style:font-size-asian="10.5pt" style:font-style-asian="normal" style:font-weight-asian="normal" style:font-size-complex="12pt" style:font-style-complex="normal" style:font-weight-complex="normal"/>
    </style:style>
    <style:style style:name="T776" style:family="text">
      <style:text-properties style:use-window-font-color="true" fo:font-size="12pt" fo:font-style="normal" fo:font-weight="normal" officeooo:rsid="080de9a2" style:font-size-asian="10.5pt" style:font-style-asian="normal" style:font-weight-asian="normal" style:font-size-complex="12pt" style:font-style-complex="normal" style:font-weight-complex="normal"/>
    </style:style>
    <style:style style:name="T777" style:family="text">
      <style:text-properties style:use-window-font-color="true" fo:font-size="12pt" fo:font-style="normal" fo:font-weight="normal" officeooo:rsid="03160fc1" style:font-size-asian="10.5pt" style:font-style-asian="normal" style:font-weight-asian="normal" style:font-size-complex="12pt" style:font-style-complex="normal" style:font-weight-complex="normal"/>
    </style:style>
    <style:style style:name="T778" style:family="text">
      <style:text-properties style:use-window-font-color="true" fo:font-size="12pt" fo:font-style="normal" fo:font-weight="normal" officeooo:rsid="080f5603" style:font-size-asian="10.5pt" style:font-style-asian="normal" style:font-weight-asian="normal" style:font-size-complex="12pt" style:font-style-complex="normal" style:font-weight-complex="normal"/>
    </style:style>
    <style:style style:name="T779" style:family="text">
      <style:text-properties style:use-window-font-color="true" fo:font-size="12pt" fo:font-style="normal" fo:font-weight="normal" officeooo:rsid="0dad9fcb" style:font-size-asian="10.5pt" style:font-style-asian="normal" style:font-weight-asian="normal" style:font-size-complex="12pt" style:font-style-complex="normal" style:font-weight-complex="normal"/>
    </style:style>
    <style:style style:name="T780" style:family="text">
      <style:text-properties style:use-window-font-color="true" fo:font-size="12pt" fo:font-style="normal" fo:font-weight="normal" officeooo:rsid="0daf1875" style:font-size-asian="10.5pt" style:font-style-asian="normal" style:font-weight-asian="normal" style:font-size-complex="12pt" style:font-style-complex="normal" style:font-weight-complex="normal"/>
    </style:style>
    <style:style style:name="T781" style:family="text">
      <style:text-properties style:use-window-font-color="true" fo:font-size="12pt" fo:font-style="normal" fo:font-weight="normal" officeooo:rsid="0db00df0" style:font-size-asian="10.5pt" style:font-style-asian="normal" style:font-weight-asian="normal" style:font-size-complex="12pt" style:font-style-complex="normal" style:font-weight-complex="normal"/>
    </style:style>
    <style:style style:name="T782" style:family="text">
      <style:text-properties style:use-window-font-color="true" fo:font-size="12pt" fo:font-style="normal" fo:font-weight="normal" officeooo:rsid="0db2086d" style:font-size-asian="10.5pt" style:font-style-asian="normal" style:font-weight-asian="normal" style:font-size-complex="12pt" style:font-style-complex="normal" style:font-weight-complex="normal"/>
    </style:style>
    <style:style style:name="T783" style:family="text">
      <style:text-properties style:use-window-font-color="true" fo:font-size="12pt" fo:font-style="normal" fo:font-weight="normal" officeooo:rsid="0db43e25" style:font-size-asian="10.5pt" style:font-style-asian="normal" style:font-weight-asian="normal" style:font-size-complex="12pt" style:font-style-complex="normal" style:font-weight-complex="normal"/>
    </style:style>
    <style:style style:name="T784" style:family="text">
      <style:text-properties style:use-window-font-color="true" fo:font-size="12pt" fo:font-style="normal" fo:font-weight="normal" officeooo:rsid="0db84386" style:font-size-asian="10.5pt" style:font-style-asian="normal" style:font-weight-asian="normal" style:font-size-complex="12pt" style:font-style-complex="normal" style:font-weight-complex="normal"/>
    </style:style>
    <style:style style:name="T785" style:family="text">
      <style:text-properties style:use-window-font-color="true" fo:font-size="12pt" fo:font-style="normal" fo:font-weight="normal" officeooo:rsid="0db8b21b" style:font-size-asian="10.5pt" style:font-style-asian="normal" style:font-weight-asian="normal" style:font-size-complex="12pt" style:font-style-complex="normal" style:font-weight-complex="normal"/>
    </style:style>
    <style:style style:name="T786" style:family="text">
      <style:text-properties style:use-window-font-color="true" fo:font-size="12pt" fo:font-style="normal" fo:font-weight="normal" officeooo:rsid="0dba4d83" style:font-size-asian="10.5pt" style:font-style-asian="normal" style:font-weight-asian="normal" style:font-size-complex="12pt" style:font-style-complex="normal" style:font-weight-complex="normal"/>
    </style:style>
    <style:style style:name="T787" style:family="text">
      <style:text-properties style:use-window-font-color="true" fo:font-size="12pt" fo:font-style="normal" fo:font-weight="normal" officeooo:rsid="0dc981df" style:font-size-asian="10.5pt" style:font-style-asian="normal" style:font-weight-asian="normal" style:font-size-complex="12pt" style:font-style-complex="normal" style:font-weight-complex="normal"/>
    </style:style>
    <style:style style:name="T788" style:family="text">
      <style:text-properties style:use-window-font-color="true" fo:font-size="12pt" fo:language="en" fo:country="US" fo:font-style="normal" fo:font-weight="normal" officeooo:rsid="0c820271" style:font-size-asian="10.5pt" style:font-style-asian="normal" style:font-weight-asian="normal" style:font-size-complex="12pt" style:font-style-complex="normal" style:font-weight-complex="normal"/>
    </style:style>
    <style:style style:name="T789" style:family="text">
      <style:text-properties style:use-window-font-color="true" fo:font-size="12pt" fo:language="en" fo:country="US" fo:font-style="normal" fo:font-weight="normal" officeooo:rsid="0cdb2632" style:font-size-asian="10.5pt" style:font-style-asian="normal" style:font-weight-asian="normal" style:font-size-complex="12pt" style:font-style-complex="normal" style:font-weight-complex="normal"/>
    </style:style>
    <style:style style:name="T790" style:family="text">
      <style:text-properties style:use-window-font-color="true" fo:font-size="12pt" fo:language="en" fo:country="US" fo:font-style="normal" fo:font-weight="normal" officeooo:rsid="03822459" style:font-size-asian="10.5pt" style:font-style-asian="normal" style:font-weight-asian="normal" style:font-size-complex="12pt" style:font-style-complex="normal" style:font-weight-complex="normal"/>
    </style:style>
    <style:style style:name="T791" style:family="text">
      <style:text-properties style:use-window-font-color="true" fo:font-size="12pt" fo:language="en" fo:country="US" fo:font-style="normal" fo:font-weight="normal" officeooo:rsid="0dc11bbd" style:font-size-asian="10.5pt" style:font-style-asian="normal" style:font-weight-asian="normal" style:font-size-complex="12pt" style:font-style-complex="normal" style:font-weight-complex="normal"/>
    </style:style>
    <style:style style:name="T792" style:family="text">
      <style:text-properties officeooo:rsid="0069f529"/>
    </style:style>
    <style:style style:name="T793" style:family="text">
      <style:text-properties officeooo:rsid="006db2a8"/>
    </style:style>
    <style:style style:name="T794" style:family="text">
      <style:text-properties fo:color="#ff3333"/>
    </style:style>
    <style:style style:name="T795" style:family="text">
      <style:text-properties fo:color="#ff3333" fo:font-style="normal" officeooo:rsid="08dfcb39" style:font-style-asian="normal" style:font-style-complex="normal"/>
    </style:style>
    <style:style style:name="T796" style:family="text">
      <style:text-properties fo:color="#ff3333" officeooo:rsid="0b2d738b"/>
    </style:style>
    <style:style style:name="T797" style:family="text">
      <style:text-properties fo:color="#ff3333" fo:language="en" fo:country="US"/>
    </style:style>
    <style:style style:name="T798" style:family="text">
      <style:text-properties fo:font-variant="normal" fo:text-transform="none" fo:color="#ff0000" style:font-name="Times New Roman1" fo:font-size="12pt" fo:letter-spacing="normal"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799" style:family="text">
      <style:text-properties fo:font-variant="normal" fo:text-transform="none" style:use-window-font-color="true" style:text-position="0% 100%" style:font-name="Times New Roman1" fo:letter-spacing="normal" fo:language="en" fo:country="US" officeooo:rsid="018cbb20"/>
    </style:style>
    <style:style style:name="T800" style:family="text">
      <style:text-properties fo:font-variant="normal" fo:text-transform="none" style:use-window-font-color="true" style:text-position="0% 100%" style:font-name="Times New Roman1" fo:letter-spacing="normal" fo:language="en" fo:country="US" officeooo:rsid="01932173"/>
    </style:style>
    <style:style style:name="T801" style:family="text">
      <style:text-properties fo:font-variant="normal" fo:text-transform="none" style:use-window-font-color="true" style:text-position="0% 100%" style:font-name="Times New Roman1" fo:letter-spacing="normal" fo:language="en" fo:country="US" fo:font-style="italic" officeooo:rsid="01932173" style:font-style-asian="italic" style:font-style-complex="italic"/>
    </style:style>
    <style:style style:name="T802" style:family="text">
      <style:text-properties fo:font-variant="normal" fo:text-transform="none" style:use-window-font-color="true" style:text-position="0% 100%" style:font-name="Times New Roman1" fo:letter-spacing="normal" fo:language="en" fo:country="US" fo:font-style="normal" officeooo:rsid="01932173" style:font-style-asian="normal" style:font-style-complex="normal"/>
    </style:style>
    <style:style style:name="T803" style:family="text">
      <style:text-properties fo:font-variant="normal" fo:text-transform="none" style:use-window-font-color="true" style:font-name="Times New Roman1" fo:font-size="12pt" fo:letter-spacing="normal" fo:language="en" fo:country="US" fo:font-style="normal" fo:font-weight="normal" officeooo:rsid="005cc305"/>
    </style:style>
    <style:style style:name="T804" style:family="text">
      <style:text-properties fo:font-variant="normal" fo:text-transform="none" style:use-window-font-color="true"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805" style:family="text">
      <style:text-properties fo:font-variant="normal" fo:text-transform="none" style:use-window-font-color="true" style:font-name="Source Sans Pro" fo:font-size="12pt" fo:letter-spacing="normal" fo:language="fi" fo:country="FI" fo:font-style="normal" fo:font-weight="normal" officeooo:rsid="0a398b7f"/>
    </style:style>
    <style:style style:name="T806" style:family="text">
      <style:text-properties fo:font-variant="normal" fo:text-transform="none" style:text-position="0% 100%" style:font-name="Times New Roman1" fo:letter-spacing="normal" fo:language="en" fo:country="US" officeooo:rsid="018cbb20"/>
    </style:style>
    <style:style style:name="T807" style:family="text">
      <style:text-properties fo:font-variant="normal" fo:text-transform="none" style:text-position="0% 100%" style:font-name="Times New Roman1" fo:letter-spacing="normal" fo:language="en" fo:country="US" officeooo:rsid="01932173"/>
    </style:style>
    <style:style style:name="T808" style:family="text">
      <style:text-properties fo:font-variant="normal" fo:text-transform="none" style:text-position="0% 100%" style:font-name="Times New Roman1" fo:letter-spacing="normal" fo:language="en" fo:country="US" fo:font-style="italic" officeooo:rsid="01932173" style:font-style-asian="italic" style:font-style-complex="italic"/>
    </style:style>
    <style:style style:name="T809" style:family="text">
      <style:text-properties fo:font-variant="normal" fo:text-transform="none" fo:color="#000000" style:font-name="Times New Roman1" fo:font-size="12pt" fo:letter-spacing="normal" fo:font-style="normal" fo:font-weight="normal" officeooo:rsid="005cc305"/>
    </style:style>
    <style:style style:name="T810" style:family="text">
      <style:text-properties fo:font-variant="normal" fo:text-transform="none" fo:color="#000000"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811" style:family="text">
      <style:text-properties fo:font-variant="normal" fo:text-transform="none" fo:color="#000000" style:font-name="Times New Roman1" fo:font-size="12pt" fo:letter-spacing="normal" fo:language="en" fo:country="US" fo:font-style="normal" fo:font-weight="normal" officeooo:rsid="005cc305"/>
    </style:style>
    <style:style style:name="T812" style:family="text">
      <style:text-properties style:font-name="Times New Roman1" officeooo:rsid="005e04d7"/>
    </style:style>
    <style:style style:name="T813" style:family="text">
      <style:text-properties style:font-name="Times New Roman1" fo:language="en" fo:country="US"/>
    </style:style>
    <style:style style:name="T814" style:family="text">
      <style:text-properties style:font-name="Times New Roman1" fo:language="en" fo:country="US" fo:font-style="italic" officeooo:rsid="018cbb20" style:font-style-asian="italic" style:font-style-complex="italic"/>
    </style:style>
    <style:style style:name="T815" style:family="text">
      <style:text-properties style:font-name="Times New Roman1" fo:language="en" fo:country="US" officeooo:rsid="022fb579"/>
    </style:style>
    <style:style style:name="T816" style:family="text">
      <style:text-properties style:font-name="Times New Roman1" fo:language="en" fo:country="US" officeooo:rsid="02a6fe06"/>
    </style:style>
    <style:style style:name="T817" style:family="text">
      <style:text-properties style:font-name="Times New Roman1" fo:language="en" fo:country="US" officeooo:rsid="02adb811"/>
    </style:style>
    <style:style style:name="T818" style:family="text">
      <style:text-properties style:font-name="Times New Roman1" fo:language="en" fo:country="US" officeooo:rsid="02b08063"/>
    </style:style>
    <style:style style:name="T819" style:family="text">
      <style:text-properties style:font-name="Times New Roman1" fo:language="en" fo:country="US" officeooo:rsid="05a7a436"/>
    </style:style>
    <style:style style:name="T820" style:family="text">
      <style:text-properties style:font-name="Times New Roman1" fo:language="en" fo:country="US" officeooo:rsid="05aa4067"/>
    </style:style>
    <style:style style:name="T821" style:family="text">
      <style:text-properties style:font-name="Times New Roman1" fo:language="en" fo:country="US" officeooo:rsid="05ac9ecd"/>
    </style:style>
    <style:style style:name="T822" style:family="text">
      <style:text-properties style:font-name="Times New Roman1" fo:language="en" fo:country="US" officeooo:rsid="05d9e220"/>
    </style:style>
    <style:style style:name="T823" style:family="text">
      <style:text-properties style:font-name="Times New Roman1" fo:language="en" fo:country="US" officeooo:rsid="05e6b53a"/>
    </style:style>
    <style:style style:name="T824" style:family="text">
      <style:text-properties style:font-name="Times New Roman1" fo:language="en" fo:country="US" officeooo:rsid="05ea08ee"/>
    </style:style>
    <style:style style:name="T825" style:family="text">
      <style:text-properties style:font-name="Times New Roman1" fo:language="en" fo:country="US" officeooo:rsid="05eb2395"/>
    </style:style>
    <style:style style:name="T826" style:family="text">
      <style:text-properties style:font-name="Times New Roman1" fo:language="en" fo:country="US" officeooo:rsid="05ecce42"/>
    </style:style>
    <style:style style:name="T827" style:family="text">
      <style:text-properties style:font-name="Times New Roman1" fo:language="en" fo:country="US" officeooo:rsid="05ee549b"/>
    </style:style>
    <style:style style:name="T828" style:family="text">
      <style:text-properties style:font-name="Times New Roman1" fo:language="en" fo:country="US" officeooo:rsid="05ee9937"/>
    </style:style>
    <style:style style:name="T829" style:family="text">
      <style:text-properties style:font-name="Times New Roman1" fo:language="en" fo:country="US" officeooo:rsid="05f048d4"/>
    </style:style>
    <style:style style:name="T830" style:family="text">
      <style:text-properties style:font-name="Times New Roman1" fo:language="en" fo:country="US" officeooo:rsid="05f15fc6"/>
    </style:style>
    <style:style style:name="T831" style:family="text">
      <style:text-properties style:font-name="Times New Roman1" fo:language="en" fo:country="US" officeooo:rsid="05f4c719"/>
    </style:style>
    <style:style style:name="T832" style:family="text">
      <style:text-properties style:font-name="Times New Roman1" fo:language="en" fo:country="US" officeooo:rsid="05f69aca"/>
    </style:style>
    <style:style style:name="T833" style:family="text">
      <style:text-properties style:font-name="Times New Roman1" fo:language="en" fo:country="US" officeooo:rsid="05f7164a"/>
    </style:style>
    <style:style style:name="T834" style:family="text">
      <style:text-properties style:font-name="Times New Roman1" fo:language="en" fo:country="US" officeooo:rsid="05f8b1e5"/>
    </style:style>
    <style:style style:name="T835" style:family="text">
      <style:text-properties style:font-name="Times New Roman1" fo:language="en" fo:country="US" officeooo:rsid="05fad8eb"/>
    </style:style>
    <style:style style:name="T836" style:family="text">
      <style:text-properties style:font-name="Times New Roman1" fo:language="en" fo:country="US" officeooo:rsid="05e605dd"/>
    </style:style>
    <style:style style:name="T837" style:family="text">
      <style:text-properties style:font-name="Times New Roman1" fo:language="en" fo:country="US" officeooo:rsid="06181e3e"/>
    </style:style>
    <style:style style:name="T838" style:family="text">
      <style:text-properties style:font-name="Times New Roman1" fo:language="en" fo:country="US" officeooo:rsid="061cf9b8"/>
    </style:style>
    <style:style style:name="T839" style:family="text">
      <style:text-properties style:font-name="Times New Roman1" fo:language="en" fo:country="US" officeooo:rsid="06208164"/>
    </style:style>
    <style:style style:name="T840" style:family="text">
      <style:text-properties style:font-name="Times New Roman1" fo:font-style="normal" style:font-style-asian="normal" style:font-style-complex="normal"/>
    </style:style>
    <style:style style:name="T841" style:family="text">
      <style:text-properties style:font-name="Times New Roman1" fo:font-style="normal" officeooo:rsid="066b49f0" style:font-style-asian="normal" style:font-style-complex="normal"/>
    </style:style>
    <style:style style:name="T842" style:family="text">
      <style:text-properties style:font-name="Times New Roman1" fo:font-style="normal" officeooo:rsid="06fd7431" style:font-style-asian="normal" style:font-style-complex="normal"/>
    </style:style>
    <style:style style:name="T843" style:family="text">
      <style:text-properties style:font-name="Times New Roman1" fo:font-style="normal" officeooo:rsid="06fdc833" style:font-style-asian="normal" style:font-style-complex="normal"/>
    </style:style>
    <style:style style:name="T844" style:family="text">
      <style:text-properties style:font-name="Times New Roman1" fo:font-style="normal" officeooo:rsid="06ff9500" style:font-style-asian="normal" style:font-style-complex="normal"/>
    </style:style>
    <style:style style:name="T845" style:family="text">
      <style:text-properties style:font-name="Times New Roman1" fo:font-style="normal" officeooo:rsid="06ffe635" style:font-style-asian="normal" style:font-style-complex="normal"/>
    </style:style>
    <style:style style:name="T846" style:family="text">
      <style:text-properties style:font-name="Times New Roman1" fo:font-style="normal" officeooo:rsid="07012137" style:font-style-asian="normal" style:font-style-complex="normal"/>
    </style:style>
    <style:style style:name="T847" style:family="text">
      <style:text-properties style:font-name="Times New Roman1" fo:font-style="normal" officeooo:rsid="0704bfe4" style:font-style-asian="normal" style:font-style-complex="normal"/>
    </style:style>
    <style:style style:name="T848" style:family="text">
      <style:text-properties style:font-name="Times New Roman1" fo:font-style="normal" officeooo:rsid="070514ca" style:font-style-asian="normal" style:font-style-complex="normal"/>
    </style:style>
    <style:style style:name="T849" style:family="text">
      <style:text-properties style:font-name="Times New Roman1" fo:font-style="normal" officeooo:rsid="07059ce0" style:font-style-asian="normal" style:font-style-complex="normal"/>
    </style:style>
    <style:style style:name="T850" style:family="text">
      <style:text-properties style:font-name="Times New Roman1" fo:font-style="normal" officeooo:rsid="0705c1ed" style:font-style-asian="normal" style:font-style-complex="normal"/>
    </style:style>
    <style:style style:name="T851" style:family="text">
      <style:text-properties style:font-name="Times New Roman1" fo:font-style="normal" officeooo:rsid="0706eca8" style:font-style-asian="normal" style:font-style-complex="normal"/>
    </style:style>
    <style:style style:name="T852" style:family="text">
      <style:text-properties style:font-name="Times New Roman1" fo:font-style="normal" officeooo:rsid="070ae7d6" style:font-style-asian="normal" style:font-style-complex="normal"/>
    </style:style>
    <style:style style:name="T853" style:family="text">
      <style:text-properties style:font-name="Times New Roman1" fo:font-style="normal" officeooo:rsid="070d6f83" style:font-style-asian="normal" style:font-style-complex="normal"/>
    </style:style>
    <style:style style:name="T854" style:family="text">
      <style:text-properties style:font-name="Times New Roman1" fo:font-style="normal" officeooo:rsid="070e81a9" style:font-style-asian="normal" style:font-style-complex="normal"/>
    </style:style>
    <style:style style:name="T855" style:family="text">
      <style:text-properties style:font-name="Times New Roman1" fo:font-style="normal" officeooo:rsid="070f632b" style:font-style-asian="normal" style:font-style-complex="normal"/>
    </style:style>
    <style:style style:name="T856" style:family="text">
      <style:text-properties style:font-name="Times New Roman1" fo:font-style="normal" officeooo:rsid="0711a81a" style:font-style-asian="normal" style:font-style-complex="normal"/>
    </style:style>
    <style:style style:name="T857" style:family="text">
      <style:text-properties style:font-name="Times New Roman1" fo:font-style="normal" officeooo:rsid="07124703" style:font-style-asian="normal" style:font-style-complex="normal"/>
    </style:style>
    <style:style style:name="T858" style:family="text">
      <style:text-properties style:font-name="Times New Roman1" fo:font-style="normal" officeooo:rsid="0715915f" style:font-style-asian="normal" style:font-style-complex="normal"/>
    </style:style>
    <style:style style:name="T859" style:family="text">
      <style:text-properties style:font-name="Times New Roman1" fo:font-style="normal" officeooo:rsid="0717a4c5" style:font-style-asian="normal" style:font-style-complex="normal"/>
    </style:style>
    <style:style style:name="T860" style:family="text">
      <style:text-properties style:font-name="Times New Roman1" fo:font-style="normal" officeooo:rsid="0718e902" style:font-style-asian="normal" style:font-style-complex="normal"/>
    </style:style>
    <style:style style:name="T861" style:family="text">
      <style:text-properties style:font-name="Times New Roman1" fo:font-style="normal" officeooo:rsid="071cb538" style:font-style-asian="normal" style:font-style-complex="normal"/>
    </style:style>
    <style:style style:name="T862" style:family="text">
      <style:text-properties style:font-name="Times New Roman1" fo:font-style="normal" officeooo:rsid="07207192" style:font-style-asian="normal" style:font-style-complex="normal"/>
    </style:style>
    <style:style style:name="T863" style:family="text">
      <style:text-properties style:font-name="Times New Roman1" fo:font-style="normal" officeooo:rsid="07256585" style:font-style-asian="normal" style:font-style-complex="normal"/>
    </style:style>
    <style:style style:name="T864" style:family="text">
      <style:text-properties style:font-name="Times New Roman1" fo:font-style="normal" officeooo:rsid="07259823" style:font-style-asian="normal" style:font-style-complex="normal"/>
    </style:style>
    <style:style style:name="T865" style:family="text">
      <style:text-properties style:font-name="Times New Roman1" fo:font-style="normal" officeooo:rsid="0727c763" style:font-style-asian="normal" style:font-style-complex="normal"/>
    </style:style>
    <style:style style:name="T866" style:family="text">
      <style:text-properties style:font-name="Times New Roman1" fo:font-style="normal" officeooo:rsid="072bcf2d" style:font-style-asian="normal" style:font-style-complex="normal"/>
    </style:style>
    <style:style style:name="T867" style:family="text">
      <style:text-properties style:font-name="Times New Roman1" fo:font-style="normal" officeooo:rsid="04d3fd76" style:font-style-asian="normal" style:font-style-complex="normal"/>
    </style:style>
    <style:style style:name="T868" style:family="text">
      <style:text-properties style:font-name="Times New Roman1" fo:font-style="normal" officeooo:rsid="04d30dff" style:font-style-asian="normal" style:font-style-complex="normal"/>
    </style:style>
    <style:style style:name="T869" style:family="text">
      <style:text-properties style:font-name="Times New Roman1" fo:font-style="normal" officeooo:rsid="04d9a029" style:font-style-asian="normal" style:font-style-complex="normal"/>
    </style:style>
    <style:style style:name="T870" style:family="text">
      <style:text-properties style:font-name="Times New Roman1" fo:font-style="normal" officeooo:rsid="04db74df" style:font-style-asian="normal" style:font-style-complex="normal"/>
    </style:style>
    <style:style style:name="T871" style:family="text">
      <style:text-properties style:font-name="Times New Roman1" fo:font-style="normal" officeooo:rsid="04e04cd7" style:font-style-asian="normal" style:font-style-complex="normal"/>
    </style:style>
    <style:style style:name="T872" style:family="text">
      <style:text-properties style:font-name="Times New Roman1" fo:font-style="normal" officeooo:rsid="04e0c8dc" style:font-style-asian="normal" style:font-style-complex="normal"/>
    </style:style>
    <style:style style:name="T873" style:family="text">
      <style:text-properties style:font-name="Times New Roman1" fo:font-style="normal" officeooo:rsid="04e460be" style:font-style-asian="normal" style:font-style-complex="normal"/>
    </style:style>
    <style:style style:name="T874" style:family="text">
      <style:text-properties style:font-name="Times New Roman1" fo:font-style="normal" officeooo:rsid="0724584f" style:font-style-asian="normal" style:font-style-complex="normal"/>
    </style:style>
    <style:style style:name="T875" style:family="text">
      <style:text-properties style:font-name="Times New Roman1" fo:font-style="normal" officeooo:rsid="07251a9f" style:font-style-asian="normal" style:font-style-complex="normal"/>
    </style:style>
    <style:style style:name="T876" style:family="text">
      <style:text-properties style:font-name="Times New Roman1" fo:font-style="normal" officeooo:rsid="07286c78" style:font-style-asian="normal" style:font-style-complex="normal"/>
    </style:style>
    <style:style style:name="T877" style:family="text">
      <style:text-properties style:font-name="Times New Roman1" fo:font-style="normal" officeooo:rsid="072ce2da" style:font-style-asian="normal" style:font-style-complex="normal"/>
    </style:style>
    <style:style style:name="T878" style:family="text">
      <style:text-properties style:font-name="Times New Roman1" fo:font-style="normal" officeooo:rsid="07324eb0" style:font-style-asian="normal" style:font-style-complex="normal"/>
    </style:style>
    <style:style style:name="T879" style:family="text">
      <style:text-properties style:font-name="Times New Roman1" fo:font-style="normal" officeooo:rsid="073137f9" style:font-style-asian="normal" style:font-style-complex="normal"/>
    </style:style>
    <style:style style:name="T880" style:family="text">
      <style:text-properties style:font-name="Times New Roman1" fo:font-style="normal" officeooo:rsid="073d3fb0" style:font-style-asian="normal" style:font-style-complex="normal"/>
    </style:style>
    <style:style style:name="T881" style:family="text">
      <style:text-properties style:font-name="Times New Roman1" fo:font-style="normal" officeooo:rsid="073e62ec" style:font-style-asian="normal" style:font-style-complex="normal"/>
    </style:style>
    <style:style style:name="T882" style:family="text">
      <style:text-properties style:font-name="Times New Roman1" fo:font-style="normal" officeooo:rsid="073fed79" style:font-style-asian="normal" style:font-style-complex="normal"/>
    </style:style>
    <style:style style:name="T883" style:family="text">
      <style:text-properties style:font-name="Times New Roman1" fo:font-style="italic" officeooo:rsid="04d3fd76" style:font-style-asian="italic" style:font-style-complex="italic"/>
    </style:style>
    <style:style style:name="T884" style:family="text">
      <style:text-properties style:font-name="Times New Roman1" fo:font-style="italic" officeooo:rsid="0706eca8" style:font-style-asian="italic" style:font-style-complex="italic"/>
    </style:style>
    <style:style style:name="T885" style:family="text">
      <style:text-properties style:font-name="Times New Roman1" officeooo:rsid="0499e09c"/>
    </style:style>
    <style:style style:name="T886" style:family="text">
      <style:text-properties style:font-name="Times New Roman1" officeooo:rsid="063bc086"/>
    </style:style>
    <style:style style:name="T887" style:family="text">
      <style:text-properties style:font-name="Times New Roman1" officeooo:rsid="065da9b4"/>
    </style:style>
    <style:style style:name="T888" style:family="text">
      <style:text-properties fo:font-style="normal" officeooo:rsid="0197ae2e" style:font-style-asian="normal" style:font-style-complex="normal"/>
    </style:style>
    <style:style style:name="T889" style:family="text">
      <style:text-properties fo:font-style="normal" officeooo:rsid="01a50431" style:font-style-asian="normal" style:font-style-complex="normal"/>
    </style:style>
    <style:style style:name="T890" style:family="text">
      <style:text-properties fo:font-style="normal" officeooo:rsid="05144391" style:font-style-asian="normal" style:font-style-complex="normal"/>
    </style:style>
    <style:style style:name="T891" style:family="text">
      <style:text-properties fo:font-style="normal" officeooo:rsid="0515ce1a" style:font-style-asian="normal" style:font-style-complex="normal"/>
    </style:style>
    <style:style style:name="T892" style:family="text">
      <style:text-properties fo:font-style="normal" officeooo:rsid="05302bd6" style:font-style-asian="normal" style:font-style-complex="normal"/>
    </style:style>
    <style:style style:name="T893" style:family="text">
      <style:text-properties fo:font-style="normal" officeooo:rsid="05336eb6" style:font-style-asian="normal" style:font-style-complex="normal"/>
    </style:style>
    <style:style style:name="T894" style:family="text">
      <style:text-properties fo:font-style="normal" officeooo:rsid="05366ec4" style:font-style-asian="normal" style:font-style-complex="normal"/>
    </style:style>
    <style:style style:name="T895" style:family="text">
      <style:text-properties fo:font-style="normal" officeooo:rsid="05379c20" style:font-style-asian="normal" style:font-style-complex="normal"/>
    </style:style>
    <style:style style:name="T896" style:family="text">
      <style:text-properties fo:font-style="normal" officeooo:rsid="0538fe6f" style:font-style-asian="normal" style:font-style-complex="normal"/>
    </style:style>
    <style:style style:name="T897" style:family="text">
      <style:text-properties fo:font-style="normal" officeooo:rsid="053a2f74" style:font-style-asian="normal" style:font-style-complex="normal"/>
    </style:style>
    <style:style style:name="T898" style:family="text">
      <style:text-properties fo:font-style="normal" officeooo:rsid="016af372" style:font-style-asian="normal" style:font-style-complex="normal"/>
    </style:style>
    <style:style style:name="T899" style:family="text">
      <style:text-properties fo:font-style="normal" officeooo:rsid="05a4242c" style:font-style-asian="normal" style:font-style-complex="normal"/>
    </style:style>
    <style:style style:name="T900" style:family="text">
      <style:text-properties fo:font-style="normal" officeooo:rsid="07536495" style:font-style-asian="normal" style:font-style-complex="normal"/>
    </style:style>
    <style:style style:name="T901" style:family="text">
      <style:text-properties fo:font-style="normal" officeooo:rsid="0769534a" style:font-style-asian="normal" style:font-style-complex="normal"/>
    </style:style>
    <style:style style:name="T902" style:family="text">
      <style:text-properties fo:font-style="normal" officeooo:rsid="0767b4a7" style:font-style-asian="normal" style:font-style-complex="normal"/>
    </style:style>
    <style:style style:name="T903" style:family="text">
      <style:text-properties fo:font-style="normal" officeooo:rsid="07704620" style:font-style-asian="normal" style:font-style-complex="normal"/>
    </style:style>
    <style:style style:name="T904" style:family="text">
      <style:text-properties fo:font-style="normal" officeooo:rsid="083a692f" style:font-style-asian="normal" style:font-style-complex="normal"/>
    </style:style>
    <style:style style:name="T905" style:family="text">
      <style:text-properties fo:font-style="normal" officeooo:rsid="083bf992" style:font-style-asian="normal" style:font-style-complex="normal"/>
    </style:style>
    <style:style style:name="T906" style:family="text">
      <style:text-properties fo:font-style="normal" officeooo:rsid="083ef6c7" style:font-style-asian="normal" style:font-style-complex="normal"/>
    </style:style>
    <style:style style:name="T907" style:family="text">
      <style:text-properties fo:font-style="normal" officeooo:rsid="0840ac4b" style:font-style-asian="normal" style:font-style-complex="normal"/>
    </style:style>
    <style:style style:name="T908" style:family="text">
      <style:text-properties fo:font-style="normal" officeooo:rsid="0841a0b4" style:font-style-asian="normal" style:font-style-complex="normal"/>
    </style:style>
    <style:style style:name="T909" style:family="text">
      <style:text-properties fo:font-style="normal" officeooo:rsid="0842a2b1" style:font-style-asian="normal" style:font-style-complex="normal"/>
    </style:style>
    <style:style style:name="T910" style:family="text">
      <style:text-properties fo:font-style="normal" officeooo:rsid="03149142" style:font-style-asian="normal" style:font-style-complex="normal"/>
    </style:style>
    <style:style style:name="T911" style:family="text">
      <style:text-properties fo:font-style="normal" officeooo:rsid="08a3d48b" style:font-style-asian="normal" style:font-style-complex="normal"/>
    </style:style>
    <style:style style:name="T912" style:family="text">
      <style:text-properties fo:font-style="normal" officeooo:rsid="08a3ffd6" style:font-style-asian="normal" style:font-style-complex="normal"/>
    </style:style>
    <style:style style:name="T913" style:family="text">
      <style:text-properties fo:font-style="normal" officeooo:rsid="0894e2c6" style:font-style-asian="normal" style:font-style-complex="normal"/>
    </style:style>
    <style:style style:name="T914" style:family="text">
      <style:text-properties fo:font-style="normal" officeooo:rsid="089ea1b0" style:font-style-asian="normal" style:font-style-complex="normal"/>
    </style:style>
    <style:style style:name="T915" style:family="text">
      <style:text-properties fo:font-style="normal" officeooo:rsid="08961f87" style:font-style-asian="normal" style:font-style-complex="normal"/>
    </style:style>
    <style:style style:name="T916" style:family="text">
      <style:text-properties fo:font-style="normal" officeooo:rsid="08975f7b" style:font-style-asian="normal" style:font-style-complex="normal"/>
    </style:style>
    <style:style style:name="T917" style:family="text">
      <style:text-properties fo:font-style="normal" officeooo:rsid="089832a2" style:font-style-asian="normal" style:font-style-complex="normal"/>
    </style:style>
    <style:style style:name="T918" style:family="text">
      <style:text-properties fo:font-style="normal" officeooo:rsid="0769aee6" style:font-style-asian="normal" style:font-style-complex="normal"/>
    </style:style>
    <style:style style:name="T919" style:family="text">
      <style:text-properties fo:font-style="normal" officeooo:rsid="08bb99cd" style:font-style-asian="normal" style:font-style-complex="normal"/>
    </style:style>
    <style:style style:name="T920" style:family="text">
      <style:text-properties fo:font-style="normal" officeooo:rsid="08bc7e27" style:font-style-asian="normal" style:font-style-complex="normal"/>
    </style:style>
    <style:style style:name="T921" style:family="text">
      <style:text-properties fo:font-style="normal" officeooo:rsid="08bccdb0" style:font-style-asian="normal" style:font-style-complex="normal"/>
    </style:style>
    <style:style style:name="T922" style:family="text">
      <style:text-properties fo:font-style="normal" officeooo:rsid="08bec7c3" style:font-style-asian="normal" style:font-style-complex="normal"/>
    </style:style>
    <style:style style:name="T923" style:family="text">
      <style:text-properties fo:font-style="normal" officeooo:rsid="08ac6e57" style:font-style-asian="normal" style:font-style-complex="normal"/>
    </style:style>
    <style:style style:name="T924" style:family="text">
      <style:text-properties fo:font-style="normal" officeooo:rsid="08bb1b80" style:font-style-asian="normal" style:font-style-complex="normal"/>
    </style:style>
    <style:style style:name="T925" style:family="text">
      <style:text-properties fo:font-style="normal" officeooo:rsid="08ae363f" style:font-style-asian="normal" style:font-style-complex="normal"/>
    </style:style>
    <style:style style:name="T926" style:family="text">
      <style:text-properties fo:font-style="normal" officeooo:rsid="08b9493b" style:font-style-asian="normal" style:font-style-complex="normal"/>
    </style:style>
    <style:style style:name="T927" style:family="text">
      <style:text-properties fo:font-style="normal" officeooo:rsid="08ba7db3" style:font-style-asian="normal" style:font-style-complex="normal"/>
    </style:style>
    <style:style style:name="T928" style:family="text">
      <style:text-properties fo:font-style="normal" officeooo:rsid="08c0db72" style:font-style-asian="normal" style:font-style-complex="normal"/>
    </style:style>
    <style:style style:name="T929" style:family="text">
      <style:text-properties fo:font-style="normal" officeooo:rsid="08c1ab7a" style:font-style-asian="normal" style:font-style-complex="normal"/>
    </style:style>
    <style:style style:name="T930" style:family="text">
      <style:text-properties fo:font-style="normal" officeooo:rsid="08c3b473" style:font-style-asian="normal" style:font-style-complex="normal"/>
    </style:style>
    <style:style style:name="T931" style:family="text">
      <style:text-properties fo:font-style="normal" officeooo:rsid="08c4a942" style:font-style-asian="normal" style:font-style-complex="normal"/>
    </style:style>
    <style:style style:name="T932" style:family="text">
      <style:text-properties fo:font-style="normal" officeooo:rsid="08c649af" style:font-style-asian="normal" style:font-style-complex="normal"/>
    </style:style>
    <style:style style:name="T933" style:family="text">
      <style:text-properties fo:font-style="normal" officeooo:rsid="08c8393a" style:font-style-asian="normal" style:font-style-complex="normal"/>
    </style:style>
    <style:style style:name="T934" style:family="text">
      <style:text-properties fo:font-style="normal" officeooo:rsid="08940c77" style:font-style-asian="normal" style:font-style-complex="normal"/>
    </style:style>
    <style:style style:name="T935" style:family="text">
      <style:text-properties fo:font-style="normal" officeooo:rsid="08944162" style:font-style-asian="normal" style:font-style-complex="normal"/>
    </style:style>
    <style:style style:name="T936" style:family="text">
      <style:text-properties fo:font-style="normal" officeooo:rsid="08c2ef3a" style:font-style-asian="normal" style:font-style-complex="normal"/>
    </style:style>
    <style:style style:name="T937" style:family="text">
      <style:text-properties fo:font-style="normal" officeooo:rsid="08a5f127" style:font-style-asian="normal" style:font-style-complex="normal"/>
    </style:style>
    <style:style style:name="T938" style:family="text">
      <style:text-properties fo:font-style="normal" officeooo:rsid="076c272c" style:font-style-asian="normal" style:font-style-complex="normal"/>
    </style:style>
    <style:style style:name="T939" style:family="text">
      <style:text-properties fo:font-style="normal" officeooo:rsid="08a41024" style:font-style-asian="normal" style:font-style-complex="normal"/>
    </style:style>
    <style:style style:name="T940" style:family="text">
      <style:text-properties fo:font-style="normal" officeooo:rsid="08a9c362" style:font-style-asian="normal" style:font-style-complex="normal"/>
    </style:style>
    <style:style style:name="T941" style:family="text">
      <style:text-properties fo:font-style="normal" officeooo:rsid="08a852d1" style:font-style-asian="normal" style:font-style-complex="normal"/>
    </style:style>
    <style:style style:name="T942" style:family="text">
      <style:text-properties fo:font-style="normal" officeooo:rsid="08cdfa63" style:font-style-asian="normal" style:font-style-complex="normal"/>
    </style:style>
    <style:style style:name="T943" style:family="text">
      <style:text-properties fo:font-style="normal" officeooo:rsid="08b16972" style:font-style-asian="normal" style:font-style-complex="normal"/>
    </style:style>
    <style:style style:name="T944" style:family="text">
      <style:text-properties fo:font-style="normal" officeooo:rsid="08b4d748" style:font-style-asian="normal" style:font-style-complex="normal"/>
    </style:style>
    <style:style style:name="T945" style:family="text">
      <style:text-properties fo:font-style="normal" officeooo:rsid="08b33d1e" style:font-style-asian="normal" style:font-style-complex="normal"/>
    </style:style>
    <style:style style:name="T946" style:family="text">
      <style:text-properties fo:font-style="normal" officeooo:rsid="08b47361" style:font-style-asian="normal" style:font-style-complex="normal"/>
    </style:style>
    <style:style style:name="T947" style:family="text">
      <style:text-properties fo:font-style="normal" officeooo:rsid="08b7a326" style:font-style-asian="normal" style:font-style-complex="normal"/>
    </style:style>
    <style:style style:name="T948" style:family="text">
      <style:text-properties fo:font-style="normal" officeooo:rsid="08d513fd" style:font-style-asian="normal" style:font-style-complex="normal"/>
    </style:style>
    <style:style style:name="T949" style:family="text">
      <style:text-properties fo:font-style="normal" officeooo:rsid="08d586f9" style:font-style-asian="normal" style:font-style-complex="normal"/>
    </style:style>
    <style:style style:name="T950" style:family="text">
      <style:text-properties fo:font-style="normal" officeooo:rsid="08d68d5c" style:font-style-asian="normal" style:font-style-complex="normal"/>
    </style:style>
    <style:style style:name="T951" style:family="text">
      <style:text-properties fo:font-style="normal" officeooo:rsid="08d7fb66" style:font-style-asian="normal" style:font-style-complex="normal"/>
    </style:style>
    <style:style style:name="T952" style:family="text">
      <style:text-properties fo:font-style="normal" officeooo:rsid="08d94ccc" style:font-style-asian="normal" style:font-style-complex="normal"/>
    </style:style>
    <style:style style:name="T953" style:family="text">
      <style:text-properties fo:font-style="normal" officeooo:rsid="08e0ed60" style:font-style-asian="normal" style:font-style-complex="normal"/>
    </style:style>
    <style:style style:name="T954" style:family="text">
      <style:text-properties fo:font-style="normal" officeooo:rsid="08e43882" style:font-style-asian="normal" style:font-style-complex="normal"/>
    </style:style>
    <style:style style:name="T955" style:family="text">
      <style:text-properties fo:font-style="normal" officeooo:rsid="08e8bad3" style:font-style-asian="normal" style:font-style-complex="normal"/>
    </style:style>
    <style:style style:name="T956" style:family="text">
      <style:text-properties fo:font-style="normal" officeooo:rsid="08e94f3a" style:font-style-asian="normal" style:font-style-complex="normal"/>
    </style:style>
    <style:style style:name="T957" style:family="text">
      <style:text-properties fo:font-style="normal" officeooo:rsid="08edb3fc" style:font-style-asian="normal" style:font-style-complex="normal"/>
    </style:style>
    <style:style style:name="T958" style:family="text">
      <style:text-properties fo:font-style="normal" officeooo:rsid="08f20089" style:font-style-asian="normal" style:font-style-complex="normal"/>
    </style:style>
    <style:style style:name="T959" style:family="text">
      <style:text-properties fo:font-style="normal" officeooo:rsid="08f67853" style:font-style-asian="normal" style:font-style-complex="normal"/>
    </style:style>
    <style:style style:name="T960" style:family="text">
      <style:text-properties fo:font-style="normal" officeooo:rsid="08f6c369" style:font-style-asian="normal" style:font-style-complex="normal"/>
    </style:style>
    <style:style style:name="T961" style:family="text">
      <style:text-properties fo:font-style="normal" officeooo:rsid="091caa2e" style:font-style-asian="normal" style:font-style-complex="normal"/>
    </style:style>
    <style:style style:name="T962" style:family="text">
      <style:text-properties fo:font-style="normal" officeooo:rsid="09259cfe" style:font-style-asian="normal" style:font-style-complex="normal"/>
    </style:style>
    <style:style style:name="T963" style:family="text">
      <style:text-properties fo:font-style="normal" officeooo:rsid="0925fb32" style:font-style-asian="normal" style:font-style-complex="normal"/>
    </style:style>
    <style:style style:name="T964" style:family="text">
      <style:text-properties fo:font-style="normal" officeooo:rsid="0926b971" style:font-style-asian="normal" style:font-style-complex="normal"/>
    </style:style>
    <style:style style:name="T965" style:family="text">
      <style:text-properties fo:font-style="normal" officeooo:rsid="0928bac5" style:font-style-asian="normal" style:font-style-complex="normal"/>
    </style:style>
    <style:style style:name="T966" style:family="text">
      <style:text-properties fo:font-style="normal" officeooo:rsid="09295ef0" style:font-style-asian="normal" style:font-style-complex="normal"/>
    </style:style>
    <style:style style:name="T967" style:family="text">
      <style:text-properties fo:font-style="normal" officeooo:rsid="092bc906" style:font-style-asian="normal" style:font-style-complex="normal"/>
    </style:style>
    <style:style style:name="T968" style:family="text">
      <style:text-properties fo:font-style="normal" officeooo:rsid="092d8e63" style:font-style-asian="normal" style:font-style-complex="normal"/>
    </style:style>
    <style:style style:name="T969" style:family="text">
      <style:text-properties fo:font-style="normal" officeooo:rsid="0b3ec8bd" style:font-style-asian="normal" style:font-style-complex="normal"/>
    </style:style>
    <style:style style:name="T970" style:family="text">
      <style:text-properties fo:font-style="normal" officeooo:rsid="0e6664b5" style:font-style-asian="normal" style:font-style-complex="normal"/>
    </style:style>
    <style:style style:name="T971" style:family="text">
      <style:text-properties fo:font-style="italic" officeooo:rsid="0197ae2e" style:font-style-asian="italic" style:font-style-complex="italic"/>
    </style:style>
    <style:style style:name="T972" style:family="text">
      <style:text-properties fo:font-style="italic" officeooo:rsid="04c3ae32" style:font-style-asian="italic" style:font-style-complex="italic"/>
    </style:style>
    <style:style style:name="T973" style:family="text">
      <style:text-properties fo:font-style="italic" officeooo:rsid="016af372" style:font-style-asian="italic" style:font-style-complex="italic"/>
    </style:style>
    <style:style style:name="T974" style:family="text">
      <style:text-properties fo:font-style="italic" officeooo:rsid="01a50431" style:font-style-asian="italic" style:font-style-complex="italic"/>
    </style:style>
    <style:style style:name="T975" style:family="text">
      <style:text-properties fo:font-style="italic" officeooo:rsid="05302bd6" style:font-style-asian="italic" style:font-style-complex="italic"/>
    </style:style>
    <style:style style:name="T976" style:family="text">
      <style:text-properties fo:font-style="italic" officeooo:rsid="03149142" style:font-style-asian="italic" style:font-style-complex="italic"/>
    </style:style>
    <style:style style:name="T977" style:family="text">
      <style:text-properties fo:font-style="italic" officeooo:rsid="0a6014d1" style:font-style-asian="italic" style:font-style-complex="italic"/>
    </style:style>
    <style:style style:name="T978" style:family="text">
      <style:text-properties fo:font-style="italic" officeooo:rsid="0b2076cc" style:font-style-asian="italic" style:font-style-complex="italic"/>
    </style:style>
    <style:style style:name="T979" style:family="text">
      <style:text-properties fo:font-style="italic" officeooo:rsid="0b214b60" style:font-style-asian="italic" style:font-style-complex="italic"/>
    </style:style>
    <style:style style:name="T980" style:family="text">
      <style:text-properties fo:font-style="italic" officeooo:rsid="0b265088" style:font-style-asian="italic" style:font-style-complex="italic"/>
    </style:style>
    <style:style style:name="T981" style:family="text">
      <style:text-properties fo:font-style="italic" officeooo:rsid="0b3ec8bd" style:font-style-asian="italic" style:font-style-complex="italic"/>
    </style:style>
    <style:style style:name="T982" style:family="text">
      <style:text-properties fo:font-style="italic" officeooo:rsid="0b2d738b" style:font-style-asian="italic" style:font-style-complex="italic"/>
    </style:style>
    <style:style style:name="T983" style:family="text">
      <style:text-properties fo:font-style="italic" officeooo:rsid="0d462666" style:font-style-asian="italic" style:font-style-complex="italic"/>
    </style:style>
    <style:style style:name="T984" style:family="text">
      <style:text-properties fo:font-style="italic" officeooo:rsid="0e536f31" style:font-style-asian="italic" style:font-style-complex="italic"/>
    </style:style>
    <style:style style:name="T985" style:family="text">
      <style:text-properties fo:font-style="italic" officeooo:rsid="0e5470d4" style:font-style-asian="italic" style:font-style-complex="italic"/>
    </style:style>
    <style:style style:name="T986" style:family="text">
      <style:text-properties style:text-position="sub 58%"/>
    </style:style>
    <style:style style:name="T987" style:family="text">
      <style:text-properties style:text-position="sub 58%" style:font-name="Times New Roman1" fo:language="en" fo:country="US" officeooo:rsid="018cbb20"/>
    </style:style>
    <style:style style:name="T988" style:family="text">
      <style:text-properties style:text-position="sub 58%" style:font-name="Times New Roman1" fo:language="en" fo:country="US" fo:font-style="italic" officeooo:rsid="018cbb20" style:font-style-asian="italic" style:font-style-complex="italic"/>
    </style:style>
    <style:style style:name="T989" style:family="text">
      <style:text-properties style:text-position="sub 58%" style:font-name="Times New Roman1" fo:language="en" fo:country="US" fo:font-style="italic" officeooo:rsid="01932173" style:font-style-asian="italic" style:font-style-complex="italic"/>
    </style:style>
    <style:style style:name="T990" style:family="text">
      <style:text-properties style:text-position="sub 58%" fo:font-style="italic" officeooo:rsid="050032b1" style:font-style-asian="italic" style:font-style-complex="italic"/>
    </style:style>
    <style:style style:name="T991" style:family="text">
      <style:text-properties style:text-position="sub 58%" fo:font-style="italic" officeooo:rsid="016af372" style:font-style-asian="italic" style:font-style-complex="italic"/>
    </style:style>
    <style:style style:name="T992" style:family="text">
      <style:text-properties style:text-position="0% 100%"/>
    </style:style>
    <style:style style:name="T993" style:family="text">
      <style:text-properties style:text-position="0% 100%" style:font-name="Times New Roman1" fo:language="en" fo:country="US" officeooo:rsid="018cbb20"/>
    </style:style>
    <style:style style:name="T994" style:family="text">
      <style:text-properties style:text-position="0% 100%" style:font-name="Times New Roman1" fo:language="en" fo:country="US" officeooo:rsid="01932173"/>
    </style:style>
    <style:style style:name="T995" style:family="text">
      <style:text-properties style:text-position="0% 100%" style:font-name="Times New Roman1" fo:language="en" fo:country="US" fo:font-style="italic" officeooo:rsid="01932173" style:font-style-asian="italic" style:font-style-complex="italic"/>
    </style:style>
    <style:style style:name="T996" style:family="text">
      <style:text-properties style:text-position="0% 100%" style:font-name="Times New Roman1" fo:language="en" fo:country="US" fo:font-style="italic" officeooo:rsid="018cbb20" style:font-style-asian="italic" style:font-style-complex="italic"/>
    </style:style>
    <style:style style:name="T997" style:family="text">
      <style:text-properties style:text-position="0% 100%" officeooo:rsid="016af372"/>
    </style:style>
    <style:style style:name="T998" style:family="text">
      <style:text-properties style:text-position="0% 100%" officeooo:rsid="050032b1"/>
    </style:style>
    <style:style style:name="T999" style:family="text">
      <style:text-properties style:text-position="0% 100%" fo:font-style="italic" officeooo:rsid="050032b1" style:font-style-asian="italic" style:font-style-complex="italic"/>
    </style:style>
    <style:style style:name="T1000" style:family="text">
      <style:text-properties officeooo:rsid="01019176"/>
    </style:style>
    <style:style style:name="T1001" style:family="text">
      <style:text-properties fo:language="en" fo:country="US"/>
    </style:style>
    <style:style style:name="T1002" style:family="text">
      <style:text-properties fo:language="en" fo:country="US" officeooo:rsid="0380ad9b"/>
    </style:style>
    <style:style style:name="T1003" style:family="text">
      <style:text-properties fo:language="en" fo:country="US" officeooo:rsid="03d3001b"/>
    </style:style>
    <style:style style:name="T1004" style:family="text">
      <style:text-properties fo:language="en" fo:country="US" officeooo:rsid="03d5be64"/>
    </style:style>
    <style:style style:name="T1005" style:family="text">
      <style:text-properties fo:language="en" fo:country="US" fo:font-style="italic" officeooo:rsid="04cb0f9e" style:font-style-asian="italic" style:font-style-complex="italic"/>
    </style:style>
    <style:style style:name="T1006" style:family="text">
      <style:text-properties fo:language="en" fo:country="US" fo:font-style="italic" officeooo:rsid="04d131d2" style:font-style-asian="italic" style:font-style-complex="italic"/>
    </style:style>
    <style:style style:name="T1007" style:family="text">
      <style:text-properties fo:language="en" fo:country="US" fo:font-style="italic" officeooo:rsid="0a26e794" style:font-style-asian="italic" style:font-style-complex="italic"/>
    </style:style>
    <style:style style:name="T1008" style:family="text">
      <style:text-properties fo:language="en" fo:country="US" officeooo:rsid="00504694"/>
    </style:style>
    <style:style style:name="T1009" style:family="text">
      <style:text-properties fo:language="en" fo:country="US" officeooo:rsid="0492995f"/>
    </style:style>
    <style:style style:name="T1010" style:family="text">
      <style:text-properties fo:language="en" fo:country="US" officeooo:rsid="04cb0f9e"/>
    </style:style>
    <style:style style:name="T1011" style:family="text">
      <style:text-properties fo:language="en" fo:country="US" officeooo:rsid="04cc978d"/>
    </style:style>
    <style:style style:name="T1012" style:family="text">
      <style:text-properties fo:language="en" fo:country="US" officeooo:rsid="04cda939"/>
    </style:style>
    <style:style style:name="T1013" style:family="text">
      <style:text-properties fo:language="en" fo:country="US" officeooo:rsid="04d131d2"/>
    </style:style>
    <style:style style:name="T1014" style:family="text">
      <style:text-properties fo:language="en" fo:country="US" officeooo:rsid="052a723f"/>
    </style:style>
    <style:style style:name="T1015" style:family="text">
      <style:text-properties fo:language="en" fo:country="US" officeooo:rsid="052b39a9"/>
    </style:style>
    <style:style style:name="T1016" style:family="text">
      <style:text-properties fo:language="en" fo:country="US" officeooo:rsid="052b54b3"/>
    </style:style>
    <style:style style:name="T1017" style:family="text">
      <style:text-properties fo:language="en" fo:country="US" officeooo:rsid="05498b09"/>
    </style:style>
    <style:style style:name="T1018" style:family="text">
      <style:text-properties fo:language="en" fo:country="US" officeooo:rsid="054a3cd7"/>
    </style:style>
    <style:style style:name="T1019" style:family="text">
      <style:text-properties fo:language="en" fo:country="US" officeooo:rsid="054d1c3a"/>
    </style:style>
    <style:style style:name="T1020" style:family="text">
      <style:text-properties fo:language="en" fo:country="US" officeooo:rsid="054d7cfd"/>
    </style:style>
    <style:style style:name="T1021" style:family="text">
      <style:text-properties fo:language="en" fo:country="US" officeooo:rsid="054e3cff"/>
    </style:style>
    <style:style style:name="T1022" style:family="text">
      <style:text-properties fo:language="en" fo:country="US" officeooo:rsid="054ff4dd"/>
    </style:style>
    <style:style style:name="T1023" style:family="text">
      <style:text-properties fo:language="en" fo:country="US" officeooo:rsid="0551b8eb"/>
    </style:style>
    <style:style style:name="T1024" style:family="text">
      <style:text-properties fo:language="en" fo:country="US" officeooo:rsid="05538eb5"/>
    </style:style>
    <style:style style:name="T1025" style:family="text">
      <style:text-properties fo:language="en" fo:country="US" officeooo:rsid="0553dc3a"/>
    </style:style>
    <style:style style:name="T1026" style:family="text">
      <style:text-properties fo:language="en" fo:country="US" officeooo:rsid="0554d966"/>
    </style:style>
    <style:style style:name="T1027" style:family="text">
      <style:text-properties fo:language="en" fo:country="US" officeooo:rsid="05585165"/>
    </style:style>
    <style:style style:name="T1028" style:family="text">
      <style:text-properties fo:language="en" fo:country="US" officeooo:rsid="055edc8e"/>
    </style:style>
    <style:style style:name="T1029" style:family="text">
      <style:text-properties fo:language="en" fo:country="US" officeooo:rsid="0560306b"/>
    </style:style>
    <style:style style:name="T1030" style:family="text">
      <style:text-properties fo:language="en" fo:country="US" officeooo:rsid="0563f59f"/>
    </style:style>
    <style:style style:name="T1031" style:family="text">
      <style:text-properties fo:language="en" fo:country="US" officeooo:rsid="0565b635"/>
    </style:style>
    <style:style style:name="T1032" style:family="text">
      <style:text-properties fo:language="en" fo:country="US" officeooo:rsid="056631d2"/>
    </style:style>
    <style:style style:name="T1033" style:family="text">
      <style:text-properties fo:language="en" fo:country="US" officeooo:rsid="056923c0"/>
    </style:style>
    <style:style style:name="T1034" style:family="text">
      <style:text-properties fo:language="en" fo:country="US" officeooo:rsid="056ae96f"/>
    </style:style>
    <style:style style:name="T1035" style:family="text">
      <style:text-properties fo:language="en" fo:country="US" officeooo:rsid="056cbfef"/>
    </style:style>
    <style:style style:name="T1036" style:family="text">
      <style:text-properties fo:language="en" fo:country="US" officeooo:rsid="056d02a9"/>
    </style:style>
    <style:style style:name="T1037" style:family="text">
      <style:text-properties fo:language="en" fo:country="US" officeooo:rsid="056d58f2"/>
    </style:style>
    <style:style style:name="T1038" style:family="text">
      <style:text-properties fo:language="en" fo:country="US" officeooo:rsid="056dafe5"/>
    </style:style>
    <style:style style:name="T1039" style:family="text">
      <style:text-properties fo:language="en" fo:country="US" officeooo:rsid="056f1899"/>
    </style:style>
    <style:style style:name="T1040" style:family="text">
      <style:text-properties fo:language="en" fo:country="US" officeooo:rsid="0570a72f"/>
    </style:style>
    <style:style style:name="T1041" style:family="text">
      <style:text-properties fo:language="en" fo:country="US" officeooo:rsid="0570b215"/>
    </style:style>
    <style:style style:name="T1042" style:family="text">
      <style:text-properties fo:language="en" fo:country="US" officeooo:rsid="0572097a"/>
    </style:style>
    <style:style style:name="T1043" style:family="text">
      <style:text-properties fo:language="en" fo:country="US" officeooo:rsid="0573ca9e"/>
    </style:style>
    <style:style style:name="T1044" style:family="text">
      <style:text-properties fo:language="en" fo:country="US" officeooo:rsid="05761694"/>
    </style:style>
    <style:style style:name="T1045" style:family="text">
      <style:text-properties fo:language="en" fo:country="US" officeooo:rsid="0576770b"/>
    </style:style>
    <style:style style:name="T1046" style:family="text">
      <style:text-properties fo:language="en" fo:country="US" officeooo:rsid="05801429"/>
    </style:style>
    <style:style style:name="T1047" style:family="text">
      <style:text-properties fo:language="en" fo:country="US" officeooo:rsid="05804126"/>
    </style:style>
    <style:style style:name="T1048" style:family="text">
      <style:text-properties fo:language="en" fo:country="US" officeooo:rsid="05a2dd33"/>
    </style:style>
    <style:style style:name="T1049" style:family="text">
      <style:text-properties fo:language="en" fo:country="US" officeooo:rsid="06208164"/>
    </style:style>
    <style:style style:name="T1050" style:family="text">
      <style:text-properties fo:language="en" fo:country="US" officeooo:rsid="06223143"/>
    </style:style>
    <style:style style:name="T1051" style:family="text">
      <style:text-properties fo:language="en" fo:country="US" officeooo:rsid="06276459"/>
    </style:style>
    <style:style style:name="T1052" style:family="text">
      <style:text-properties fo:language="en" fo:country="US" officeooo:rsid="0628c649"/>
    </style:style>
    <style:style style:name="T1053" style:family="text">
      <style:text-properties fo:language="en" fo:country="US" officeooo:rsid="062a26bf"/>
    </style:style>
    <style:style style:name="T1054" style:family="text">
      <style:text-properties fo:language="en" fo:country="US" officeooo:rsid="062aa992"/>
    </style:style>
    <style:style style:name="T1055" style:family="text">
      <style:text-properties fo:language="en" fo:country="US" officeooo:rsid="062b7898"/>
    </style:style>
    <style:style style:name="T1056" style:family="text">
      <style:text-properties fo:language="en" fo:country="US" officeooo:rsid="062d7303"/>
    </style:style>
    <style:style style:name="T1057" style:family="text">
      <style:text-properties fo:language="en" fo:country="US" officeooo:rsid="062dee75"/>
    </style:style>
    <style:style style:name="T1058" style:family="text">
      <style:text-properties fo:language="en" fo:country="US" officeooo:rsid="062e713a"/>
    </style:style>
    <style:style style:name="T1059" style:family="text">
      <style:text-properties fo:language="en" fo:country="US" officeooo:rsid="062e94b4"/>
    </style:style>
    <style:style style:name="T1060" style:family="text">
      <style:text-properties fo:language="en" fo:country="US" officeooo:rsid="02893179"/>
    </style:style>
    <style:style style:name="T1061" style:family="text">
      <style:text-properties fo:language="en" fo:country="US" officeooo:rsid="02914574"/>
    </style:style>
    <style:style style:name="T1062" style:family="text">
      <style:text-properties fo:language="en" fo:country="US" officeooo:rsid="0289cca0"/>
    </style:style>
    <style:style style:name="T1063" style:family="text">
      <style:text-properties fo:language="en" fo:country="US" officeooo:rsid="065c0e23"/>
    </style:style>
    <style:style style:name="T1064" style:family="text">
      <style:text-properties fo:language="en" fo:country="US" officeooo:rsid="06622c4a"/>
    </style:style>
    <style:style style:name="T1065" style:family="text">
      <style:text-properties fo:language="en" fo:country="US" officeooo:rsid="06635e8f"/>
    </style:style>
    <style:style style:name="T1066" style:family="text">
      <style:text-properties fo:language="en" fo:country="US" officeooo:rsid="028b26fa"/>
    </style:style>
    <style:style style:name="T1067" style:family="text">
      <style:text-properties fo:language="en" fo:country="US" officeooo:rsid="068ec975"/>
    </style:style>
    <style:style style:name="T1068" style:family="text">
      <style:text-properties fo:language="en" fo:country="US" officeooo:rsid="06f0d8f5"/>
    </style:style>
    <style:style style:name="T1069" style:family="text">
      <style:text-properties fo:language="en" fo:country="US" officeooo:rsid="004f67a4"/>
    </style:style>
    <style:style style:name="T1070" style:family="text">
      <style:text-properties fo:language="en" fo:country="US" officeooo:rsid="06746198"/>
    </style:style>
    <style:style style:name="T1071" style:family="text">
      <style:text-properties fo:language="en" fo:country="US" officeooo:rsid="064537aa"/>
    </style:style>
    <style:style style:name="T1072" style:family="text">
      <style:text-properties fo:language="en" fo:country="US" officeooo:rsid="083723a1"/>
    </style:style>
    <style:style style:name="T1073" style:family="text">
      <style:text-properties fo:language="en" fo:country="US" officeooo:rsid="07704620"/>
    </style:style>
    <style:style style:name="T1074" style:family="text">
      <style:text-properties fo:language="en" fo:country="US" officeooo:rsid="08386c10"/>
    </style:style>
    <style:style style:name="T1075" style:family="text">
      <style:text-properties fo:language="en" fo:country="US" officeooo:rsid="083a692f"/>
    </style:style>
    <style:style style:name="T1076" style:family="text">
      <style:text-properties fo:language="en" fo:country="US" officeooo:rsid="0818b175"/>
    </style:style>
    <style:style style:name="T1077" style:family="text">
      <style:text-properties fo:language="en" fo:country="US" officeooo:rsid="084a1acd"/>
    </style:style>
    <style:style style:name="T1078" style:family="text">
      <style:text-properties fo:language="en" fo:country="US" officeooo:rsid="084bead8"/>
    </style:style>
    <style:style style:name="T1079" style:family="text">
      <style:text-properties fo:language="en" fo:country="US" officeooo:rsid="08b0e753"/>
    </style:style>
    <style:style style:name="T1080" style:family="text">
      <style:text-properties fo:language="en" fo:country="US" officeooo:rsid="0a258975"/>
    </style:style>
    <style:style style:name="T1081" style:family="text">
      <style:text-properties fo:language="en" fo:country="US" officeooo:rsid="0a26e794"/>
    </style:style>
    <style:style style:name="T1082" style:family="text">
      <style:text-properties fo:language="en" fo:country="US" officeooo:rsid="0a546c5c"/>
    </style:style>
    <style:style style:name="T1083" style:family="text">
      <style:text-properties fo:language="en" fo:country="US" officeooo:rsid="0a55e47e"/>
    </style:style>
    <style:style style:name="T1084" style:family="text">
      <style:text-properties fo:language="en" fo:country="US" officeooo:rsid="0a713745"/>
    </style:style>
    <style:style style:name="T1085" style:family="text">
      <style:text-properties fo:language="en" fo:country="US" officeooo:rsid="0a7efa8f"/>
    </style:style>
    <style:style style:name="T1086" style:family="text">
      <style:text-properties fo:language="en" fo:country="US" officeooo:rsid="0a80b182"/>
    </style:style>
    <style:style style:name="T1087" style:family="text">
      <style:text-properties fo:language="en" fo:country="US" officeooo:rsid="0a830937"/>
    </style:style>
    <style:style style:name="T1088" style:family="text">
      <style:text-properties fo:language="en" fo:country="US" officeooo:rsid="0a832a0b"/>
    </style:style>
    <style:style style:name="T1089" style:family="text">
      <style:text-properties fo:language="en" fo:country="US" officeooo:rsid="0a85231b"/>
    </style:style>
    <style:style style:name="T1090" style:family="text">
      <style:text-properties fo:language="en" fo:country="US" officeooo:rsid="0a856e34"/>
    </style:style>
    <style:style style:name="T1091" style:family="text">
      <style:text-properties fo:language="en" fo:country="US" officeooo:rsid="0a8e450e"/>
    </style:style>
    <style:style style:name="T1092" style:family="text">
      <style:text-properties fo:language="en" fo:country="US" officeooo:rsid="0b22fd50"/>
    </style:style>
    <style:style style:name="T1093" style:family="text">
      <style:text-properties fo:language="en" fo:country="US" officeooo:rsid="0b671a74"/>
    </style:style>
    <style:style style:name="T1094" style:family="text">
      <style:text-properties fo:language="en" fo:country="US" officeooo:rsid="0b688133"/>
    </style:style>
    <style:style style:name="T1095" style:family="text">
      <style:text-properties fo:language="en" fo:country="US" officeooo:rsid="0b69d7e7"/>
    </style:style>
    <style:style style:name="T1096" style:family="text">
      <style:text-properties fo:language="en" fo:country="US" officeooo:rsid="0b6a2cf3"/>
    </style:style>
    <style:style style:name="T1097" style:family="text">
      <style:text-properties fo:language="en" fo:country="US" officeooo:rsid="0b6b3487"/>
    </style:style>
    <style:style style:name="T1098" style:family="text">
      <style:text-properties fo:language="en" fo:country="US" officeooo:rsid="0b6c14a9"/>
    </style:style>
    <style:style style:name="T1099" style:family="text">
      <style:text-properties fo:language="en" fo:country="US" officeooo:rsid="0b4c638a"/>
    </style:style>
    <style:style style:name="T1100" style:family="text">
      <style:text-properties fo:language="en" fo:country="US" officeooo:rsid="0b6d8b55"/>
    </style:style>
    <style:style style:name="T1101" style:family="text">
      <style:text-properties fo:language="en" fo:country="US" officeooo:rsid="0b6ddfd8"/>
    </style:style>
    <style:style style:name="T1102" style:family="text">
      <style:text-properties fo:language="en" fo:country="US" officeooo:rsid="0b6f3472"/>
    </style:style>
    <style:style style:name="T1103" style:family="text">
      <style:text-properties fo:language="en" fo:country="US" officeooo:rsid="0b724be1"/>
    </style:style>
    <style:style style:name="T1104" style:family="text">
      <style:text-properties fo:language="en" fo:country="US" officeooo:rsid="0a209446"/>
    </style:style>
    <style:style style:name="T1105" style:family="text">
      <style:text-properties fo:language="en" fo:country="US" officeooo:rsid="0da610eb"/>
    </style:style>
    <style:style style:name="T1106" style:family="text">
      <style:text-properties fo:language="en" fo:country="US" officeooo:rsid="0e18009a"/>
    </style:style>
    <style:style style:name="T1107" style:family="text">
      <style:text-properties fo:language="en" fo:country="US" officeooo:rsid="0e1eb062"/>
    </style:style>
    <style:style style:name="T1108" style:family="text">
      <style:text-properties fo:language="en" fo:country="US" officeooo:rsid="0e1ff0a0"/>
    </style:style>
    <style:style style:name="T1109" style:family="text">
      <style:text-properties fo:language="en" fo:country="US" officeooo:rsid="0e207bab"/>
    </style:style>
    <style:style style:name="T1110" style:family="text">
      <style:text-properties fo:language="en" fo:country="US" officeooo:rsid="0e21ea7b"/>
    </style:style>
    <style:style style:name="T1111" style:family="text">
      <style:text-properties fo:language="en" fo:country="US" officeooo:rsid="0e22358b"/>
    </style:style>
    <style:style style:name="T1112" style:family="text">
      <style:text-properties fo:language="en" fo:country="US" officeooo:rsid="0e246436"/>
    </style:style>
    <style:style style:name="T1113" style:family="text">
      <style:text-properties fo:language="en" fo:country="US" officeooo:rsid="0e2536c6"/>
    </style:style>
    <style:style style:name="T1114" style:family="text">
      <style:text-properties fo:language="en" fo:country="US" officeooo:rsid="0e2664b4"/>
    </style:style>
    <style:style style:name="T1115" style:family="text">
      <style:text-properties fo:language="en" fo:country="US" officeooo:rsid="0e285c28"/>
    </style:style>
    <style:style style:name="T1116" style:family="text">
      <style:text-properties fo:language="en" fo:country="US" officeooo:rsid="0e2a6961"/>
    </style:style>
    <style:style style:name="T1117" style:family="text">
      <style:text-properties fo:language="en" fo:country="US" officeooo:rsid="0e2c871e"/>
    </style:style>
    <style:style style:name="T1118" style:family="text">
      <style:text-properties fo:language="en" fo:country="US" officeooo:rsid="0e2cf8e4"/>
    </style:style>
    <style:style style:name="T1119" style:family="text">
      <style:text-properties fo:language="en" fo:country="US" officeooo:rsid="0e2d1cd0"/>
    </style:style>
    <style:style style:name="T1120" style:family="text">
      <style:text-properties fo:language="en" fo:country="US" officeooo:rsid="0e2eeef5"/>
    </style:style>
    <style:style style:name="T1121" style:family="text">
      <style:text-properties fo:language="en" fo:country="US" officeooo:rsid="0e2fe0eb"/>
    </style:style>
    <style:style style:name="T1122" style:family="text">
      <style:text-properties fo:language="en" fo:country="US" officeooo:rsid="0e4ce419"/>
    </style:style>
    <style:style style:name="T1123" style:family="text">
      <style:text-properties fo:language="en" fo:country="US" officeooo:rsid="0e4d0b60"/>
    </style:style>
    <style:style style:name="T1124" style:family="text">
      <style:text-properties fo:language="en" fo:country="US" fo:font-style="normal" officeooo:rsid="0e51ee0e" style:font-style-asian="normal" style:font-style-complex="normal"/>
    </style:style>
    <style:style style:name="T1125" style:family="text">
      <style:text-properties fo:language="en" fo:country="US" officeooo:rsid="0e69a714"/>
    </style:style>
    <style:style style:name="T1126" style:family="text">
      <style:text-properties fo:language="en" fo:country="US" officeooo:rsid="0e6a557b"/>
    </style:style>
    <style:style style:name="T1127" style:family="text">
      <style:text-properties fo:language="en" fo:country="US" officeooo:rsid="0e6c126b"/>
    </style:style>
    <style:style style:name="T1128" style:family="text">
      <style:text-properties fo:language="en" fo:country="US" officeooo:rsid="0e6d32cf"/>
    </style:style>
    <style:style style:name="T1129" style:family="text">
      <style:text-properties officeooo:rsid="016af372"/>
    </style:style>
    <style:style style:name="T1130" style:family="text">
      <style:text-properties fo:color="#000000"/>
    </style:style>
    <style:style style:name="T1131" style:family="text">
      <style:text-properties fo:color="#000000" style:font-name="Times New Roman1" fo:language="en" fo:country="US" officeooo:rsid="01881e17"/>
    </style:style>
    <style:style style:name="T1132" style:family="text">
      <style:text-properties fo:color="#000000" style:font-name="Times New Roman1" fo:language="en" fo:country="US" fo:font-style="italic" officeooo:rsid="01881e17" style:font-style-asian="italic" style:font-style-complex="italic"/>
    </style:style>
    <style:style style:name="T1133" style:family="text">
      <style:text-properties fo:color="#000000" style:font-name="Times New Roman1" fo:language="en" fo:country="US" fo:font-style="italic" officeooo:rsid="0273017d" style:font-style-asian="italic" style:font-style-complex="italic"/>
    </style:style>
    <style:style style:name="T1134" style:family="text">
      <style:text-properties fo:color="#000000" style:font-name="Times New Roman1" fo:language="en" fo:country="US" fo:font-style="normal" officeooo:rsid="01881e17" style:font-style-asian="normal" style:font-style-complex="normal"/>
    </style:style>
    <style:style style:name="T1135" style:family="text">
      <style:text-properties fo:color="#000000" style:font-name="Times New Roman1" fo:language="en" fo:country="US" fo:font-style="normal" officeooo:rsid="01dc1dae" style:font-style-asian="normal" style:font-style-complex="normal"/>
    </style:style>
    <style:style style:name="T1136" style:family="text">
      <style:text-properties fo:color="#000000" style:font-name="Times New Roman1" fo:language="en" fo:country="US" fo:font-style="normal" officeooo:rsid="02c46971" style:font-style-asian="normal" style:font-style-complex="normal"/>
    </style:style>
    <style:style style:name="T1137" style:family="text">
      <style:text-properties fo:color="#000000" style:font-name="Times New Roman1" fo:language="en" fo:country="US" fo:font-style="normal" officeooo:rsid="02ce6fe9" style:font-style-asian="normal" style:font-style-complex="normal"/>
    </style:style>
    <style:style style:name="T1138" style:family="text">
      <style:text-properties fo:color="#000000" style:font-name="Times New Roman1" fo:language="en" fo:country="US" fo:font-style="normal" officeooo:rsid="02c6405a" style:font-style-asian="normal" style:font-style-complex="normal"/>
    </style:style>
    <style:style style:name="T1139" style:family="text">
      <style:text-properties fo:color="#000000" style:font-name="Times New Roman1" fo:language="en" fo:country="US" fo:font-style="normal" officeooo:rsid="064099be" style:font-style-asian="normal" style:font-style-complex="normal"/>
    </style:style>
    <style:style style:name="T1140" style:family="text">
      <style:text-properties fo:color="#000000" style:font-name="Times New Roman1" fo:language="en" fo:country="US" fo:font-style="normal" officeooo:rsid="064260f0" style:font-style-asian="normal" style:font-style-complex="normal"/>
    </style:style>
    <style:style style:name="T1141" style:family="text">
      <style:text-properties fo:color="#000000" style:font-name="Times New Roman1" fo:language="en" fo:country="US" fo:font-style="normal" officeooo:rsid="06485313" style:font-style-asian="normal" style:font-style-complex="normal"/>
    </style:style>
    <style:style style:name="T1142" style:family="text">
      <style:text-properties fo:color="#000000" style:font-name="Times New Roman1" fo:language="en" fo:country="US" fo:font-style="normal" officeooo:rsid="064b2361" style:font-style-asian="normal" style:font-style-complex="normal"/>
    </style:style>
    <style:style style:name="T1143" style:family="text">
      <style:text-properties fo:color="#000000" style:font-name="Times New Roman1" fo:language="en" fo:country="US" officeooo:rsid="018adcf9"/>
    </style:style>
    <style:style style:name="T1144" style:family="text">
      <style:text-properties fo:color="#000000" style:font-name="Times New Roman1" fo:language="en" fo:country="US" officeooo:rsid="01918fbc"/>
    </style:style>
    <style:style style:name="T1145" style:family="text">
      <style:text-properties fo:color="#000000" style:font-name="Times New Roman1" fo:language="en" fo:country="US" officeooo:rsid="0273017d"/>
    </style:style>
    <style:style style:name="T1146" style:family="text">
      <style:text-properties fo:color="#000000" style:font-name="Times New Roman1" fo:language="en" fo:country="US" officeooo:rsid="056dafe5"/>
    </style:style>
    <style:style style:name="T1147" style:family="text">
      <style:text-properties fo:color="#000000" style:font-name="Times New Roman1" fo:language="en" fo:country="US" officeooo:rsid="05a65bd1"/>
    </style:style>
    <style:style style:name="T1148" style:family="text">
      <style:text-properties fo:color="#000000" style:font-name="Times New Roman1" fo:language="en" fo:country="US" officeooo:rsid="04123d66"/>
    </style:style>
    <style:style style:name="T1149" style:family="text">
      <style:text-properties fo:color="#000000" style:font-name="Times New Roman1" fo:language="en" fo:country="US" officeooo:rsid="0223d3a8"/>
    </style:style>
    <style:style style:name="T1150" style:family="text">
      <style:text-properties fo:color="#000000" style:font-name="Times New Roman1" fo:language="en" fo:country="US" officeooo:rsid="0461ee08"/>
    </style:style>
    <style:style style:name="T1151" style:family="text">
      <style:text-properties fo:color="#000000" style:font-name="Times New Roman1" fo:language="en" fo:country="US" officeooo:rsid="04421087"/>
    </style:style>
    <style:style style:name="T1152" style:family="text">
      <style:text-properties fo:color="#000000" style:font-name="Times New Roman1" fo:language="en" fo:country="US" officeooo:rsid="04456421"/>
    </style:style>
    <style:style style:name="T1153" style:family="text">
      <style:text-properties fo:color="#000000" style:font-name="Times New Roman1" fo:language="en" fo:country="US" officeooo:rsid="04943b7e"/>
    </style:style>
    <style:style style:name="T1154" style:family="text">
      <style:text-properties fo:color="#000000" style:font-name="Times New Roman1" fo:language="en" fo:country="US" officeooo:rsid="056cbfef"/>
    </style:style>
    <style:style style:name="T1155" style:family="text">
      <style:text-properties fo:color="#000000" style:font-name="Times New Roman1" fo:language="en" fo:country="US" officeooo:rsid="005cc305"/>
    </style:style>
    <style:style style:name="T1156" style:family="text">
      <style:text-properties fo:color="#000000" style:font-name="Times New Roman1" fo:language="en" fo:country="US" officeooo:rsid="00821d67"/>
    </style:style>
    <style:style style:name="T1157" style:family="text">
      <style:text-properties fo:color="#000000" style:font-name="Times New Roman1" fo:language="en" fo:country="US" officeooo:rsid="02bcee49"/>
    </style:style>
    <style:style style:name="T1158" style:family="text">
      <style:text-properties fo:color="#000000" style:font-name="Times New Roman1" fo:language="en" fo:country="US" officeooo:rsid="06660241"/>
    </style:style>
    <style:style style:name="T1159" style:family="text">
      <style:text-properties fo:color="#000000" style:font-name="Times New Roman1" fo:language="en" fo:country="US" officeooo:rsid="02bf9457"/>
    </style:style>
    <style:style style:name="T1160" style:family="text">
      <style:text-properties fo:color="#000000" style:font-name="Times New Roman1" fo:language="en" fo:country="US" officeooo:rsid="06554e98"/>
    </style:style>
    <style:style style:name="T1161" style:family="text">
      <style:text-properties fo:color="#000000" style:font-name="Times New Roman1" fo:language="en" fo:country="US" officeooo:rsid="0653415b"/>
    </style:style>
    <style:style style:name="T1162" style:family="text">
      <style:text-properties fo:color="#000000" style:font-name="Times New Roman1" fo:language="en" fo:country="US" officeooo:rsid="065a9b43"/>
    </style:style>
    <style:style style:name="T1163" style:family="text">
      <style:text-properties fo:color="#000000" style:font-name="Times New Roman1" fo:language="en" fo:country="US" officeooo:rsid="02c10ea3"/>
    </style:style>
    <style:style style:name="T1164" style:family="text">
      <style:text-properties fo:color="#000000" style:font-name="Times New Roman1" fo:language="en" fo:country="US" officeooo:rsid="02280c01"/>
    </style:style>
    <style:style style:name="T1165" style:family="text">
      <style:text-properties fo:color="#000000" style:font-name="Times New Roman1" fo:language="en" fo:country="US" officeooo:rsid="0652151d"/>
    </style:style>
    <style:style style:name="T1166" style:family="text">
      <style:text-properties fo:color="#000000" style:font-name="Times New Roman1" fo:language="en" fo:country="US" officeooo:rsid="02285933"/>
    </style:style>
    <style:style style:name="T1167" style:family="text">
      <style:text-properties fo:color="#000000" style:font-name="Times New Roman1" fo:language="en" fo:country="US" officeooo:rsid="03f0f074"/>
    </style:style>
    <style:style style:name="T1168" style:family="text">
      <style:text-properties fo:color="#000000" style:font-name="Times New Roman1" fo:language="en" fo:country="US" officeooo:rsid="06657d22"/>
    </style:style>
    <style:style style:name="T1169" style:family="text">
      <style:text-properties fo:color="#000000" style:font-name="Times New Roman1" fo:language="en" fo:country="US" officeooo:rsid="066615a6"/>
    </style:style>
    <style:style style:name="T1170" style:family="text">
      <style:text-properties fo:color="#000000" style:font-name="Times New Roman1" fo:language="en" fo:country="US" officeooo:rsid="02ce6fe9"/>
    </style:style>
    <style:style style:name="T1171" style:family="text">
      <style:text-properties fo:color="#000000" style:font-name="Times New Roman1" fo:language="en" fo:country="US" officeooo:rsid="02c1cf51"/>
    </style:style>
    <style:style style:name="T1172" style:family="text">
      <style:text-properties fo:color="#000000" style:font-name="Times New Roman1" fo:language="en" fo:country="US" officeooo:rsid="0653b658"/>
    </style:style>
    <style:style style:name="T1173" style:family="text">
      <style:text-properties fo:color="#000000" style:font-name="Times New Roman1" fo:language="en" fo:country="US" officeooo:rsid="065724ab"/>
    </style:style>
    <style:style style:name="T1174" style:family="text">
      <style:text-properties fo:color="#000000" style:font-name="Times New Roman1" fo:language="en" fo:country="US" officeooo:rsid="0657f368"/>
    </style:style>
    <style:style style:name="T1175" style:family="text">
      <style:text-properties fo:color="#000000" style:font-name="Times New Roman1" fo:language="en" fo:country="US" officeooo:rsid="01748120"/>
    </style:style>
    <style:style style:name="T1176" style:family="text">
      <style:text-properties fo:color="#000000" style:font-name="Times New Roman1" fo:language="en" fo:country="US" officeooo:rsid="061494a6"/>
    </style:style>
    <style:style style:name="T1177" style:family="text">
      <style:text-properties fo:color="#000000" style:font-name="Times New Roman1" fo:language="en" fo:country="US" officeooo:rsid="06181e3e"/>
    </style:style>
    <style:style style:name="T1178" style:family="text">
      <style:text-properties fo:color="#000000" style:font-name="Times New Roman1" fo:language="en" fo:country="US" officeooo:rsid="0615287e"/>
    </style:style>
    <style:style style:name="T1179" style:family="text">
      <style:text-properties fo:color="#000000" style:font-name="Times New Roman1" fo:language="en" fo:country="US" officeooo:rsid="0619275f"/>
    </style:style>
    <style:style style:name="T1180" style:family="text">
      <style:text-properties fo:color="#000000" style:font-name="Times New Roman1" fo:language="en" fo:country="US" officeooo:rsid="06157860"/>
    </style:style>
    <style:style style:name="T1181" style:family="text">
      <style:text-properties fo:color="#000000" style:font-name="Times New Roman1" fo:language="en" fo:country="US" officeooo:rsid="0621e413"/>
    </style:style>
    <style:style style:name="T1182" style:family="text">
      <style:text-properties fo:color="#000000" style:font-name="Times New Roman1" officeooo:rsid="01810f25"/>
    </style:style>
    <style:style style:name="T1183" style:family="text">
      <style:text-properties fo:color="#000000" style:font-name="Times New Roman1" officeooo:rsid="005cc305"/>
    </style:style>
    <style:style style:name="T1184" style:family="text">
      <style:text-properties fo:color="#000000" style:font-name="Times New Roman1" officeooo:rsid="00821d67"/>
    </style:style>
    <style:style style:name="T1185" style:family="text">
      <style:text-properties fo:color="#000000" style:font-name="Times New Roman1" officeooo:rsid="0520dc86"/>
    </style:style>
    <style:style style:name="T1186" style:family="text">
      <style:text-properties fo:color="#000000" style:font-name="Times New Roman1" officeooo:rsid="00687a95"/>
    </style:style>
    <style:style style:name="T1187" style:family="text">
      <style:text-properties fo:color="#000000" style:font-name="Times New Roman1" fo:font-size="12pt"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1188" style:family="text">
      <style:text-properties fo:color="#000000" style:font-name="Times New Roman1" fo:font-size="12pt" fo:font-style="normal" officeooo:rsid="0357ae98" style:font-name-asian="Times New Roman1" style:font-size-asian="12pt" style:font-style-asian="normal" style:font-name-complex="Times New Roman1" style:font-size-complex="12pt" style:language-complex="ar" style:country-complex="SA" style:font-style-complex="normal"/>
    </style:style>
    <style:style style:name="T1189" style:family="text">
      <style:text-properties fo:color="#000000" style:font-name="Times New Roman1" fo:font-size="12pt" fo:font-style="normal" officeooo:rsid="070d6f83" style:font-name-asian="Times New Roman1" style:font-size-asian="12pt" style:font-style-asian="normal" style:font-name-complex="Times New Roman1" style:font-size-complex="12pt" style:language-complex="ar" style:country-complex="SA" style:font-style-complex="normal"/>
    </style:style>
    <style:style style:name="T1190" style:family="text">
      <style:text-properties fo:color="#000000" style:font-name="Times New Roman1" fo:font-size="12pt" fo:font-style="normal" officeooo:rsid="070e81a9" style:font-name-asian="Times New Roman1" style:font-size-asian="12pt" style:font-style-asian="normal" style:font-name-complex="Times New Roman1" style:font-size-complex="12pt" style:language-complex="ar" style:country-complex="SA" style:font-style-complex="normal"/>
    </style:style>
    <style:style style:name="T1191" style:family="text">
      <style:text-properties fo:color="#000000" style:font-name="Times New Roman1" fo:font-size="12pt" fo:font-style="normal" officeooo:rsid="073e62ec" style:font-name-asian="Times New Roman1" style:font-size-asian="12pt" style:font-style-asian="normal" style:font-name-complex="Times New Roman1" style:font-size-complex="12pt" style:language-complex="ar" style:country-complex="SA" style:font-style-complex="normal"/>
    </style:style>
    <style:style style:name="T1192" style:family="text">
      <style:text-properties fo:color="#000000" style:font-name="Times New Roman1" fo:font-size="12pt" fo:language="en" fo:country="US" fo:font-style="italic" officeooo:rsid="0453d9d1" style:font-name-asian="Times New Roman1" style:font-size-asian="12pt" style:font-style-asian="italic" style:font-name-complex="Times New Roman1" style:font-size-complex="12pt" style:language-complex="ar" style:country-complex="SA" style:font-style-complex="italic"/>
    </style:style>
    <style:style style:name="T1193" style:family="text">
      <style:text-properties fo:color="#000000" style:font-name="Times New Roman1" fo:font-size="12pt" fo:language="en" fo:country="US" fo:font-style="normal" officeooo:rsid="0453d9d1" style:font-name-asian="Times New Roman1" style:font-size-asian="12pt" style:font-style-asian="normal" style:font-name-complex="Times New Roman1" style:font-size-complex="12pt" style:language-complex="ar" style:country-complex="SA" style:font-style-complex="normal"/>
    </style:style>
    <style:style style:name="T1194" style:family="text">
      <style:text-properties fo:color="#00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1195" style:family="text">
      <style:text-properties fo:color="#000000"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1196" style:family="text">
      <style:text-properties fo:color="#000000"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1197" style:family="text">
      <style:text-properties fo:color="#000000" style:font-name="Times New Roman1" fo:font-size="12pt" fo:language="en" fo:country="US" fo:font-style="normal" officeooo:rsid="0554d966" style:font-name-asian="Times New Roman1" style:font-size-asian="12pt" style:font-style-asian="normal" style:font-name-complex="Times New Roman1" style:font-size-complex="12pt" style:language-complex="ar" style:country-complex="SA" style:font-style-complex="normal"/>
    </style:style>
    <style:style style:name="T1198" style:family="text">
      <style:text-properties fo:color="#000000" style:font-name="Times New Roman1" fo:font-size="12pt" fo:language="en" fo:country="US" fo:font-style="normal" officeooo:rsid="0553dc3a" style:font-name-asian="Times New Roman1" style:font-size-asian="12pt" style:font-style-asian="normal" style:font-name-complex="Times New Roman1" style:font-size-complex="12pt" style:language-complex="ar" style:country-complex="SA" style:font-style-complex="normal"/>
    </style:style>
    <style:style style:name="T1199" style:family="text">
      <style:text-properties fo:color="#000000" style:font-name="Times New Roman1" fo:font-size="12pt" fo:language="en" fo:country="US" fo:font-style="normal" officeooo:rsid="055367ca" style:font-name-asian="Times New Roman1" style:font-size-asian="12pt" style:font-style-asian="normal" style:font-name-complex="Times New Roman1" style:font-size-complex="12pt" style:language-complex="ar" style:country-complex="SA" style:font-style-complex="normal"/>
    </style:style>
    <style:style style:name="T1200" style:family="text">
      <style:text-properties fo:color="#000000" style:font-name="Times New Roman1" fo:font-size="12pt" fo:language="en" fo:country="US" fo:font-style="normal" officeooo:rsid="04cb0f9e" style:font-name-asian="Times New Roman1" style:font-size-asian="12pt" style:font-style-asian="normal" style:font-name-complex="Times New Roman1" style:font-size-complex="12pt" style:language-complex="ar" style:country-complex="SA" style:font-style-complex="normal"/>
    </style:style>
    <style:style style:name="T1201" style:family="text">
      <style:text-properties fo:color="#000000" style:font-name="Times New Roman1" fo:font-size="12pt" fo:language="en" fo:country="US" fo:font-style="normal" officeooo:rsid="05562ef9" style:font-name-asian="Times New Roman1" style:font-size-asian="12pt" style:font-style-asian="normal" style:font-name-complex="Times New Roman1" style:font-size-complex="12pt" style:language-complex="ar" style:country-complex="SA" style:font-style-complex="normal"/>
    </style:style>
    <style:style style:name="T1202" style:family="text">
      <style:text-properties fo:color="#000000"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1203" style:family="text">
      <style:text-properties fo:color="#000000" style:font-name="Times New Roman1" fo:font-size="12pt" fo:language="en" fo:country="US" fo:font-style="normal" officeooo:rsid="027d89f6" style:font-name-asian="Times New Roman1" style:font-size-asian="12pt" style:font-style-asian="normal" style:font-name-complex="Times New Roman1" style:font-size-complex="12pt" style:language-complex="ar" style:country-complex="SA" style:font-style-complex="normal"/>
    </style:style>
    <style:style style:name="T1204" style:family="text">
      <style:text-properties fo:color="#000000" officeooo:rsid="016af372"/>
    </style:style>
    <style:style style:name="T1205" style:family="text">
      <style:text-properties fo:color="#000000" fo:language="en" fo:country="US" officeooo:rsid="035e1365"/>
    </style:style>
    <style:style style:name="T1206" style:family="text">
      <style:text-properties fo:color="#000000" fo:language="en" fo:country="US" officeooo:rsid="03ebaf92"/>
    </style:style>
    <style:style style:name="T1207" style:family="text">
      <style:text-properties fo:color="#000000" fo:language="en" fo:country="US" officeooo:rsid="0365070a"/>
    </style:style>
    <style:style style:name="T1208" style:family="text">
      <style:text-properties fo:color="#000000" fo:language="en" fo:country="US" officeooo:rsid="0366f6dd"/>
    </style:style>
    <style:style style:name="T1209" style:family="text">
      <style:text-properties fo:color="#000000" fo:language="en" fo:country="US" officeooo:rsid="0489e4be"/>
    </style:style>
    <style:style style:name="T1210" style:family="text">
      <style:text-properties fo:color="#000000" fo:language="en" fo:country="US" officeooo:rsid="048a66ca"/>
    </style:style>
    <style:style style:name="T1211" style:family="text">
      <style:text-properties fo:color="#000000" fo:language="en" fo:country="US" officeooo:rsid="048ed3c0"/>
    </style:style>
    <style:style style:name="T1212" style:family="text">
      <style:text-properties fo:color="#000000" fo:language="en" fo:country="US" officeooo:rsid="04b8abd1"/>
    </style:style>
    <style:style style:name="T1213" style:family="text">
      <style:text-properties fo:color="#000000" fo:language="en" fo:country="US" officeooo:rsid="04bbc321"/>
    </style:style>
    <style:style style:name="T1214" style:family="text">
      <style:text-properties fo:color="#000000" fo:language="en" fo:country="US" officeooo:rsid="04fbd093"/>
    </style:style>
    <style:style style:name="T1215" style:family="text">
      <style:text-properties fo:color="#000000" fo:language="en" fo:country="US" officeooo:rsid="051123c9"/>
    </style:style>
    <style:style style:name="T1216" style:family="text">
      <style:text-properties fo:color="#000000" fo:language="en" fo:country="US" officeooo:rsid="051f60b9"/>
    </style:style>
    <style:style style:name="T1217" style:family="text">
      <style:text-properties fo:color="#000000" fo:language="en" fo:country="US" officeooo:rsid="0525318e"/>
    </style:style>
    <style:style style:name="T1218" style:family="text">
      <style:text-properties fo:color="#000000" fo:language="en" fo:country="US" officeooo:rsid="03fe0946"/>
    </style:style>
    <style:style style:name="T1219" style:family="text">
      <style:text-properties fo:color="#000000" fo:language="en" fo:country="US" officeooo:rsid="06208164"/>
    </style:style>
    <style:style style:name="T1220" style:family="text">
      <style:text-properties fo:color="#000000" fo:language="en" fo:country="US" officeooo:rsid="07704620"/>
    </style:style>
    <style:style style:name="T1221" style:family="text">
      <style:text-properties fo:color="#000000" fo:language="en" fo:country="US" officeooo:rsid="07e97bc3"/>
    </style:style>
    <style:style style:name="T1222" style:family="text">
      <style:text-properties fo:color="#000000" fo:language="en" fo:country="US" officeooo:rsid="07ec7270"/>
    </style:style>
    <style:style style:name="T1223" style:family="text">
      <style:text-properties fo:color="#000000" fo:language="en" fo:country="US" officeooo:rsid="07eaa714"/>
    </style:style>
    <style:style style:name="T1224" style:family="text">
      <style:text-properties fo:color="#000000" fo:language="en" fo:country="US" officeooo:rsid="07eb5f71"/>
    </style:style>
    <style:style style:name="T1225" style:family="text">
      <style:text-properties fo:color="#000000" fo:language="en" fo:country="US" officeooo:rsid="07f5873a"/>
    </style:style>
    <style:style style:name="T1226" style:family="text">
      <style:text-properties fo:color="#000000" fo:language="en" fo:country="US" officeooo:rsid="07f67551"/>
    </style:style>
    <style:style style:name="T1227" style:family="text">
      <style:text-properties fo:color="#000000" fo:language="en" fo:country="US" officeooo:rsid="07f779c0"/>
    </style:style>
    <style:style style:name="T1228" style:family="text">
      <style:text-properties fo:color="#000000" fo:language="en" fo:country="US" officeooo:rsid="080334e4"/>
    </style:style>
    <style:style style:name="T1229" style:family="text">
      <style:text-properties fo:color="#000000" fo:language="en" fo:country="US" officeooo:rsid="0804b331"/>
    </style:style>
    <style:style style:name="T1230" style:family="text">
      <style:text-properties fo:color="#000000" fo:language="en" fo:country="US" officeooo:rsid="0805ed77"/>
    </style:style>
    <style:style style:name="T1231" style:family="text">
      <style:text-properties fo:color="#000000" fo:language="en" fo:country="US" officeooo:rsid="080667dd"/>
    </style:style>
    <style:style style:name="T1232" style:family="text">
      <style:text-properties fo:color="#000000" fo:language="en" fo:country="US" officeooo:rsid="08080781"/>
    </style:style>
    <style:style style:name="T1233" style:family="text">
      <style:text-properties fo:color="#000000" fo:language="en" fo:country="US" officeooo:rsid="0808ae9d"/>
    </style:style>
    <style:style style:name="T1234" style:family="text">
      <style:text-properties fo:color="#000000" fo:language="en" fo:country="US" officeooo:rsid="0776309d"/>
    </style:style>
    <style:style style:name="T1235" style:family="text">
      <style:text-properties fo:color="#000000" fo:language="en" fo:country="US" officeooo:rsid="077620e1"/>
    </style:style>
    <style:style style:name="T1236" style:family="text">
      <style:text-properties fo:color="#000000" fo:language="en" fo:country="US" officeooo:rsid="07975632"/>
    </style:style>
    <style:style style:name="T1237" style:family="text">
      <style:text-properties fo:color="#000000" fo:language="en" fo:country="US" officeooo:rsid="082c1c97"/>
    </style:style>
    <style:style style:name="T1238" style:family="text">
      <style:text-properties fo:color="#000000" fo:language="en" fo:country="US" officeooo:rsid="082c2003"/>
    </style:style>
    <style:style style:name="T1239" style:family="text">
      <style:text-properties fo:color="#000000" fo:language="en" fo:country="US" officeooo:rsid="082cfd72"/>
    </style:style>
    <style:style style:name="T1240" style:family="text">
      <style:text-properties fo:color="#000000" fo:language="en" fo:country="US" officeooo:rsid="082ef2bf"/>
    </style:style>
    <style:style style:name="T1241" style:family="text">
      <style:text-properties fo:color="#000000" fo:language="en" fo:country="US" officeooo:rsid="08355775"/>
    </style:style>
    <style:style style:name="T1242" style:family="text">
      <style:text-properties fo:color="#000000" fo:language="en" fo:country="US" officeooo:rsid="085bd62a"/>
    </style:style>
    <style:style style:name="T1243" style:family="text">
      <style:text-properties fo:color="#000000" fo:language="en" fo:country="US" officeooo:rsid="08af97e6"/>
    </style:style>
    <style:style style:name="T1244" style:family="text">
      <style:text-properties fo:color="#000000" fo:language="en" fo:country="US" fo:font-style="normal" officeooo:rsid="089b6c07" style:font-style-asian="normal" style:font-style-complex="normal"/>
    </style:style>
    <style:style style:name="T1245" style:family="text">
      <style:text-properties fo:color="#000000" fo:language="en" fo:country="US" fo:font-style="normal" officeooo:rsid="08d94ccc" style:font-style-asian="normal" style:font-style-complex="normal"/>
    </style:style>
    <style:style style:name="T1246" style:family="text">
      <style:text-properties fo:color="#000000" fo:language="en" fo:country="US" fo:font-style="normal" officeooo:rsid="08cf5993" style:font-style-asian="normal" style:font-style-complex="normal"/>
    </style:style>
    <style:style style:name="T1247" style:family="text">
      <style:text-properties fo:color="#000000" fo:language="en" fo:country="US" fo:font-style="normal" officeooo:rsid="089fdb00" style:font-style-asian="normal" style:font-style-complex="normal"/>
    </style:style>
    <style:style style:name="T1248" style:family="text">
      <style:text-properties fo:color="#000000" fo:language="en" fo:country="US" fo:font-style="normal" officeooo:rsid="091c2c05" style:font-style-asian="normal" style:font-style-complex="normal"/>
    </style:style>
    <style:style style:name="T1249" style:family="text">
      <style:text-properties fo:color="#000000" fo:language="en" fo:country="US" fo:font-style="normal" officeooo:rsid="08f8cf20" style:font-style-asian="normal" style:font-style-complex="normal"/>
    </style:style>
    <style:style style:name="T1250" style:family="text">
      <style:text-properties fo:color="#000000" fo:language="en" fo:country="US" fo:font-style="normal" officeooo:rsid="09003508" style:font-style-asian="normal" style:font-style-complex="normal"/>
    </style:style>
    <style:style style:name="T1251" style:family="text">
      <style:text-properties fo:color="#000000" fo:language="en" fo:country="US" fo:font-style="normal" officeooo:rsid="089caa7e" style:font-style-asian="normal" style:font-style-complex="normal"/>
    </style:style>
    <style:style style:name="T1252" style:family="text">
      <style:text-properties fo:color="#000000" fo:language="en" fo:country="US" fo:font-style="normal" officeooo:rsid="08dbd2bd" style:font-style-asian="normal" style:font-style-complex="normal"/>
    </style:style>
    <style:style style:name="T1253" style:family="text">
      <style:text-properties fo:color="#000000" fo:language="en" fo:country="US" fo:font-style="normal" officeooo:rsid="0900d845" style:font-style-asian="normal" style:font-style-complex="normal"/>
    </style:style>
    <style:style style:name="T1254" style:family="text">
      <style:text-properties fo:color="#000000" fo:language="en" fo:country="US" fo:font-style="normal" officeooo:rsid="09054f5f" style:font-style-asian="normal" style:font-style-complex="normal"/>
    </style:style>
    <style:style style:name="T1255" style:family="text">
      <style:text-properties fo:color="#000000" fo:language="en" fo:country="US" fo:font-style="normal" officeooo:rsid="09059bd1" style:font-style-asian="normal" style:font-style-complex="normal"/>
    </style:style>
    <style:style style:name="T1256" style:family="text">
      <style:text-properties fo:color="#000000" fo:language="en" fo:country="US" fo:font-style="normal" officeooo:rsid="0908890e" style:font-style-asian="normal" style:font-style-complex="normal"/>
    </style:style>
    <style:style style:name="T1257" style:family="text">
      <style:text-properties fo:color="#000000" fo:language="en" fo:country="US" fo:font-style="normal" officeooo:rsid="091cfefb" style:font-style-asian="normal" style:font-style-complex="normal"/>
    </style:style>
    <style:style style:name="T1258" style:family="text">
      <style:text-properties fo:color="#000000" fo:language="en" fo:country="US" fo:font-style="normal" officeooo:rsid="08823faf" style:font-style-asian="normal" style:font-style-complex="normal"/>
    </style:style>
    <style:style style:name="T1259" style:family="text">
      <style:text-properties fo:color="#000000" fo:language="en" fo:country="US" officeooo:rsid="0d5c0f2c"/>
    </style:style>
    <style:style style:name="T1260" style:family="text">
      <style:text-properties fo:color="#000000" officeooo:rsid="005cc305"/>
    </style:style>
    <style:style style:name="T1261" style:family="text">
      <style:text-properties fo:color="#000000" officeooo:rsid="03127e2d"/>
    </style:style>
    <style:style style:name="T1262" style:family="text">
      <style:text-properties fo:color="#000000" officeooo:rsid="005e04d7"/>
    </style:style>
    <style:style style:name="T1263" style:family="text">
      <style:text-properties fo:color="#000000" officeooo:rsid="033c95f4"/>
    </style:style>
    <style:style style:name="T1264" style:family="text">
      <style:text-properties fo:color="#000000" officeooo:rsid="01820e70"/>
    </style:style>
    <style:style style:name="T1265" style:family="text">
      <style:text-properties fo:color="#000000" officeooo:rsid="0306cdfa"/>
    </style:style>
    <style:style style:name="T1266" style:family="text">
      <style:text-properties fo:color="#000000" officeooo:rsid="00687a95"/>
    </style:style>
    <style:style style:name="T1267" style:family="text">
      <style:text-properties fo:color="#000000" officeooo:rsid="0357ae98"/>
    </style:style>
    <style:style style:name="T1268" style:family="text">
      <style:text-properties fo:color="#000000" officeooo:rsid="0593ed01"/>
    </style:style>
    <style:style style:name="T1269" style:family="text">
      <style:text-properties fo:color="#000000" officeooo:rsid="06c02340"/>
    </style:style>
    <style:style style:name="T1270" style:family="text">
      <style:text-properties fo:color="#000000" officeooo:rsid="07e3956e"/>
    </style:style>
    <style:style style:name="T1271" style:family="text">
      <style:text-properties fo:color="#000000" officeooo:rsid="024dd273"/>
    </style:style>
    <style:style style:name="T1272" style:family="text">
      <style:text-properties fo:color="#000000" officeooo:rsid="07e4f80d"/>
    </style:style>
    <style:style style:name="T1273" style:family="text">
      <style:text-properties fo:color="#000000" officeooo:rsid="07e97bc3"/>
    </style:style>
    <style:style style:name="T1274" style:family="text">
      <style:text-properties fo:color="#000000" officeooo:rsid="07f08cd9"/>
    </style:style>
    <style:style style:name="T1275" style:family="text">
      <style:text-properties fo:color="#000000" officeooo:rsid="081458ff"/>
    </style:style>
    <style:style style:name="T1276" style:family="text">
      <style:text-properties fo:color="#000000" fo:font-size="12pt" fo:font-style="normal" fo:font-weight="normal" officeooo:rsid="0cba03d8" style:font-size-asian="10.5pt" style:font-style-asian="normal" style:font-weight-asian="normal" style:font-size-complex="12pt" style:font-style-complex="normal" style:font-weight-complex="normal"/>
    </style:style>
    <style:style style:name="T1277" style:family="text">
      <style:text-properties fo:color="#000000" fo:font-size="12pt" fo:font-style="normal" fo:font-weight="normal" officeooo:rsid="0cb54616" style:font-size-asian="10.5pt" style:font-style-asian="normal" style:font-weight-asian="normal" style:font-size-complex="12pt" style:font-style-complex="normal" style:font-weight-complex="normal"/>
    </style:style>
    <style:style style:name="T1278" style:family="text">
      <style:text-properties fo:color="#000000" fo:font-size="12pt" fo:font-style="normal" fo:font-weight="normal" officeooo:rsid="0cb7b9a4" style:font-size-asian="10.5pt" style:font-style-asian="normal" style:font-weight-asian="normal" style:font-size-complex="12pt" style:font-style-complex="normal" style:font-weight-complex="normal"/>
    </style:style>
    <style:style style:name="T1279" style:family="text">
      <style:text-properties fo:color="#000000" fo:font-size="12pt" fo:font-style="normal" fo:font-weight="normal" officeooo:rsid="0cb70c1f" style:font-size-asian="10.5pt" style:font-style-asian="normal" style:font-weight-asian="normal" style:font-size-complex="12pt" style:font-style-complex="normal" style:font-weight-complex="normal"/>
    </style:style>
    <style:style style:name="T1280" style:family="text">
      <style:text-properties fo:color="#000000" fo:font-size="12pt" fo:font-style="normal" fo:font-weight="normal" officeooo:rsid="0cb90c2d" style:font-size-asian="10.5pt" style:font-style-asian="normal" style:font-weight-asian="normal" style:font-size-complex="12pt" style:font-style-complex="normal" style:font-weight-complex="normal"/>
    </style:style>
    <style:style style:name="T1281" style:family="text">
      <style:text-properties fo:color="#000000" fo:font-size="12pt" fo:font-style="normal" fo:font-weight="normal" officeooo:rsid="0cbbd9a8" style:font-size-asian="10.5pt" style:font-style-asian="normal" style:font-weight-asian="normal" style:font-size-complex="12pt" style:font-style-complex="normal" style:font-weight-complex="normal"/>
    </style:style>
    <style:style style:name="T1282" style:family="text">
      <style:text-properties fo:color="#000000" fo:font-size="12pt" fo:font-style="normal" fo:font-weight="normal" officeooo:rsid="07498a26" style:font-size-asian="10.5pt" style:font-style-asian="normal" style:font-weight-asian="normal" style:font-size-complex="12pt" style:font-style-complex="normal" style:font-weight-complex="normal"/>
    </style:style>
    <style:style style:name="T1283" style:family="text">
      <style:text-properties fo:color="#000000" fo:font-size="12pt" fo:font-style="normal" fo:font-weight="normal" officeooo:rsid="074a66c6" style:font-size-asian="10.5pt" style:font-style-asian="normal" style:font-weight-asian="normal" style:font-size-complex="12pt" style:font-style-complex="normal" style:font-weight-complex="normal"/>
    </style:style>
    <style:style style:name="T1284" style:family="text">
      <style:text-properties fo:color="#000000" fo:font-size="12pt" fo:font-style="normal" fo:font-weight="normal" officeooo:rsid="074bb695" style:font-size-asian="10.5pt" style:font-style-asian="normal" style:font-weight-asian="normal" style:font-size-complex="12pt" style:font-style-complex="normal" style:font-weight-complex="normal"/>
    </style:style>
    <style:style style:name="T1285" style:family="text">
      <style:text-properties fo:color="#000000" fo:font-size="12pt" fo:font-style="normal" fo:font-weight="normal" officeooo:rsid="0cbd6d19" style:font-size-asian="10.5pt" style:font-style-asian="normal" style:font-weight-asian="normal" style:font-size-complex="12pt" style:font-style-complex="normal" style:font-weight-complex="normal"/>
    </style:style>
    <style:style style:name="T1286" style:family="text">
      <style:text-properties fo:color="#000000" fo:font-size="12pt" fo:font-style="normal" fo:font-weight="normal" officeooo:rsid="0cbe56fc" style:font-size-asian="10.5pt" style:font-style-asian="normal" style:font-weight-asian="normal" style:font-size-complex="12pt" style:font-style-complex="normal" style:font-weight-complex="normal"/>
    </style:style>
    <style:style style:name="T1287" style:family="text">
      <style:text-properties fo:color="#000000" fo:font-size="12pt" fo:font-style="normal" fo:font-weight="normal" officeooo:rsid="0cbf2788" style:font-size-asian="10.5pt" style:font-style-asian="normal" style:font-weight-asian="normal" style:font-size-complex="12pt" style:font-style-complex="normal" style:font-weight-complex="normal"/>
    </style:style>
    <style:style style:name="T1288" style:family="text">
      <style:text-properties fo:color="#000000" fo:font-size="12pt" fo:font-style="normal" fo:font-weight="normal" officeooo:rsid="0cca88e8" style:font-size-asian="10.5pt" style:font-style-asian="normal" style:font-weight-asian="normal" style:font-size-complex="12pt" style:font-style-complex="normal" style:font-weight-complex="normal"/>
    </style:style>
    <style:style style:name="T1289" style:family="text">
      <style:text-properties fo:color="#000000" fo:font-size="12pt" fo:font-style="normal" fo:font-weight="normal" officeooo:rsid="0d9047ab" style:font-size-asian="10.5pt" style:font-style-asian="normal" style:font-weight-asian="normal" style:font-size-complex="12pt" style:font-style-complex="normal" style:font-weight-complex="normal"/>
    </style:style>
    <style:style style:name="T1290" style:family="text">
      <style:text-properties fo:color="#000000" fo:font-size="12pt" fo:font-style="normal" fo:font-weight="normal" officeooo:rsid="0d91e46b" style:font-size-asian="10.5pt" style:font-style-asian="normal" style:font-weight-asian="normal" style:font-size-complex="12pt" style:font-style-complex="normal" style:font-weight-complex="normal"/>
    </style:style>
    <style:style style:name="T1291" style:family="text">
      <style:text-properties fo:color="#000000" fo:font-size="12pt" fo:language="en" fo:country="US" fo:font-style="normal" fo:font-weight="normal" officeooo:rsid="0c9fdd5b" style:font-size-asian="10.5pt" style:font-style-asian="normal" style:font-weight-asian="normal" style:font-size-complex="12pt" style:font-style-complex="normal" style:font-weight-complex="normal"/>
    </style:style>
    <style:style style:name="T1292" style:family="text">
      <style:text-properties fo:color="#000000" fo:font-size="12pt" fo:language="en" fo:country="US" fo:font-style="normal" fo:font-weight="normal" officeooo:rsid="0c809aa6" style:font-size-asian="10.5pt" style:font-style-asian="normal" style:font-weight-asian="normal" style:font-size-complex="12pt" style:font-style-complex="normal" style:font-weight-complex="normal"/>
    </style:style>
    <style:style style:name="T1293" style:family="text">
      <style:text-properties fo:color="#000000" fo:font-size="12pt" fo:language="en" fo:country="US" fo:font-style="normal" fo:font-weight="normal" officeooo:rsid="0cdc3faf" style:font-size-asian="10.5pt" style:font-style-asian="normal" style:font-weight-asian="normal" style:font-size-complex="12pt" style:font-style-complex="normal" style:font-weight-complex="normal"/>
    </style:style>
    <style:style style:name="T1294" style:family="text">
      <style:text-properties fo:color="#000000" fo:font-size="12pt" fo:language="en" fo:country="US" fo:font-style="normal" fo:font-weight="normal" officeooo:rsid="0c95c901" style:font-size-asian="10.5pt" style:font-style-asian="normal" style:font-weight-asian="normal" style:font-size-complex="12pt" style:font-style-complex="normal" style:font-weight-complex="normal"/>
    </style:style>
    <style:style style:name="T1295" style:family="text">
      <style:text-properties fo:color="#000000" fo:font-size="12pt" fo:language="en" fo:country="US" fo:font-style="normal" fo:font-weight="normal" officeooo:rsid="0c820271" style:font-size-asian="10.5pt" style:font-style-asian="normal" style:font-weight-asian="normal" style:font-size-complex="12pt" style:font-style-complex="normal" style:font-weight-complex="normal"/>
    </style:style>
    <style:style style:name="T1296" style:family="text">
      <style:text-properties fo:color="#000000" fo:font-size="12pt" fo:language="en" fo:country="US" fo:font-style="normal" fo:font-weight="normal" officeooo:rsid="0cdf54fb" style:font-size-asian="10.5pt" style:font-style-asian="normal" style:font-weight-asian="normal" style:font-size-complex="12pt" style:font-style-complex="normal" style:font-weight-complex="normal"/>
    </style:style>
    <style:style style:name="T1297" style:family="text">
      <style:text-properties fo:color="#000000" fo:font-size="12pt" fo:language="en" fo:country="US" fo:font-style="normal" fo:font-weight="normal" officeooo:rsid="0c839163" style:font-size-asian="10.5pt" style:font-style-asian="normal" style:font-weight-asian="normal" style:font-size-complex="12pt" style:font-style-complex="normal" style:font-weight-complex="normal"/>
    </style:style>
    <style:style style:name="T1298" style:family="text">
      <style:text-properties fo:color="#000000" fo:font-size="12pt" fo:language="en" fo:country="US" fo:font-style="normal" fo:font-weight="normal" officeooo:rsid="0cdceda8" style:font-size-asian="10.5pt" style:font-style-asian="normal" style:font-weight-asian="normal" style:font-size-complex="12pt" style:font-style-complex="normal" style:font-weight-complex="normal"/>
    </style:style>
    <style:style style:name="T1299" style:family="text">
      <style:text-properties fo:color="#000000" fo:font-size="12pt" fo:language="en" fo:country="US" fo:font-style="normal" fo:font-weight="normal" officeooo:rsid="0ce0b0ce" style:font-size-asian="10.5pt" style:font-style-asian="normal" style:font-weight-asian="normal" style:font-size-complex="12pt" style:font-style-complex="normal" style:font-weight-complex="normal"/>
    </style:style>
    <style:style style:name="T1300" style:family="text">
      <style:text-properties fo:color="#000000" fo:font-size="12pt" fo:language="en" fo:country="US" fo:font-style="normal" fo:font-weight="normal" officeooo:rsid="0c856dbb" style:font-size-asian="10.5pt" style:font-style-asian="normal" style:font-weight-asian="normal" style:font-size-complex="12pt" style:font-style-complex="normal" style:font-weight-complex="normal"/>
    </style:style>
    <style:style style:name="T1301" style:family="text">
      <style:text-properties fo:color="#000000" fo:font-size="12pt" fo:language="en" fo:country="US" fo:font-style="normal" fo:font-weight="normal" officeooo:rsid="0ce6c969" style:font-size-asian="10.5pt" style:font-style-asian="normal" style:font-weight-asian="normal" style:font-size-complex="12pt" style:font-style-complex="normal" style:font-weight-complex="normal"/>
    </style:style>
    <style:style style:name="T1302" style:family="text">
      <style:text-properties fo:color="#000000" fo:font-size="12pt" fo:language="en" fo:country="US" fo:font-style="normal" fo:font-weight="normal" officeooo:rsid="0ce5f123" style:font-size-asian="10.5pt" style:font-style-asian="normal" style:font-weight-asian="normal" style:font-size-complex="12pt" style:font-style-complex="normal" style:font-weight-complex="normal"/>
    </style:style>
    <style:style style:name="T1303" style:family="text">
      <style:text-properties fo:color="#000000" fo:font-size="12pt" fo:language="en" fo:country="US" fo:font-style="normal" fo:font-weight="normal" officeooo:rsid="0c8686a5" style:font-size-asian="10.5pt" style:font-style-asian="normal" style:font-weight-asian="normal" style:font-size-complex="12pt" style:font-style-complex="normal" style:font-weight-complex="normal"/>
    </style:style>
    <style:style style:name="T1304" style:family="text">
      <style:text-properties fo:color="#000000" fo:font-size="12pt" fo:language="en" fo:country="US" fo:font-style="normal" fo:font-weight="normal" officeooo:rsid="0c87f020" style:font-size-asian="10.5pt" style:font-style-asian="normal" style:font-weight-asian="normal" style:font-size-complex="12pt" style:font-style-complex="normal" style:font-weight-complex="normal"/>
    </style:style>
    <style:style style:name="T1305" style:family="text">
      <style:text-properties fo:color="#000000" fo:font-size="12pt" fo:language="en" fo:country="US" fo:font-style="normal" fo:font-weight="normal" officeooo:rsid="0ce2bea7" style:font-size-asian="10.5pt" style:font-style-asian="normal" style:font-weight-asian="normal" style:font-size-complex="12pt" style:font-style-complex="normal" style:font-weight-complex="normal"/>
    </style:style>
    <style:style style:name="T1306" style:family="text">
      <style:text-properties fo:color="#000000" fo:font-size="12pt" fo:language="en" fo:country="US" fo:font-style="normal" fo:font-weight="normal" officeooo:rsid="0ce8fbbe" style:font-size-asian="10.5pt" style:font-style-asian="normal" style:font-weight-asian="normal" style:font-size-complex="12pt" style:font-style-complex="normal" style:font-weight-complex="normal"/>
    </style:style>
    <style:style style:name="T1307" style:family="text">
      <style:text-properties fo:color="#000000" fo:font-size="12pt" fo:language="en" fo:country="US" fo:font-style="normal" fo:font-weight="normal" officeooo:rsid="0c88c039" style:font-size-asian="10.5pt" style:font-style-asian="normal" style:font-weight-asian="normal" style:font-size-complex="12pt" style:font-style-complex="normal" style:font-weight-complex="normal"/>
    </style:style>
    <style:style style:name="T1308" style:family="text">
      <style:text-properties fo:color="#000000" fo:font-size="12pt" fo:language="en" fo:country="US" fo:font-style="normal" fo:font-weight="normal" officeooo:rsid="0c876cf6" style:font-size-asian="10.5pt" style:font-style-asian="normal" style:font-weight-asian="normal" style:font-size-complex="12pt" style:font-style-complex="normal" style:font-weight-complex="normal"/>
    </style:style>
    <style:style style:name="T1309" style:family="text">
      <style:text-properties fo:color="#000000" fo:font-size="12pt" fo:language="en" fo:country="US" fo:font-style="normal" fo:font-weight="normal" officeooo:rsid="0ca66b8d" style:font-size-asian="10.5pt" style:font-style-asian="normal" style:font-weight-asian="normal" style:font-size-complex="12pt" style:font-style-complex="normal" style:font-weight-complex="normal"/>
    </style:style>
    <style:style style:name="T1310" style:family="text">
      <style:text-properties fo:color="#000000" fo:font-size="12pt" fo:language="en" fo:country="US" fo:font-style="normal" fo:font-weight="normal" officeooo:rsid="0c8b89e3" style:font-size-asian="10.5pt" style:font-style-asian="normal" style:font-weight-asian="normal" style:font-size-complex="12pt" style:font-style-complex="normal" style:font-weight-complex="normal"/>
    </style:style>
    <style:style style:name="T1311" style:family="text">
      <style:text-properties fo:color="#000000" fo:font-size="12pt" fo:language="en" fo:country="US" fo:font-style="normal" fo:font-weight="normal" officeooo:rsid="0c8e3822" style:font-size-asian="10.5pt" style:font-style-asian="normal" style:font-weight-asian="normal" style:font-size-complex="12pt" style:font-style-complex="normal" style:font-weight-complex="normal"/>
    </style:style>
    <style:style style:name="T1312" style:family="text">
      <style:text-properties fo:color="#000000" fo:font-size="12pt" fo:language="en" fo:country="US" fo:font-style="normal" fo:font-weight="normal" officeooo:rsid="0c8f20ee" style:font-size-asian="10.5pt" style:font-style-asian="normal" style:font-weight-asian="normal" style:font-size-complex="12pt" style:font-style-complex="normal" style:font-weight-complex="normal"/>
    </style:style>
    <style:style style:name="T1313" style:family="text">
      <style:text-properties fo:color="#000000" fo:font-size="12pt" fo:language="en" fo:country="US" fo:font-style="normal" fo:font-weight="normal" officeooo:rsid="0d11a550" style:font-size-asian="10.5pt" style:font-style-asian="normal" style:font-weight-asian="normal" style:font-size-complex="12pt" style:font-style-complex="normal" style:font-weight-complex="normal"/>
    </style:style>
    <style:style style:name="T1314" style:family="text">
      <style:text-properties fo:color="#000000" fo:font-size="12pt" fo:language="en" fo:country="US" fo:font-style="normal" fo:font-weight="normal" officeooo:rsid="0cb2bfda" style:font-size-asian="10.5pt" style:font-style-asian="normal" style:font-weight-asian="normal" style:font-size-complex="12pt" style:font-style-complex="normal" style:font-weight-complex="normal"/>
    </style:style>
    <style:style style:name="T1315" style:family="text">
      <style:text-properties fo:color="#000000" fo:font-size="12pt" fo:language="en" fo:country="US" fo:font-style="normal" fo:font-weight="normal" officeooo:rsid="0c8ee538" style:font-size-asian="10.5pt" style:font-style-asian="normal" style:font-weight-asian="normal" style:font-size-complex="12pt" style:font-style-complex="normal" style:font-weight-complex="normal"/>
    </style:style>
    <style:style style:name="T1316" style:family="text">
      <style:text-properties fo:color="#000000" fo:font-size="12pt" fo:language="en" fo:country="US" fo:font-style="normal" fo:font-weight="normal" officeooo:rsid="0c9173ac" style:font-size-asian="10.5pt" style:font-style-asian="normal" style:font-weight-asian="normal" style:font-size-complex="12pt" style:font-style-complex="normal" style:font-weight-complex="normal"/>
    </style:style>
    <style:style style:name="T1317" style:family="text">
      <style:text-properties fo:color="#000000" fo:font-size="12pt" fo:language="en" fo:country="US" fo:font-style="normal" fo:font-weight="normal" officeooo:rsid="0c928801" style:font-size-asian="10.5pt" style:font-style-asian="normal" style:font-weight-asian="normal" style:font-size-complex="12pt" style:font-style-complex="normal" style:font-weight-complex="normal"/>
    </style:style>
    <style:style style:name="T1318" style:family="text">
      <style:text-properties fo:color="#000000" fo:font-size="12pt" fo:language="en" fo:country="US" fo:font-style="normal" fo:font-weight="normal" officeooo:rsid="0c92efc4" style:font-size-asian="10.5pt" style:font-style-asian="normal" style:font-weight-asian="normal" style:font-size-complex="12pt" style:font-style-complex="normal" style:font-weight-complex="normal"/>
    </style:style>
    <style:style style:name="T1319" style:family="text">
      <style:text-properties fo:color="#000000" fo:font-size="12pt" fo:language="en" fo:country="US" fo:font-style="normal" fo:font-weight="normal" officeooo:rsid="0c93095f" style:font-size-asian="10.5pt" style:font-style-asian="normal" style:font-weight-asian="normal" style:font-size-complex="12pt" style:font-style-complex="normal" style:font-weight-complex="normal"/>
    </style:style>
    <style:style style:name="T1320" style:family="text">
      <style:text-properties fo:color="#000000" fo:font-size="12pt" fo:language="en" fo:country="US" fo:font-style="normal" fo:font-weight="normal" officeooo:rsid="0c940af2" style:font-size-asian="10.5pt" style:font-style-asian="normal" style:font-weight-asian="normal" style:font-size-complex="12pt" style:font-style-complex="normal" style:font-weight-complex="normal"/>
    </style:style>
    <style:style style:name="T1321" style:family="text">
      <style:text-properties fo:color="#000000" fo:font-size="12pt" fo:language="en" fo:country="US" fo:font-style="normal" fo:font-weight="normal" officeooo:rsid="0d9c5e0b" style:font-size-asian="10.5pt" style:font-style-asian="normal" style:font-weight-asian="normal" style:font-size-complex="12pt" style:font-style-complex="normal" style:font-weight-complex="normal"/>
    </style:style>
    <style:style style:name="T1322" style:family="text">
      <style:text-properties fo:color="#000000" fo:font-size="12pt" fo:language="en" fo:country="US" fo:font-style="normal" fo:font-weight="normal" officeooo:rsid="0dc301f5" style:font-size-asian="10.5pt" style:font-style-asian="normal" style:font-weight-asian="normal" style:font-size-complex="12pt" style:font-style-complex="normal" style:font-weight-complex="normal"/>
    </style:style>
    <style:style style:name="T1323" style:family="text">
      <style:text-properties fo:color="#000000" fo:font-size="12pt" fo:language="en" fo:country="US" fo:font-style="normal" fo:font-weight="normal" officeooo:rsid="0df0628d" style:font-size-asian="10.5pt" style:font-style-asian="normal" style:font-weight-asian="normal" style:font-size-complex="12pt" style:font-style-complex="normal" style:font-weight-complex="normal"/>
    </style:style>
    <style:style style:name="T1324" style:family="text">
      <style:text-properties fo:color="#000000" fo:font-size="12pt" fo:language="en" fo:country="US" fo:font-style="italic" fo:font-weight="normal" officeooo:rsid="0c839163" style:font-size-asian="10.5pt" style:font-style-asian="italic" style:font-weight-asian="normal" style:font-size-complex="12pt" style:font-style-complex="italic" style:font-weight-complex="normal"/>
    </style:style>
    <style:style style:name="T1325" style:family="text">
      <style:text-properties officeooo:rsid="018cbb20"/>
    </style:style>
    <style:style style:name="T1326" style:family="text">
      <style:text-properties officeooo:rsid="01a50431"/>
    </style:style>
    <style:style style:name="T1327" style:family="text">
      <style:text-properties officeooo:rsid="01e03be7"/>
    </style:style>
    <style:style style:name="T1328" style:family="text">
      <style:text-properties fo:color="#6666ff" fo:language="en" fo:country="US" officeooo:rsid="035e1365"/>
    </style:style>
    <style:style style:name="T1329" style:family="text">
      <style:text-properties fo:color="#6666ff" fo:language="en" fo:country="US" officeooo:rsid="0365070a"/>
    </style:style>
    <style:style style:name="T1330" style:family="text">
      <style:text-properties officeooo:rsid="03051588"/>
    </style:style>
    <style:style style:name="T1331" style:family="text">
      <style:text-properties officeooo:rsid="03822459"/>
    </style:style>
    <style:style style:name="T1332" style:family="text">
      <style:text-properties officeooo:rsid="04c3ae32"/>
    </style:style>
    <style:style style:name="T1333" style:family="text">
      <style:text-properties officeooo:rsid="05302bd6"/>
    </style:style>
    <style:style style:name="T1334" style:family="text">
      <style:text-properties officeooo:rsid="053dbf11"/>
    </style:style>
    <style:style style:name="T1335" style:family="text">
      <style:text-properties officeooo:rsid="058cc6e6"/>
    </style:style>
    <style:style style:name="T1336" style:family="text">
      <style:text-properties officeooo:rsid="05914c57"/>
    </style:style>
    <style:style style:name="T1337" style:family="text">
      <style:text-properties officeooo:rsid="05930c9a"/>
    </style:style>
    <style:style style:name="T1338" style:family="text">
      <style:text-properties officeooo:rsid="05980b3f"/>
    </style:style>
    <style:style style:name="T1339" style:family="text">
      <style:text-properties fo:color="#999999" style:font-name="Times New Roman1" fo:language="en" fo:country="US" officeooo:rsid="05a7a436"/>
    </style:style>
    <style:style style:name="T1340" style:family="text">
      <style:text-properties fo:color="#999999" style:font-name="Times New Roman1" fo:language="en" fo:country="US" officeooo:rsid="05a88ace"/>
    </style:style>
    <style:style style:name="T1341" style:family="text">
      <style:text-properties officeooo:rsid="05b103bf"/>
    </style:style>
    <style:style style:name="T1342" style:family="text">
      <style:text-properties officeooo:rsid="05c382cc"/>
    </style:style>
    <style:style style:name="T1343" style:family="text">
      <style:text-properties officeooo:rsid="05c39e8c"/>
    </style:style>
    <style:style style:name="T1344" style:family="text">
      <style:text-properties officeooo:rsid="0498ea63"/>
    </style:style>
    <style:style style:name="T1345" style:family="text">
      <style:text-properties officeooo:rsid="06722f90"/>
    </style:style>
    <style:style style:name="T1346" style:family="text">
      <style:text-properties officeooo:rsid="067839fd"/>
    </style:style>
    <style:style style:name="T1347" style:family="text">
      <style:text-properties officeooo:rsid="06933358"/>
    </style:style>
    <style:style style:name="T1348" style:family="text">
      <style:text-properties officeooo:rsid="06ab561a"/>
    </style:style>
    <style:style style:name="T1349" style:family="text">
      <style:text-properties officeooo:rsid="06b4de1c"/>
    </style:style>
    <style:style style:name="T1350" style:family="text">
      <style:text-properties officeooo:rsid="06cd790c"/>
    </style:style>
    <style:style style:name="T1351" style:family="text">
      <style:text-properties officeooo:rsid="06d096dc"/>
    </style:style>
    <style:style style:name="T1352" style:family="text">
      <style:text-properties officeooo:rsid="06e101da"/>
    </style:style>
    <style:style style:name="T1353" style:family="text">
      <style:text-properties officeooo:rsid="06e62ec4"/>
    </style:style>
    <style:style style:name="T1354" style:family="text">
      <style:text-properties officeooo:rsid="06e96617"/>
    </style:style>
    <style:style style:name="T1355" style:family="text">
      <style:text-properties officeooo:rsid="06f6854b"/>
    </style:style>
    <style:style style:name="T1356" style:family="text">
      <style:text-properties fo:language="fi" fo:country="FI"/>
    </style:style>
    <style:style style:name="T1357" style:family="text">
      <style:text-properties fo:language="fi" fo:country="FI" officeooo:rsid="09ac5b2f"/>
    </style:style>
    <style:style style:name="T1358" style:family="text">
      <style:text-properties fo:language="fi" fo:country="FI" officeooo:rsid="09b9e3c0"/>
    </style:style>
    <style:style style:name="T1359" style:family="text">
      <style:text-properties fo:language="fi" fo:country="FI" officeooo:rsid="0a3b6047"/>
    </style:style>
    <style:style style:name="T1360" style:family="text">
      <style:text-properties fo:language="fi" fo:country="FI" officeooo:rsid="0a3e2519"/>
    </style:style>
    <style:style style:name="T1361" style:family="text">
      <style:text-properties fo:language="fi" fo:country="FI" officeooo:rsid="0a415165"/>
    </style:style>
    <style:style style:name="T1362" style:family="text">
      <style:text-properties fo:language="fi" fo:country="FI" officeooo:rsid="0a42aaa2"/>
    </style:style>
    <style:style style:name="T1363" style:family="text">
      <style:text-properties fo:language="fi" fo:country="FI" officeooo:rsid="0a443f4d"/>
    </style:style>
    <style:style style:name="T1364" style:family="text">
      <style:text-properties fo:language="fi" fo:country="FI" officeooo:rsid="0a45866a"/>
    </style:style>
    <style:style style:name="T1365" style:family="text">
      <style:text-properties fo:language="fi" fo:country="FI" officeooo:rsid="0a4742a1"/>
    </style:style>
    <style:style style:name="T1366" style:family="text">
      <style:text-properties fo:language="fi" fo:country="FI" officeooo:rsid="0a4787b7"/>
    </style:style>
    <style:style style:name="T1367" style:family="text">
      <style:text-properties fo:language="fi" fo:country="FI" officeooo:rsid="0a4951e5"/>
    </style:style>
    <style:style style:name="T1368" style:family="text">
      <style:text-properties fo:language="fi" fo:country="FI" officeooo:rsid="0a4b1b1f"/>
    </style:style>
    <style:style style:name="T1369" style:family="text">
      <style:text-properties fo:language="fi" fo:country="FI" officeooo:rsid="0a4b750a"/>
    </style:style>
    <style:style style:name="T1370" style:family="text">
      <style:text-properties fo:language="fi" fo:country="FI" officeooo:rsid="0a4d7d64"/>
    </style:style>
    <style:style style:name="T1371" style:family="text">
      <style:text-properties fo:language="fi" fo:country="FI" officeooo:rsid="0a63d9d2"/>
    </style:style>
    <style:style style:name="T1372" style:family="text">
      <style:text-properties fo:language="fi" fo:country="FI" officeooo:rsid="0a664026"/>
    </style:style>
    <style:style style:name="T1373" style:family="text">
      <style:text-properties fo:language="fi" fo:country="FI" officeooo:rsid="0a6826ea"/>
    </style:style>
    <style:style style:name="T1374" style:family="text">
      <style:text-properties fo:language="fi" fo:country="FI" officeooo:rsid="0a6a22a6"/>
    </style:style>
    <style:style style:name="T1375" style:family="text">
      <style:text-properties fo:language="fi" fo:country="FI" officeooo:rsid="0a6b712b"/>
    </style:style>
    <style:style style:name="T1376" style:family="text">
      <style:text-properties fo:language="fi" fo:country="FI" officeooo:rsid="0e5c96cc" fo:background-color="#ffff00" loext:char-shading-value="0"/>
    </style:style>
    <style:style style:name="T1377" style:family="text">
      <style:text-properties fo:language="fi" fo:country="FI" officeooo:rsid="0e5f5809" fo:background-color="#ffff00" loext:char-shading-value="0"/>
    </style:style>
    <style:style style:name="T1378" style:family="text">
      <style:text-properties fo:language="fi" fo:country="FI" officeooo:rsid="0a7c14a4"/>
    </style:style>
    <style:style style:name="T1379" style:family="text">
      <style:text-properties fo:language="fi" fo:country="FI" officeooo:rsid="0a956615"/>
    </style:style>
    <style:style style:name="T1380" style:family="text">
      <style:text-properties fo:language="fi" fo:country="FI" officeooo:rsid="0aada79e"/>
    </style:style>
    <style:style style:name="T1381" style:family="text">
      <style:text-properties fo:language="fi" fo:country="FI" officeooo:rsid="0ab28f51"/>
    </style:style>
    <style:style style:name="T1382" style:family="text">
      <style:text-properties fo:language="fi" fo:country="FI" officeooo:rsid="0acbeea1"/>
    </style:style>
    <style:style style:name="T1383" style:family="text">
      <style:text-properties fo:language="fi" fo:country="FI" officeooo:rsid="0ada96ee"/>
    </style:style>
    <style:style style:name="T1384" style:family="text">
      <style:text-properties fo:language="fi" fo:country="FI" officeooo:rsid="0af06950"/>
    </style:style>
    <style:style style:name="T1385" style:family="text">
      <style:text-properties fo:language="fi" fo:country="FI" officeooo:rsid="0af16bf1"/>
    </style:style>
    <style:style style:name="T1386" style:family="text">
      <style:text-properties fo:language="fi" fo:country="FI" officeooo:rsid="0af48db4"/>
    </style:style>
    <style:style style:name="T1387" style:family="text">
      <style:text-properties fo:language="fi" fo:country="FI" officeooo:rsid="0af6224e"/>
    </style:style>
    <style:style style:name="T1388" style:family="text">
      <style:text-properties fo:language="fi" fo:country="FI" fo:font-style="italic" officeooo:rsid="0af6224e" style:font-style-asian="italic" style:font-style-complex="italic"/>
    </style:style>
    <style:style style:name="T1389" style:family="text">
      <style:text-properties fo:language="fi" fo:country="FI" fo:font-style="italic" officeooo:rsid="0af86b08" style:font-style-asian="italic" style:font-style-complex="italic"/>
    </style:style>
    <style:style style:name="T1390" style:family="text">
      <style:text-properties fo:language="fi" fo:country="FI" fo:font-style="italic" officeooo:rsid="0af9ead3" style:font-style-asian="italic" style:font-style-complex="italic"/>
    </style:style>
    <style:style style:name="T1391" style:family="text">
      <style:text-properties fo:language="fi" fo:country="FI" officeooo:rsid="0af71588"/>
    </style:style>
    <style:style style:name="T1392" style:family="text">
      <style:text-properties fo:language="fi" fo:country="FI" fo:font-style="normal" officeooo:rsid="0af86b08" style:font-style-asian="normal" style:font-style-complex="normal"/>
    </style:style>
    <style:style style:name="T1393" style:family="text">
      <style:text-properties fo:language="fi" fo:country="FI" fo:font-style="normal" officeooo:rsid="0af9ead3" style:font-style-asian="normal" style:font-style-complex="normal"/>
    </style:style>
    <style:style style:name="T1394" style:family="text">
      <style:text-properties fo:language="fi" fo:country="FI" fo:font-style="normal" officeooo:rsid="0afb8eca" style:font-style-asian="normal" style:font-style-complex="normal"/>
    </style:style>
    <style:style style:name="T1395" style:family="text">
      <style:text-properties fo:language="fi" fo:country="FI" fo:font-style="normal" officeooo:rsid="0afe61a8" style:font-style-asian="normal" style:font-style-complex="normal"/>
    </style:style>
    <style:style style:name="T1396" style:family="text">
      <style:text-properties fo:language="fi" fo:country="FI" fo:font-style="normal" officeooo:rsid="0b023fbe" style:font-style-asian="normal" style:font-style-complex="normal"/>
    </style:style>
    <style:style style:name="T1397" style:family="text">
      <style:text-properties fo:language="fi" fo:country="FI" fo:font-style="normal" officeooo:rsid="0b032776" style:font-style-asian="normal" style:font-style-complex="normal"/>
    </style:style>
    <style:style style:name="T1398" style:family="text">
      <style:text-properties fo:language="fi" fo:country="FI" fo:font-style="normal" officeooo:rsid="0b0410ce" style:font-style-asian="normal" style:font-style-complex="normal"/>
    </style:style>
    <style:style style:name="T1399" style:family="text">
      <style:text-properties fo:language="fi" fo:country="FI" fo:font-style="normal" officeooo:rsid="0b04785c" style:font-style-asian="normal" style:font-style-complex="normal"/>
    </style:style>
    <style:style style:name="T1400" style:family="text">
      <style:text-properties fo:language="fi" fo:country="FI" fo:font-style="normal" officeooo:rsid="0b04b619" style:font-style-asian="normal" style:font-style-complex="normal"/>
    </style:style>
    <style:style style:name="T1401" style:family="text">
      <style:text-properties fo:language="fi" fo:country="FI" officeooo:rsid="0afe61a8"/>
    </style:style>
    <style:style style:name="T1402" style:family="text">
      <style:text-properties fo:language="fi" fo:country="FI" officeooo:rsid="0affca09"/>
    </style:style>
    <style:style style:name="T1403" style:family="text">
      <style:text-properties fo:language="fi" fo:country="FI" officeooo:rsid="0b04785c"/>
    </style:style>
    <style:style style:name="T1404" style:family="text">
      <style:text-properties fo:language="fi" fo:country="FI" officeooo:rsid="0abbeb16"/>
    </style:style>
    <style:style style:name="T1405" style:family="text">
      <style:text-properties fo:language="fi" fo:country="FI" officeooo:rsid="0ad38e71"/>
    </style:style>
    <style:style style:name="T1406" style:family="text">
      <style:text-properties fo:language="fi" fo:country="FI" officeooo:rsid="0ab6e672"/>
    </style:style>
    <style:style style:name="T1407" style:family="text">
      <style:text-properties fo:language="fi" fo:country="FI" officeooo:rsid="0ab810eb"/>
    </style:style>
    <style:style style:name="T1408" style:family="text">
      <style:text-properties fo:language="fi" fo:country="FI" officeooo:rsid="0ac3d1f6"/>
    </style:style>
    <style:style style:name="T1409" style:family="text">
      <style:text-properties fo:language="fi" fo:country="FI" officeooo:rsid="0b0b7462"/>
    </style:style>
    <style:style style:name="T1410" style:family="text">
      <style:text-properties fo:language="fi" fo:country="FI" officeooo:rsid="0b10143c"/>
    </style:style>
    <style:style style:name="T1411" style:family="text">
      <style:text-properties fo:language="fi" fo:country="FI" officeooo:rsid="0b14bc68"/>
    </style:style>
    <style:style style:name="T1412" style:family="text">
      <style:text-properties fo:language="fi" fo:country="FI" officeooo:rsid="0b15f871"/>
    </style:style>
    <style:style style:name="T1413" style:family="text">
      <style:text-properties fo:language="fi" fo:country="FI" officeooo:rsid="0b17f79e"/>
    </style:style>
    <style:style style:name="T1414" style:family="text">
      <style:text-properties fo:language="fi" fo:country="FI" officeooo:rsid="0b1830b3"/>
    </style:style>
    <style:style style:name="T1415" style:family="text">
      <style:text-properties fo:language="fi" fo:country="FI" officeooo:rsid="0b197297"/>
    </style:style>
    <style:style style:name="T1416" style:family="text">
      <style:text-properties fo:language="fi" fo:country="FI" officeooo:rsid="0b214b60"/>
    </style:style>
    <style:style style:name="T1417" style:family="text">
      <style:text-properties fo:language="fi" fo:country="FI" officeooo:rsid="0b35e161"/>
    </style:style>
    <style:style style:name="T1418" style:family="text">
      <style:text-properties fo:language="fi" fo:country="FI" officeooo:rsid="0b378f7b"/>
    </style:style>
    <style:style style:name="T1419" style:family="text">
      <style:text-properties fo:language="fi" fo:country="FI" officeooo:rsid="0b38cdf7"/>
    </style:style>
    <style:style style:name="T1420" style:family="text">
      <style:text-properties fo:language="fi" fo:country="FI" officeooo:rsid="0b3be2f5"/>
    </style:style>
    <style:style style:name="T1421" style:family="text">
      <style:text-properties fo:language="fi" fo:country="FI" officeooo:rsid="0b63fa32"/>
    </style:style>
    <style:style style:name="T1422" style:family="text">
      <style:text-properties fo:language="fi" fo:country="FI" officeooo:rsid="0b828ff5"/>
    </style:style>
    <style:style style:name="T1423" style:family="text">
      <style:text-properties fo:language="fi" fo:country="FI" officeooo:rsid="0b839986"/>
    </style:style>
    <style:style style:name="T1424" style:family="text">
      <style:text-properties fo:language="fi" fo:country="FI" officeooo:rsid="0b854573"/>
    </style:style>
    <style:style style:name="T1425" style:family="text">
      <style:text-properties fo:language="fi" fo:country="FI" officeooo:rsid="0b862c55"/>
    </style:style>
    <style:style style:name="T1426" style:family="text">
      <style:text-properties fo:language="fi" fo:country="FI" officeooo:rsid="0b86ae88"/>
    </style:style>
    <style:style style:name="T1427" style:family="text">
      <style:text-properties fo:language="fi" fo:country="FI" officeooo:rsid="0b86c27b"/>
    </style:style>
    <style:style style:name="T1428" style:family="text">
      <style:text-properties fo:language="fi" fo:country="FI" officeooo:rsid="0b87e653"/>
    </style:style>
    <style:style style:name="T1429" style:family="text">
      <style:text-properties fo:language="fi" fo:country="FI" officeooo:rsid="0bb0896d"/>
    </style:style>
    <style:style style:name="T1430" style:family="text">
      <style:text-properties fo:language="fi" fo:country="FI" officeooo:rsid="0bb1ce99"/>
    </style:style>
    <style:style style:name="T1431" style:family="text">
      <style:text-properties fo:language="fi" fo:country="FI" officeooo:rsid="0bb42524"/>
    </style:style>
    <style:style style:name="T1432" style:family="text">
      <style:text-properties fo:language="fi" fo:country="FI" officeooo:rsid="0bb5720f"/>
    </style:style>
    <style:style style:name="T1433" style:family="text">
      <style:text-properties fo:language="fi" fo:country="FI" officeooo:rsid="0bba556f"/>
    </style:style>
    <style:style style:name="T1434" style:family="text">
      <style:text-properties fo:language="fi" fo:country="FI" officeooo:rsid="0bbbcf8b"/>
    </style:style>
    <style:style style:name="T1435" style:family="text">
      <style:text-properties fo:language="fi" fo:country="FI" officeooo:rsid="0bbc4236"/>
    </style:style>
    <style:style style:name="T1436" style:family="text">
      <style:text-properties fo:language="fi" fo:country="FI" officeooo:rsid="0bbc9037"/>
    </style:style>
    <style:style style:name="T1437" style:family="text">
      <style:text-properties fo:language="fi" fo:country="FI" officeooo:rsid="0bbd2946"/>
    </style:style>
    <style:style style:name="T1438" style:family="text">
      <style:text-properties fo:language="fi" fo:country="FI" officeooo:rsid="0bbd5d01"/>
    </style:style>
    <style:style style:name="T1439" style:family="text">
      <style:text-properties fo:language="fi" fo:country="FI" officeooo:rsid="0bbe19c6"/>
    </style:style>
    <style:style style:name="T1440" style:family="text">
      <style:text-properties fo:language="fi" fo:country="FI" officeooo:rsid="0bc060a3"/>
    </style:style>
    <style:style style:name="T1441" style:family="text">
      <style:text-properties fo:language="fi" fo:country="FI" officeooo:rsid="0bc1c134"/>
    </style:style>
    <style:style style:name="T1442" style:family="text">
      <style:text-properties fo:language="fi" fo:country="FI" officeooo:rsid="0bc26994"/>
    </style:style>
    <style:style style:name="T1443" style:family="text">
      <style:text-properties fo:language="fi" fo:country="FI" officeooo:rsid="0bc380ca"/>
    </style:style>
    <style:style style:name="T1444" style:family="text">
      <style:text-properties fo:language="fi" fo:country="FI" officeooo:rsid="0bc4efcc"/>
    </style:style>
    <style:style style:name="T1445" style:family="text">
      <style:text-properties fo:language="fi" fo:country="FI" officeooo:rsid="0bc800cf"/>
    </style:style>
    <style:style style:name="T1446" style:family="text">
      <style:text-properties fo:language="fi" fo:country="FI" officeooo:rsid="0bc83a9d"/>
    </style:style>
    <style:style style:name="T1447" style:family="text">
      <style:text-properties fo:language="fi" fo:country="FI" officeooo:rsid="0bc602c9"/>
    </style:style>
    <style:style style:name="T1448" style:family="text">
      <style:text-properties fo:language="fi" fo:country="FI" officeooo:rsid="0bc9b926"/>
    </style:style>
    <style:style style:name="T1449" style:family="text">
      <style:text-properties fo:language="fi" fo:country="FI" officeooo:rsid="0bbf510a"/>
    </style:style>
    <style:style style:name="T1450" style:family="text">
      <style:text-properties fo:language="fi" fo:country="FI" officeooo:rsid="0bd3f24d"/>
    </style:style>
    <style:style style:name="T1451" style:family="text">
      <style:text-properties fo:language="fi" fo:country="FI" officeooo:rsid="0bd46531"/>
    </style:style>
    <style:style style:name="T1452" style:family="text">
      <style:text-properties fo:language="fi" fo:country="FI" officeooo:rsid="0bd54cb1"/>
    </style:style>
    <style:style style:name="T1453" style:family="text">
      <style:text-properties fo:language="fi" fo:country="FI" officeooo:rsid="0bd72244"/>
    </style:style>
    <style:style style:name="T1454" style:family="text">
      <style:text-properties fo:language="fi" fo:country="FI" officeooo:rsid="0bf376c6"/>
    </style:style>
    <style:style style:name="T1455" style:family="text">
      <style:text-properties fo:language="fi" fo:country="FI" officeooo:rsid="0e54a201"/>
    </style:style>
    <style:style style:name="T1456" style:family="text">
      <style:text-properties fo:language="fi" fo:country="FI" officeooo:rsid="0e576a1d"/>
    </style:style>
    <style:style style:name="T1457" style:family="text">
      <style:text-properties fo:language="fi" fo:country="FI" officeooo:rsid="0e58be69"/>
    </style:style>
    <style:style style:name="T1458" style:family="text">
      <style:text-properties fo:language="fi" fo:country="FI" officeooo:rsid="0e59bf58"/>
    </style:style>
    <style:style style:name="T1459" style:family="text">
      <style:text-properties fo:language="fi" fo:country="FI" officeooo:rsid="0e5ae315"/>
    </style:style>
    <style:style style:name="T1460" style:family="text">
      <style:text-properties fo:language="fi" fo:country="FI" officeooo:rsid="0e5b5e2b"/>
    </style:style>
    <style:style style:name="T1461" style:family="text">
      <style:text-properties fo:language="fi" fo:country="FI" officeooo:rsid="0e5c3331"/>
    </style:style>
    <style:style style:name="T1462" style:family="text">
      <style:text-properties fo:language="fi" fo:country="FI" officeooo:rsid="0e5c96cc"/>
    </style:style>
    <style:style style:name="T1463" style:family="text">
      <style:text-properties fo:language="fi" fo:country="FI" officeooo:rsid="0b04b619"/>
    </style:style>
    <style:style style:name="T1464" style:family="text">
      <style:text-properties fo:language="fi" fo:country="FI" officeooo:rsid="0e5f5809"/>
    </style:style>
    <style:style style:name="T1465" style:family="text">
      <style:text-properties officeooo:rsid="005203c7"/>
    </style:style>
    <style:style style:name="T1466" style:family="text">
      <style:text-properties officeooo:rsid="078f736c"/>
    </style:style>
    <style:style style:name="T1467" style:family="text">
      <style:text-properties officeooo:rsid="0818f300"/>
    </style:style>
    <style:style style:name="T1468" style:family="text">
      <style:text-properties officeooo:rsid="08b0e753"/>
    </style:style>
    <style:style style:name="T1469" style:family="text">
      <style:text-properties officeooo:rsid="09408fe1"/>
    </style:style>
    <style:style style:name="T1470" style:family="text">
      <style:text-properties officeooo:rsid="095bfcf9"/>
    </style:style>
    <style:style style:name="T1471" style:family="text">
      <style:text-properties officeooo:rsid="095c1a45"/>
    </style:style>
    <style:style style:name="T1472" style:family="text">
      <style:text-properties officeooo:rsid="0963cd8a"/>
    </style:style>
    <style:style style:name="T1473" style:family="text">
      <style:text-properties officeooo:rsid="097420b4"/>
    </style:style>
    <style:style style:name="T1474" style:family="text">
      <style:text-properties officeooo:rsid="09a74a52"/>
    </style:style>
    <style:style style:name="T1475" style:family="text">
      <style:text-properties officeooo:rsid="09c73677"/>
    </style:style>
    <style:style style:name="T1476" style:family="text">
      <style:text-properties officeooo:rsid="09db779a"/>
    </style:style>
    <style:style style:name="T1477" style:family="text">
      <style:text-properties officeooo:rsid="0a1ae706"/>
    </style:style>
    <style:style style:name="T1478" style:family="text">
      <style:text-properties officeooo:rsid="0bcfeea8" fo:background-color="#ffff00" loext:char-shading-value="0"/>
    </style:style>
    <style:style style:name="T1479" style:family="text">
      <style:text-properties officeooo:rsid="0e5f5809" fo:background-color="#ffff00" loext:char-shading-value="0"/>
    </style:style>
    <style:style style:name="T1480" style:family="text">
      <style:text-properties officeooo:rsid="0e61352e" fo:background-color="#ffff00" loext:char-shading-value="0"/>
    </style:style>
    <style:style style:name="T1481" style:family="text">
      <style:text-properties officeooo:rsid="0e649b26" fo:background-color="#ffff00" loext:char-shading-value="0"/>
    </style:style>
    <style:style style:name="T1482" style:family="text">
      <style:text-properties officeooo:rsid="0a28d761"/>
    </style:style>
    <style:style style:name="T1483" style:family="text">
      <style:text-properties officeooo:rsid="0a3302b5"/>
    </style:style>
    <style:style style:name="T1484" style:family="text">
      <style:text-properties officeooo:rsid="0a34d838"/>
    </style:style>
    <style:style style:name="T1485" style:family="text">
      <style:text-properties officeooo:rsid="0a351715"/>
    </style:style>
    <style:style style:name="T1486" style:family="text">
      <style:text-properties officeooo:rsid="0a3531d7"/>
    </style:style>
    <style:style style:name="T1487" style:family="text">
      <style:text-properties officeooo:rsid="0a360d63"/>
    </style:style>
    <style:style style:name="T1488" style:family="text">
      <style:text-properties officeooo:rsid="0a385a67"/>
    </style:style>
    <style:style style:name="T1489" style:family="text">
      <style:text-properties officeooo:rsid="0a5ff0f0"/>
    </style:style>
    <style:style style:name="T1490" style:family="text">
      <style:text-properties officeooo:rsid="0a6014d1"/>
    </style:style>
    <style:style style:name="T1491" style:family="text">
      <style:text-properties officeooo:rsid="0a7aacf6"/>
    </style:style>
    <style:style style:name="T1492" style:family="text">
      <style:text-properties officeooo:rsid="0a8e450e"/>
    </style:style>
    <style:style style:name="T1493" style:family="text">
      <style:text-properties officeooo:rsid="0a90828c"/>
    </style:style>
    <style:style style:name="T1494" style:family="text">
      <style:text-properties officeooo:rsid="0a9094ba"/>
    </style:style>
    <style:style style:name="T1495" style:family="text">
      <style:text-properties officeooo:rsid="0a9b0829"/>
    </style:style>
    <style:style style:name="T1496" style:family="text">
      <style:text-properties officeooo:rsid="0a9b4d88"/>
    </style:style>
    <style:style style:name="T1497" style:family="text">
      <style:text-properties officeooo:rsid="0a9c451b"/>
    </style:style>
    <style:style style:name="T1498" style:family="text">
      <style:text-properties officeooo:rsid="0a9d709a"/>
    </style:style>
    <style:style style:name="T1499" style:family="text">
      <style:text-properties officeooo:rsid="0a9fddf5"/>
    </style:style>
    <style:style style:name="T1500" style:family="text">
      <style:text-properties officeooo:rsid="0a9fe047"/>
    </style:style>
    <style:style style:name="T1501" style:family="text">
      <style:text-properties officeooo:rsid="0aa0bc54"/>
    </style:style>
    <style:style style:name="T1502" style:family="text">
      <style:text-properties officeooo:rsid="0aa65fc4"/>
    </style:style>
    <style:style style:name="T1503" style:family="text">
      <style:text-properties officeooo:rsid="0aa7a44c"/>
    </style:style>
    <style:style style:name="T1504" style:family="text">
      <style:text-properties officeooo:rsid="0aad2c79"/>
    </style:style>
    <style:style style:name="T1505" style:family="text">
      <style:text-properties officeooo:rsid="0ab28f51"/>
    </style:style>
    <style:style style:name="T1506" style:family="text">
      <style:text-properties officeooo:rsid="0ab31777"/>
    </style:style>
    <style:style style:name="T1507" style:family="text">
      <style:text-properties officeooo:rsid="0ab50c70"/>
    </style:style>
    <style:style style:name="T1508" style:family="text">
      <style:text-properties officeooo:rsid="0abf3f90"/>
    </style:style>
    <style:style style:name="T1509" style:family="text">
      <style:text-properties officeooo:rsid="0ac1ea1f"/>
    </style:style>
    <style:style style:name="T1510" style:family="text">
      <style:text-properties officeooo:rsid="0ac2d40f"/>
    </style:style>
    <style:style style:name="T1511" style:family="text">
      <style:text-properties officeooo:rsid="0acbeea1"/>
    </style:style>
    <style:style style:name="T1512" style:family="text">
      <style:text-properties officeooo:rsid="0add61f9"/>
    </style:style>
    <style:style style:name="T1513" style:family="text">
      <style:text-properties officeooo:rsid="0ae293ea"/>
    </style:style>
    <style:style style:name="T1514" style:family="text">
      <style:text-properties officeooo:rsid="0ae4717b"/>
    </style:style>
    <style:style style:name="T1515" style:family="text">
      <style:text-properties officeooo:rsid="0af16bf1"/>
    </style:style>
    <style:style style:name="T1516" style:family="text">
      <style:text-properties officeooo:rsid="0af2b7ec"/>
    </style:style>
    <style:style style:name="T1517" style:family="text">
      <style:text-properties officeooo:rsid="0b13d3ee"/>
    </style:style>
    <style:style style:name="T1518" style:family="text">
      <style:text-properties officeooo:rsid="0a209446"/>
    </style:style>
    <style:style style:name="T1519" style:family="text">
      <style:text-properties officeooo:rsid="0b1cf879"/>
    </style:style>
    <style:style style:name="T1520" style:family="text">
      <style:text-properties officeooo:rsid="0b2076cc"/>
    </style:style>
    <style:style style:name="T1521" style:family="text">
      <style:text-properties officeooo:rsid="0b265088"/>
    </style:style>
    <style:style style:name="T1522" style:family="text">
      <style:text-properties officeooo:rsid="0b2b0236"/>
    </style:style>
    <style:style style:name="T1523" style:family="text">
      <style:text-properties officeooo:rsid="0b2b7626"/>
    </style:style>
    <style:style style:name="T1524" style:family="text">
      <style:text-properties officeooo:rsid="0b2d738b"/>
    </style:style>
    <style:style style:name="T1525" style:family="text">
      <style:text-properties officeooo:rsid="0b3ec8bd"/>
    </style:style>
    <style:style style:name="T1526" style:family="text">
      <style:text-properties officeooo:rsid="0b462f57"/>
    </style:style>
    <style:style style:name="T1527" style:family="text">
      <style:text-properties style:text-position="super 58%"/>
    </style:style>
    <style:style style:name="T1528" style:family="text">
      <style:text-properties style:text-position="super 58%" officeooo:rsid="0b462f57"/>
    </style:style>
    <style:style style:name="T1529" style:family="text">
      <style:text-properties style:text-position="super 58%" officeooo:rsid="0b671a74"/>
    </style:style>
    <style:style style:name="T1530" style:family="text">
      <style:text-properties officeooo:rsid="0b4c638a"/>
    </style:style>
    <style:style style:name="T1531" style:family="text">
      <style:text-properties officeooo:rsid="0b57e0c2"/>
    </style:style>
    <style:style style:name="T1532" style:family="text">
      <style:text-properties officeooo:rsid="0b5d207a"/>
    </style:style>
    <style:style style:name="T1533" style:family="text">
      <style:text-properties officeooo:rsid="0b5d792e"/>
    </style:style>
    <style:style style:name="T1534" style:family="text">
      <style:text-properties officeooo:rsid="0b5ed76a"/>
    </style:style>
    <style:style style:name="T1535" style:family="text">
      <style:text-properties officeooo:rsid="0b6052bc"/>
    </style:style>
    <style:style style:name="T1536" style:family="text">
      <style:text-properties officeooo:rsid="0b61f17a"/>
    </style:style>
    <style:style style:name="T1537" style:family="text">
      <style:text-properties officeooo:rsid="0b620b25"/>
    </style:style>
    <style:style style:name="T1538" style:family="text">
      <style:text-properties officeooo:rsid="0b62ea7e"/>
    </style:style>
    <style:style style:name="T1539" style:family="text">
      <style:text-properties officeooo:rsid="0b6350fe"/>
    </style:style>
    <style:style style:name="T1540" style:family="text">
      <style:text-properties officeooo:rsid="0b63c2d0"/>
    </style:style>
    <style:style style:name="T1541" style:family="text">
      <style:text-properties officeooo:rsid="0b655ad4"/>
    </style:style>
    <style:style style:name="T1542" style:family="text">
      <style:text-properties officeooo:rsid="0b671a74"/>
    </style:style>
    <style:style style:name="T1543" style:family="text">
      <style:text-properties officeooo:rsid="0b74f622"/>
    </style:style>
    <style:style style:name="T1544" style:family="text">
      <style:text-properties officeooo:rsid="0b7768fe"/>
    </style:style>
    <style:style style:name="T1545" style:family="text">
      <style:text-properties officeooo:rsid="0b777782"/>
    </style:style>
    <style:style style:name="T1546" style:family="text">
      <style:text-properties officeooo:rsid="0b80ae47"/>
    </style:style>
    <style:style style:name="T1547" style:family="text">
      <style:text-properties officeooo:rsid="0b8ea594"/>
    </style:style>
    <style:style style:name="T1548" style:family="text">
      <style:text-properties officeooo:rsid="0b8ec5b0"/>
    </style:style>
    <style:style style:name="T1549" style:family="text">
      <style:text-properties officeooo:rsid="0ba324c7"/>
    </style:style>
    <style:style style:name="T1550" style:family="text">
      <style:text-properties officeooo:rsid="0baa3722"/>
    </style:style>
    <style:style style:name="T1551" style:family="text">
      <style:text-properties officeooo:rsid="0bcfeea8"/>
    </style:style>
    <style:style style:name="T1552" style:family="text">
      <style:text-properties officeooo:rsid="0be1bfcb"/>
    </style:style>
    <style:style style:name="T1553" style:family="text">
      <style:text-properties officeooo:rsid="0c7d8410"/>
    </style:style>
    <style:style style:name="T1554" style:family="text">
      <style:text-properties officeooo:rsid="0c7ee8ef"/>
    </style:style>
    <style:style style:name="T1555" style:family="text">
      <style:text-properties officeooo:rsid="0d29f9f4"/>
    </style:style>
    <style:style style:name="T1556" style:family="text">
      <style:text-properties officeooo:rsid="0d462666"/>
    </style:style>
    <style:style style:name="T1557" style:family="text">
      <style:text-properties officeooo:rsid="0d51ef4b"/>
    </style:style>
    <style:style style:name="T1558" style:family="text">
      <style:text-properties officeooo:rsid="0d67783c"/>
    </style:style>
    <style:style style:name="T1559" style:family="text">
      <style:text-properties officeooo:rsid="0df8bff1"/>
    </style:style>
    <style:style style:name="T1560" style:family="text">
      <style:text-properties officeooo:rsid="0e12a3ed"/>
    </style:style>
    <style:style style:name="T1561" style:family="text">
      <style:text-properties officeooo:rsid="0e1ff0a0"/>
    </style:style>
    <style:style style:name="T1562" style:family="text">
      <style:text-properties officeooo:rsid="0e21ea7b"/>
    </style:style>
    <style:style style:name="T1563" style:family="text">
      <style:text-properties officeooo:rsid="0e4fb2c3"/>
    </style:style>
    <style:style style:name="T1564" style:family="text">
      <style:text-properties officeooo:rsid="0e51ee0e"/>
    </style:style>
    <style:style style:name="T1565" style:family="text">
      <style:text-properties officeooo:rsid="0e536f31"/>
    </style:style>
    <style:style style:name="T1566" style:family="text">
      <style:text-properties officeooo:rsid="0e5470d4"/>
    </style:style>
    <style:style style:name="T1567" style:family="text">
      <style:text-properties officeooo:rsid="0e5f5809"/>
    </style:style>
    <style:style style:name="T1568" style:family="text">
      <style:text-properties officeooo:rsid="0e61352e"/>
    </style:style>
    <style:style style:name="T1569" style:family="text">
      <style:text-properties officeooo:rsid="0e633645"/>
    </style:style>
    <style:style style:name="T1570" style:family="text">
      <style:text-properties officeooo:rsid="0e682513"/>
    </style:style>
    <style:style style:name="T1571" style:family="text">
      <style:text-properties officeooo:rsid="0e6f3193"/>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Automated model for school redistricting in Helsinki </text:p>
      <text:p text:style-name="P91">Optimization of Helsinki’s schools districting from the perspective of social segregation <text:s/></text:p>
      <text:p text:style-name="P92">Districting against segregation - The potential for <text:span text:style-name="T1330">automated </text:span>school district optimization in Helsinki</text:p>
      <text:p text:style-name="P93"><text:span text:style-name="T1">Segregation and school districting – </text:span><text:span text:style-name="T2">socially weighted</text:span><text:span text:style-name="T1"> optimization model for school districting </text:span><text:span text:style-name="T2">in Helsinki</text:span><text:line-break/><text:span text:style-name="T792">Computational experiment for </text:span></text:p>
      <text:p text:style-name="P94">j</text:p>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7">Table of Contents</text:p>
          </text:index-title>
          <text:p text:style-name="P156"><text:a xlink:type="simple" xlink:href="#__RefHeading___Toc3465_750712337" text:style-name="Index_20_Link" text:visited-style-name="Index_20_Link">1. Introduction<text:tab/>3</text:a></text:p>
          <text:p text:style-name="P155"><text:a xlink:type="simple" xlink:href="#__RefHeading___Toc3467_750712337" text:style-name="Index_20_Link" text:visited-style-name="Index_20_Link">1.1 Background<text:tab/>3</text:a></text:p>
          <text:p text:style-name="P155"><text:a xlink:type="simple" xlink:href="#__RefHeading___Toc3469_750712337" text:style-name="Index_20_Link" text:visited-style-name="Index_20_Link">1.2 The scope of this study<text:tab/>5</text:a></text:p>
          <text:p text:style-name="P155"><text:a xlink:type="simple" xlink:href="#__RefHeading___Toc3471_750712337" text:style-name="Index_20_Link" text:visited-style-name="Index_20_Link">1.3 Outline<text:tab/>6</text:a></text:p>
          <text:p text:style-name="P156"><text:a xlink:type="simple" xlink:href="#__RefHeading___Toc3473_750712337" text:style-name="Index_20_Link" text:visited-style-name="Index_20_Link">2. Theory<text:tab/>7</text:a></text:p>
          <text:p text:style-name="P155"><text:a xlink:type="simple" xlink:href="#__RefHeading___Toc3475_750712337" text:style-name="Index_20_Link" text:visited-style-name="Index_20_Link">2.1 Districting from the past to the present<text:tab/>7</text:a></text:p>
          <text:p text:style-name="P155"><text:a xlink:type="simple" xlink:href="#__RefHeading___Toc3477_750712337" text:style-name="Index_20_Link" text:visited-style-name="Index_20_Link">2.2 School districting – a special districting case<text:tab/>13</text:a></text:p>
          <text:p text:style-name="P155"><text:a xlink:type="simple" xlink:href="#__RefHeading___Toc4744_590749598" text:style-name="Index_20_Link" text:visited-style-name="Index_20_Link">2.3 School districting and residential segregation<text:tab/>18</text:a></text:p>
          <text:p text:style-name="P155"><text:a xlink:type="simple" xlink:href="#__RefHeading___Toc3479_750712337" text:style-name="Index_20_Link" text:visited-style-name="Index_20_Link">2.4 Districting algorithms: history and current state<text:tab/>29</text:a></text:p>
          <text:p text:style-name="P156"><text:a xlink:type="simple" xlink:href="#__RefHeading___Toc3483_750712337" text:style-name="Index_20_Link" text:visited-style-name="Index_20_Link">3. Methods: Helsinki school district optimization<text:tab/>35</text:a></text:p>
          <text:p text:style-name="P155"><text:a xlink:type="simple" xlink:href="#__RefHeading___Toc6633_993540406" text:style-name="Index_20_Link" text:visited-style-name="Index_20_Link">3.1 Study setting &amp; data<text:tab/>35</text:a></text:p>
          <text:p text:style-name="P155"><text:a xlink:type="simple" xlink:href="#__RefHeading___Toc6635_993540406" text:style-name="Index_20_Link" text:visited-style-name="Index_20_Link">3.2 Model summary<text:tab/>36</text:a></text:p>
          <text:p text:style-name="P155"><text:a xlink:type="simple" xlink:href="#__RefHeading___Toc6637_993540406" text:style-name="Index_20_Link" text:visited-style-name="Index_20_Link">3.3 Model logic<text:tab/>38</text:a></text:p>
          <text:p text:style-name="P155"><text:a xlink:type="simple" xlink:href="#__RefHeading___Toc6639_993540406" text:style-name="Index_20_Link" text:visited-style-name="Index_20_Link">3.4 Model implementation &amp; specifications<text:tab/>42</text:a></text:p>
          <text:p text:style-name="P155"><text:a xlink:type="simple" xlink:href="#__RefHeading___Toc6641_993540406" text:style-name="Index_20_Link" text:visited-style-name="Index_20_Link">3.5 Specifications of the example runs<text:tab/>45</text:a></text:p>
          <text:p text:style-name="P156"><text:a xlink:type="simple" xlink:href="#__RefHeading___Toc3485_750712337" text:style-name="Index_20_Link" text:visited-style-name="Index_20_Link">4. Analysis / Results<text:tab/>46</text:a></text:p>
          <text:p text:style-name="P156"><text:a xlink:type="simple" xlink:href="#__RefHeading___Toc3487_750712337" text:style-name="Index_20_Link" text:visited-style-name="Index_20_Link">5. Discussion<text:tab/>47</text:a></text:p>
          <text:p text:style-name="P156"><text:a xlink:type="simple" xlink:href="#__RefHeading___Toc3489_750712337" text:style-name="Index_20_Link" text:visited-style-name="Index_20_Link">6. Conclusions<text:tab/>48</text:a></text:p>
          <text:p text:style-name="P156"><text:a xlink:type="simple" xlink:href="#__RefHeading___Toc3491_750712337" text:style-name="Index_20_Link" text:visited-style-name="Index_20_Link">7. Bibliography<text:tab/>48</text:a></text:p>
        </text:index-body>
      </text:table-of-content>
      <text:h text:style-name="P140" text:outline-level="1"/>
      <text:h text:style-name="P145" text:outline-level="1"><text:bookmark-start text:name="__RefHeading___Toc3465_750712337"/>1. Introduction<text:bookmark-end text:name="__RefHeading___Toc3465_750712337"/></text:h>
      <text:h text:style-name="P148" text:outline-level="2"><text:bookmark-start text:name="__RefHeading___Toc3467_750712337"/>1.1 Background <text:span text:style-name="T1560">and motivation</text:span><text:bookmark-end text:name="__RefHeading___Toc3467_750712337"/></text:h>
      <text:p text:style-name="P20"><text:span text:style-name="T93">T</text:span><text:span text:style-name="T63">he spatial gap between </text:span><text:span text:style-name="T93">people of different socio-economic backgrounds and ethnicities</text:span><text:span text:style-name="T63"> is widening in all capital cities across Europe, </text:span><text:span text:style-name="T94">which is </text:span><text:span text:style-name="T113">made visible by</text:span><text:span text:style-name="T94"> rising levels of residential segregation</text:span><text:span text:style-name="T63"> </text:span><text:span text:style-name="T64">(</text:span><text:span text:style-name="T63">Marcińczak et al. 2015; </text:span><text:span text:style-name="T64">Musterd et al 201</text:span><text:span text:style-name="T90">7</text:span><text:span text:style-name="T64">). </text:span><text:span text:style-name="T95">Recently, this </text:span><text:span text:style-name="T96">development </text:span><text:span text:style-name="T95">has</text:span><text:span text:style-name="T91"> raised a discussion about the </text:span><text:span text:style-name="T97">less addressed </text:span><text:span text:style-name="T98">but </text:span><text:span text:style-name="T99">notably </text:span><text:span text:style-name="T98">segregated contexts</text:span><text:span text:style-name="T91"> of </text:span><text:span text:style-name="T100">life, </text:span><text:span text:style-name="T101">that are also </text:span><text:span text:style-name="T102">partly </text:span><text:span text:style-name="T101">affected by residential segregation.</text:span><text:span text:style-name="T100"> </text:span><text:span text:style-name="T101">These contexts</text:span><text:span text:style-name="T91"> includ</text:span><text:span text:style-name="T101">e</text:span><text:span text:style-name="T91"> places of education, workplaces, leisure and </text:span><text:span text:style-name="T101">other </text:span><text:span text:style-name="T95">places </text:span><text:span text:style-name="T116">people visit in their</text:span><text:span text:style-name="T95"> daily routines </text:span><text:span text:style-name="T101">–</text:span><text:span text:style-name="T92"> </text:span><text:span text:style-name="T103">the</text:span><text:span text:style-name="T104"> </text:span><text:span text:style-name="T101">segregation </text:span><text:span text:style-name="T103">of which </text:span><text:span text:style-name="T105">can</text:span><text:span text:style-name="T101"> </text:span><text:span text:style-name="T106">result</text:span><text:span text:style-name="T107"> </text:span><text:span text:style-name="T106">in overall</text:span><text:span text:style-name="T88"> </text:span><text:span text:style-name="T105">minimal</text:span><text:span text:style-name="T88"> exposure to diversity </text:span><text:span text:style-name="T115">in</text:span><text:span text:style-name="T88"> </text:span><text:span text:style-name="T105">people’s</text:span><text:span text:style-name="T88"> daily lives </text:span><text:span text:style-name="T89">(Boterman &amp; Musterd 2016; van Ham &amp; Tammaru 2016)</text:span><text:span text:style-name="T88">. </text:span><text:span text:style-name="T100">Th</text:span><text:span text:style-name="T108">e</text:span><text:span text:style-name="T100"> effects </text:span><text:span text:style-name="T108">of residential segregation</text:span><text:span text:style-name="T100"> are not only translated </text:span><text:span text:style-name="T108">to the</text:span><text:span text:style-name="T109">se</text:span><text:span text:style-name="T108"> other domains of life </text:span><text:span text:style-name="T110">by physical distances, but also </text:span><text:span text:style-name="T108">by</text:span><text:span text:style-name="T110"> administrative</text:span><text:span text:style-name="T100"> divisions that </text:span><text:span text:style-name="T111">separate</text:span><text:span text:style-name="T100"> </text:span><text:span text:style-name="T111">neighborhoods</text:span><text:span text:style-name="T100"> into school districts, hospital districts, </text:span><text:span text:style-name="T112">et cetera</text:span><text:span text:style-name="T100">.</text:span></text:p>
      <text:p text:style-name="P129"><text:span text:style-name="T63">T</text:span><text:span text:style-name="T76">he </text:span><text:span text:style-name="T84">influence and power</text:span><text:span text:style-name="T76"> of different district divisions is well acknowledged in electoral districting, since it’s consequences are </text:span><text:span text:style-name="T74">widely discussed in the public</text:span><text:span text:style-name="T76"> every </text:span><text:span text:style-name="T73">few</text:span><text:span text:style-name="T76"> years </text:span><text:span text:style-name="T118">– e</text:span><text:span text:style-name="T117">specially in cases, where</text:span><text:span text:style-name="T65"> the election result is </text:span><text:span text:style-name="T66">somehow</text:span><text:span text:style-name="T65"> in conflict with the popular vote </text:span><text:span text:style-name="T75">or seems to be somehow </text:span><text:span text:style-name="T87">affected</text:span><text:span text:style-name="T75"> by the division of the state into voting districts</text:span><text:span text:style-name="T67">. </text:span><text:span text:style-name="T68">How other, more mundane local level districting divisions affect our lives, </text:span><text:span text:style-name="T69">how they create </text:span><text:span text:style-name="T85">and realize </text:span><text:span text:style-name="T69">domains of segregation in our everyday lives, is </text:span><text:span text:style-name="T70">a much less acknowledged </text:span><text:span text:style-name="T71">and </text:span><text:span text:style-name="T72">addressed issue. </text:span></text:p>
      <text:p text:style-name="P126"><text:span text:style-name="T1291">Political parties have used strategic d</text:span><text:span text:style-name="T1292">istricting </text:span><text:span text:style-name="T1291">as a means of affecting election </text:span><text:span text:style-name="T1293">outcomes</text:span><text:span text:style-name="T1291"> for their benefit </text:span><text:span text:style-name="T1292">for centuries – the first </text:span><text:span text:style-name="T1291">documented</text:span><text:span text:style-name="T1292"> case, </text:span><text:span text:style-name="T1294">based on which the term gerrymandering was coined, </text:span><text:span text:style-name="T1292">dates back to </text:span><text:span text:style-name="T1295">1810</text:span><text:span text:style-name="T788">s </text:span><text:span text:style-name="T789">(</text:span><text:span text:style-name="T790">Hardy 1990</text:span><text:span text:style-name="T791">)</text:span><text:span text:style-name="T788">. </text:span><text:span text:style-name="T1296">Because of this history,</text:span><text:span text:style-name="T1297"> </text:span><text:span text:style-name="T1296">t</text:span><text:span text:style-name="T1298">he t</text:span><text:span text:style-name="T1297">e</text:span><text:span text:style-name="T1298">rm</text:span><text:span text:style-name="T1297"> </text:span><text:span text:style-name="T1324">strategic districting</text:span><text:span text:style-name="T1001"> (s</text:span><text:span text:style-name="T797">ee e.g. </text:span><text:span text:style-name="T794">Gul &amp; Pesendorfer 2010</text:span>) <text:span text:style-name="T1001">is easily</text:span><text:span text:style-name="T1297"> </text:span><text:span text:style-name="T1298">associated with </text:span><text:span text:style-name="T1299">corruption and </text:span><text:span text:style-name="T1300">manipulation, </text:span><text:span text:style-name="T1301">that </text:span><text:span text:style-name="T1302">leads to</text:span><text:span text:style-name="T1303"> unbalanced and unnatural </text:span><text:soft-page-break/><text:span text:style-name="T1303">outcomes, </text:span><text:span text:style-name="T1304">while neutrality is usually considered</text:span><text:span text:style-name="T1305"> </text:span><text:span text:style-name="T1306">a </text:span><text:span text:style-name="T1307">desirable </text:span><text:span text:style-name="T1306">objective in districting</text:span><text:span text:style-name="T1303">.</text:span><text:span text:style-name="T1308"> </text:span><text:span text:style-name="T1304">Th</text:span><text:span text:style-name="T1309">is association, </text:span><text:span text:style-name="T1310">though, </text:span><text:span text:style-name="T1309">is</text:span><text:span text:style-name="T1311"> more related to </text:span><text:span text:style-name="T1312">the histor</text:span><text:span text:style-name="T1313">y of</text:span><text:span text:style-name="T1312"> </text:span><text:span text:style-name="T1314">ab</text:span><text:span text:style-name="T1312">use</text:span><text:span text:style-name="T1001"> (see e.g. Hardy 1990, Johnston 2002) </text:span><text:span text:style-name="T1312">than</text:span><text:span text:style-name="T1311"> the method </text:span><text:span text:style-name="T1315">or practice of strategic districting </text:span><text:span text:style-name="T1311">itself. </text:span><text:span text:style-name="T1316">While </text:span><text:span text:style-name="T1317">in many cases</text:span><text:span text:style-name="T1316"> neutrality and evenness are</text:span><text:span text:style-name="T1317"> </text:span><text:span text:style-name="T1318">rational and </text:span><text:span text:style-name="T1319">appropriate takes on a districting problem, there are cases and situations where </text:span><text:span text:style-name="T1320">strategic districting could be used to </text:span><text:span text:style-name="T1321">hinder the segregation </text:span><text:span text:style-name="T1322">in </text:span><text:span text:style-name="T1321">important domains of life</text:span><text:span text:style-name="T1320"> – and </text:span><text:span text:style-name="T1321">to </text:span><text:span text:style-name="T1323">benefit</text:span><text:span text:style-name="T1321"> </text:span><text:span text:style-name="T1320">the society as a whole. </text:span></text:p>
      <text:p text:style-name="P41"><text:span text:style-name="T1276">In Finland, o</text:span><text:span text:style-name="T1277">ne of the critical contexts </text:span><text:span text:style-name="T1278">of life </text:span><text:span text:style-name="T1277">that </text:span><text:span text:style-name="T1279">are becoming increasingly </text:span><text:span text:style-name="T1280">socially polarized</text:span><text:span text:style-name="T1279"> </text:span><text:span text:style-name="T1278">are </text:span><text:span text:style-name="T1280">the places of education. </text:span><text:span text:style-name="T756">T</text:span><text:span text:style-name="T757">hough t</text:span><text:span text:style-name="T756">he Finnish school system is internationally regarded as one of the most successful schooling systems on the scale of equality of educational opportunities (OECD 2004</text:span><text:span text:style-name="T758">, OECD 201</text:span><text:span text:style-name="T759">8b</text:span><text:span text:style-name="T758">)</text:span><text:span text:style-name="T760">, </text:span><text:span text:style-name="T1290">lately</text:span><text:span text:style-name="T1281"> </text:span><text:span text:style-name="T1289">t</text:span><text:span text:style-name="T1282">he differences between schools’ learning outcomes </text:span><text:span text:style-name="T1283">have been on rise, </text:span><text:span text:style-name="T1284">especially inside larger cities and most notably in </text:span><text:span text:style-name="T1285">the capital city </text:span><text:span text:style-name="T1284">Helsinki</text:span><text:span text:style-name="T761"> </text:span><text:span text:style-name="T762">(</text:span><text:span text:style-name="T763">Kuusela 2010; </text:span><text:span text:style-name="T764">Bernelius 201</text:span><text:span text:style-name="T763">3;</text:span><text:span text:style-name="T764"> </text:span><text:span text:style-name="T765">Kupari et al. 2013; Bernelius &amp; Vaattovaara 2016</text:span><text:span text:style-name="T762">)</text:span><text:span text:style-name="T766">.</text:span><text:span text:style-name="T1283"> </text:span><text:span text:style-name="T1286">T</text:span><text:span text:style-name="T1284">his </text:span><text:span text:style-name="T1286">development </text:span><text:span text:style-name="T1284">has been strongly linked to growing residential segregation, </text:span><text:span text:style-name="T1286">which is </text:span><text:span text:style-name="T1287">inevitably affecting the social compositions </text:span><text:span text:style-name="T1284">of </text:span><text:span text:style-name="T1288">both</text:span><text:span text:style-name="T1284"> school districts </text:span><text:span text:style-name="T1287">and school</text:span><text:span text:style-name="T767">s </text:span><text:span text:style-name="T762">(</text:span><text:span text:style-name="T764">Bernelius 2011</text:span><text:span text:style-name="T762">)</text:span><text:span text:style-name="T761">. </text:span></text:p>
      <text:p text:style-name="P130"><text:span text:style-name="T63">E</text:span><text:span text:style-name="T62">ducational segregation is problematic, because </text:span><text:span text:style-name="T114">it tends to lead to</text:span><text:span text:style-name="T768"> differentiation of overall student performance and learning outcomes </text:span><text:span text:style-name="T769">on both school and individual level </text:span><text:span text:style-name="T782">–</text:span><text:span text:style-name="T769"> </text:span><text:span text:style-name="T781">a differentiation </text:span><text:span text:style-name="T779">that cannot be explained </text:span><text:span text:style-name="T780">only </text:span><text:span text:style-name="T779">by the </text:span><text:span text:style-name="T780">individual backgrounds of the students</text:span><text:span text:style-name="T769"> </text:span><text:span text:style-name="T770">(</text:span><text:span text:style-name="T771">e.g. </text:span><text:span text:style-name="T772">OECD 2004; </text:span><text:span text:style-name="T773">Rum</text:span><text:span text:style-name="T774">berger &amp; Palardy 2005; </text:span><text:span text:style-name="T775">Mickelson &amp; Bottia 2010, </text:span><text:span text:style-name="T783">Perry &amp; McConney 2010</text:span><text:span text:style-name="T780">)</text:span><text:span text:style-name="T62">. </text:span><text:span text:style-name="T776">This means </text:span><text:span text:style-name="T777">that </text:span><text:span text:style-name="T778">while </text:span><text:span text:style-name="T777">the individual </text:span><text:span text:style-name="T784">skills and </text:span><text:span text:style-name="T777">background</text:span><text:span text:style-name="T776">s</text:span><text:span text:style-name="T777"> of students affect individual achievement, </text:span><text:span text:style-name="T778">so </text:span><text:span text:style-name="T786">does</text:span><text:span text:style-name="T777"> the characteristics of their </text:span><text:span text:style-name="T785">school</text:span><text:span text:style-name="T787">s</text:span><text:span text:style-name="T785"> and </text:span><text:span text:style-name="T787">their</text:span><text:span text:style-name="T785"> </text:span><text:span text:style-name="T777">student </text:span><text:span text:style-name="T785">composition</text:span><text:span text:style-name="T787">s</text:span><text:span text:style-name="T777">. </text:span><text:span text:style-name="T79">However, i</text:span><text:span text:style-name="T77">t is possible to </text:span><text:span text:style-name="T78">influence t</text:span><text:span text:style-name="T77">he polarization </text:span><text:span text:style-name="T78">of </text:span><text:span text:style-name="T77">school</text:span><text:span text:style-name="T78">s’</text:span><text:span text:style-name="T77"> student </text:span><text:span text:style-name="T80">compositions</text:span><text:span text:style-name="T77"> </text:span><text:span text:style-name="T86">and prevent educational segregation </text:span><text:span text:style-name="T79">by </text:span><text:span text:style-name="T80">redrawing the school district borders </text:span><text:span text:style-name="T81">in a manner that optimizes the </text:span><text:span text:style-name="T82">social evenness</text:span><text:span text:style-name="T81"> </text:span><text:span text:style-name="T82">between </text:span><text:span text:style-name="T83">school districts. </text:span></text:p>
      <text:p>Unfortunately, the current GIS-tools are practically non-existent or inadequate for district of optimization – although there are several commercial and open-source GIS tools available for quick and easy evaluation of a particular partitioning of the city, they <text:soft-page-break/>are generally not capable of solving the combinatorial challenge of finding an optimal or nearly-optimal partitioning of the city into school districts. With the current software, the amount of manual work that would be needed for comparing all the possible alternative plans makes the evaluation of the best or even nearly optimal district division practically impossible. For this purpose, more powerful tools are needed – tools, that can model and produce multiple, differently weighted optimal districting plans effectively.</text:p>
      <text:p text:style-name="P131"><text:span text:style-name="T51">The motivation for this master’s thesis study arises from the </text:span><text:span text:style-name="T52">realization, that a) differences between schools’ student compositions produce asymmetric learning outcomes, b) the differences between schools are growing, and c) this development can be influenced </text:span><text:span text:style-name="T54">by strategic districting</text:span><text:span text:style-name="T52">. </text:span><text:span text:style-name="T61">As mentioned</text:span><text:span text:style-name="T52">, one significant barrier hindering the ability to influence school segregation is the lack of appropriate tools for redistricting and school district planning. While automation and artificial intelligence is penetrating to almost every aspect of people’s lives and business, it is still largely underutilized in the decision supporting and information producing processes of the public sector. </text:span><text:span text:style-name="T53">This aspect </text:span><text:span text:style-name="T54">brings up the </text:span><text:span text:style-name="T55">final </text:span><text:span text:style-name="T54">realization d) </text:span><text:span text:style-name="T60">– </text:span><text:span text:style-name="T54">new tools are needed for effective strategic districting.</text:span></text:p>
      <text:h text:style-name="Heading_20_2" text:outline-level="2"><text:bookmark-start text:name="__RefHeading___Toc3469_750712337"/>1.2 The <text:span text:style-name="T1559">objectives and design</text:span> of this study<text:bookmark-end text:name="__RefHeading___Toc3469_750712337"/></text:h>
      <text:p text:style-name="P35"><text:span text:style-name="T5">The main objective of this master’s thesis study is to develop a</text:span><text:span text:style-name="T44">n </text:span><text:span text:style-name="T5">algorithm for school district optimization and pilot it’s </text:span><text:span text:style-name="T56">application</text:span><text:span text:style-name="T5"> in the context of Helsinki. The </text:span><text:span text:style-name="T8">aim</text:span><text:span text:style-name="T5"> is to </text:span><text:span text:style-name="T13">model</text:span><text:span text:style-name="T5"> a socially more even school district plan </text:span><text:span text:style-name="T6">– a plan that would consist of internally more heterogen</text:span><text:span text:style-name="T9">e</text:span><text:span text:style-name="T6">ous an</text:span><text:span text:style-name="T7">d externally more homogen</text:span><text:span text:style-name="T9">e</text:span><text:span text:style-name="T7">ous school districts in terms of social compositions, </text:span><text:span text:style-name="T14">but also find out the scale in which the optimization would be theoretically possible </text:span><text:span text:style-name="T20">in Helsinki</text:span><text:span text:style-name="T14">.</text:span><text:span text:style-name="T10"> </text:span><text:span text:style-name="T15">Th</text:span><text:span text:style-name="T21">is</text:span><text:span text:style-name="T15"> scale is </text:span><text:span text:style-name="T16">studied by </text:span><text:span text:style-name="T10">producing alternative districting plans </text:span><text:span text:style-name="T16">that maximize</text:span><text:span text:style-name="T11"> the social variance inside individual </text:span><text:span text:style-name="T12">school districts and minimiz</text:span><text:span text:style-name="T17">e it</text:span><text:span text:style-name="T12"> between the school districts, </text:span><text:span text:style-name="T31">while accounting for </text:span><text:span text:style-name="T17">travel times and </text:span><text:span text:style-name="T32">schools’ student </text:span><text:span text:style-name="T17">capacities</text:span><text:span text:style-name="T12">. </text:span><text:span text:style-name="T22">The optimized districting plans</text:span><text:span text:style-name="T18"> are then </text:span><text:span text:style-name="T19">compared </text:span><text:span text:style-name="T49">to</text:span><text:span text:style-name="T19"> the district plan of the current school year (2018–2019)</text:span><text:span text:style-name="T12">.</text:span></text:p>
      <text:p text:style-name="P36"><text:soft-page-break/><text:span text:style-name="T23">The methods used in the model development </text:span><text:span text:style-name="T24">have been inspired by the large </text:span><text:span text:style-name="T57">body</text:span><text:span text:style-name="T24"> of </text:span><text:span text:style-name="T25">studies </text:span><text:span text:style-name="T35">made </text:span><text:span text:style-name="T25">on automated electoral districting. </text:span><text:span text:style-name="T26">The mode</text:span><text:span text:style-name="T37">l </text:span><text:span text:style-name="T45">developed</text:span><text:span text:style-name="T36"> </text:span><text:span text:style-name="T27">utilizes local search techniques to iteratively improve the current </text:span><text:span text:style-name="T28">school </text:span><text:span text:style-name="T27">district division </text:span><text:span text:style-name="T28">until the optimal division </text:span><text:span text:style-name="T29">under</text:span><text:span text:style-name="T28"> </text:span><text:span text:style-name="T46">specifi</text:span><text:span text:style-name="T47">c</text:span><text:span text:style-name="T28"> restrictio</text:span><text:span text:style-name="T29">n rules </text:span><text:span text:style-name="T28">is found</text:span><text:span text:style-name="T27">. </text:span><text:span text:style-name="T33">In </text:span><text:span text:style-name="T34">previous studies, t</text:span><text:span text:style-name="T28">his approach to district </text:span><text:span text:style-name="T48">optimization</text:span><text:span text:style-name="T28"> has been found to be among the most feasible, </text:span><text:span text:style-name="T58">and consequently</text:span><text:span text:style-name="T48"> also one of the most utilized</text:span><text:span text:style-name="T30">.</text:span><text:span text:style-name="T27"> </text:span><text:span text:style-name="T749">The approach </text:span><text:span text:style-name="T750">chosen </text:span><text:span text:style-name="T749">is experimental, and does not pursue to find a single, objectively optimal redistricting solution directly applicable to real world, </text:span><text:span text:style-name="T751">but rather </text:span><text:span text:style-name="T752">to </text:span><text:span text:style-name="T751">pilot a possible approach to the </text:span><text:span text:style-name="T753">school </text:span><text:span text:style-name="T752">districting </text:span><text:span text:style-name="T751">problem </text:span><text:span text:style-name="T752">in Helsinki </text:span><text:span text:style-name="T751">and </text:span><text:span text:style-name="T753">demonstrate</text:span><text:span text:style-name="T751"> the need for </text:span><text:span text:style-name="T754">automated </text:span><text:span text:style-name="T755">districting</text:span><text:span text:style-name="T751"> approaches and initiatives</text:span><text:span text:style-name="T749">. </text:span><text:span text:style-name="T38"><text:s/></text:span></text:p>
      <text:p text:style-name="P37"><text:span text:style-name="T38">This study can be seen as</text:span><text:span text:style-name="T43"> an initiative</text:span><text:span text:style-name="T39"> towards </text:span><text:span text:style-name="T41">a data-</text:span><text:span text:style-name="T42">oriented</text:span><text:span text:style-name="T41"> and </text:span><text:span text:style-name="T59">machine learning based</text:span><text:span text:style-name="T41"> </text:span><text:span text:style-name="T42">districting procedure. A</text:span><text:span text:style-name="T39"> step towards </text:span><text:span text:style-name="T42">a decision making system, where</text:span><text:span text:style-name="T39"> </text:span><text:span text:style-name="T40">technology is utilized for extracting data of different options</text:span><text:span text:style-name="T42">,</text:span><text:span text:style-name="T40"> and </text:span><text:span text:style-name="T42">for</text:span><text:span text:style-name="T40"> comparing </text:span><text:span text:style-name="T42">plans and their consequences</text:span><text:span text:style-name="T40"> in an effective manner. </text:span><text:span text:style-name="T3">In Helsinki context, the modeling of school district optimization has never been done before, </text:span><text:span text:style-name="T50">which makes</text:span><text:span text:style-name="T3"> this study the </text:span><text:span text:style-name="T4">first</text:span><text:span text:style-name="T3"> one of its kind.</text:span></text:p>
      <text:h text:style-name="P149" text:outline-level="2"><text:bookmark-start text:name="__RefHeading___Toc3471_750712337"/>1.3 Outline<text:bookmark-end text:name="__RefHeading___Toc3471_750712337"/></text:h>
      <text:p text:style-name="P127"><text:span text:style-name="T1001">This thesis is divided into </text:span><text:span text:style-name="T1106">the following</text:span><text:span text:style-name="T1001"> five parts: (1) introduction, (2) theory and literature, (3) method</text:span><text:span text:style-name="T1106">s</text:span><text:span text:style-name="T1001">, (4) </text:span><text:span text:style-name="T1106">results</text:span><text:span text:style-name="T1001">, (5) discussion </text:span><text:span text:style-name="T1116">and (6) conclusions</text:span><text:span text:style-name="T1001">. </text:span></text:p>
      <text:p text:style-name="P127"><text:span text:style-name="T1106">Chapter 2 </text:span>presents relevant <text:span text:style-name="T1106">theories, concepts and previous research. The topics covered include the history of districting and district optimization both on a general level and from the perspective of school districting. The previous district optimization initiatives and methods are presented and the problem defined with some mathematical formalism. In this chapter, I also go through the aspects and research related to educational segregation, its causes and consequences, and introduce the context of the </text:span><text:span text:style-name="T1121">pilot</text:span><text:span text:style-name="T1106"> study: the city of Helsinki. </text:span></text:p>
      <text:p text:style-name="P127"><text:soft-page-break/><text:span text:style-name="T1106">In chapter 3, I give a detailed explanation of the the optimization algorithm developed in this study, as well as its implementation and piloting in the Helsinki context. First I summarize the model’s features, after which I explain the logic of the model through a simple metaphor. Last, I explain the details related to the piloting and implementation of the model, </text:span><text:span text:style-name="T1107">as well as applying it to the Helsinki school districts</text:span><text:span text:style-name="T1106">.</text:span></text:p>
      <text:p text:style-name="P132"><text:span text:style-name="T1001">In chapter 4, </text:span><text:span text:style-name="T1108">I present</text:span> the key findings from the empirical part of th<text:span text:style-name="T1562">is</text:span> study: <text:span text:style-name="T1561">the application of the school district optimization model on Helsinki school district division</text:span>. <text:span text:style-name="T1109">The </text:span><text:span text:style-name="T1110">resulting, optimized district plan is </text:span><text:span text:style-name="T1111">also compared to the original district division to measure the scale in which the districts are optimizable.</text:span></text:p>
      <text:p text:style-name="P133"><text:span text:style-name="T1111">C</text:span><text:span text:style-name="T1001">hapter 5 </text:span><text:span text:style-name="T1112">provides a critical analysis of the developed model and the empirical results. The </text:span><text:span text:style-name="T1113">findings are evaluated and </text:span><text:span text:style-name="T1114">the limitations </text:span><text:span text:style-name="T1115">are discussed. </text:span><text:span text:style-name="T1117">Also, </text:span><text:span text:style-name="T1119">recommendations</text:span><text:span text:style-name="T1118"> for </text:span><text:span text:style-name="T1117">future research </text:span><text:span text:style-name="T1119">are given</text:span><text:span text:style-name="T1118">.</text:span></text:p>
      <text:p text:style-name="P134"><text:span text:style-name="T1118">C</text:span><text:span text:style-name="T1001">hapter 6 summarizes </text:span><text:span text:style-name="T1120">the findings of this thesis.</text:span></text:p>
      <text:h text:style-name="P146" text:outline-level="1"><text:bookmark-start text:name="__RefHeading___Toc3473_750712337"/>2. Theory<text:bookmark-end text:name="__RefHeading___Toc3473_750712337"/></text:h>
      <text:h text:style-name="P150" text:outline-level="2"><text:bookmark-start text:name="__RefHeading___Toc3475_750712337"/>2.1 <text:span text:style-name="T1334">D</text:span>istricting <text:span text:style-name="T1346">from the past to the present</text:span><text:bookmark-end text:name="__RefHeading___Toc3475_750712337"/></text:h>
      <text:p text:style-name="P9">Definition and uses</text:p>
      <text:p text:style-name="Text_20_body"><text:span text:style-name="T793">Districting, also known as zone design</text:span><text:span text:style-name="T812"> i</text:span><text:span text:style-name="T120">s a process in which an administrative area – political unit of any size – is divided into smaller regions for administrative purposes (</text:span><text:span text:style-name="T1260">e.</text:span><text:span text:style-name="T1261">g.</text:span><text:span text:style-name="T1260"> </text:span><text:span text:style-name="T1182">Williams 1995; </text:span><text:span text:style-name="T1183">Ba</text:span><text:span text:style-name="T809">ç</text:span><text:span text:style-name="T1184">ã</text:span><text:span text:style-name="T1183">o </text:span><text:span text:style-name="T1184">et al. 2005;</text:span><text:span text:style-name="T1182"> </text:span><text:span text:style-name="T1183">Rincon-Garcia et al. 2017; </text:span><text:span text:style-name="T1185">Vanneschi et al. 2017</text:span><text:span text:style-name="T1186">)</text:span><text:span text:style-name="T120">. It is used at all levels of administration, ranging from international (f.ex. EU NUTS categorization) and state-level (e.g. electoral district planning) to for example land use, rescue service or school attendance zoning done by municipality or city officials. S</text:span><text:span text:style-name="T354">patial partitioning is the definitive requirement for all districting </text:span><text:span text:style-name="T356">and zoning </text:span><text:span text:style-name="T357">problems</text:span><text:span text:style-name="T356">.</text:span><text:span text:style-name="T355"> </text:span><text:span text:style-name="T120">The uses and users of districting are diverse, and so are the criteria and objectives used in it</text:span><text:span text:style-name="T136"> </text:span><text:span text:style-name="T1262">(</text:span><text:span text:style-name="T1260">e.</text:span><text:span text:style-name="T1263">g.</text:span><text:span text:style-name="T1260"> </text:span><text:span text:style-name="T1264">Williams 1995; </text:span><text:span text:style-name="T1265">Caro et al. 2004; </text:span><text:span text:style-name="T1260">Rincon-Garcia et al. 2017</text:span><text:span text:style-name="T1266">). </text:span></text:p>
      <text:p text:style-name="P31"><text:span text:style-name="T476">Though districting </text:span><text:span text:style-name="T477">can be </text:span><text:span text:style-name="T478">simply </text:span><text:span text:style-name="T477">seen as a </text:span><text:span text:style-name="T479">practical </text:span><text:span text:style-name="T480">measure</text:span><text:span text:style-name="T477"> of organizing </text:span><text:span text:style-name="T481">public service </text:span><text:span text:style-name="T482">functionalities</text:span><text:span text:style-name="T476">, it’s </text:span><text:span text:style-name="T477">also </text:span><text:span text:style-name="T483">an </text:span><text:span text:style-name="T484">allocation of real-world </text:span><text:span text:style-name="T485">physical, social and human </text:span><text:span text:style-name="T484">resources: space, people, communities </text:span><text:span text:style-name="T486">and</text:span><text:span text:style-name="T484"> neighborhoods. The allocation outcome</text:span><text:span text:style-name="T487">s </text:span><text:span text:style-name="T488">may</text:span><text:span text:style-name="T484"> </text:span><text:span text:style-name="T489">define – </text:span><text:span text:style-name="T488">depending on the society </text:span><text:span text:style-name="T490">and the districting objective</text:span><text:span text:style-name="T488">–</text:span><text:span text:style-name="T489">, </text:span><text:span text:style-name="T491">which public and social resources are </text:span><text:span text:style-name="T492">in </text:span><text:span text:style-name="T487">a citizen</text:span><text:span text:style-name="T492">’s reach: </text:span><text:span text:style-name="T487">which school their children may attend, which public </text:span><text:span text:style-name="T493">health care</text:span><text:span text:style-name="T487"> </text:span><text:span text:style-name="T493">unit they have access to, </text:span><text:span text:style-name="T514">who they can vote for in parliamentary elections, </text:span><text:span text:style-name="T494">what kind of public transport </text:span><text:span text:style-name="T488">is offered </text:span><text:span text:style-name="T495">and how much a trip costs,</text:span><text:span text:style-name="T488"> </text:span><text:span text:style-name="T490">or </text:span><text:span text:style-name="T496">how</text:span><text:span text:style-name="T488"> far is the closest fire station.</text:span><text:span text:style-name="T493"> </text:span><text:span text:style-name="T497">Districting is a political process, that shapes the </text:span><text:span text:style-name="T498">human/</text:span><text:span text:style-name="T499">social </text:span><text:span text:style-name="T498">environment, and thus</text:span><text:span text:style-name="T500"> </text:span><text:span text:style-name="T501">has real social </text:span><text:span text:style-name="T502">and human </text:span><text:span text:style-name="T503">influences</text:span><text:span text:style-name="T492">. </text:span><text:span text:style-name="T504">Some of these influences may </text:span><text:span text:style-name="T505">lead to residential choice patterns and direct effect</text:span><text:span text:style-name="T506">s</text:span><text:span text:style-name="T504"> in housing prices (e.g. </text:span><text:span text:style-name="T505">school quality’s effect on the school’s attendance zone’</text:span><text:span text:style-name="T507">s housing prices</text:span><text:span text:style-name="T505">, see Cheshire &amp; Sheppard 2004; </text:span><text:span text:style-name="T433">Brunner et al. 2012; </text:span><text:span text:style-name="T434">Danielsen et al. 2015</text:span><text:span text:style-name="T505">), while others may </text:span><text:span text:style-name="T508">have </text:span><text:soft-page-break/><text:span text:style-name="T507">major </text:span><text:span text:style-name="T509">state-level</text:span><text:span text:style-name="T507"> </text:span><text:span text:style-name="T510">political effect</text:span><text:span text:style-name="T506">s</text:span><text:span text:style-name="T505"> (</text:span><text:span text:style-name="T510">e.g. the effect of </text:span><text:span text:style-name="T505">electoral districting </text:span><text:span text:style-name="T510">on parliament compositions, </text:span><text:span text:style-name="T511">see Johnston 2002</text:span><text:span text:style-name="T505">).</text:span></text:p>
      <text:p text:style-name="P34"><text:span text:style-name="T547">Districting decisions, like other r</text:span><text:span text:style-name="T136">esource allocation decisions in the public sector, </text:span><text:span text:style-name="T549">are complex </text:span><text:span text:style-name="T550">problems both politically and practically. The political complexity arises from</text:span><text:span text:style-name="T549"> the number of conflicting interests </text:span><text:span text:style-name="T548">and interest groups </text:span><text:span text:style-name="T549">at stake</text:span><text:span text:style-name="T137">: </text:span><text:span text:style-name="T551">the </text:span><text:span text:style-name="T353">criteria</text:span><text:span text:style-name="T137"> for different districting </text:span><text:span text:style-name="T554">initiatives</text:span><text:span text:style-name="T137"> reflect contestable objectives, and not all </text:span><text:span text:style-name="T560">of the </text:span><text:span text:style-name="T555">even seemingly neutral </text:span><text:span text:style-name="T137">objectives benefit all demographic groups </text:span><text:span text:style-name="T138">equally</text:span><text:span text:style-name="T137">. </text:span><text:span text:style-name="T551">The practical complexity arises from </text:span><text:span text:style-name="T136">the di</text:span><text:span text:style-name="T549">ffi</text:span><text:span text:style-name="T136">culty </text:span><text:span text:style-name="T546">of “</text:span><text:span text:style-name="T136">measuring, assessing and evaluating the quality and quantity of impacts associated with alternative allocation patterns” </text:span><text:span text:style-name="T546">(</text:span><text:span text:style-name="T545">Malczewski &amp; Jackson 2000). </text:span><text:span text:style-name="T552">And not only the impacts of this multi-dimensional problem are difficult to verify, but </text:span><text:span text:style-name="T553">it’s also practically impossible for any human to imagine all possible alternative districting </text:span><text:span text:style-name="T556">solutions and compare them. </text:span><text:span text:style-name="T557">Even a small-scale districting problem, </text:span><text:span text:style-name="T558">due to it’s combinatorial nature,</text:span><text:span text:style-name="T557"> has easily thousands of alternative solutions, </text:span><text:span text:style-name="T559">that are impossible to enumerate explicitly</text:span><text:span text:style-name="T557"> </text:span><text:span text:style-name="T558">(e.g.</text:span><text:span text:style-name="T1267"> </text:span><text:span text:style-name="T352">Browdy 1990; </text:span><text:span text:style-name="T1187">Altman 1997; </text:span><text:span text:style-name="T342">Bação et al. 2005</text:span><text:span text:style-name="T1188">).</text:span></text:p>
      <text:p text:style-name="P21"><text:span text:style-name="T396">E</text:span><text:span text:style-name="T392">lectoral district planning is one of the best known and most </text:span><text:span text:style-name="T396">studied</text:span><text:span text:style-name="T392"> examples of districting, </text:span><text:span text:style-name="T397">with gerrymandering being </text:span><text:span text:style-name="T400">among </text:span><text:span text:style-name="T397">the </text:span><text:span text:style-name="T400">most </text:span><text:span text:style-name="T520">infamous</text:span><text:span text:style-name="T441"> – </text:span><text:span text:style-name="T461">yet </text:span><text:span text:style-name="T520">popular</text:span><text:span text:style-name="T461"> –</text:span><text:span text:style-name="T441"> </text:span><text:span text:style-name="T398">example</text:span><text:span text:style-name="T400">s</text:span><text:span text:style-name="T392">.</text:span><text:span text:style-name="T1001"> </text:span><text:span text:style-name="T399">Gerrymandering </text:span><text:span text:style-name="T402">as a term </text:span><text:span text:style-name="T440">denotes </text:span><text:span text:style-name="T399">the “</text:span><text:span text:style-name="T521">deliberate manipulation of district borders in order to give a particular party, candidate or group a distinct advantage or disadvantage in an election</text:span><text:span text:style-name="T399">” (Williams 1995). </text:span><text:span text:style-name="T1002">T</text:span>he term was coined <text:span text:style-name="T1332">in a </text:span><text:span text:style-name="T972">Boston Weekly Messenger</text:span><text:span text:style-name="T1332"> cartoon after the Democratic-Republican party and its governor Elbridge Gerry manipulated Massachusetts state electoral districts’ borders to win the state election against popular vote</text:span> in 1812 <text:span text:style-name="T1331">(Hardy 1990; Bozkaya et al. 2003; Hunter 2011; Liu et al. 2016), and it became widely used to refer to politically biased districting. The case caused a vast amount of criticism calling for political neutrality and fair representation in electoral districting. In one of the earlier studies on fair minority representation, </text:span><text:span text:style-name="T403">Stanwood </text:span><text:span text:style-name="T406">(</text:span><text:span text:style-name="T403">1871</text:span><text:span text:style-name="T406">) writes</text:span><text:span text:style-name="T401">:</text:span></text:p>
      <text:p text:style-name="P84"><text:span text:style-name="T401">“</text:span><text:span text:style-name="T442">The alleged failure of the district system, and the apparent unfairness to minorities which it involves, have led thinkers in this country, and to a still greater </text:span><text:soft-page-break/><text:span text:style-name="T442">extent in Europe, to cast about for a new plan which shall both do greater justice to the several factions in a constituency and secure a higher order of talents in the representative</text:span><text:span text:style-name="T401">.” </text:span></text:p>
      <text:p text:style-name="P7"><text:span text:style-name="T407">Since then, </text:span><text:span text:style-name="T408">while </text:span><text:span text:style-name="T407">maintai</text:span><text:span text:style-name="T408">ning</text:span><text:span text:style-name="T407"> its popularity </text:span><text:span text:style-name="T409">in the field of political studies and operations </text:span><text:span text:style-name="T411">&amp; </text:span><text:span text:style-name="T409">management science,</text:span><text:span text:style-name="T407"> discussion of fair, unbiased and optimal districting procedures has </text:span><text:span text:style-name="T408">emerged in </text:span><text:span text:style-name="T424">also </text:span><text:span text:style-name="T411">other</text:span><text:span text:style-name="T408"> fields </text:span><text:span text:style-name="T431">like geography, </text:span><text:span text:style-name="T432">social sciences</text:span><text:span text:style-name="T431"> and economics</text:span><text:span text:style-name="T408">. </text:span><text:span text:style-name="T425">One of t</text:span><text:span text:style-name="T424">he most important </text:span><text:span text:style-name="T426">empirical </text:span><text:span text:style-name="T424">twist</text:span><text:span text:style-name="T425">s</text:span><text:span text:style-name="T424"> to the research and discussion of districting, however, has come along with the </text:span><text:span text:style-name="T408">improvements in computer technology</text:span><text:span text:style-name="T407">. </text:span></text:p>
      <text:p text:style-name="Heading">History and current state of districting automation initiatives</text:p>
      <text:p text:style-name="P7"><text:span text:style-name="T410">The idea </text:span><text:span text:style-name="T412">of</text:span><text:span text:style-name="T410"> </text:span><text:span text:style-name="T412">generating algorithmically optimized districting plans </text:span><text:span text:style-name="T422">develop</text:span><text:span text:style-name="T413">e</text:span><text:span text:style-name="T422">d</text:span><text:span text:style-name="T413"> </text:span><text:span text:style-name="T414">in 1960s, </text:span><text:span text:style-name="T415">during</text:span><text:span text:style-name="T413"> the </text:span><text:span text:style-name="T415">decade</text:span><text:span text:style-name="T413"> </text:span><text:span text:style-name="T415">when</text:span><text:span text:style-name="T413"> the foundations of mathematical theory of artificial intelligence </text:span><text:span text:style-name="T423">(AI)</text:span><text:span text:style-name="T413"> were </text:span><text:span text:style-name="T417">established</text:span><text:span text:style-name="T416"> – </text:span><text:span text:style-name="T417">or which Russell &amp; Norvig (2003) call the era of “early enthusiasm, great expectations” </text:span><text:span text:style-name="T423">in the history of AI</text:span><text:span text:style-name="T413">. </text:span><text:span text:style-name="T418">Since, automated zone design via computer modeling has been </text:span><text:span text:style-name="T419">applied to </text:span><text:span text:style-name="T421">a plethora of</text:span><text:span text:style-name="T420"> zoning task. Some of the examples include</text:span><text:span text:style-name="T390">:<text:line-break/>- </text:span><text:span text:style-name="T443">Defining electoral districts of equal population and </text:span><text:span text:style-name="T444">compact form </text:span><text:span text:style-name="T443">for a state or a country (</text:span><text:span text:style-name="T445">e.g.</text:span><text:span text:style-name="T1328"> </text:span><text:span text:style-name="T1214">Nagel 1964; </text:span><text:span text:style-name="T1205">Garfinkel </text:span><text:span text:style-name="T1206">&amp;</text:span><text:span text:style-name="T1205"> Nemhauser 1970; </text:span><text:span text:style-name="T1207">Horn 1995</text:span><text:span text:style-name="T1329">;</text:span><text:span text:style-name="T1328"> </text:span><text:span text:style-name="T1205">Hojati 1996; Mehrotra et al. 1998; Bozkaya et al. 2003; </text:span><text:span text:style-name="T1215">Rincon-Garcia et al. 2013; </text:span><text:span text:style-name="T1217">Vanneschi et al. 2017</text:span><text:span text:style-name="T443">).</text:span><text:span text:style-name="T390"><text:line-break/>- Determining an optimal partitioning for two level telecommunication network into local networks (clusters) and deciding a hub location for each cluster</text:span><text:span text:style-name="T399"> (Park et al. 2000)<text:line-break/>- </text:span><text:span text:style-name="T446">Redistricting urban police department’</text:span><text:span text:style-name="T447">s</text:span><text:span text:style-name="T446"> command boundaries </text:span><text:span text:style-name="T448">in order to </text:span><text:span text:style-name="T446">maximiz</text:span><text:span text:style-name="T448">e</text:span><text:span text:style-name="T446"> the effective use of patrol cars and balancing the workload between officers in differen</text:span><text:span text:style-name="T448">t</text:span><text:span text:style-name="T446"> districts </text:span><text:span text:style-name="T449">(</text:span><text:span text:style-name="T475">D’Amico</text:span><text:span text:style-name="T446"> et al. 2002; </text:span><text:span text:style-name="T1001">Camacho-Colladosa et al. </text:span>2015<text:span text:style-name="T446">).<text:line-break/>- </text:span><text:span text:style-name="T450">Defining sales districts for </text:span><text:span text:style-name="T451">traveling sales</text:span><text:span text:style-name="T452">person team </text:span><text:span text:style-name="T451">to balance workload</text:span><text:span text:style-name="T516">s</text:span><text:span text:style-name="T451"> between employees (</text:span><text:span text:style-name="T1208">Hess </text:span><text:span text:style-name="T1216">&amp;</text:span><text:span text:style-name="T1208"> Samuels 1971; Easingwood 1973; Shanker et al. 1975; Zoltners </text:span><text:span text:style-name="T1216">&amp;</text:span><text:span text:style-name="T1208"> Sinha 1983</text:span><text:span text:style-name="T1205">)</text:span><text:span text:style-name="T451"><text:line-break/></text:span><text:span text:style-name="T1208">- </text:span><text:span text:style-name="T1209">Assigning students to s</text:span><text:span text:style-name="T1210">c</text:span><text:span text:style-name="T1209">hools (forming school districts) while minimiz</text:span><text:span text:style-name="T1210">ing</text:span><text:span text:style-name="T1209"> travel/busing costs and balanc</text:span><text:span text:style-name="T1210">ing</text:span><text:span text:style-name="T1209"> student distribution by </text:span><text:span text:style-name="T1211">social attributes</text:span><text:span text:style-name="T1209"> and school </text:span><text:soft-page-break/><text:span text:style-name="T1209">capacity </text:span><text:span text:style-name="T1210">(</text:span><text:span text:style-name="T1213">Heckman &amp; Taylor 1969; </text:span><text:span text:style-name="T1212">Ferland &amp; Guénette 1990; </text:span><text:span text:style-name="T1210">desJardins et al. 2007)</text:span><text:span text:style-name="T453"><text:line-break/>- </text:span><text:span text:style-name="T454">Optimizing tickets pricing zones </text:span><text:span text:style-name="T455">to</text:span><text:span text:style-name="T454"> </text:span><text:span text:style-name="T455">correspond better to the use of the </text:span><text:span text:style-name="T456">public </text:span><text:span text:style-name="T455">transportation network </text:span><text:span text:style-name="T456">(</text:span><text:span text:style-name="T457">Tavares-Pereira et al. 2007)<text:line-break/>- </text:span><text:span text:style-name="T473">Maintaining Census output geographies in order to make them suitable for </text:span><text:span text:style-name="T474">a</text:span><text:span text:style-name="T473"> new publication of Census data (Cockings et al. 2011)</text:span></text:p>
      <text:p text:style-name="Text_20_body"><text:span text:style-name="T369">Initially, the goal </text:span><text:span text:style-name="T395">of automated zoning </text:span><text:span text:style-name="T369">was to </text:span><text:span text:style-name="T370">produce </text:span><text:span text:style-name="T371">unbiased</text:span><text:span text:style-name="T370">, politically neutral </text:span><text:span text:style-name="T371">electoral </text:span><text:span text:style-name="T370">districting plans, </text:span><text:span text:style-name="T372">which </text:span><text:span text:style-name="T395">computer modeling</text:span><text:span text:style-name="T373"> was seen as a means to achieve </text:span><text:span text:style-name="T374">(</text:span><text:span text:style-name="T515">Vickrey 1961; </text:span><text:span text:style-name="T384">Williams 1995; </text:span><text:span text:style-name="T382">Altman</text:span><text:span text:style-name="T374"> 199</text:span><text:span text:style-name="T382">7; </text:span><text:span text:style-name="T515">Rincon-Garcia et al. 2017</text:span><text:span text:style-name="T374">)</text:span><text:span text:style-name="T370">. </text:span><text:span text:style-name="T470">Throughout</text:span><text:span text:style-name="T407"> </text:span><text:span text:style-name="T427">history </text:span><text:span text:style-name="T430">(and in many cases today)</text:span><text:span text:style-name="T427">, district plans</text:span><text:span text:style-name="T407"> </text:span><text:span text:style-name="T427">had been</text:span><text:span text:style-name="T407"> designed and </text:span><text:span text:style-name="T427">drawn</text:span><text:span text:style-name="T407"> manually, </text:span><text:span text:style-name="T427">and the partitioning</text:span><text:span text:style-name="T407"> decisions </text:span><text:span text:style-name="T429">had been</text:span><text:span text:style-name="T427"> </text:span><text:span text:style-name="T407">based on local knowledge, intuition, </text:span><text:span text:style-name="T427">and </text:span><text:span text:style-name="T429">the designers’ </text:span><text:span text:style-name="T427">subjective insight. </text:span><text:span text:style-name="T428">These processes usually </text:span><text:span text:style-name="T407">lack</text:span><text:span text:style-name="T428">ed</text:span><text:span text:style-name="T407"> objectivity </text:span><text:span text:style-name="T429">while being</text:span><text:span text:style-name="T428"> </text:span><text:span text:style-name="T407">time consuming and resource intensive </text:span><text:span text:style-name="T429">(Cockings et al. 2011)</text:span><text:span text:style-name="T407">. </text:span><text:span text:style-name="T462">The automation was argued to </text:span><text:span text:style-name="T471">remove these problems, as it would </text:span><text:span text:style-name="T462">work as a veil of ignorance (in the Rawlsian manner), since the objectives and criteria would be </text:span><text:span text:style-name="T463">agreed </text:span><text:span text:style-name="T464">upon</text:span><text:span text:style-name="T463"> beforehand </text:span><text:span text:style-name="T465">while</text:span><text:span text:style-name="T370"> </text:span><text:span text:style-name="T465">the eventual, actual districting solution would be unknown </text:span><text:span text:style-name="T467">to all parties </text:span><text:span text:style-name="T465">until the </text:span><text:span text:style-name="T466">algorithm was run </text:span><text:span text:style-name="T468">(Bowdy 1990; Altman 1997)</text:span><text:span text:style-name="T466">. </text:span><text:span text:style-name="T472">Eliminating </text:span><text:span text:style-name="T469">human intervention in the actual calculation process </text:span><text:span text:style-name="T517">was</text:span><text:span text:style-name="T469"> </text:span><text:span text:style-name="T518">and is still </text:span><text:span text:style-name="T469">seen as promoting fair outcomes</text:span><text:span text:style-name="T1218">.</text:span></text:p>
      <text:p text:style-name="P23"><text:span text:style-name="T375">T</text:span><text:span text:style-name="T376">his idea has </text:span><text:span text:style-name="T458">since </text:span><text:span text:style-name="T376">been criticized </text:span><text:span text:style-name="T377">for </text:span><text:span text:style-name="T383">ignoring</text:span><text:span text:style-name="T378"> that </text:span><text:span text:style-name="T388">the original problem of conflicting interests does not disappear with automation </text:span><text:span text:style-name="T389">– </text:span><text:span text:style-name="T379">goal-setting, </text:span><text:span text:style-name="T380">choosing the parameters of objective functions</text:span><text:span text:style-name="T379"> and </text:span><text:span text:style-name="T380">choice of methodology </text:span><text:span text:style-name="T381">contain conflicting values and outcomes, </text:span><text:span text:style-name="T383">which makes it </text:span><text:span text:style-name="T378">inherently political </text:span><text:span text:style-name="T385">(Altman 1997)</text:span><text:span text:style-name="T378">. </text:span><text:span text:style-name="T386">District optimization approaches have </text:span><text:span text:style-name="T387">further</text:span><text:span text:style-name="T386"> been blamed for being</text:span><text:span text:style-name="T378"> incomprehensible to interested parties (</text:span><text:span text:style-name="T386">like</text:span><text:span text:style-name="T378"> administrators, taxpayers, parents, teachers, students), </text:span><text:span text:style-name="T386">for </text:span><text:span text:style-name="T378">implicitly assum</text:span><text:span text:style-name="T386">ing</text:span><text:span text:style-name="T378"> a social consensus, and </text:span><text:span text:style-name="T386">for frequently </text:span><text:span text:style-name="T378">fail</text:span><text:span text:style-name="T386">ing</text:span><text:span text:style-name="T378"> to i</text:span><text:span text:style-name="T386">mplement</text:span><text:span text:style-name="T378"> criteria or goals that decision-makers </text:span><text:span text:style-name="T386">keep</text:span><text:span text:style-name="T378"> important </text:span><text:span text:style-name="T386">(Malczewski &amp; Jackson 2000) </text:span><text:span text:style-name="T404">and for </text:span><text:span text:style-name="T459">often </text:span><text:span text:style-name="T404">being computationally too </text:span><text:span text:style-name="T512">heavy</text:span><text:span text:style-name="T378">. </text:span><text:span text:style-name="T391">T</text:span><text:span text:style-name="T393">he criticism aims to </text:span><text:span text:style-name="T394">underline</text:span><text:span text:style-name="T393"> that t</text:span><text:span text:style-name="T392">here is rarely one, objectively most optimal solution for districting, </text:span><text:span text:style-name="T405">and stresses the magnitude of the </text:span><text:span text:style-name="T460">obviously enormous </text:span><text:span text:style-name="T405">solution space </text:span><text:span text:style-name="T519">of real-world use cases</text:span><text:span text:style-name="T392">. </text:span></text:p>
      <text:p text:style-name="P47"><text:soft-page-break/><text:span text:style-name="T392">S</text:span><text:span text:style-name="T368">ome of the early developers of automated districting already saw the role of automation not as replacing human influence but rather as a tool for decision making, comparison and </text:span><text:span text:style-name="T513">generating sophisticated information </text:span><text:span text:style-name="T525">about existing</text:span><text:span text:style-name="T513"> alternatives. As Heckman &amp; Taylor state in their 1969 article on school district optimization</text:span><text:span text:style-name="T368">: </text:span></text:p>
      <text:p text:style-name="P85">“In practice, one always wants to compute optimal solutions under a variety of racial balance assumptions and examine the trade-off between integration achieved and cost of doing so. This point is crucial. Our view is that the role of the management scientist is not to provide one optimal plan under a given set of assumptions, but to provide a set of efficient options or alternatives together with some measure of their feasibility or cost.”</text:p>
      <text:p text:style-name="P49"><text:span text:style-name="T1010">T</text:span><text:span text:style-name="T1001">his has since </text:span><text:span text:style-name="T1017">become the </text:span><text:span text:style-name="T1018">prevalent</text:span><text:span text:style-name="T1017"> </text:span><text:span text:style-name="T1018">sentiment among researchers</text:span><text:span text:style-name="T1017"> especially </text:span><text:span text:style-name="T1019">what comes to </text:span><text:span text:style-name="T1017">less obvious and mo</text:span><text:span text:style-name="T1018">r</text:span><text:span text:style-name="T1017">e political districting problems, like school districting. </text:span><text:span text:style-name="T1024">since the beginning of the millennium,</text:span><text:span text:style-name="T1010"> the focus in districting literature has </text:span><text:span text:style-name="T1023">further </text:span><text:span text:style-name="T1010">shifted from </text:span><text:span text:style-name="T1011">trying to create one, objectively optimal plan to </text:span><text:span text:style-name="T1012">generating a number of possible and better options: </text:span></text:p>
      <text:p text:style-name="P86"><text:span text:style-name="T1004">“</text:span><text:span text:style-name="T1005">The goal is to create a decision support system that allows one to contextualize a particular redistricting map by creating an ability to understand a range of possible redistricting maps for a particular geographic area</text:span><text:span text:style-name="T1010">. </text:span><text:span text:style-name="T1027">––</text:span><text:span text:style-name="T1006"> No single plan will satisfy every interested stakeholder – there is no perfect plan. If there is no perfect plan for every constituent, then it makes sense that we will instead be choosing from a bounded set of “reasonably imperfect plans”. The discrete optimization framework is ideal as a vehicle for identifying large sets of “reasonably imperfect” redistricting plans.</text:span><text:span text:style-name="T1013">” (</text:span><text:span text:style-name="T1010">Liu et al. </text:span><text:span text:style-name="T1013">2016 </text:span><text:span text:style-name="T1026">about</text:span><text:span text:style-name="T1025"> their </text:span><text:span text:style-name="T1026">method for</text:span><text:span text:style-name="T1025"> electoral districting</text:span><text:span text:style-name="T1013">)</text:span><text:span text:style-name="T1010"> </text:span></text:p>
      <text:p text:style-name="P90"><text:span text:style-name="T331">“</text:span><text:span text:style-name="T329">The basic idea of this work is to provide the decision makers, in this case politicians, with good viable plans (solutions to the problem). These plans should not be affected by political criteria and should be seen as options which can be </text:span><text:soft-page-break/><text:span text:style-name="T329">considered before a final decision is made</text:span><text:span text:style-name="T331">.</text:span><text:span text:style-name="T332">”</text:span><text:span text:style-name="T122"> </text:span><text:span text:style-name="T1194">(Ba</text:span><text:span text:style-name="T810">ç</text:span><text:span text:style-name="T1195">ã</text:span><text:span text:style-name="T1196">o </text:span><text:span text:style-name="T1195">et al. 2005 </text:span><text:span text:style-name="T1197">about</text:span><text:span text:style-name="T1198"> their </text:span><text:span text:style-name="T1197">method for</text:span><text:span text:style-name="T1198"> electoral districting</text:span><text:span text:style-name="T1199">)</text:span></text:p>
      <text:p text:style-name="P87"><text:span text:style-name="T1199">“</text:span><text:span text:style-name="T1192">Because of the complexity of the decision-making problem, tools are needed to help end users generate, evaluate, and compare alternative school assignment plans. A key goal of our research is to aid users in finding multiple qualitatively different redistricting plans that represent different trade-offs in the decision space.</text:span><text:span text:style-name="T1193">” </text:span><text:span text:style-name="T1200">(desJardins et al. 2007 </text:span><text:span text:style-name="T1197">about</text:span><text:span text:style-name="T1198"> their </text:span><text:span text:style-name="T1197">method for</text:span><text:span text:style-name="T1198"> </text:span><text:span text:style-name="T1197">school</text:span><text:span text:style-name="T1198"> </text:span><text:span text:style-name="T1201">attendance zoni</text:span><text:span text:style-name="T1198">ng</text:span><text:span text:style-name="T1200">)</text:span></text:p>
      <text:p text:style-name="P4"/>
      <text:p text:style-name="P3"><text:span text:style-name="T1028">T</text:span><text:span text:style-name="T1020">hose </text:span><text:span text:style-name="T1029">reproducing the idea of</text:span><text:span text:style-name="T1020"> theoretical neutrality </text:span><text:span text:style-name="T1029">achieved via </text:span><text:span text:style-name="T1020">automat</text:span><text:span text:style-name="T1029">ion</text:span><text:span text:style-name="T1020"> </text:span><text:span text:style-name="T1028">also </text:span><text:span text:style-name="T1021">do </text:span><text:span text:style-name="T1022">admit that the algorithm’s objectivity and performance in “fairness” is strongly dependent to the method’s ability to model real-world phenomena and parametrize different criteria into the objective function:</text:span></text:p>
      <text:p text:style-name="P6"/>
      <text:p text:style-name="P88"><text:span text:style-name="T332">“</text:span><text:span text:style-name="T330">Automated procedures offer more efficient, systematic, and objective methodologies for designing optimised zoning systems than manual methods, although their success is still dependent on the extent to which it is possible to model real-world phenomena, whether it is feasible to parameterise the required design criteria, and the effectiveness of the zoning algorithm(s) employed.</text:span><text:span text:style-name="T332">” </text:span><text:span text:style-name="T339">(Cockings et al. 2011)</text:span></text:p>
      <text:p text:style-name="P5"/>
      <text:p text:style-name="Standard"><text:span text:style-name="T1031">I</text:span><text:span text:style-name="T1030">nevitably, </text:span><text:span text:style-name="T1031">with the current </text:span><text:span text:style-name="T1032">computing power</text:span><text:span text:style-name="T1031"> and optimization techniques,</text:span><text:span text:style-name="T1003"> computers are capable of </text:span><text:span text:style-name="T1033">produc</text:span><text:span text:style-name="T1031">ing</text:span><text:span text:style-name="T1003"> enormous amount of </text:span><text:span text:style-name="T1032">viable information in </text:span><text:span text:style-name="T1034">a </text:span><text:span text:style-name="T1032">form of </text:span><text:span text:style-name="T1003">different </text:span><text:span text:style-name="T1032">and differently weighted district</text:span><text:span text:style-name="T1034">ing </text:span><text:span text:style-name="T1032">o</text:span><text:span text:style-name="T1003">ptions, </text:span><text:span text:style-name="T1046">which can be used to support planning and political decisions</text:span><text:span text:style-name="T1003">. </text:span><text:span text:style-name="T1035">Also, not surprisingly, automated methods have outperformed</text:span><text:span text:style-name="T1003"> manual </text:span><text:span text:style-name="T1035">methods in quality </text:span><text:span text:style-name="T1036">of the </text:span><text:span text:style-name="T1037">districting </text:span><text:span text:style-name="T1036">output </text:span><text:span text:style-name="T1035">already for decades (</text:span><text:span text:style-name="T1047">e.g. </text:span><text:span text:style-name="T1148">Browdy 1990; </text:span><text:span text:style-name="T1149">Williams 1995, </text:span><text:span text:style-name="T1150">D’Amico et al. 2002; </text:span><text:span text:style-name="T1151">Bozkaya et al. 2003; </text:span><text:span text:style-name="T1152">Caro et al. 2004; </text:span><text:span text:style-name="T1153">desJardins et al. 2007</text:span><text:span text:style-name="T1154">). </text:span><text:span text:style-name="T1146">The manually produced districting solutions tend to be </text:span><text:span text:style-name="T1003">haphazard </text:span><text:span text:style-name="T1038">because of the very limited amount of different solutions they can evaluate </text:span><text:span text:style-name="T1043">– on the other hand, a computer model c</text:span><text:span text:style-name="T1067">an</text:span><text:span text:style-name="T1043"> compare several different objective functions in a relatively short time and with minimal resources</text:span><text:span text:style-name="T1038">. </text:span><text:span text:style-name="T1044">But – to be realistic –</text:span><text:span text:style-name="T1038">, as some </text:span><text:soft-page-break/><text:span text:style-name="T1038">districting criteria are not easily reduced to a mathematical formula, manual post-processing may be necessary </text:span><text:span text:style-name="T1039">to couple with the current </text:span><text:span text:style-name="T1040">optimization techniques </text:span><text:span text:style-name="T1041">to make the plan</text:span><text:span text:style-name="T1063">s</text:span><text:span text:style-name="T1041"> feasible</text:span><text:span text:style-name="T1040">. </text:span><text:span text:style-name="T1041">This reminds </text:span><text:span text:style-name="T1047">the enthusiast </text:span><text:span text:style-name="T1041">of the real role of </text:span><text:span text:style-name="T1042">automated districting, which </text:span><text:span text:style-name="T1048">inevitably</text:span><text:span text:style-name="T1042"> is of a tool’s, not </text:span><text:span text:style-name="T1045">of </text:span><text:span text:style-name="T1044">a </text:span><text:span text:style-name="T1042">decision-maker’s. </text:span></text:p>
      <text:h text:style-name="P152" text:outline-level="2"><text:bookmark-start text:name="__RefHeading___Toc3477_750712337"/><text:span text:style-name="T119">2.2</text:span> <text:span text:style-name="T1335">School districting – a special districting case</text:span><text:bookmark-end text:name="__RefHeading___Toc3477_750712337"/></text:h>
      <text:p text:style-name="P114">School districting: the real world context</text:p>
      <text:p text:style-name="P56">School districting is the activity of dividing an administrative area to school attendance zones, also called school catchment areas or school districts. The division defines, which schools the school aged children living inside an attendance zone can attend. Student allocation systems based on school districting are widely used in OECD countries, while the level of the plan’s authority and the body responsible for the allocation varies (OECD 2018). In most countries, the decisions regarding school districting is done on local level, usually by a municipal authority or a regional school board. In some education systems the school admissions are completely determined by the districting procedure done by local authority, and the parents either have no direct way to influence it (like in Israel) or the possibilities are very limited and uncertain (like in Norway). </text:p>
      <text:p text:style-name="P32"><text:span text:style-name="T1345">In most systems, though, while the districting guarantees a school place to every child, the parents are free to choose another school if available places exist (e.g. in Finland, Sweden, Denmark, Hungary, Iceland and Japan). Usually the districting is done based on the nearest school -principle, meaning that the children have a right to attend the school that is nearest to their residence. In some countries, on the other hand (like in Latvia, Belgium, </text:span>Czech Republic<text:span text:style-name="T1345"> and Italy), the parents can freely choose any school without regional restrictions, while the final admission </text:span>is <text:span text:style-name="T1348">usually</text:span> dependent on the availability of places in <text:span text:style-name="T1347">the chosen</text:span> school <text:span text:style-name="T1349">(OECD 2018)</text:span>. <text:span text:style-name="T1355">While the decision making procedures are versatile, so are the methods and criteria used in admissions. In countries where law protects parental free choice, the authorities’ possibilities to influence for example schools’ student compositions and travel distances to schools is </text:span><text:soft-page-break/><text:span text:style-name="T1355">very limited. In many schooling systems, though, the admission plans are carefully crafted to meet certain objectives.</text:span></text:p>
      <text:p text:style-name="P55"><text:span text:style-name="T1350">In the systems utilizing districting, the admission plans have traditionally been created manually to determine the nearest school for each neighborhood. Historically, the most usual objective of school districting has been minimizing total travel distances to schools while considering some other criteria on the side, but probably the most large scale school attendance zoning initiative was sparked by social factors and equality aspirations. In the US, drawing school attendance zones based on geographical distances was made mandatory for public schools by Supreme Court in 1968 in order to force racial desegregation in public schools</text:span> (Robertson et al 2010). <text:span text:style-name="T1351">This legal-political process introduced the novel methods of management science to the field of educational systems planning (e.g. Heckman &amp; Taylor 1969), and automated/algorithmic school district planning has since been utilized to differing scales around the world, but most extensively in the US. </text:span></text:p>
      <text:p text:style-name="P55"><text:span text:style-name="T1351">As in electoral districting, the initial goal of algorithmic approach in school districting was to remove certain biases from the process and in this case base the admissions purely on legal requirements of racial balance and overall general utility of the system. But, despite of the already long history of school zoning in the legal framework of racial balance, </text:span>the <text:span text:style-name="T1352">school </text:span>districting plans <text:span text:style-name="T1352">in US</text:span> have been accused of emphasizing racial segregation <text:span text:style-name="T1353">of schools</text:span> <text:span text:style-name="T1353">or at least not effectively preventing it (VOX 2018)</text:span>. <text:span text:style-name="T1354">Among researchers, though, manipulating the districts to promote equality of learning outcomes and societal coherence seems to be sparking a growing interest.</text:span></text:p>
      <text:p text:style-name="Contents_20_Heading">General criteria and objectives in school district optimization</text:p>
      <text:p text:style-name="P29"><text:span text:style-name="T1157">While school districting problem </text:span><text:span text:style-name="T1158">includes many of the elements that electoral districting problems consist of</text:span><text:span text:style-name="T1159">, it usually differs from </text:span><text:span text:style-name="T1158">them</text:span><text:span text:style-name="T1159"> </text:span><text:span text:style-name="T1160">quite fundamentally</text:span><text:span text:style-name="T1161"> </text:span><text:span text:style-name="T1160">what comes to</text:span><text:span text:style-name="T1161"> the </text:span><text:span text:style-name="T1162">optimization </text:span><text:span text:style-name="T1161">criteria.</text:span><text:span text:style-name="T1163"> </text:span><text:span text:style-name="T1164">Most frequently, the </text:span><text:span text:style-name="T1165">optimization criteria </text:span><text:span text:style-name="T1164">of </text:span><text:span text:style-name="T1165">electoral district</text:span><text:span text:style-name="T1160">ing</text:span><text:span text:style-name="T1164"> </text:span><text:span text:style-name="T1165">include </text:span><text:span text:style-name="T1164">equal population </text:span><text:span text:style-name="T1165">(by some marginal)</text:span><text:span text:style-name="T1164">, compactness and contiguity</text:span><text:span text:style-name="T1166"> </text:span><text:span text:style-name="T1167">(</text:span><text:span text:style-name="T1165">e.g. </text:span><text:span text:style-name="T1167">Bozkaya et al. 2003)</text:span><text:span text:style-name="T1166">. </text:span><text:span text:style-name="T1168">These criteria are more concerned of large-scale geometries of the districts than the human geographies </text:span><text:span text:style-name="T1169">of the real world.</text:span><text:span text:style-name="T1166"> </text:span><text:span text:style-name="T1169">On the contrary, s</text:span><text:span text:style-name="T1163">chool </text:span><text:soft-page-break/><text:span text:style-name="T1163">districting usually has to consider many physical, infrastructure-related aspects </text:span><text:span text:style-name="T1170">like</text:span><text:span text:style-name="T1163"> the existing school infrastructure (representing natural district centers), </text:span><text:span text:style-name="T1171">road-network based travel distances </text:span><text:span text:style-name="T1172">(school accessibility)</text:span><text:span text:style-name="T1171"> and sometimes infrastructure-related safety-aspects </text:span><text:span text:style-name="T1173">regarding school trips </text:span><text:span text:style-name="T1171">(rivers, railways, hi-traffic roads etc. </text:span><text:span text:style-name="T1174">crossing school districts</text:span><text:span text:style-name="T1171">)</text:span><text:span text:style-name="T1159">. </text:span></text:p>
      <text:p text:style-name="P43"><text:span text:style-name="T885">desJardins et al. 2007 </text:span><text:span text:style-name="T886">also list the following elements differentiating </text:span><text:span text:style-name="T887">school districting from other districting cases</text:span><text:span text:style-name="T886">:</text:span><text:span text:style-name="T1344"> Firstly, while compactness is a desirable factor both for community building and minimizing travel distances, it is not as important as in other fields of districting. Secondly, redistricting occurs more frequently than in most district divisions (sometimes annually), while the district division also affects the daily lives of families and school-aged children in the area. Annually shifting school district borders may affect the students negatively if it leads to a situation where the children are required to change school repeatedly. This makes minimizing the annual changes in a districting plan an important criterion. In most desirable case, annual redistricting should only concern the children starting their first grade. Thirdly, according to </text:span><text:span text:style-name="T885">desJardins et al.</text:span><text:span text:style-name="T1344"> the nature of the decision-making process raises the desirability of generating multiple plans for comparison that represent different trade-offs. </text:span></text:p>
      <text:p text:style-name="P28"><text:span text:style-name="T1060">Caro et al. (2004) </text:span><text:span text:style-name="T1061">have</text:span><text:span text:style-name="T1060"> identified 7 desirable properties that a good school districting should satisfy. </text:span><text:span text:style-name="T1064">The criteria </text:span><text:span text:style-name="T1068">have been</text:span><text:span text:style-name="T1064"> </text:span><text:span text:style-name="T1068">determin</text:span><text:span text:style-name="T1064">ed </text:span><text:span text:style-name="T1062">in the context of Philadelphia, </text:span><text:span text:style-name="T1064">but can largely be generalized to </text:span><text:span text:style-name="T1065">school districting everywhere</text:span><text:span text:style-name="T1062">:<text:line-break/>1) </text:span><text:span text:style-name="T1066">Each block/neighborhood needs to be assigned to exactly one school.<text:line-break/>2) School assignments may not exceed the school capacities.<text:line-break/>3) Each school district must be contiguous so that one would be able to travel from any unit inside the district to any other unit belonging to the same district without leaving it on the way.<text:line-break/>4) The school district boundaries cannot cut across railroads, rivers, or streets with heavy traffic.<text:line-break/>5) The total distance traveled by students is minimized with a restriction that non of the school trips may exceed a specified maximum distance.<text:line-break/>6) All students living in the same block must go to the same school. If this is not </text:span><text:soft-page-break/><text:span text:style-name="T1066">possible due to school grade capacities, at least all students on the same grade must go to the same school. The districting should not go against the residents’ sense of neighborhood.<text:line-break/>7) A new redistricting plan must maintain a certain similarity to the former/existing plan. The yearly changes in the districting plan should stay moderate in the long run.</text:span></text:p>
      <text:p text:style-name="P44"><text:span text:style-name="T841">T</text:span><text:span text:style-name="T840">his example requirement listing reflects the nature of school attendance zoning </text:span><text:span text:style-name="T861">as a practical and political challenge</text:span><text:span text:style-name="T840">. The first criteri</text:span><text:span text:style-name="T850">on</text:span><text:span text:style-name="T840"> is purely practical and reflects the main objective of school districting: every child must be pointed to a school unequivocally. </text:span><text:span text:style-name="T842">The second </text:span><text:span text:style-name="T843">criteri</text:span><text:span text:style-name="T850">on</text:span><text:span text:style-name="T843"> is related to the practical limitations </text:span><text:span text:style-name="T880">set by the existing infrastructure</text:span><text:span text:style-name="T843">. </text:span><text:span text:style-name="T844">One must note, that the</text:span><text:span text:style-name="T847"> infrastructure related</text:span><text:span text:style-name="T844"> limitations are usually only short-term hindrances, since school buildings can </text:span><text:span text:style-name="T849">often</text:span><text:span text:style-name="T845"> be </text:span><text:span text:style-name="T846">refurbished to </text:span><text:span text:style-name="T847">meet </text:span><text:span text:style-name="T848">the </text:span><text:span text:style-name="T849">desired capacities. </text:span><text:span text:style-name="T850">The third </text:span><text:span text:style-name="T863">and the sixth </text:span><text:span text:style-name="T850">criterion</text:span><text:span text:style-name="T851"> </text:span><text:span text:style-name="T863">are</text:span><text:span text:style-name="T851"> related to </text:span><text:span text:style-name="T852">preservation of neighborhood communities </text:span><text:span text:style-name="T853">and </text:span><text:span text:style-name="T881">to </text:span><text:span text:style-name="T853">political </text:span><text:span text:style-name="T854">legitimacy</text:span><text:span text:style-name="T853">, </text:span><text:span text:style-name="T854">i.e. the sense of justified attendance </text:span><text:span text:style-name="T881">division</text:span><text:span text:style-name="T854"> in the eyes of general public</text:span><text:span text:style-name="T853">.</text:span><text:span text:style-name="T852"> </text:span><text:span text:style-name="T855">In the districting literature, th</text:span><text:span text:style-name="T863">e third</text:span><text:span text:style-name="T855"> criterion </text:span><text:span text:style-name="T884">contiguity</text:span><text:span text:style-name="T851"> </text:span><text:span text:style-name="T855">is usually not justified with anything; it’s </text:span><text:span text:style-name="T862">justification is </text:span><text:span text:style-name="T855">seen as self-evident. Technically, though, the </text:span><text:span text:style-name="T856">districts could </text:span><text:span text:style-name="T857">be scattered as well if it would help in achieving other, more complex districting objectives (like racial balance). At the same time, travel times </text:span><text:span text:style-name="T858">to schools </text:span><text:span text:style-name="T857">could </text:span><text:span text:style-name="T858">still</text:span><text:span text:style-name="T857"> be optimized. </text:span></text:p>
      <text:p text:style-name="P45"><text:span text:style-name="T859">The fourth criterion is related to </text:span><text:span text:style-name="T860">the safeness of children’s school trips </text:span><text:span text:style-name="T865">–</text:span><text:span text:style-name="T860"> </text:span><text:span text:style-name="T862">which </text:span><text:span text:style-name="T865">again,</text:span><text:span text:style-name="T864"> like the </text:span><text:span text:style-name="T840">fifth criterion </text:span><text:span text:style-name="T866">for average school trip length</text:span><text:span text:style-name="T840">, is related to school accessibility. </text:span><text:span text:style-name="T867">In general, the districting systems and models weigh either </text:span><text:span text:style-name="T883">efficiency</text:span><text:span text:style-name="T867"> or </text:span><text:span text:style-name="T883">equity</text:span><text:span text:style-name="T867"> criteria when evaluating accessibility from students’ homes to places of education </text:span><text:span text:style-name="T868">(Malczewski &amp; Jackson 2000). </text:span><text:span text:style-name="T869">Efficiency </text:span><text:span text:style-name="T870">criteria is usually formalized as minimization of total costs of travel</text:span><text:span text:style-name="T871">, while equity criteria is more </text:span><text:span text:style-name="T872">concerned about minimizing the range (or </text:span><text:span text:style-name="T873">variance</text:span><text:span text:style-name="T872">) of travel costs – regardless of whether they are measured in time, distance or money </text:span><text:span text:style-name="T868">(Malczewski &amp; Jackson 2000). </text:span><text:span text:style-name="T874">The fifth criterion of this example listing </text:span><text:span text:style-name="T875">regards both of these. </text:span><text:span text:style-name="T876">The seventh criterion is related </text:span><text:span text:style-name="T866">to </text:span><text:span text:style-name="T877">the coherence <text:s/></text:span><text:span text:style-name="T878">and convenience </text:span><text:span text:style-name="T877">of children’s school careers and the </text:span><text:span text:style-name="T878">process’s </text:span><text:span text:style-name="T879">overall </text:span><text:span text:style-name="T877">p</text:span><text:span text:style-name="T882">ublic</text:span><text:span text:style-name="T877"> legitimacy.</text:span></text:p>
      <text:p text:style-name="P54"><text:soft-page-break/><text:span text:style-name="T157">What is notable in the above requirement listing is, that it lacks the requirement for </text:span><text:span text:style-name="T164">geographical </text:span><text:span text:style-name="T157">compactness, which is a common requirement in other fields of districting. </text:span><text:span text:style-name="T164">Geographical </text:span><text:span text:style-name="T165">compactness means that a </text:span><text:span text:style-name="T166">district should have a smooth and somewhat circular form</text:span><text:span text:style-name="T165">.</text:span><text:span text:style-name="T157"> </text:span><text:span text:style-name="T158">While it could be easily seen as a desirable criteria with the same justification used for contiguity and neighborhood preservation, it’s quite often sidelined or seen as internalized in accessibility criteria.</text:span><text:span text:style-name="T157"> </text:span><text:span text:style-name="T159">The reason for this is that quite often compactness is</text:span><text:span text:style-name="T160"> con</text:span><text:span text:style-name="T161">flicting</text:span><text:span text:style-name="T160"> with other objectives </text:span><text:span text:style-name="T167">regarded as </text:span><text:span text:style-name="T155">more important</text:span><text:span text:style-name="T162">. What comes to segregation, for example, or other spatially polarized phenomena, a zoning plan that maximally minimizes the polarization is hard to implement with geographically compact zones, which may actually make compactness a somewhat </text:span><text:span text:style-name="T154">undesirable</text:span><text:span text:style-name="T163"> objective in that particular environment. For example Bouzarth et al. (2018) noticed that in their bi-objective model for school redistricting, the objectives of minimizing total school busing distance and balancing the socioeconomic compositions of the schools were in direct conflict. As Bouzarth et al. note, some trade-offs must be made with distance- or compactness-related objectives if there is will to reduce the impact of spatially polarized phenomena on districts. On the other hand, Caro et al. (2004) argue that contiguity as a restriction may pose a similar problem: in their school redistricting case study in Philadelphia they found that “there is a clear trade-off between achieving certain racial balance and keeping contiguous (and compact) districts.” For this reason, some school district optimization focused studies have decided </text:span><text:span text:style-name="T159">fully </text:span><text:span text:style-name="T163">giving up the requirement for </text:span><text:span text:style-name="T155">both </text:span><text:span text:style-name="T163">contiguity and compactness </text:span><text:span text:style-name="T1135">(e.g. Clarke &amp; Surkis 1968)</text:span><text:span text:style-name="T163">, while others have ended up generating multiple different districting alternatives weighing the conflicting objectives differently in each one (desJardins et al. 2007).</text:span></text:p>
      <text:p text:style-name="P57"><text:span text:style-name="T168">Many of the </text:span><text:span text:style-name="T160">already early school districting studies emphasize, that they regard full automation of school redistricting process infeasible, since there are so many less tangible social and acceptability aspects that are not easily reducible to mathematical functions (Ferland &amp; Guénette 1990; Caro et al. 2004). This might be true, as school districting is more complicated problem than many other districting problems - <text:s/>the requirements are more versatile and dimensional (like school trips’ safeness). Some </text:span><text:soft-page-break/><text:span text:style-name="T160">have even suggested that automated optimization </text:span><text:span text:style-name="T169">methods</text:span><text:span text:style-name="T160"> would be only used as the very first step in districting, after which there would be a phase of manual/interactive post-processing (e.g. Fer</text:span><text:span text:style-name="T170">l</text:span><text:span text:style-name="T160">and &amp; Guénette 1990). Though this conflicts the idea of unbiasedness, it might be necessary in the actual cases. In addition, machine learning could be utilized in first tracking and later predicting the post-processing patterns, and this prediction could be used to generate mathematical models that are based on these more tangible criteria.</text:span></text:p>
      <text:h text:style-name="P153" text:outline-level="2"><text:bookmark-start text:name="__RefHeading___Toc4744_590749598"/><text:span text:style-name="T1069">2.</text:span><text:span text:style-name="T1079">3</text:span><text:span text:style-name="T1069"> </text:span><text:span text:style-name="T1070">School districting and </text:span><text:span text:style-name="T1071">residential</text:span><text:span text:style-name="T1069"> segregation</text:span><text:bookmark-end text:name="__RefHeading___Toc4744_590749598"/></text:h>
      <text:p text:style-name="P111"><text:span text:style-name="T563">E</text:span><text:span text:style-name="T564">ducational segregation</text:span><text:span text:style-name="T628"> or </text:span><text:span text:style-name="T564">School segregation</text:span><text:span text:style-name="T567"> denotes a </text:span><text:span text:style-name="T568">phenomeno</text:span><text:span text:style-name="T567">n where </text:span><text:span text:style-name="T628">schools </text:span><text:span text:style-name="T629">are</text:span><text:span text:style-name="T628"> disproportionate</text:span><text:span text:style-name="T629">ly</text:span><text:span text:style-name="T628"> </text:span><text:span text:style-name="T629">composed of students </text:span><text:span text:style-name="T628">of </text:span><text:span text:style-name="T633">different </text:span><text:span text:style-name="T628">ethnic</text:span><text:span text:style-name="T633">ities</text:span><text:span text:style-name="T628"> or/</text:span><text:span text:style-name="T633">and</text:span><text:span text:style-name="T628"> socioeconomically di</text:span><text:span text:style-name="T629">fferent backgrounds</text:span><text:span text:style-name="T628"> relative to the </text:span><text:span text:style-name="T567">community's</text:span><text:span text:style-name="T628"> composition. </text:span><text:span text:style-name="T629">In other words, the students of different backgrounds go to different schools, </text:span><text:span text:style-name="T630">meaning that the schools</text:span><text:span text:style-name="T629"> have relatively high concentrations of students </text:span><text:span text:style-name="T633">with</text:span><text:span text:style-name="T629"> similar backgrounds </text:span><text:span text:style-name="T631">(</text:span><text:span text:style-name="T632">e.g. </text:span><text:span text:style-name="T631">Mickelson &amp; Bottia 2010). </text:span><text:span text:style-name="T649">School segregation is strongly predictive of performance differences between schools: </text:span><text:span text:style-name="T651">socioeconomically less advantaged students and schools </text:span><text:span text:style-name="T653">tend to </text:span><text:span text:style-name="T651">perform less well on measures of </text:span><text:span text:style-name="T671">academic </text:span><text:span text:style-name="T651">achievement than their more socially advantaged peers and counterparts </text:span><text:span text:style-name="T652">(Perry &amp; McConney 2010)</text:span><text:span text:style-name="T651">. In majority of OECD countries, </text:span><text:span text:style-name="T649">the average socioeconomic background of students </text:span><text:span text:style-name="T671">in a school</text:span><text:span text:style-name="T649"> is </text:span><text:span text:style-name="T651">also</text:span><text:span text:style-name="T649"> strongly linked to the </text:span><text:span text:style-name="T651">learning outcomes on individual student level</text:span><text:span text:style-name="T650"> </text:span><text:span text:style-name="T651">(OECD 2004).</text:span></text:p>
      <text:p text:style-name="P111"/>
      <text:p text:style-name="P111"><text:span text:style-name="T571">Educational segregation is largely an outcome of school market function </text:span><text:span text:style-name="T602">(</text:span><text:span text:style-name="T604">e.g. </text:span><text:span text:style-name="T571">school choice </text:span><text:span text:style-name="T603">patterns</text:span><text:span text:style-name="T602">)</text:span><text:span text:style-name="T571">, school admission policies and </text:span><text:span text:style-name="T565">r</text:span><text:span text:style-name="T563">esidential segregati</text:span><text:span text:style-name="T566">on</text:span><text:span text:style-name="T569"> </text:span><text:span text:style-name="T571">(</text:span><text:span text:style-name="T572">Karsten 2010)</text:span><text:span text:style-name="T570">. </text:span><text:span text:style-name="T571">Residential segregation means “the degree to which two or more groups live separately from one another, in different parts of the urban environment” </text:span><text:span text:style-name="T573">(Massey &amp; Denton 1988). </text:span><text:span text:style-name="T574">It may </text:span><text:span text:style-name="T575">take multiple spatial forms, appear on </text:span><text:span text:style-name="T576">any level of spatial organization</text:span><text:span text:style-name="T575"> (e.g. </text:span><text:span text:style-name="T581">house-level, </text:span><text:span text:style-name="T576">block-level, neighborhood-level, </text:span><text:span text:style-name="T575">city-level, country-level), </text:span><text:span text:style-name="T577">and appear on many levels and form</text:span><text:span text:style-name="T581">s</text:span><text:span text:style-name="T577"> at the same time. </text:span><text:span text:style-name="T578">Massey and Denton (1988) divide the dimensions of </text:span><text:span text:style-name="T579">residential </text:span><text:span text:style-name="T578">segregation to the following five categories: evenness, </text:span><text:soft-page-break/><text:span text:style-name="T578">exposure, concentration, centralization, and clustering. </text:span><text:span text:style-name="T580">Evennes</text:span><text:span text:style-name="T582">s</text:span><text:span text:style-name="T580"> means </text:span><text:span text:style-name="T582">the uniformity of distribution </text:span><text:span text:style-name="T583">of different social groups </text:span><text:span text:style-name="T584">across the city. Exposure refers to the degree of </text:span><text:span text:style-name="T586">social</text:span><text:span text:style-name="T584"> contact</text:span><text:span text:style-name="T586">, </text:span><text:span text:style-name="T587">i.e. </text:span><text:span text:style-name="T584">the possibility </text:span><text:span text:style-name="T587">for</text:span><text:span text:style-name="T584"> </text:span><text:span text:style-name="T587">everyday </text:span><text:span text:style-name="T584">interaction between members </text:span><text:span text:style-name="T585">of different social groups </text:span><text:span text:style-name="T584">within </text:span><text:span text:style-name="T585">the</text:span><text:span text:style-name="T584"> city. </text:span><text:span text:style-name="T588">Concentration means </text:span><text:span text:style-name="T589">the relative amount of space occupied by a group in the urban environment – if a group occupies a small share of the total area in a city, it’s residentially concentrated. </text:span><text:span text:style-name="T590">Centralization </text:span><text:span text:style-name="T591">refers to the degree to which a group occup</text:span><text:span text:style-name="T592">ies</text:span><text:span text:style-name="T591"> the central areas of an urban area, </text:span><text:span text:style-name="T593">while clustering, the last dimension, refers to the the extent to which the houses, blocks or neighborhoods occupied by a particular group adjoin or cluster in the space </text:span><text:span text:style-name="T594">(</text:span><text:span text:style-name="T578">Massey </text:span><text:span text:style-name="T594">&amp; </text:span><text:span text:style-name="T578">Denton 1988)</text:span><text:span text:style-name="T593">. </text:span><text:span text:style-name="T600">Because</text:span><text:span text:style-name="T595"> schools typically </text:span><text:span text:style-name="T596">get </text:span><text:span text:style-name="T599">a great share of</text:span><text:span text:style-name="T596"> their </text:span><text:span text:style-name="T595">student</text:span><text:span text:style-name="T596">s</text:span><text:span text:style-name="T595"> from the</text:span><text:span text:style-name="T598">ir</text:span><text:span text:style-name="T595"> neighboring areas </text:span><text:span text:style-name="T600">regardless of the </text:span><text:span text:style-name="T601">existing</text:span><text:span text:style-name="T600"> student allocation policies</text:span><text:span text:style-name="T595">, </text:span><text:span text:style-name="T596">segregation inevitably </text:span><text:span text:style-name="T600">ends up</text:span><text:span text:style-name="T596"> affect</text:span><text:span text:style-name="T600">ing</text:span><text:span text:style-name="T595"> </text:span><text:span text:style-name="T597">their </text:span><text:span text:style-name="T595">student compositions.</text:span></text:p>
      <text:p text:style-name="P98"/>
      <text:p text:style-name="P99"><text:span text:style-name="T1555">Recently, there has been more discussion about the exposure dimension: the form of segregation that reaches beyond the neighborhood, i.e. the residential context. Until recently, segregation was mostly studied from the viewpoint of residential structure, because it’s easily measurable and observable. However, there is an increasing academic interest towards the segregation that occurs in different domains of daily life – in the workplaces, schools, hobbies, transport, social media, and others – the residential domain being just one of them (Boterman &amp; Musterd 2016 ; van Ham &amp; Tammaru 2016). On the level of an individual, these domains together form an activity space, consisting of the locations that individual visits in order to perform her daily routines (Schnell &amp; Yoav 2001; Wong and Shaw 2011; Boterman &amp; Musterd 2016; van Ham &amp; Tammaru 2016). Activity space is an important concept for understanding the scale of exposure to diversity that people face in their daily lives. Not surprisingly, </text:span>individual level ethnicity and income <text:span text:style-name="T1557">are strongly related</text:span> <text:span text:style-name="T1557">to </text:span>the exposure to diversity: <text:span text:style-name="T1558">according to a Dutch study, highest and lowest income groups have least exposure to diversity in their neighborhoods, workplaces and daily transport, which together form a great deal of these people’s activity spaces (Boterman &amp; Musterd 2016). As Boterman &amp; Musterd argue, non-exposure to diversity will quite certainly block different groups </text:span><text:soft-page-break/><text:span text:style-name="T1558">of people the opportunities to come closer to each other, while also creating a risk of </text:span><text:span text:style-name="T983">estrangement</text:span><text:span text:style-name="T1556"> between different groups of people. </text:span></text:p>
      <text:p text:style-name="P121"/>
      <text:p text:style-name="P111"><text:span text:style-name="T562">While </text:span><text:span text:style-name="T654">school districting</text:span><text:span text:style-name="T562"> based on distance </text:span><text:span text:style-name="T654">or transportation costs </text:span><text:span text:style-name="T562">typically provides convenience for families and </text:span><text:span text:style-name="T654">seems like a utility-maximizing choice</text:span><text:span text:style-name="T562">, it effectively zones by socioeconomic status</text:span><text:span text:style-name="T655"> </text:span><text:span text:style-name="T1270">(</text:span><text:span text:style-name="T1271">Bouzarth et al. 2018)</text:span><text:span text:style-name="T1270">. This </text:span><text:span text:style-name="T1274">happens</text:span><text:span text:style-name="T1272"> </text:span><text:span text:style-name="T1270">because</text:span><text:span text:style-name="T1271"> people of similar economic backgrounds </text:span><text:span text:style-name="T1270">tend to occupy the same</text:span><text:span text:style-name="T1271"> neighborhoods. </text:span><text:span text:style-name="T1273">In other words, s</text:span><text:span text:style-name="T1220">chool district boundaries </text:span><text:span text:style-name="T1221">are</text:span><text:span text:style-name="T1220"> mechanisms for translating residential demographic patterns into the </text:span><text:span text:style-name="T1221">ethnic</text:span><text:span text:style-name="T1220"> and </text:span><text:span text:style-name="T1221">socioeconomic</text:span><text:span text:style-name="T1220"> composition</text:span><text:span text:style-name="T1221">s</text:span><text:span text:style-name="T1220"> of schools </text:span><text:span text:style-name="T1221">– </text:span><text:span text:style-name="T1222">a</text:span><text:span text:style-name="T1220"> </text:span><text:span text:style-name="T1221">districting plan</text:span><text:span text:style-name="T1220"> can </text:span><text:span text:style-name="T1221">either exacerbate, </text:span><text:span text:style-name="T1220">duplicate or challenge the homogeneous </text:span><text:span text:style-name="T1221">ethnic and socioeconomic </text:span><text:span text:style-name="T1220">composition</text:span><text:span text:style-name="T1221">s</text:span><text:span text:style-name="T1220"> of many residential neighborhoods </text:span><text:span text:style-name="T1222">in</text:span><text:span text:style-name="T1223"> the </text:span><text:span text:style-name="T1224">partit</text:span><text:span text:style-name="T1223">ion</text:span><text:span text:style-name="T1220"> (Mickelson &amp; Bottia 2010). </text:span><text:span text:style-name="T1225">The extent to which it is possible to </text:span><text:span text:style-name="T1226">challenge the patterns of residential segregation </text:span><text:span text:style-name="T1243">by careful</text:span><text:span text:style-name="T1226"> school </text:span><text:span text:style-name="T1227">districting is dependent on the scale and dimensions of segregation listed </text:span><text:span text:style-name="T1259">before</text:span><text:span text:style-name="T1227">. </text:span><text:span text:style-name="T1228">If for example clustering is strong but at the same time the clusters are small and quite evenly scattered around the city, </text:span><text:span text:style-name="T1229">school districts can be drawn fairly equal quite easily. </text:span><text:span text:style-name="T1230">But if the distribution of social groups is very uneven, and e.g. the city is divided into wealthy south and poor north, </text:span><text:span text:style-name="T1231">accomplishing a non-segregated school district plan </text:span><text:span text:style-name="T1232">becomes </text:span><text:span text:style-name="T1233">far more </text:span><text:span text:style-name="T1232">difficult.</text:span></text:p>
      <text:p text:style-name="P95"/>
      <text:p text:style-name="P111"><text:span text:style-name="T662">What makes educational segregation such a troubling issue, is that a</text:span><text:span text:style-name="T634"> large body of studies have </text:span><text:span text:style-name="T635">shown that </text:span><text:span text:style-name="T636">differences in student compositions tend to lead to differentiation of overall student performance and learning outcomes </text:span><text:span text:style-name="T643">on both school and individual level </text:span><text:span text:style-name="T657">(</text:span><text:span text:style-name="T660">e.g. </text:span><text:span text:style-name="T659">OECD 2004; </text:span><text:span text:style-name="T528">Rum</text:span><text:span text:style-name="T541">berger &amp; Palardy 2005; </text:span><text:span text:style-name="T542">Mickelson &amp; Bottia 2010; </text:span><text:span text:style-name="T534">Perry &amp; McConney 2010; </text:span><text:span text:style-name="T535">Bernelius 2011; </text:span><text:span text:style-name="T541">Schwartz 201</text:span><text:span text:style-name="T543">1</text:span><text:span text:style-name="T541">; </text:span><text:span text:style-name="T544">Rothwell 2012</text:span><text:span text:style-name="T657">)</text:span><text:span text:style-name="T643">. </text:span><text:span text:style-name="T658">This means </text:span><text:span text:style-name="T526">that </text:span><text:span text:style-name="T530">while </text:span><text:span text:style-name="T526">the individual background</text:span><text:span text:style-name="T529">s</text:span><text:span text:style-name="T526"> of students </text:span><text:span text:style-name="T530">c</text:span><text:span text:style-name="T526">an affect individual student achievement, </text:span><text:span text:style-name="T530">so can</text:span><text:span text:style-name="T526"> the compositional characteristics of their school’s student body. </text:span><text:span text:style-name="T527">The compositional effects </text:span><text:span text:style-name="T531">are revealed </text:span><text:span text:style-name="T527">when the aggregate of person-level variables </text:span><text:span text:style-name="T531">(</text:span><text:span text:style-name="T533">including </text:span><text:span text:style-name="T531">the school they attend) </text:span><text:span text:style-name="T527">are related to outcomes even after controlling for the effects of individual character</text:span><text:span text:style-name="T1234">istics </text:span><text:span text:style-name="T1235">(Rum</text:span><text:span text:style-name="T1220">berger &amp; Palardy 2005).</text:span><text:span text:style-name="T1236"> </text:span></text:p>
      <text:p text:style-name="P96"/>
      <text:p text:style-name="P111"><text:soft-page-break/><text:span text:style-name="T532">The issue with school segregation is not small. </text:span><text:span text:style-name="T644">The scale of the </text:span><text:span text:style-name="T645">phenomenon is </text:span><text:span text:style-name="T647">exposed</text:span><text:span text:style-name="T645"> in</text:span><text:span text:style-name="T636"> </text:span><text:span text:style-name="T640">PISA-</text:span><text:span text:style-name="T638">report </text:span><text:span text:style-name="T657">in</text:span><text:span text:style-name="T639"> 2004, </text:span><text:span text:style-name="T645">which</text:span><text:span text:style-name="T639"> </text:span><text:span text:style-name="T641">concluded that </text:span><text:span text:style-name="T648">while differences between countries </text:span><text:span text:style-name="T656">are</text:span><text:span text:style-name="T648"> large, </text:span><text:span text:style-name="T641">on average in OECD countries </text:span><text:span text:style-name="T648">the</text:span><text:span text:style-name="T641"> s</text:span><text:span text:style-name="T636">chools </text:span><text:span text:style-name="T641">with higher than average socioeconomic status </text:span><text:span text:style-name="T636">perform better than would be predicted by their </text:span><text:span text:style-name="T641">actual</text:span><text:span text:style-name="T636"> socioeconomic intake, </text:span><text:span text:style-name="T641">while s</text:span><text:span text:style-name="T636">chools </text:span><text:span text:style-name="T641">with lower than average socioeconomic status</text:span><text:span text:style-name="T636"> perform below their expected value </text:span><text:span text:style-name="T642">in PISA tests. </text:span><text:span text:style-name="T646">According to the </text:span><text:span text:style-name="T663">2004 </text:span><text:span text:style-name="T646">report, “i</text:span><text:span text:style-name="T638">n the majority of OECD countries the effect of the average economic, social and cultural status of students in a school – in terms of performance variation across students – far outweighs the effects of the individual student’s socio-economic background”</text:span><text:span text:style-name="T636"> </text:span><text:span text:style-name="T638">(OECD 2004). </text:span><text:span text:style-name="T1130">On average in OECD countries, “differences in the performance of 15-year-olds between schools account for 34 per cent of the OECD average between-student variance” </text:span><text:span text:style-name="T1275">(</text:span><text:span text:style-name="T637">OECD 2004</text:span><text:span text:style-name="T661">)</text:span><text:span text:style-name="T637">.</text:span></text:p>
      <text:p text:style-name="P97"/>
      <text:p text:style-name="P110"><text:span text:style-name="T665">In the light of these findings, o</text:span><text:span text:style-name="T135">ne can quickly conclude that </text:span><text:span text:style-name="T664">what what educational segregation threatens the most </text:span><text:span text:style-name="T668">– on the system level –</text:span><text:span text:style-name="T664"> is </text:span><text:span text:style-name="T135">the equality of opportunity. </text:span><text:span text:style-name="T666">If </text:span><text:span text:style-name="T668">a </text:span><text:span text:style-name="T667">student ha</text:span><text:span text:style-name="T669">s</text:span><text:span text:style-name="T667"> no opportunity to affect which school they attend, e.g. for financial </text:span><text:span text:style-name="T668">or administrative </text:span><text:span text:style-name="T667">reasons, </text:span><text:span text:style-name="T668">the effect that a school independently produces on their performance is not </text:span><text:span text:style-name="T670">in their power</text:span><text:span text:style-name="T668">. </text:span><text:span text:style-name="T1220">Still, </text:span><text:span text:style-name="T1237">whether the problem needs actions to be taken against school segregation per se is </text:span><text:span text:style-name="T1220">another question. If the social composition affects student</text:span><text:span text:style-name="T1238">s’</text:span><text:span text:style-name="T1220"> </text:span><text:span text:style-name="T1238">performance</text:span><text:span text:style-name="T1220"> because of its relationship to </text:span><text:span text:style-name="T1239">such aspects about the schools that are (at least</text:span><text:span text:style-name="T1220"> seemingly</text:span><text:span text:style-name="T1239">)</text:span><text:span text:style-name="T1220"> alterable, </text:span><text:span text:style-name="T1239">like</text:span><text:span text:style-name="T1220"> resources </text:span><text:span text:style-name="T1239">(</text:span><text:span text:style-name="T1241">e.g. </text:span><text:span text:style-name="T1239">teacher-pupil ratios, physical school spaces, education materials) or</text:span><text:span text:style-name="T1220"> structures </text:span><text:span text:style-name="T1239">and </text:span><text:span text:style-name="T1220">practices, then </text:span><text:span text:style-name="T1239">the problem may not be the </text:span><text:span text:style-name="T1220">segregation itself (Rumberger &amp; Palardy 2005). </text:span><text:span text:style-name="T1239">In that case, </text:span><text:span text:style-name="T1220">increas</text:span><text:span text:style-name="T1239">ing</text:span><text:span text:style-name="T1220"> school resources and reform</text:span><text:span text:style-name="T1239">ing</text:span><text:span text:style-name="T1220"> school structures and practices may be sufficient to address </text:span><text:span text:style-name="T1242">the</text:span><text:span text:style-name="T1220"> gap </text:span><text:span text:style-name="T1240">in equality of opportunities between students in low and high performing schools</text:span><text:span text:style-name="T1220"> (Rumberger &amp; Palardy 2005).</text:span></text:p>
      <text:p text:style-name="P100"/>
      <text:p text:style-name="P108"><text:span text:style-name="T1072">However, i</text:span><text:span text:style-name="T1073">f the effects of student </text:span><text:span text:style-name="T1072">base’s social </text:span><text:span text:style-name="T1073">composition cannot be </text:span><text:span text:style-name="T1072">explained by</text:span><text:span text:style-name="T1073"> such school characteristics </text:span><text:span text:style-name="T1072">that can be changed </text:span><text:span text:style-name="T1105">or </text:span><text:span text:style-name="T1072">fixed</text:span><text:span text:style-name="T1073">, then the effects of segregation </text:span><text:span text:style-name="T1074">per se</text:span><text:span text:style-name="T1073"> </text:span><text:span text:style-name="T1074">become</text:span><text:span text:style-name="T1073"> the problem. Or, </text:span><text:span text:style-name="T1075">as Rumberger and Palardy (2005) </text:span><text:span text:style-name="T1077">explain</text:span><text:span text:style-name="T1075">, </text:span></text:p>
      <text:p text:style-name="P104"/>
      <text:p text:style-name="P89"><text:soft-page-break/><text:span text:style-name="T1075">“</text:span><text:span text:style-name="T1078">–– </text:span><text:span text:style-name="T1073">even if the effects of segregation can be explained by seemingly alterable school characteristics but such characteristics appear to be triggered by the social makeup of the students served for example, educators and school officials consistently respond to high concentrations of poor minority students with lower </text:span><text:span text:style-name="T1076">e</text:span><text:span text:style-name="T1073">xpectations and a less challenging curriculum then segregation is again problematic.”</text:span></text:p>
      <text:p text:style-name="P46"><text:span text:style-name="T903">Peer effects are widely known to influence </text:span><text:span text:style-name="T904">children</text:span><text:span text:style-name="T903">'</text:span><text:span text:style-name="T905">s</text:span><text:span text:style-name="T903"> school performance. According to peer effects theories, </text:span><text:span text:style-name="T904">socially and educationally </text:span><text:span text:style-name="T903">advantaged students positively influence the “pro-</text:span><text:span text:style-name="T901">e</text:span><text:span text:style-name="T903">ducation beliefs, values, and behaviors of other students with whom they attend school through a variety of sociological, cultural, and psychological dynamics” </text:span><text:span text:style-name="T902">(Mickelson &amp; Bottia 2010). </text:span><text:span text:style-name="T906">In other words, s</text:span><text:span text:style-name="T903">tudents who attend diverse schools benefit from social interactions with </text:span><text:span text:style-name="T906">their more advantaged </text:span><text:span text:style-name="T903">peers </text:span><text:span text:style-name="T906">through their </text:span><text:span text:style-name="T903">social </text:span><text:span text:style-name="T906">capital and </text:span><text:span text:style-name="T903">networks, cultural </text:span><text:span text:style-name="T906">habits</text:span><text:span text:style-name="T903">, values, beliefs, </text:span><text:span text:style-name="T906">motivations</text:span><text:span text:style-name="T903"> and </text:span><text:span text:style-name="T906">other pro-education attitudes and behaviors</text:span><text:span text:style-name="T903">. </text:span><text:span text:style-name="T907">But the effect </text:span><text:span text:style-name="T908">of student composition </text:span><text:span text:style-name="T907">can </text:span><text:span text:style-name="T908">also come </text:span><text:span text:style-name="T909">in </text:span><text:span text:style-name="T908">other ways: i</text:span><text:span text:style-name="T1467">n their 2005 study Rumberger &amp; Palardy found four significant explaining variables behind the school effect: (1) teachers’ expectations about students’ ability to learn, (2) the average hours of homework that students completed per week, (3) the average number of advanced (college prep) courses taken by students in the school and (4) the percentage of students who reported feeling unsafe at school. All of these four aspects are seemingly alterable in theory, but besides being unsure in effectiveness, the actions and resources needed for making the changes in practice are likely to be far beyond just mixing the student compositions between schools by careful redistricting.</text:span></text:p>
      <text:p text:style-name="P15">School choice and selective migration</text:p>
      <text:p text:style-name="P106"><text:span text:style-name="T923">School choice is the process of active school selection </text:span><text:span text:style-name="T924">practiced</text:span><text:span text:style-name="T923"> by parents </text:span><text:span text:style-name="T925">and students </text:span><text:span text:style-name="T924">in order to either access or avoid particular schools</text:span><text:span text:style-name="T925">. </text:span><text:span text:style-name="T926">According to multiple studies, parents tend to regard </text:span><text:span text:style-name="T927">the schools with </text:span><text:span text:style-name="T910">a high </text:span><text:span text:style-name="T927">average</text:span><text:span text:style-name="T910"> socioeconomic status </text:span><text:span text:style-name="T927">of the student base as </text:span><text:span text:style-name="T976">the best</text:span><text:span text:style-name="T910"> schools </text:span><text:span text:style-name="T927">for their children (</text:span><text:span text:style-name="T910">Ladd 200</text:span><text:span text:style-name="T919">2; Allen 2007; </text:span><text:span text:style-name="T928">Bernelius 2013</text:span><text:span text:style-name="T900">). </text:span><text:span text:style-name="T920">In other words, the motivation behind school choice is often the attempt to access “superior” peer group</text:span><text:span text:style-name="T929">s</text:span><text:span text:style-name="T920"> and/or avoid less privileged peer groups </text:span><text:span text:style-name="T900">(</text:span><text:span text:style-name="T961">Saporito 2003; </text:span><text:soft-page-break/><text:span text:style-name="T900">Allen 2007; </text:span><text:span text:style-name="T918">Musset 2012; </text:span><text:span text:style-name="T955">Kosunen 2014; </text:span><text:span text:style-name="T910">Bernelius &amp; Vaattovaara 2016</text:span><text:span text:style-name="T900">)</text:span><text:span text:style-name="T920">. </text:span><text:span text:style-name="T934">Parents </text:span><text:span text:style-name="T921">tend to </text:span><text:span text:style-name="T934">make conclusions about</text:span><text:span text:style-name="T910"> </text:span><text:span text:style-name="T934">the quality of school environments based on</text:span><text:span text:style-name="T910"> the imagined quality of their </text:span><text:span text:style-name="T935">surrounding neighborhoods</text:span><text:span text:style-name="T910"> in terms of ethnicity and </text:span><text:span text:style-name="T935">social status: </text:span><text:span text:style-name="T930">a</text:span><text:span text:style-name="T936">ccording to Bernelius &amp; Vaattovaara (2016), s</text:span><text:span text:style-name="T922">chool choices have a </text:span><text:span text:style-name="T930">clear</text:span><text:span text:style-name="T922"> link </text:span><text:span text:style-name="T931">to</text:span><text:span text:style-name="T922"> the socio-economic and ethnic characteristics of the school’</text:span><text:span text:style-name="T933">s</text:span><text:span text:style-name="T932"> </text:span><text:span text:style-name="T922">catchment area, and especially t</text:span><text:span text:style-name="T900">he rejection of </text:span><text:span text:style-name="T921">particular schools seems largely</text:span><text:span text:style-name="T900"> consistent with socio-spatial segregation </text:span><text:span text:style-name="T919">(Bernelius &amp; Vaattovaara 2016). </text:span></text:p>
      <text:p text:style-name="P101"/>
      <text:p text:style-name="P107"><text:span text:style-name="T925">While school admission policies in most OECD countries allow </text:span><text:span text:style-name="T960">some flexibility in</text:span><text:span text:style-name="T925"> school choice </text:span><text:span text:style-name="T943">within municipality borders</text:span><text:span text:style-name="T925">, it’s usually </text:span><text:span text:style-name="T944">very </text:span><text:span text:style-name="T925">limited by the availability of free places, since the schools must </text:span><text:span text:style-name="T944">by default </text:span><text:span text:style-name="T925">guarantee a place for each school-aged child living in their attendance zone </text:span><text:span text:style-name="T945">(</text:span><text:span text:style-name="T959">Musset 2012; </text:span><text:span text:style-name="T945">OECD 2018)</text:span><text:span text:style-name="T925">. </text:span><text:span text:style-name="T945">Because of this, </text:span><text:span text:style-name="T946">in many countries </text:span><text:span text:style-name="T945">the only way </text:span><text:span text:style-name="T962">for families</text:span><text:span text:style-name="T945"> to guarantee a place in a particular school </text:span><text:span text:style-name="T946">for </text:span><text:span text:style-name="T962">their</text:span><text:span text:style-name="T946"> child</text:span><text:span text:style-name="T962">ren</text:span><text:span text:style-name="T945"> is via selective migration, i.e. </text:span><text:span text:style-name="T946">making residential choices based on the p</text:span><text:span text:style-name="T947">erceived quality factors of </text:span><text:span text:style-name="T946">schools. </text:span><text:span text:style-name="T956">The perceived quality of a school and it’s student composition have been shown to affect migration decisions of middle-class and wealthy families </text:span><text:span text:style-name="T964">in particular </text:span><text:span text:style-name="T605">(</text:span><text:span text:style-name="T611">Brunner et al. 2012; </text:span><text:span text:style-name="T627">Kosunen 2014</text:span><text:span text:style-name="T612">; </text:span><text:span text:style-name="T613">Danielsen et al. 2015</text:span><text:span text:style-name="T605">).</text:span><text:span text:style-name="T625"> </text:span><text:span text:style-name="T626">Practically this means</text:span><text:span text:style-name="T605"> that e</text:span><text:span text:style-name="T606">ducational segregation is not </text:span><text:span text:style-name="T621">just</text:span><text:span text:style-name="T606"> the outcome of residential segregation and school choice, but the link works also the other way around: school segregation actually tends to further exacerbate </text:span><text:span text:style-name="T607">residential segregation </text:span><text:span text:style-name="T605">via </text:span><text:span text:style-name="T622">families’ </text:span><text:span text:style-name="T605">migration </text:span><text:span text:style-name="T622">decisions</text:span><text:span text:style-name="T607">. </text:span><text:span text:style-name="T623">I</text:span><text:span text:style-name="T624">n</text:span><text:span text:style-name="T911"> systems with </text:span><text:span text:style-name="T912">a determinative</text:span><text:span text:style-name="T911"> districting policy and </text:span><text:span text:style-name="T912">limite</text:span><text:span text:style-name="T911">d school choice,</text:span><text:span text:style-name="T937"> a</text:span><text:span text:style-name="T938">ccess to high-</text:span><text:span text:style-name="T939">performing</text:span><text:span text:style-name="T938"> schools is unequal by </text:span><text:span text:style-name="T939">social status</text:span><text:span text:style-name="T938"> because </text:span><text:span text:style-name="T967">of </text:span><text:span text:style-name="T938">housing availability and cost</text:span><text:span text:style-name="T918">:</text:span><text:span text:style-name="T941"> it’s very difficult </text:span><text:span text:style-name="T963">– </text:span><text:span text:style-name="T941">if not </text:span><text:span text:style-name="T967">financially </text:span><text:span text:style-name="T941">impossible </text:span><text:span text:style-name="T963">–</text:span><text:span text:style-name="T941"> for families of lower economic status to get access to the highes</text:span><text:span text:style-name="T940">t</text:span><text:span text:style-name="T941">-performing schools</text:span><text:span text:style-name="T938"> </text:span><text:span text:style-name="T965">via migration</text:span><text:span text:style-name="T940">, </text:span><text:span text:style-name="T957">while th</text:span><text:span text:style-name="T966">is</text:span><text:span text:style-name="T957"> opportuni</text:span><text:span text:style-name="T963">ty always</text:span><text:span text:style-name="T957"> stay</text:span><text:span text:style-name="T963">s</text:span><text:span text:style-name="T957"> open for wealthy families</text:span><text:span text:style-name="T608"> (Rothwell 2012). </text:span></text:p>
      <text:p text:style-name="P102"/>
      <text:p text:style-name="P105"><text:span text:style-name="T913">The association between </text:span><text:span text:style-name="T954">perceived </text:span><text:span text:style-name="T913">school quality and residential prices have been proved before </text:span><text:span text:style-name="T914">in </text:span><text:span text:style-name="T949">several</text:span><text:span text:style-name="T914"> studies (see</text:span><text:span text:style-name="T913"> e.g. Cheshire &amp; Sheppard 2004; </text:span><text:span text:style-name="T914">Gibbons &amp; Machin 2008</text:span><text:span text:style-name="T614">; </text:span><text:span text:style-name="T611">Brunner et al. 2012;</text:span><text:span text:style-name="T795"> </text:span><text:span text:style-name="T948">Rothwell 2012; </text:span><text:span text:style-name="T954">Harjunen et al. 2018</text:span><text:span text:style-name="T913">). </text:span><text:span text:style-name="T953">For example, a</text:span><text:span text:style-name="T950">cross the 100 largest metropolitan areas in US, the housing costs </text:span><text:span text:style-name="T968">in</text:span><text:span text:style-name="T950"> areas near high-</text:span><text:soft-page-break/><text:span text:style-name="T950">performing public school have been shown to be on average 2.4 times as much as in areas near low-performing </text:span><text:span text:style-name="T951">public </text:span><text:span text:style-name="T950">schools, which </text:span><text:span text:style-name="T951">translates to</text:span><text:span text:style-name="T950"> average home prices </text:span><text:span text:style-name="T951">bein</text:span><text:span text:style-name="T609">g</text:span><text:span text:style-name="T610"> </text:span><text:span text:style-name="T608">$205,000 higher </text:span><text:span text:style-name="T609">near well-performing schools (</text:span><text:span text:style-name="T608">Rothwell 2012)</text:span><text:span text:style-name="T610">.</text:span><text:span text:style-name="T950"> </text:span><text:span text:style-name="T915">The same has been also been discovered inversely: </text:span><text:span text:style-name="T916">free school choice programs </text:span><text:span text:style-name="T917">have been found to reduce residential segregation and enhance the attractiveness and prices of residences located in the vicinity of poorly performing schools (</text:span><text:span text:style-name="T611">Brunner et al. 2012; </text:span><text:span text:style-name="T615">Da</text:span><text:span text:style-name="T917">nielsen et al. 2015). </text:span><text:span text:style-name="T952">According to a common argument </text:span><text:span text:style-name="T958">by school choice advocates</text:span><text:span text:style-name="T952">,</text:span><text:span text:style-name="T942"> free school</text:span><text:span text:style-name="T131"> </text:span><text:span text:style-name="T608">choice can weaken the effects of </text:span><text:span text:style-name="T616">residential</text:span><text:span text:style-name="T608"> segregation on </text:span><text:span text:style-name="T616">educational</text:span><text:span text:style-name="T608"> segregation </text:span><text:span text:style-name="T616">by loosening the link between the schools’ and the neighborhoods’</text:span><text:span text:style-name="T608"> </text:span><text:span text:style-name="T616">social compositions, and by </text:span><text:span text:style-name="T617">allowing</text:span><text:span text:style-name="T608"> more opportunities for residents of </text:span><text:span text:style-name="T620">lower-status </text:span><text:span text:style-name="T608">neighborhoods </text:span><text:span text:style-name="T618">(</text:span><text:span text:style-name="T619">see e.g. Musset 2012</text:span><text:span text:style-name="T618">).</text:span><text:span text:style-name="T132"> </text:span></text:p>
      <text:p text:style-name="P103"/>
      <text:p text:style-name="P109"><text:span text:style-name="T1244">Unfortunately, the free school choice </text:span><text:span text:style-name="T1245">policy </text:span><text:span text:style-name="T1244">does not </text:span><text:span text:style-name="T1245">seem to be able to </text:span><text:span text:style-name="T1244">tackle educational</text:span><text:span text:style-name="T133"> </text:span><text:span text:style-name="T1244">segregation, but actually </text:span><text:span text:style-name="T1245">have</text:span><text:span text:style-name="T1244"> </text:span><text:span text:style-name="T1246">even </text:span><text:span text:style-name="T1245">shown to </text:span><text:span text:style-name="T1244">exacerbate it </text:span><text:span text:style-name="T1247">(</text:span><text:span text:style-name="T1248">Saporito 2003; </text:span><text:span text:style-name="T1249">Musset 2012; </text:span><text:span text:style-name="T1250">Bernelius &amp; Vaattovaara 2016; </text:span><text:span text:style-name="T1247">Hansen &amp; Gustafsson 2016; </text:span><text:span text:style-name="T436">Kosunen et al. 2016</text:span><text:span text:style-name="T1247">)</text:span><text:span text:style-name="T1244">. Th</text:span><text:span text:style-name="T1246">e reason behind this is that </text:span><text:span text:style-name="T1251">active school selection </text:span><text:span text:style-name="T1252">is mostly exercised by </text:span><text:span text:style-name="T1253">advantaged and achievement-oriented</text:span><text:span text:style-name="T1252"> families </text:span><text:span text:style-name="T1249">(Musset 2012)</text:span><text:span text:style-name="T1251">. </text:span><text:span text:style-name="T1254">A large number of studies show, that middle-class families use school choice as a strategy for avoiding </text:span><text:span text:style-name="T1255">disadvantaged peer groups, which </text:span><text:span text:style-name="T1256">means that free school choice actually ends up enhancing the opportunities of the already well-off, while </text:span><text:span text:style-name="T1257">potentially </text:span><text:span text:style-name="T1255">worsen</text:span><text:span text:style-name="T1256">ing</text:span><text:span text:style-name="T1255"> school segregation </text:span><text:span text:style-name="T1257">and </text:span><text:span text:style-name="T1255">harm</text:span><text:span text:style-name="T1257">ing</text:span><text:span text:style-name="T1255"> families of lower socio-economic status (</text:span><text:span text:style-name="T1248">Saporito 2003; </text:span><text:span text:style-name="T1258">Allen 2007;</text:span><text:span text:style-name="T134"> </text:span><text:span text:style-name="T1255">Musset 201</text:span><text:span text:style-name="T437">2</text:span><text:span text:style-name="T438">; </text:span><text:span text:style-name="T439">Malmberg et al. 2014; </text:span><text:span text:style-name="T438">Bernelius &amp; Vaattovaara 2016; </text:span><text:span text:style-name="T436">Kosunen et al. 2016</text:span><text:span text:style-name="T438">). </text:span><text:span text:style-name="T536">While </text:span><text:span text:style-name="T537">expanding </text:span><text:span text:style-name="T536">free school choice policies </text:span><text:span text:style-name="T537">don’t seem to </text:span><text:span text:style-name="T536">provide a shortcut to educational desegregation, </text:span><text:span text:style-name="T537">c</text:span><text:span text:style-name="T538">areful districting may be </text:span><text:span text:style-name="T539">a </text:span><text:span text:style-name="T538">more feasible st</text:span><text:span text:style-name="T540">r</text:span><text:span text:style-name="T538">ategy </text:span><text:span text:style-name="T537">to reduce the perceived quality differences between schools.</text:span></text:p>
      <text:p text:style-name="P13"><text:span text:style-name="T1474">School segregation in </text:span>Helsinki</text:p>
      <text:p text:style-name="P59"><text:span text:style-name="T1476">Finland has a reputation of excellent educational equality, and for a reason: </text:span>the variance in student performance has been <text:span text:style-name="T1473">– and still is – </text:span>low by the international standards. <text:span text:style-name="T1476">P</text:span>recisely, the variance has been more than 15 per cent below the OECD average variance (OECD 2004). Also, the proportion of between-school performance variance <text:soft-page-break/>has been about 10 per cent of the OECD average level, which means that on international standards, the effect of school on individual student’s performance has seemed low <text:span text:style-name="T1475">in the light of PISA studies </text:span>(OECD 2004). The problem with these numbers, though, was that they were based on the results of only a few schools and thus were inadequate to depict the variance of school and student performance inside the Helsinki metropolitan area (Bernelius 2011). While on average the effect of school on individual student’s performance in whole Finland has been around 5–9%, in Helsinki it has been as high as 16–18% (Bernelius 2011).</text:p>
      <text:p text:style-name="P58">The more recent PISA <text:span text:style-name="T1469">studies have shown a drop in Finnish students’ results, and what is most worrying, the bottom decile of schools saw a markedly larger drop in student performance than most of the schools, while some even fell below the OECD average (Kupari et al. 2013; Bernelius &amp; Vaattovaara 2016). At the same time, signs of growing school effects in Helsinki have been foun</text:span><text:span text:style-name="T747">d in </text:span><text:span text:style-name="T748">several</text:span><text:span text:style-name="T747"> studies (Bernelius 2011; B</text:span><text:span text:style-name="T1469">ernelius &amp; Kauppinen 2012; Kuusela 2012; Välijärvi et al. 2015). This has been largely attributed to a growing educational segregation, more specifically the differentiation of student compositions between schools (Bernelius 2011). These differences have been shown to form specifically as a consequence of residential segregation (selective migration) and active school choices by families (Bernelius 2011; Bernelius &amp; Vaattovaara 2016)</text:span></text:p>
      <text:p text:style-name="P60"><text:span text:style-name="T1475">Since 1970s, the city of Helsinki has actively been mixing social socio-spatial patterns by forcing diversification of different housing types in it’s planning of neighborhoods. Part of this policy has been the practice of locating the city’s own affordable housing projects in upscale residential areas. When combined with the fairly even distribution of wealth across the population, these policies has kept the differentiation of neighborhoods’ social compositions on a relatively low</text:span> <text:span text:style-name="T1470">level across Helsinki </text:span>(Bernelius &amp; Vaattovaara 2016). <text:span text:style-name="T1471">Despite of these efforts and low levels of segregation on international standards, ethnic and income differences between neighborhoods have been on a steady growth during the last 20 years (Kortteinen &amp; Vaattovaara 2015; Bernelius &amp; Vaattovaara 2016). More specifically, some neighborhoods have seen a substantial rise in wealth and income, while others have been quite stagnant in terms of </text:span><text:soft-page-break/><text:span text:style-name="T1471">income development (Vilkama et al. 2014). At the same time, the immigrant population has grown significantly and concentrated strongly on certain areas of the city (Vilkama et al. 2014).</text:span></text:p>
      <text:p text:style-name="P61"><text:span text:style-name="T1472">These developments have led to a noticeable spatial concentration of advantage and disadvantage by national standards, creating propitious conditions for growing educational segregation. Studies reveal that the ethnic differentiation among children in Helsinki is greater than ethnic differentiation among the whole population, while the differentiation between schools is even greater than the differentiation among children between residential or school enrollment areas (Riitaoja 2010). According to Vilkama (2011) in certain neighborhoods “the share of the immigrant population is close to 40%, exceeding 50% for school-aged children”. In addition, these neighborhoods cluster close to each other, which also signals about a larger regional pattern. As an example can be mentioned the clustering of schools getting additional financial support (for a challenging operative environment) into the Eastern and Northeastern major districts of Helsinki</text:span><text:span text:style-name="T1356"> (Bernelius 20</text:span><text:span text:style-name="T1357">13</text:span><text:span text:style-name="T1356">). </text:span></text:p>
      <text:p text:style-name="P116"><text:span text:style-name="T673">In Helsinki, r</text:span><text:span text:style-name="T672">esidential segregation is the single most important reason </text:span><text:span text:style-name="T673">for differentiation of student compositions between schools</text:span><text:span text:style-name="T135"> (Bernelius 2013). </text:span><text:span text:style-name="T673">Residential </text:span><text:span text:style-name="T694">spatial patterns are</text:span><text:span text:style-name="T673"> reflected </text:span><text:span text:style-name="T695">quite</text:span><text:span text:style-name="T673"> </text:span><text:span text:style-name="T693">directly</text:span><text:span text:style-name="T673"> on schools because the majority of Helsinki’s school aged children </text:span><text:span text:style-name="T675">attend</text:span><text:span text:style-name="T673"> the school which the</text:span><text:span text:style-name="T674">y are</text:span><text:span text:style-name="T673"> allocated </text:span><text:span text:style-name="T740">to </text:span><text:span text:style-name="T733">by the</text:span><text:span text:style-name="T673"> school districting plan. </text:span><text:span text:style-name="T679">In 2016, a bit over two-thirds of primary school students and nearly half of </text:span><text:span text:style-name="T740">the </text:span><text:span text:style-name="T679">secondary school students in Helsinki attended their </text:span><text:span text:style-name="T673">”proximity school”, i.e. the school they were allocated to by the districting plan </text:span><text:span text:style-name="T135">(Bernelius </text:span><text:span text:style-name="T679">&amp; Vaattovaara </text:span><text:span text:style-name="T135">201</text:span><text:span text:style-name="T679">6</text:span><text:span text:style-name="T135">). </text:span><text:span text:style-name="T686">Residential segregation is </text:span><text:span text:style-name="T696">further </text:span><text:span text:style-name="T686">exacerbated by families making migration choices based on perceived school qualities </text:span><text:span text:style-name="T696">(</text:span><text:span text:style-name="T691">especially the </text:span><text:span text:style-name="T696">assumed </text:span><text:span text:style-name="T691">pupil composition</text:span><text:span text:style-name="T696">).</text:span><text:span text:style-name="T686"> </text:span><text:span text:style-name="T696">The patterns of school rejection are</text:span><text:span text:style-name="T691"> also reflected in housing prices in Helsinki (Harjunen et al. 2018).</text:span><text:span text:style-name="T686"> </text:span><text:span text:style-name="T692">F</text:span><text:span text:style-name="T687">or families with children, </text:span><text:span text:style-name="T692">l</text:span><text:span text:style-name="T687">arge proportion of immigrants </text:span><text:span text:style-name="T691">has been shown to be the</text:span><text:span text:style-name="T687"> major reason to reject a residential area in Helsinki metropolitan area </text:span><text:span text:style-name="T692">(Kuukasjärvi 2013).</text:span></text:p>
      <text:p text:style-name="P119"/>
      <text:p text:style-name="P117"><text:soft-page-break/><text:span text:style-name="T676">Another reason </text:span><text:span text:style-name="T740">behind</text:span><text:span text:style-name="T676"> educational segregation </text:span><text:span text:style-name="T740">in Helsinki </text:span><text:span text:style-name="T676">is the free school choice policy: in Helsinki (and in Finland generally), parents </text:span><text:span text:style-name="T677">are free to apply </text:span><text:span text:style-name="T740">for a place for their child in</text:span><text:span text:style-name="T677"> an</text:span><text:span text:style-name="T678">y school within the municipality borders, and </text:span><text:span text:style-name="T680">in most cases </text:span><text:span text:style-name="T734">a</text:span><text:span text:style-name="T678"> school has to approve </text:span><text:span text:style-name="T734">an</text:span><text:span text:style-name="T678"> application </text:span><text:span text:style-name="T680">if free places exist. </text:span><text:span text:style-name="T689">I</text:span><text:span text:style-name="T681">n Helsinki, </text:span><text:span text:style-name="T689">t</text:span><text:span text:style-name="T681">he school choices have been shown to follow the internationally familiar pattern of middle class </text:span><text:span text:style-name="T740">parents </text:span><text:span text:style-name="T681">avoiding less advantaged peer groups (Bernelius 2013; </text:span><text:span text:style-name="T685">Kuukasjärvi 2013; </text:span><text:span text:style-name="T684">Kosunen 2014; </text:span><text:span text:style-name="T683">Bernelius &amp; Vaattovaara 2016). </text:span><text:span text:style-name="T740">This habit</text:span><text:span text:style-name="T682"> further </text:span><text:span text:style-name="T683">aggravate</text:span><text:span text:style-name="T740">s</text:span><text:span text:style-name="T683"> school segregation</text:span><text:span text:style-name="T682"> </text:span><text:span text:style-name="T683">(Bernelius &amp; Vaattovaara 2016): </text:span><text:span text:style-name="T690">i</text:span><text:span text:style-name="T683">n their 2016 analysis Bernelius &amp; Vaattovaara discovered that school choice produces an independent effect for </text:span><text:span text:style-name="T690">student compositions</text:span><text:span text:style-name="T683"> between schools, </text:span><text:span text:style-name="T741">differentiating them futher from each other</text:span><text:span text:style-name="T683">. </text:span><text:span text:style-name="T688">They found, that “a high percentage of immigrants (R = 0.40) and poorly educated adults (R = 0.30) are particularly statistically significantly linked to the school being rejected in school choices, whereas high income level and a high education level of adults (R= -0.35) are linked to a smaller likelihood of the school being rejected in the choices.” </text:span><text:span text:style-name="T734">According to Kuusela (2006), </text:span><text:span text:style-name="T735">drawing the school districts such that the </text:span><text:span text:style-name="T737">school capacitities would be filled, i.e</text:span><text:span text:style-name="T735"> </text:span><text:span text:style-name="T737">the </text:span><text:span text:style-name="T735">schools </text:span><text:span text:style-name="T736">would </text:span><text:span text:style-name="T737">have minimal amount of extra places for students applying from other districts</text:span><text:span text:style-name="T735">, would be the most effective way to </text:span><text:span text:style-name="T739">control</text:span><text:span text:style-name="T738"> and prevent</text:span><text:span text:style-name="T735"> school segregation alongside with residential planning policies. </text:span></text:p>
      <text:p text:style-name="Heading"><text:span text:style-name="T1474">School districting in </text:span>Helsinki</text:p>
      <text:p text:style-name="P118"><text:span text:style-name="T704">According to </text:span><text:span text:style-name="T698">the </text:span><text:span text:style-name="T705">Finnish</text:span><text:span text:style-name="T698"> Basic Education Act (1998/628), a municipality is obliged to arrange basic education for children living inside its borders, free of charge. Even though private schools exist, they are also funded publicly and </text:span><text:span text:style-name="T706">are </text:span><text:span text:style-name="T698">not allowed to charge tuition fees or other fees. According to the Act’s 6§, the municipality is also obliged to point a school </text:span><text:span text:style-name="T707">for</text:span><text:span text:style-name="T698"> each school-aged children living inside it’s borders </text:span><text:span text:style-name="T707">in a way that the children’s schooltrips become as short and safe as possible.</text:span><text:span text:style-name="T1358"> </text:span><text:span text:style-name="T698">The children have a right to attend th</text:span><text:span text:style-name="T708">e </text:span><text:span text:style-name="T709">exact</text:span><text:span text:style-name="T710"> school they are </text:span><text:span text:style-name="T698">pointed to. </text:span><text:span text:style-name="T711">Alternatively, a child has a right to attend another appropriate school pointed by the municipality, if (s)he wants to study a language that is not offered in the closest school’s curriculum.</text:span></text:p>
      <text:p text:style-name="P120"/>
      <text:p text:style-name="P115"><text:soft-page-break/><text:span text:style-name="T698">I</text:span><text:span text:style-name="T699">n Helsinki </text:span><text:span text:style-name="T703">and other municipalities</text:span><text:span text:style-name="T699"> the local </text:span><text:span text:style-name="T702">E</text:span><text:span text:style-name="T699">ducation </text:span><text:span text:style-name="T702">C</text:span><text:span text:style-name="T699">ommittee </text:span><text:span text:style-name="T700">defines the principles, regarding student intake and attendance planning, </text:span><text:span text:style-name="T701">that are not stated in the law</text:span> <text:span text:style-name="T135">(</text:span><text:span text:style-name="T744">see e.g. </text:span><text:span text:style-name="T135">Helsin</text:span><text:span text:style-name="T742">ki’s E</text:span><text:span text:style-name="T135">ducational </text:span><text:span text:style-name="T743">A</text:span><text:span text:style-name="T135">dministration’s </text:span><text:span text:style-name="T743">R</text:span><text:span text:style-name="T135">ules of </text:span><text:span text:style-name="T743">P</text:span><text:span text:style-name="T135">rocedure 2014, 5 §). </text:span><text:span text:style-name="T742">These principles include, </text:span><text:span text:style-name="T745">for example,</text:span><text:span text:style-name="T742"> the </text:span><text:span text:style-name="T746">rules for </text:span><text:span text:style-name="T742">setting school-specific student capacities for students starting their first grade, and creating a school districting plan according to which the first graders are allocated to specific schools. According to the Rules of Procedure 2014, the capacity-setting is done in order to guarantee regionally and educationally balanced development. </text:span></text:p>
      <text:p text:style-name="Text_20_body">Helsinki has long been working for improving the equality of education, both by careful school district drawing and directing targeted funding for schools located in less advantaged areas. The schools receiving additional targeted funding are defined based on an index of Positive Discrimination, which is calculated based on a school catchment area’s social features and features of the school’s student base. These features include share of population with immigrant background (measured as the percentage of nonnative Finnish or Swedish speakers attending the school), average level of parental education (the percentage of adults without education past basic schooling in the catchment area), average income level (household’s average income in the catchment area), and popularity of the school (number of students rejecting the school compared to the number of students attending the school but living in some other school’s catchment area) (Silliman 2017). The targeted funding policy have turned out to have a large positive impact on low-performing native students and students of immigrant backgrounds (Silliman 2017). More specifically, according to Silliman, “native students are 3 percentage points less likely to drop out of education after middle school and that students from an immigrant background are both 6 percentage points less likely to drop out of education as well as 7 percentage points more likely to attend the academic track of upper-secondary school as a result of the <text:s/>[positive discrimination] policy”.</text:p>
      <text:p text:style-name="P128"><text:span text:style-name="T177">Despite of </text:span><text:span text:style-name="T178">the </text:span><text:span text:style-name="T184">promising</text:span><text:span text:style-name="T178"> effect</text:span><text:span text:style-name="T183">s</text:span><text:span text:style-name="T178"> of </text:span><text:span text:style-name="T185">the </text:span><text:span text:style-name="T178">positive discrimination policy, the </text:span><text:span text:style-name="T179">differences between school districts and schools’ social compositions remain large in Helsinki. </text:span><text:span text:style-name="T180">While targeted funding may weaken the effects of school segregation on students, </text:span><text:span text:style-name="T181">its </text:span><text:soft-page-break/><text:span text:style-name="T181">effectiveness in preventing or reversing school segregation has not been proved. <text:s/></text:span><text:span text:style-name="T186">Instead,</text:span><text:span text:style-name="T182"> redrawing school districts</text:span><text:span text:style-name="T180"> </text:span><text:span text:style-name="T182">can have an instant effect on the </text:span><text:span text:style-name="T187">student composition differences </text:span><text:span text:style-name="T188">between schools</text:span><text:span text:style-name="T182">. On the other hand, ine</text:span><text:span text:style-name="T171">quality of educational outputs may require inequality of inputs </text:span><text:span text:style-name="T172">even, when the school districts are drawn as carefully as possible regarding student compositions. </text:span><text:span text:style-name="T173">Careful district planning and targeted funding are not mutually exclusive, but rather complementary strategies in the prevention of school segregation, </text:span><text:span text:style-name="T190">as t</text:span><text:span text:style-name="T174">he benefits from exposure to diversity </text:span><text:span text:style-name="T175">remain</text:span><text:span text:style-name="T176"> </text:span><text:span text:style-name="T189">significant.</text:span></text:p>
      <text:h text:style-name="P151" text:outline-level="2"><text:bookmark-start text:name="__RefHeading___Toc3479_750712337"/>2.<text:span text:style-name="T1468">4</text:span> <text:span text:style-name="T1336">Districting algorithms: history and current state</text:span><text:bookmark-end text:name="__RefHeading___Toc3479_750712337"/></text:h>
      <text:p text:style-name="P10">Districting: <text:span text:style-name="T1338">exact problem definition in mathematical terms</text:span></text:p>
      <text:p text:style-name="P27"><text:span text:style-name="T1337">Districting problem is a close relative of more widely known clustering problem, and they share the same basic constraints. Clu</text:span><text:span text:style-name="T898">stering </text:span><text:span text:style-name="T899">means </text:span><text:span text:style-name="T898">the identification of natural groups in an environment, usually refer</text:span><text:span text:style-name="T899">ring</text:span><text:span text:style-name="T898"> to groups of objects that are similar to each other and different from others in </text:span><text:span text:style-name="T899">some specified terms</text:span><text:span text:style-name="T1129"> (Naderi &amp; Kilic 2016). On the contrary, districting can represent either a partition of space to as homogeneous groups as possible (like is usually the case in electoral districting and school districting) or to “natural groups” that are internally homogeneous and externally heterogeneous in the specified measure (like in land use planning and landscape classification).</text:span></text:p>
      <text:p text:style-name="P27"><text:span text:style-name="T1155">Ba</text:span><text:span text:style-name="T811">ç</text:span><text:span text:style-name="T1156">ã</text:span><text:span text:style-name="T1155">o </text:span><text:span text:style-name="T1156">et al. </text:span><text:span text:style-name="T1131">give </text:span><text:span text:style-name="T1143">the</text:span><text:span text:style-name="T1131"> following </text:span><text:span text:style-name="T1143">definition</text:span><text:span text:style-name="T1131"> of th</text:span><text:span text:style-name="T1144">e </text:span><text:span text:style-name="T1147">shared</text:span><text:span text:style-name="T1144"> constraints </text:span><text:span text:style-name="T1131">in their 2005 article </text:span><text:span text:style-name="T1132">Applying genetic algorithms to zone design</text:span><text:span text:style-name="T1134">.</text:span><text:span text:style-name="T121"> </text:span><text:span text:style-name="T149">Let </text:span><text:span text:style-name="T150">X </text:span><text:span text:style-name="T156">= {x</text:span><text:span text:style-name="T358">1</text:span><text:span text:style-name="T360">, x</text:span><text:span text:style-name="T358">2</text:span><text:span text:style-name="T360">, …, x</text:span><text:span text:style-name="T358">n</text:span><text:span text:style-name="T360">}</text:span><text:span text:style-name="T149"> be a set of small, basic geographic units. Let’s the assume that there are </text:span><text:span text:style-name="T150">k </text:span><text:span text:style-name="T149">zones/</text:span><text:span text:style-name="T192">clusters</text:span><text:span text:style-name="T149">, and </text:span><text:span text:style-name="T191">that the</text:span><text:span text:style-name="T149"> zone/</text:span><text:span text:style-name="T192">cluster</text:span><text:span text:style-name="T149"> </text:span><text:span text:style-name="T150">Z</text:span><text:span text:style-name="T359">i</text:span><text:span text:style-name="T364"> </text:span><text:span text:style-name="T365">i</text:span><text:span text:style-name="T364">s </text:span><text:span text:style-name="T365">a subset of </text:span><text:span text:style-name="T366">X</text:span><text:span text:style-name="T361">. </text:span><text:span text:style-name="T362">Now the following rules apply for both clustering and zoning </text:span><text:span text:style-name="T363">problem</text:span><text:span text:style-name="T362">:</text:span></text:p>
      <text:p text:style-name="P22"><text:span text:style-name="T149">1. </text:span><text:span text:style-name="T150">Z</text:span><text:span text:style-name="T359">i</text:span><text:span text:style-name="T364"> </text:span><text:span text:style-name="T799">≠ </text:span><text:span text:style-name="T800">{} for</text:span><text:span text:style-name="T801"> i </text:span><text:span text:style-name="T800">= 1, 2, …, </text:span><text:span text:style-name="T801">k</text:span><text:span text:style-name="T802">, which means that all of </text:span><text:span text:style-name="T367">the clusters/zones are nonempty sets,</text:span></text:p>
      <text:p text:style-name="P17"><text:span text:style-name="T1325">2. </text:span><text:span text:style-name="T814">Z</text:span><text:span text:style-name="T988">i</text:span><text:span text:style-name="T987"> </text:span><text:span text:style-name="T806">∩</text:span><text:span text:style-name="T993"> </text:span><text:span text:style-name="T996">Z</text:span><text:span text:style-name="T989">j</text:span><text:span text:style-name="T993"> </text:span><text:span text:style-name="T994">= {} for </text:span><text:span text:style-name="T995">i</text:span><text:span text:style-name="T996"> </text:span><text:span text:style-name="T806">≠ </text:span><text:span text:style-name="T808">j</text:span><text:span text:style-name="T807">, which means that intersections of the sets are always empty (</text:span><text:span text:style-name="T1129">non of the zones/clusters are overlapping, so each </text:span><text:span text:style-name="T973">x</text:span><text:span text:style-name="T991">n</text:span><text:span text:style-name="T997"> </text:span><text:span text:style-name="T998">can belong to only one </text:span><text:span text:style-name="T999">Z</text:span><text:span text:style-name="T990">i</text:span><text:span text:style-name="T1129">), </text:span></text:p>
      <text:p text:style-name="P42"><text:soft-page-break/><text:span text:style-name="T1325">3.</text:span><text:span text:style-name="T1325"><draw:frame draw:style-name="fr1" draw:name="Object1" text:anchor-type="as-char" svg:y="-0.2591in" svg:width="0.7717in" svg:height="0.4047in" draw:z-index="0"><draw:object xlink:href="./Object 1" xlink:type="simple" xlink:show="embed" xlink:actuate="onLoad"/><draw:image xlink:href="./ObjectReplacements/Object 1" xlink:type="simple" xlink:show="embed" xlink:actuate="onLoad"/></draw:frame></text:span><text:span text:style-name="T1325">meaning that together the clusters contain all of the geographic units in set </text:span><text:span text:style-name="T971">X</text:span><text:span text:style-name="T888"> and nothing else</text:span><text:span text:style-name="T1129">.</text:span></text:p>
      <text:p text:style-name="P25"><text:span text:style-name="T1204">In </text:span><text:span text:style-name="T1269">general </text:span><text:span text:style-name="T1268">districting </text:span><text:span text:style-name="T1269">problems</text:span><text:span text:style-name="T1129">, at least the following two constraints (or objectives depending on the problem definition) are generally required in addition: contiguity and some degree of geographical compactnes</text:span>s (<text:span text:style-name="T1001">Niemi et al. 1978;</text:span><text:span text:style-name="T561"> </text:span><text:span text:style-name="T263">Williams 1995; </text:span><text:span text:style-name="T197">Ba</text:span><text:span text:style-name="T803">ç</text:span><text:span text:style-name="T198">ã</text:span><text:span text:style-name="T197">o </text:span><text:span text:style-name="T198">et al. 2005; </text:span><text:span text:style-name="T266">Ricca et al. 2013; </text:span><text:span text:style-name="T265">Rincon-Garcia et al. 2017;</text:span><text:span text:style-name="T263"> </text:span><text:span text:style-name="T264">Vanneschi et al. 2017</text:span><text:span text:style-name="T140">). </text:span><text:span text:style-name="T141">Contiguity means that all geographical units belonging to a zone must share a border with another unit in the same zone </text:span><text:span text:style-name="T142">in a way</text:span><text:span text:style-name="T141"> that </text:span><text:span text:style-name="T193">allows traveling from any point inside the zone to an</text:span><text:span text:style-name="T194">y </text:span><text:span text:style-name="T193">other </text:span><text:span text:style-name="T194">point in the zone </text:span><text:span text:style-name="T193">without leaving it </text:span><text:span text:style-name="T194">on the way</text:span><text:span text:style-name="T193"> (Williams 1995)</text:span><text:span text:style-name="T142">. </text:span><text:span text:style-name="T143">This rule ensures that the zones don’t become</text:span><text:span text:style-name="T144"> disconnected and </text:span><text:span text:style-name="T143">scattered, </text:span><text:span text:style-name="T144">and that they </text:span><text:span text:style-name="T195">feel intuitive, </text:span><text:span text:style-name="T269">justified</text:span><text:span text:style-name="T195"> </text:span><text:span text:style-name="T269">and unbiased</text:span><text:span text:style-name="T195"> from the citizen’s perspective (Williams 1995)</text:span><text:span text:style-name="T144">. </text:span><text:span text:style-name="T145">Geographical </text:span><text:span text:style-name="T1175">compactness means that a zone’s perimeter may not grow too much in relation to its area. </text:span><text:span text:style-name="T145">This simplifies the </text:span><text:span text:style-name="T146">forms the zones can take, as the more complex </text:span><text:span text:style-name="T196">thin, meandering</text:span><text:span text:style-name="T146"> tentacle-formations are not possible. </text:span><text:span text:style-name="T147">As in the previous constraint, the aim of this is to make </text:span><text:span text:style-name="T148">the zones more </text:span><text:span text:style-name="T251">politically and publicly acceptable </text:span><text:span text:style-name="T252">by mak</text:span><text:span text:style-name="T262">ing</text:span><text:span text:style-name="T252"> them seem less biased </text:span><text:span text:style-name="T297">and</text:span><text:span text:style-name="T253"> </text:span><text:span text:style-name="T267">politically </text:span><text:span text:style-name="T253">manufactured</text:span><text:span text:style-name="T196">.</text:span></text:p>
      <text:p text:style-name="P26"><text:span text:style-name="T227">Districting, </text:span><text:span text:style-name="T268">just like clustering,</text:span><text:span text:style-name="T227"> is a discrete problem</text:span><text:span text:style-name="T231"> in a sense that the search space is not continuous but divided into discrete </text:span><text:span text:style-name="T152">base </text:span><text:span text:style-name="T153">units</text:span><text:span text:style-name="T231">, which makes the problem finite and theoretically solvable </text:span><text:span text:style-name="T243">(Williams 1995)</text:span><text:span text:style-name="T231">. </text:span><text:span text:style-name="T234">It’s also a</text:span><text:span text:style-name="T232"> </text:span><text:span text:style-name="T249">NP-complete </text:span><text:span text:style-name="T232">combinatorial problem </text:span><text:span text:style-name="T230">with</text:span><text:span text:style-name="T229"> a </text:span><text:span text:style-name="T230">solution space that</text:span><text:span text:style-name="T229"> grow</text:span><text:span text:style-name="T230">s </text:span><text:span text:style-name="T229">very rapidly </text:span><text:span text:style-name="T230">as the </text:span><text:span text:style-name="T240">number </text:span><text:span text:style-name="T232">of districts and their base units increase: </text:span><text:span text:style-name="T239">the </text:span><text:span text:style-name="T240">amount</text:span><text:span text:style-name="T239"> of possible solutions grows both as a function of the number of </text:span><text:span text:style-name="T241">base unit</text:span><text:span text:style-name="T239">s </text:span><text:span text:style-name="T241">in the model -</text:span><text:span text:style-name="T239"> and to a more limited extent - as a function of the number of districts being </text:span><text:span text:style-name="T241">formed </text:span><text:span text:style-name="T248">(</text:span><text:span text:style-name="T249">Browdy 1990; </text:span><text:span text:style-name="T248">Altman 1997)</text:span><text:span text:style-name="T239">. <text:s/>The time ne</text:span><text:span text:style-name="T242">eded</text:span><text:span text:style-name="T239"> to </text:span><text:span text:style-name="T242">find a</text:span><text:span text:style-name="T239"> </text:span><text:span text:style-name="T242">solution </text:span><text:span text:style-name="T244">to a </text:span><text:span text:style-name="T239">districting </text:span><text:span text:style-name="T244">problem</text:span><text:span text:style-name="T239"> grows exponentially as a factor of both districts and </text:span><text:span text:style-name="T242">geographic base units, </text:span><text:span text:style-name="T254">which makes the problem computationally intractable</text:span><text:span text:style-name="T242"> </text:span><text:span text:style-name="T240">(Altman 1997; </text:span><text:span text:style-name="T254">Liu et al. 2016</text:span><text:span text:style-name="T240">).</text:span><text:span text:style-name="T239"> </text:span><text:span text:style-name="T233">Usually the real-world problems that would benefit from automated districting are so large and multidimensional that explicitly enumerating all the possible solutions becomes extremely difficult if not impossible </text:span><text:span text:style-name="T332">(</text:span><text:span text:style-name="T333">Williams 1995; </text:span><text:span text:style-name="T334">Altman 1997; </text:span><text:span text:style-name="T332">Ba</text:span><text:span text:style-name="T804">ç</text:span><text:span text:style-name="T335">ã</text:span><text:span text:style-name="T336">o </text:span><text:span text:style-name="T335">et al. 2005</text:span><text:span text:style-name="T331">)</text:span><text:span text:style-name="T233">. </text:span></text:p>
      <text:p text:style-name="P33"><text:soft-page-break/><text:span text:style-name="T221">S</text:span><text:span text:style-name="T139">ome exact optimization algorithms have been proposed for solving the districting problem </text:span><text:span text:style-name="T223">(for example Garfinkel &amp; Nemhauser 1970, </text:span><text:span text:style-name="T246">Caro et al. 2004</text:span><text:span text:style-name="T223">). </text:span><text:span text:style-name="T225">Unlike heuristic methods, that only go through a fraction of all the possible solutions, exact methods are ex</text:span><text:span text:style-name="T226">haustive</text:span><text:span text:style-name="T225"> in the sense that they search the whole search space and end up in the </text:span><text:span text:style-name="T230">provabl</text:span><text:span text:style-name="T225">y optimal solution.</text:span><text:span text:style-name="T139"> </text:span><text:span text:style-name="T235">D</text:span><text:span text:style-name="T223">ue to the size of the real-world problems’ </text:span><text:span text:style-name="T228">solution space</text:span><text:span text:style-name="T223">, they have either shown to be infeasible or applicable to only small or medium-sized problems </text:span><text:span text:style-name="T224">(</text:span><text:span text:style-name="T250">Browdy 1990; </text:span><text:span text:style-name="T224">Williams 1995; </text:span><text:span text:style-name="T332">Ba</text:span><text:span text:style-name="T804">ç</text:span><text:span text:style-name="T335">ã</text:span><text:span text:style-name="T336">o </text:span><text:span text:style-name="T335">et al. 2005</text:span><text:span text:style-name="T224">)</text:span><text:span text:style-name="T223">. </text:span><text:span text:style-name="T236">Although heuristic methods cannot guarantee finding the absolute optimal solution to a districting problem, </text:span><text:span text:style-name="T237">they have been able to offer largely better partitions than </text:span><text:span text:style-name="T238">non-automated methods already for decades</text:span><text:span text:style-name="T1149"> (</text:span><text:span text:style-name="T1148">Browdy 1990; </text:span><text:span text:style-name="T1149">Williams 1995, </text:span><text:span text:style-name="T1150">D’Amico et al. 2002; </text:span><text:span text:style-name="T1151">Bozkaya et al. 2003; </text:span><text:span text:style-name="T1152">Caro et al. 2004; </text:span><text:span text:style-name="T1153">desJardins et al. 2007</text:span><text:span text:style-name="T1149">). </text:span><text:span text:style-name="T1145">As Altman (1997) notes, “</text:span><text:span text:style-name="T1133">political solutions may not require the precision that theory demands</text:span><text:span text:style-name="T1145">.”</text:span></text:p>
      <text:p text:style-name="P14">Early districting algorithms</text:p>
      <text:p text:style-name="P24"><text:span text:style-name="T1326">The idea of using an algorithmic approach in districting dates back to 1961, when William Vickrey suggested in his article </text:span><text:span text:style-name="T974">On prevention of gerrymandering</text:span><text:span text:style-name="T889"> </text:span><text:span text:style-name="T890">that “the human element must be removed as completely as possible from the redistricting process. In part, this means that the process should be completely mechanical, so that once set up, there is no room at all for human choice” </text:span><text:span text:style-name="T891">(Vickrey 1961)</text:span><text:span text:style-name="T890">.</text:span><text:span text:style-name="T1326"> Just a few years later in 1963, Weaver &amp; Hess developed the first heuristic procedure for redistricting electoral districts in FORTRAN. Their procedure aimed to maximize compactness while forming districts close to equal in population size (</text:span><text:span text:style-name="T193">Williams 1995, </text:span><text:span text:style-name="T1326">Weaver &amp; Hess 1963). Their heuristic is a local search algorithm that iteratively improves the created partition and stops when it’s overall compactness stops improving. To avoid getting stuck to a bad local optimum, the algorithm is rerun with different “initial guesses” that work as a seed for the partition and represent the centroids of the districts. The initial guesses are formed based on the researchers’ subjective insight (Weaver &amp; Hess 1963). </text:span></text:p>
      <text:p text:style-name="P53"><text:span text:style-name="T1327">After </text:span>Weaver &amp; Hess, <text:span text:style-name="T1327">numerous different heuristics have been developed and proposed for the zone design problem in different fields. Williams (1995) and </text:span><text:span text:style-name="T197">Ba</text:span><text:span text:style-name="T803">ç</text:span><text:span text:style-name="T198">ã</text:span><text:span text:style-name="T197">o, </text:span><text:span text:style-name="T200">Lobo and </text:span><text:soft-page-break/><text:span text:style-name="T200">Painho</text:span><text:span text:style-name="T197"> </text:span><text:span text:style-name="T199">(2005) </text:span><text:span text:style-name="T201">divide these</text:span><text:span text:style-name="T210"> </text:span><text:span text:style-name="T211">methodology proposals</text:span><text:span text:style-name="T201"> into three categories based on their approach: </text:span><text:span text:style-name="T203">in </text:span><text:span text:style-name="T201">the first </text:span><text:span text:style-name="T203">the </text:span><text:span text:style-name="T201">individual districts </text:span><text:span text:style-name="T203">are built </text:span><text:span text:style-name="T201">one by one and then aggregate</text:span><text:span text:style-name="T203">d </text:span><text:span text:style-name="T202">to f</text:span><text:span text:style-name="T201">o</text:span><text:span text:style-name="T202">rm</text:span><text:span text:style-name="T201"> a plan. </text:span><text:span text:style-name="T203">In t</text:span><text:span text:style-name="T202">he second approach, </text:span><text:span text:style-name="T203">the districts/zone</text:span><text:span text:style-name="T204">s</text:span><text:span text:style-name="T203"> are formed by simultaneously </text:span><text:span text:style-name="T205">assigning the base geographic units to predefined district cent</text:span><text:span text:style-name="T206">ers. </text:span><text:span text:style-name="T207">In the third </text:span><text:span text:style-name="T208">approach, an existing plan is modified by swapping base geographic units between the districts </text:span><text:span text:style-name="T247">(local search methods)</text:span><text:span text:style-name="T208">. </text:span><text:span text:style-name="T209">According to Williams (1995) these approaches tend to have the following drawbacks: </text:span><text:span text:style-name="T212">the first may not succeed in forming districts that fit well together, </text:span><text:span text:style-name="T213">and may leave problematic or infeasible enclaves. </text:span><text:span text:style-name="T214">The second approach, on the other hand, while avoiding the problems of the first, may be unable to </text:span><text:span text:style-name="T215">ensure that any </text:span><text:span text:style-name="T216">particular district will meet particular criteria, since the optimization function operates on the plan-level rather than on the district-level. </text:span><text:span text:style-name="T217">The </text:span><text:span text:style-name="T218">t</text:span><text:span text:style-name="T217">hird approach, </text:span><text:span text:style-name="T222">as </text:span><text:span text:style-name="T217">Williams notes, may be politically most feasible since </text:span><text:span text:style-name="T219">it only </text:span><text:span text:style-name="T151">improves</text:span><text:span text:style-name="T219"> the existing plan by some measure, and the deviation from the original plan can be minimized. </text:span><text:span text:style-name="T220">This, on the other hand, may generate </text:span><text:span text:style-name="T245">path-dependent,</text:span><text:span text:style-name="T220"> locally optimal </text:span><text:span text:style-name="T221">solution</text:span><text:span text:style-name="T220">s that only marginally improve the original </text:span><text:span text:style-name="T221">plan.</text:span></text:p>
      <text:p text:style-name="P12"><text:span text:style-name="T1340">R</text:span><text:span text:style-name="T1339">ecent and current approaches</text:span></text:p>
      <text:p text:style-name="P30"><text:span text:style-name="T298">After 1995, many new approaches have been adopted and proposed </text:span><text:span text:style-name="T299">for</text:span><text:span text:style-name="T298"> solving the problem. </text:span><text:span text:style-name="T300">A good review of the</text:span><text:span text:style-name="T301">se</text:span><text:span text:style-name="T300"> more recent </text:span><text:span text:style-name="T302">districting algorithms are given in Ricca, </text:span><text:span text:style-name="T303">Scozzari &amp; Simeone’s</text:span><text:span text:style-name="T302"> </text:span><text:span text:style-name="T303">meta-analysis from </text:span><text:span text:style-name="T302">2013. </text:span><text:span text:style-name="T304">Some of the most interesting approaches include </text:span><text:span text:style-name="T303">e</text:span><text:span text:style-name="T305">volutionary</text:span><text:span text:style-name="T298"> algorithm</text:span><text:span text:style-name="T305">s</text:span><text:span text:style-name="T298"> </text:span><text:span text:style-name="T306">(</text:span><text:span text:style-name="T307">like </text:span><text:span text:style-name="T298">genetic algorithm, </text:span><text:span text:style-name="T307">see </text:span><text:span text:style-name="T332">Ba</text:span><text:span text:style-name="T804">ç</text:span><text:span text:style-name="T335">ã</text:span><text:span text:style-name="T336">o </text:span><text:span text:style-name="T335">et al. 2005; </text:span><text:span text:style-name="T337">Liu et al. 2016</text:span><text:span text:style-name="T338">)</text:span><text:span text:style-name="T298">, </text:span><text:span text:style-name="T308">tabu search (a version of local search, e.g. Bozkaya et al. 2003; </text:span><text:span text:style-name="T309">Ricca &amp; Simeone 2008</text:span><text:span text:style-name="T308">)</text:span><text:span text:style-name="T298">, </text:span><text:span text:style-name="T310">Lagrangian relaxation </text:span><text:span text:style-name="T311">combined with local search, network modeling </text:span><text:span text:style-name="T312">or fuzzy zoning</text:span><text:span text:style-name="T311"> (e.g. Hojati 1996; </text:span><text:span text:style-name="T312">Naderi &amp; Kilic 2016</text:span><text:span text:style-name="T311">)</text:span><text:span text:style-name="T310">, </text:span><text:span text:style-name="T313">graph partitioning</text:span><text:span text:style-name="T314"> models </text:span><text:span text:style-name="T315">(Park et al. 2000), </text:span><text:span text:style-name="T255">a discrete adaptation of artificial bee colony (DABC) and discrete method of musical composition</text:span><text:span text:style-name="T298"> </text:span><text:span text:style-name="T255">(DMMC) </text:span><text:span text:style-name="T316">(</text:span><text:span text:style-name="T255">Rincon-Garcia et al. 2017</text:span><text:span text:style-name="T316">)</text:span><text:span text:style-name="T255">, </text:span><text:span text:style-name="T317">etc. Also the above-mentioned approaches have been modified to address </text:span><text:span text:style-name="T318">most of</text:span><text:span text:style-name="T317"> </text:span><text:span text:style-name="T319">the </text:span><text:span text:style-name="T320">inevitable </text:span><text:span text:style-name="T317">criticism </text:span><text:span text:style-name="T320">and issues </text:span><text:span text:style-name="T321">raised on the earlier implementations</text:span><text:span text:style-name="T317">. </text:span><text:span text:style-name="T322">Many of the more feasible methods combine </text:span><text:span text:style-name="T247">local search </text:span><text:span text:style-name="T323">with other approaches, in order to fix optimized but infeasible solutions </text:span><text:span text:style-name="T324">with post-processing </text:span><text:span text:style-name="T323">(</text:span><text:span text:style-name="T324">Bozkaya et al. 2003). </text:span><text:span text:style-name="T325">Already </text:span><text:span text:style-name="T326">at</text:span><text:span text:style-name="T325"> the beginning of the millen</text:span><text:span text:style-name="T326">n</text:span><text:span text:style-name="T325">ium</text:span><text:span text:style-name="T327">, several m</text:span><text:span text:style-name="T328">etaheuristics such as simulated annealing, tabu </text:span><text:soft-page-break/><text:span text:style-name="T328">search and genetic algorithms, ha</text:span><text:span text:style-name="T325">d</text:span><text:span text:style-name="T327"> shown to be</text:span><text:span text:style-name="T328"> successful in </text:span><text:span text:style-name="T327">fi</text:span><text:span text:style-name="T328">nding reasonably good solutions for many combinatorial optimization problems </text:span><text:span text:style-name="T325">(D’Amico et al. 2002; </text:span><text:span text:style-name="T340">Vanneschi et al. 2017).</text:span></text:p>
      <text:p text:style-name="P16">Some <text:span text:style-name="T1342">c</text:span>hallenges, however, still remain. Some of the <text:span text:style-name="T1343">seemingly </text:span>well-performing newer models are computationally too <text:span text:style-name="T1341">heavy to be applicable on most of the real-life problems (e.g. Minimum Cost Centered Partition Problem, see Ricca et al. 2013, or graph partitioning, see Vanneschi et al. 2017), some struggle with the objective function formulation, balancing criteria and result quality (for example many genetic algorithm implementations are not able to guarantee contiguity, see e.g. Ricca et al. 2013), some require extensive manual post-processing to guarantee the meeting of some requirements, and even of the very promising methods most are only tested on a single, relatively small and specific case (Ricca et al. 2013). All in all, despite of great advancements in the field, there has been no miracle invention that would work flawlessly on all districting problems. All methods tend to lead to solutions that largely depend on the algorithm implementation, objective function encoding and the solution seed (the initial starting point), and are not very easily generalized and applied to other districting problems. Still, interest in the automation is keen, and new models are suggested frequently. As the computational technologies advance, more systematic development and research is needed.</text:span></text:p>
      <text:p text:style-name="P11"><text:span text:style-name="T819">S</text:span><text:span text:style-name="T813">chool districting </text:span><text:span text:style-name="T838">models</text:span></text:p>
      <text:p text:style-name="P18"><text:span text:style-name="T817">School district plan optimization</text:span><text:span text:style-name="T815"> </text:span><text:span text:style-name="T817">for</text:span><text:span text:style-name="T815"> racial</text:span><text:span text:style-name="T817">ly</text:span><text:span text:style-name="T815"> balanc</text:span><text:span text:style-name="T817">ing</text:span><text:span text:style-name="T815"> </text:span><text:span text:style-name="T818">the student compositions </text:span><text:span text:style-name="T815">and <text:s/></text:span><text:span text:style-name="T818">for </text:span><text:span text:style-name="T815">low</text:span><text:span text:style-name="T817">ering the</text:span><text:span text:style-name="T815"> </text:span><text:span text:style-name="T818">overall </text:span><text:span text:style-name="T815">cost</text:span><text:span text:style-name="T817"> of</text:span><text:span text:style-name="T815"> transportation </text:span><text:span text:style-name="T817">(f.ex. school busing costs) </text:span><text:span text:style-name="T815">has a long </text:span><text:span text:style-name="T818">reaching </text:span><text:span text:style-name="T815">history </text:span><text:span text:style-name="T818">as well </text:span><text:span text:style-name="T813">(</text:span><text:span text:style-name="T816">Caro et al. 2004, </text:span><text:span text:style-name="T813">Bouzarth et al. 2018), </text:span><text:span text:style-name="T820">but in the history of districting automation largely dominated by electoral districting </text:span><text:span text:style-name="T822">research</text:span><text:span text:style-name="T820"> it’s barely an offshoot</text:span><text:span text:style-name="T813">. </text:span><text:span text:style-name="T834">This may be due to it’s local nature – w</text:span><text:span text:style-name="T821">hile electoral districting is done on the state-level, school districting is largely done on the municipality/</text:span><text:span text:style-name="T833">city </text:span><text:span text:style-name="T821">level </text:span><text:span text:style-name="T834">with </text:span><text:span text:style-name="T821">less resources and less </text:span><text:span text:style-name="T834">political and public interest</text:span><text:span text:style-name="T821">.</text:span><text:span text:style-name="T834"> </text:span><text:span text:style-name="T835">The existing s</text:span><text:span text:style-name="T836">chool districting papers largely refer to electoral districting automation studies </text:span><text:span text:style-name="T823">(e.g. desJardins et al. 2007) or to school districting models created before 1990s </text:span><text:span text:style-name="T824">(e.g. Bouzarh et al. 2018). </text:span><text:span text:style-name="T825">As Caro et al. </text:span><text:soft-page-break/><text:span text:style-name="T837">(</text:span><text:span text:style-name="T825">2004</text:span><text:span text:style-name="T837">)</text:span><text:span text:style-name="T825"> note in their </text:span><text:span text:style-name="T839">districting method</text:span><text:span text:style-name="T826"> </text:span><text:span text:style-name="T825">review, </text:span><text:span text:style-name="T826">the attempts to automatically create school districtin</text:span><text:span text:style-name="T829">g</text:span><text:span text:style-name="T826"> plans have been </text:span><text:span text:style-name="T831">in</text:span><text:span text:style-name="T830"> a decline after 1980’s. </text:span><text:span text:style-name="T835">At the same time, </text:span><text:span text:style-name="T827">electoral and other districting models have been developed</text:span><text:span text:style-name="T828"> </text:span><text:span text:style-name="T832">quite continuously. </text:span></text:p>
      <text:p text:style-name="P112"><text:span text:style-name="T270">Most of t</text:span><text:span text:style-name="T271">he </text:span><text:span text:style-name="T272">earlier</text:span><text:span text:style-name="T271"> school di</text:span><text:span text:style-name="T273">s</text:span><text:span text:style-name="T271">trict optimization models</text:span><text:span text:style-name="T274"> consider a </text:span><text:span text:style-name="T275">linear, </text:span><text:span text:style-name="T274">single attribute objective function </text:span><text:span text:style-name="T276">(for example </text:span><text:span text:style-name="T277">minimizing total </text:span><text:span text:style-name="T276">busing distances to schools)</text:span><text:span text:style-name="T274">, </text:span><text:span text:style-name="T278">while </text:span><text:span text:style-name="T273">the</text:span><text:span text:style-name="T279"> </text:span><text:span text:style-name="T278">other objectives </text:span><text:span text:style-name="T280">(like not exceeding school capacities)</text:span><text:span text:style-name="T278"> are constrained to fall within some acceptable range</text:span><text:span text:style-name="T274"> </text:span><text:span text:style-name="T281">(</text:span><text:span text:style-name="T282">Caro et al. 2004, </text:span><text:span text:style-name="T281">Bouzarth et al. 2018</text:span><text:span text:style-name="T283">). </text:span><text:span text:style-name="T294">Also goal programming approaches </text:span><text:span text:style-name="T283">(extension of </text:span><text:span text:style-name="T294">linear programming</text:span><text:span text:style-name="T283"> that permits more than one objective to be </text:span><text:span text:style-name="T294">integrated in the model) have been adopted </text:span><text:span text:style-name="T295">(</text:span><text:span text:style-name="T296">Malczewski &amp; Jackson 2000; </text:span><text:span text:style-name="T281">Bouzarth et al. 2018</text:span><text:span text:style-name="T295">).</text:span><text:span text:style-name="T283"> </text:span><text:span text:style-name="T275">According to Caro et al. (2004), m</text:span><text:span text:style-name="T295">ost</text:span><text:span text:style-name="T275"> of the previously done research </text:span><text:span text:style-name="T284">achieve</text:span><text:span text:style-name="T275"> optimal or near-optimal solutions, </text:span><text:span text:style-name="T284">but</text:span><text:span text:style-name="T275"> due to </text:span><text:span text:style-name="T285">the methods’ computational</text:span><text:span text:style-name="T275"> limitations, the case studies are </text:span><text:span text:style-name="T284">either </text:span><text:span text:style-name="T275">small </text:span><text:span text:style-name="T284">or </text:span><text:span text:style-name="T286">non-</text:span><text:span text:style-name="T284">real example cases.</text:span><text:span text:style-name="T275"> </text:span><text:span text:style-name="T287">Another limitation of these approaches is that they can only optimize linear parameters like compactness and travel distances, </text:span><text:span text:style-name="T288">which are easily reduced to linear functions,</text:span><text:span text:style-name="T287"> while </text:span><text:span text:style-name="T288">many of the interesting parameters (like social compositions of schools) are by nature non-linear: their values vary unpredictably in the search space. </text:span><text:span text:style-name="T289">This is why most of these models have reduced the more complex parameters to simple constraints. </text:span><text:span text:style-name="T290">Some of the </text:span><text:span text:style-name="T291">recent</text:span><text:span text:style-name="T290"> approaches, like the model developed by Bouzarth et al. in 2018, </text:span><text:span text:style-name="T292">have succeeded in linearizing </text:span><text:span text:style-name="T293">even the</text:span><text:span text:style-name="T1176"> </text:span><text:span text:style-name="T1177">non-linear </text:span><text:span text:style-name="T1176">socio-economic variables </text:span><text:span text:style-name="T1178">with a novel technique </text:span><text:span text:style-name="T1179">and </text:span><text:span text:style-name="T1180">promising results</text:span><text:span text:style-name="T1178">.</text:span><text:span text:style-name="T1181"> </text:span></text:p>
      <text:p text:style-name="P113"><text:span text:style-name="T1136">Despite of </text:span><text:span text:style-name="T1137">having</text:span><text:span text:style-name="T1136"> less degrees of freedom than districting problems without natural district centers, </text:span><text:span text:style-name="T1138">the solution spaces of school districting problems remain extremely large. </text:span><text:span text:style-name="T1139">While the simplest school district optimizations (like total busing cost/distance optimization) can be formulated as linear models, </text:span><text:span text:style-name="T1140">the more complex objective formulations </text:span><text:span text:style-name="T1141">are usually nonlinear, multi-objective, NP-complete </text:span><text:span text:style-name="T1142">and </text:span><text:span text:style-name="T1202">well beyond the capabilities of standard GIS tools </text:span><text:span text:style-name="T1203">(Caro et al. 2004)</text:span><text:span text:style-name="T1141">. </text:span><text:span text:style-name="T1219">T</text:span><text:span text:style-name="T1049">he objective of this work is </text:span><text:span text:style-name="T1052">to </text:span><text:span text:style-name="T1050">optimize a nonlinear social measure </text:span><text:span text:style-name="T1051">while constraining both linear and nonlinear attributes. </text:span><text:span text:style-name="T1052">In this </text:span><text:span text:style-name="T1053">manner the model developed here differs from the mainstream of automated school districting studies, </text:span><text:span text:style-name="T1054">while </text:span><text:span text:style-name="T1055">approaching the </text:span><text:span text:style-name="T1056">tradition of</text:span><text:span text:style-name="T1055"> electoral </text:span><text:soft-page-break/><text:span text:style-name="T1055">districting. </text:span><text:span text:style-name="T1057">While school districting fundamentally differs from electoral districting, method-wise there is a lot of underutilized information </text:span><text:span text:style-name="T1059">in the political districting field </text:span><text:span text:style-name="T1058">to be applied on school districting.</text:span></text:p>
      <text:h text:style-name="P141" text:outline-level="1"><text:bookmark-start text:name="__RefHeading___Toc3483_750712337"/>3. Methods: <text:span text:style-name="T1491">Helsinki school district optimization</text:span><text:bookmark-end text:name="__RefHeading___Toc3483_750712337"/></text:h>
      <text:h text:style-name="Heading_20_2" text:outline-level="2"><text:bookmark-start text:name="__RefHeading___Toc6633_993540406"/><text:span text:style-name="T1491">3.1 </text:span>S<text:span text:style-name="T1000">tudy s</text:span>etting <text:span text:style-name="T1485">&amp; data</text:span><text:bookmark-end text:name="__RefHeading___Toc6633_993540406"/></text:h>
      <text:p text:style-name="P64">The aim of this study is to <text:span text:style-name="T1486">(1) pilot</text:span> <text:span text:style-name="T1486">school district optimization in Helsinki context, and<text:line-break/>(2) </text:span>find out, how much the <text:span text:style-name="T1482">social </text:span>variation between the current primary school districts in Helsinki could<text:span text:style-name="T1487"> </text:span>be reduced if constraints of <text:span text:style-name="T1483">compactness, travel times and student capacity </text:span>were relaxed and the districts reshaped. For this purpose, <text:span text:style-name="T1484">I have developed a</text:span> <text:span text:style-name="T1489">computational</text:span> optimization approach <text:span text:style-name="T1489">and</text:span> test<text:span text:style-name="T1489">ed it on Helsinki school district plan.</text:span> <text:span text:style-name="T1482">The resulting district division demonstrates the scale </text:span>in which the school districts of <text:span text:style-name="T1488">school year </text:span>2018-2019 are optimizable <text:span text:style-name="T1485">in terms of social compositions</text:span>. <text:span text:style-name="T1490">The optimization parameter I have chosen to use in this pilot model is</text:span><text:span text:style-name="T977"> the share of population with immigrant background</text:span><text:span text:style-name="T1490">, since while it has been found to correlate significantly with socioeconomic measures of disadvantagedness in Helsinki (Vilkama 2011, Kortteinen &amp; Vaattovaara 2015), it is also p</text:span><text:span text:style-name="T712">articularly statistically significantly linked to </text:span><text:span text:style-name="T713">a</text:span><text:span text:style-name="T712"> school being rejected in school choices </text:span><text:span text:style-name="T714">(e.g. Bernelius &amp; Vaattovaara 2016). The approach </text:span><text:span text:style-name="T725">chosen </text:span><text:span text:style-name="T714">is experimental, and does not pursue to find a single, objectively optimal redistricting solution directly applicable to real world. </text:span></text:p>
      <text:p text:style-name="P62"><text:span text:style-name="T720">The model </text:span><text:span text:style-name="T724">developed</text:span><text:span text:style-name="T720"> in this study utilizes geographic data </text:span><text:span text:style-name="T721">from the following sources</text:span><text:span text:style-name="T718">: </text:span><text:span text:style-name="T721"><text:s/></text:span><text:span text:style-name="T717">1)</text:span><text:span text:style-name="T715"> SeutuCD 201</text:span><text:span text:style-name="T719">8</text:span><text:span text:style-name="T715">, which is a GIS dataset published annually by </text:span><text:span text:style-name="T1356">Helsinki Region Environmental Services Authority</text:span><text:span text:style-name="T715"> (HSY </text:span><text:span text:style-name="T722">2018</text:span><text:span text:style-name="T715">). </text:span><text:span text:style-name="T716">The data consists of</text:span><text:span text:style-name="T805"> </text:span><text:span text:style-name="T1356">municipal register data of Helsinki Metropolitan Area’s municipalities, </text:span><text:span text:style-name="T1359">presented</text:span><text:span text:style-name="T1356"> as unit-specific geographic information. </text:span><text:span text:style-name="T1360">The information extracted from SeutuCD 201</text:span><text:span text:style-name="T1371">8</text:span><text:span text:style-name="T1360"> for this study are population, non-Finnish speaking population </text:span><text:span text:style-name="T1361">and</text:span><text:span text:style-name="T1360"> the amount of 7 year-olds, </text:span><text:span text:style-name="T1362">all presented</text:span><text:span text:style-name="T1360"> </text:span><text:span text:style-name="T1361">as a </text:span><text:span text:style-name="T1360">building-level </text:span><text:span text:style-name="T1362">geographic information</text:span><text:span text:style-name="T1360">.<text:line-break/></text:span><text:soft-page-break/><text:span text:style-name="T1362">2) </text:span><text:span text:style-name="T1363">The school districting plan </text:span><text:span text:style-name="T1364">for school year 2018–2019</text:span><text:span text:style-name="T1356">, </text:span><text:span text:style-name="T1363">provided </text:span><text:span text:style-name="T1365">as a GIS data</text:span><text:span text:style-name="T1366">set </text:span><text:span text:style-name="T1363">by t</text:span><text:span text:style-name="T1356">he Education division </text:span><text:span text:style-name="T1363">of Helsinki </text:span><text:span text:style-name="T1365">and Urban Environment Division via Helsinki Region </text:span><text:span text:style-name="T1356">Infoshare (The Education division </text:span>of Helsinki 2018<text:span text:style-name="T1356">)</text:span><text:span text:style-name="T1365">. </text:span><text:span text:style-name="T1367">The dataset consists of primary school district polygons </text:span><text:span text:style-name="T1379">(78 pcs)</text:span><text:span text:style-name="T1367">.<text:line-break/></text:span><text:span text:style-name="T1368">3) </text:span><text:span text:style-name="T1370">MetropAccess </text:span><text:span text:style-name="T1372">d</text:span><text:span text:style-name="T1369">istance matrices </text:span><text:span text:style-name="T1375">(MetropAccess 2014)</text:span><text:span text:style-name="T1356">, </text:span><text:span text:style-name="T1372">a geographic dataset consisting of travel times and distances along the road network from each statistical grid cell (YKR cell, 13,230 pcs.) to all other </text:span><text:span text:style-name="T1374">grid cell</text:span><text:span text:style-name="T1372">s inside Helsinki metropolitan area. The modes of transport cover </text:span><text:span text:style-name="T1374">travel </text:span><text:span text:style-name="T1372">by foot, public transport and private car. The mode</text:span><text:span text:style-name="T1373">l utilizes </text:span><text:span text:style-name="T1374">walking distance </text:span><text:span text:style-name="T1378">data from thi</text:span><text:span text:style-name="T1410">s</text:span><text:span text:style-name="T1378"> dataset</text:span><text:span text:style-name="T1374"> </text:span><text:span text:style-name="T1378">for measuring </text:span><text:span text:style-name="T1374">accessibility </text:span><text:span text:style-name="T1378">between schools and places of residence</text:span><text:span text:style-name="T1374">.</text:span></text:p>
      <text:p text:style-name="P63"><text:span text:style-name="T727">The model developed in this study can </text:span><text:span text:style-name="T729">be run on </text:span><text:span text:style-name="T727">different weights and levels of relaxation of the original districts’ parameters, and in </text:span><text:span text:style-name="T731">chapter 4 (results chapter)</text:span><text:span text:style-name="T727"> I will demonstrate how altering of the weights will affect the optimization result, i.e. the optimized school districting plan. In order to separate these alternative runs </text:span><text:span text:style-name="T729">with alternative weights</text:span><text:span text:style-name="T727"> from the </text:span><text:span text:style-name="T731">two </text:span><text:span text:style-name="T727">main </text:span><text:span text:style-name="T731">runs of the model</text:span><text:span text:style-name="T727">, I will call the </text:span><text:span text:style-name="T728">main </text:span><text:span text:style-name="T732">runs</text:span><text:span text:style-name="T728"> simply the </text:span><text:span text:style-name="T522">main example </text:span><text:span text:style-name="T523">run</text:span><text:span text:style-name="T524">s</text:span><text:span text:style-name="T435">.</text:span><text:span text:style-name="T728"> </text:span><text:span text:style-name="T729">In t</text:span><text:span text:style-name="T697">he following sections, </text:span><text:span text:style-name="T729">I </text:span><text:span text:style-name="T697">will first give general-level overview of the model and it’s functioning, </text:span><text:span text:style-name="T723">and the explain it’s working </text:span><text:span text:style-name="T726">and data generation process </text:span><text:span text:style-name="T723">in more </text:span><text:span text:style-name="T730">technical </text:span><text:span text:style-name="T723">detail</text:span><text:span text:style-name="T697">. </text:span></text:p>
      <text:h text:style-name="Heading_20_2" text:outline-level="2"><text:bookmark-start text:name="__RefHeading___Toc6635_993540406"/><text:span text:style-name="T1491">3.2 M</text:span>odel <text:span text:style-name="T1493">summary</text:span><text:bookmark-end text:name="__RefHeading___Toc6635_993540406"/></text:h>
      <text:p text:style-name="Text_20_body"><text:span text:style-name="T1082">The </text:span><text:span text:style-name="T1084">model</text:span><text:span text:style-name="T1082"> </text:span><text:span text:style-name="T1083">developed in this study, inspired </text:span><text:span text:style-name="T1001">e.g. </text:span><text:span text:style-name="T1083">by </text:span><text:span text:style-name="T1001">the work by Farmer et al. (2004), </text:span><text:span text:style-name="T1084">utilizes</text:span><text:span text:style-name="T1083"> a version of</text:span><text:span text:style-name="T1001"> heuristic optimization technique known as local search. Local search techniques (e.g. simulated annealing and hill climbing, see Browdy 1990; Horn 1995; Altman 1997; D’Amico 2002; desJardins et al. 2007) have been regarded as one of the most feasible approaches to districting and other combinatorial optimization problems, not only due to their simplicity and relatively low computational complexity but also because of their good performance on </text:span>discrete, nonlinear, multi-attribute problems<text:span text:style-name="T1001"> (Browdy 1990; Mitchell et al. 1994; Russell &amp; Norvig 2003; Ricca &amp; Simeone 2008; Ricca et al. 2013; Rincon-Garcia et al. 2013). In practice, the algorithm </text:span><text:soft-page-break/><text:span text:style-name="T1001">applied in this study is a mix of hill climbing and simulated annealing: it advances by searching and choosing the best values in the neighborhood (as in hill climbing, see desJardins et al. 2007), but on each iteration also has a diminishing probability for choosing a random value instead (as in simulated annealing, see Browdy 1990; Russell &amp; Norvig 2003). By sometimes choosing a random value, the procedure is trying to avoid getting stuck in a bad local optimum. This, though, is not enough for solving the problem, as with declining randomness included the algorithm is stochastic and </text:span><text:span text:style-name="T1085">likely</text:span><text:span text:style-name="T1001"> ends up finding different local optimums on each run. To approximate the global optimum, the algorithm is run multiple times with diminishing amount of random selection, and the best outcome is selected among the set of possible solutions. When the amount of times the procedure is run is sufficient, the final selection from the plethora of districting assignments should represent a nearly optimal configuration. </text:span><text:span text:style-name="T1086">In </text:span><text:span text:style-name="T1122">both of </text:span><text:span text:style-name="T1086">the main example </text:span><text:span text:style-name="T1092">run</text:span><text:span text:style-name="T1122">s</text:span><text:span text:style-name="T1086"> of this study, the model was run 100 times, meaning that </text:span><text:span text:style-name="T1123">in both </text:span><text:span text:style-name="T1086">the optimal districting plan was chosen from 100 semi-optimal divisions.</text:span></text:p>
      <text:p text:style-name="P65"><text:span text:style-name="T1001">As the optimization </text:span><text:span text:style-name="T1091">piloted</text:span><text:span text:style-name="T1001"> is a real world case, many mundane aspects must be taken into account in the calculation. While the aim is to produce a district division </text:span><text:span text:style-name="T1088">that is socially as </text:span><text:span text:style-name="T1087">even</text:span><text:span text:style-name="T1088"> as possible</text:span><text:span text:style-name="T1001">, it can not happen completely on the cost of travel distances to schools, ignore the current school infrastructure or break the school districts into scattered blocks. As a contrast to the term optimized by the objective function – </text:span><text:span text:style-name="T1089">the share of population with immigrant background – </text:span><text:span text:style-name="T1001">, these aspects are treated in the model as hard constraints (the constraint method, see </text:span>Malczewski &amp; Jackson 2000<text:span text:style-name="T1001">), which is a common approach in multi-criteria optimization problems (Bozkaya et al. 2003, Bação et al. 2005). The constraints of the model </text:span><text:span text:style-name="T1124">on the general level</text:span><text:span text:style-name="T1090"> </text:span><text:span text:style-name="T1001">are as follows:</text:span></text:p>
      <text:p text:style-name="P135">- Travel distances are restricted to not surpass <text:span text:style-name="T1477">a</text:span> district’s individual, original maximum travel distance <text:span text:style-name="T1564">multiplied by a chosen factor (e.g. 1.15 times the original maximum distance)</text:span>.<text:line-break/>- The areal contiguity of the districts <text:span text:style-name="T1492">are</text:span> preserved, meaning that the districts must be traversable from any point to any other point inside the district without crossing the district’s border on the way.<text:line-break/><text:soft-page-break/>- The district’s student base may not grow over the district’s original/initial student base <text:span text:style-name="T1564">multiplied with a chosen factor (e.g. 1.15 times the original student base)</text:span>.<text:line-break/><text:span text:style-name="T1563">The specific explanation for the choices </text:span></text:p>
      <text:p text:style-name="Text_20_body">The optimization is not started from random seeds or even from the schools’ locations, but instead the model uses the original school district configuration as a starting point, trying to gradually improve the <text:span text:style-name="T1492">districts</text:span> by swapping small areal units, <text:span text:style-name="T1477">blocks,</text:span> between them. The requirement for circumferential compactness has been relaxed in the model at this stage as it <text:span text:style-name="T1509">–</text:span> regarding Helsinki’s residential polarization <text:span text:style-name="T1509">–</text:span> very likely conflict<text:span text:style-name="T1508">s</text:span> with the model’s main objective.</text:p>
      <text:h text:style-name="Heading_20_2" text:outline-level="2"><text:bookmark-start text:name="__RefHeading___Toc6637_993540406"/><text:span text:style-name="T1517">3.3 </text:span>Model <text:span text:style-name="T1494">logic</text:span><text:bookmark-end text:name="__RefHeading___Toc6637_993540406"/></text:h>
      <text:p text:style-name="Contents_20_Heading">Logic overview</text:p>
      <text:p text:style-name="P74">The logic of the optimization model can be best understood through a metaphor. Let’s imagine that the optimization model is a board game, played by the school districts. The game consists of rounds, and as in boardgames usually, during a round each district has one turn. The board game board consists of small residential blocks, that are divided between the districts when the game starts. During its own turn, a district can choose one residential block in it's neighborhood, and dissolve that block to itself – or in other words, adopt one block from another district. The adoption is always made according to a set of specific rules. The game continues until non of the districts want to adopt new blocks, and the situation stabilizes. When this happens, the game ends, and the end result – the division of residential blocks between the school districts – is the optimized district plan. </text:p>
      <text:p text:style-name="P66">The objective of the game from the districts' poin<text:span text:style-name="T1495">t</text:span> of view is trying to bring their own, initial <text:span text:style-name="T1495">optimization </text:span>value <text:span text:style-name="T1510">(the share of population with immigrant background) </text:span>closer to the global mean, so on each turn they <text:span text:style-name="T1499">aim</text:span> to choose a new block that <text:span text:style-name="T1495">has</text:span> the greatest <text:span text:style-name="T1495">averaging</text:span> impact on their <text:span text:style-name="T1496">own </text:span>value. There are a few twists in the game, though. <text:span text:style-name="T1515">In the beginning of their turn, a district must first roll a dice. </text:span>If the district has “bad luck” <text:span text:style-name="T1515">and </text:span><text:soft-page-break/><text:span text:style-name="T1515">the dice gives a large number</text:span>, it must <text:span text:style-name="T1504">adopt</text:span> a random block instead of “the best” block in its neighborhood. <text:span text:style-name="T1516">But on each round, the dice is replaced with a new one, and the new dice always has a smaller largest number than the previous one. </text:span>Th<text:span text:style-name="T1516">is means, that</text:span> probability of having to <text:span text:style-name="T1504">adopt</text:span> a random block is <text:span text:style-name="T1497">larger</text:span> when the game starts, but it gradually diminishes and reaches 0 <text:span text:style-name="T1497">as the game advances,</text:span> <text:span text:style-name="T1502">so towards the end of the game </text:span>the districts <text:span text:style-name="T1516">can adopt</text:span> only best blocks. The randomness <text:span text:style-name="T1498">factor </text:span>makes the <text:span text:style-name="T1498">game</text:span> stochastic, which means that each game ends differently, <text:span text:style-name="T1498">even though the players stay the same and they always start with the same initial division of residential blocks</text:span>. If we step out of the game metaphor for a moment, this means that <text:span text:style-name="T1500">o</text:span>n each run, the <text:span text:style-name="T1500">model</text:span> finds a different local optimum. But because <text:span text:style-name="T1500">the aim of the optimization is to</text:span> approximate the global optimum, <text:span text:style-name="T1500">the</text:span> <text:span text:style-name="T1500">model is </text:span>run multiple times <text:span text:style-name="T1500">and the best result chosen among the multiple resulting divisions</text:span>. So, the game is played <text:span text:style-name="T1501">multiple</text:span> times in a row, and <text:span text:style-name="T1501">only</text:span> the <text:span text:style-name="T1501">best </text:span>end result of all games <text:span text:style-name="T1501">is chosen among the multiple end results</text:span>.</text:p>
      <text:p text:style-name="Contents_20_Heading"><text:span text:style-name="T1381">R</text:span><text:span text:style-name="T1356">ules concerning block </text:span><text:span text:style-name="T1380">adoption</text:span></text:p>
      <text:p text:style-name="P75"><text:span text:style-name="T1411">Whether the district can adopt a new block on its turn, a random or the best, depends on </text:span><text:span text:style-name="T1412">a set of rules that define which blocks the districts are allowed to dissolve to themselves.</text:span><text:span text:style-name="T1411"> </text:span><text:span text:style-name="T1402">A</text:span><text:span text:style-name="T1387"> district </text:span><text:span text:style-name="T1412">can’t</text:span><text:span text:style-name="T1387"> adopt a new block </text:span><text:span text:style-name="T1401">if non of the neighboring blocks can </text:span><text:span text:style-name="T1412">satisfy the rules. </text:span><text:span text:style-name="T1413">As a</text:span><text:span text:style-name="T1387">dopting a block</text:span><text:span text:style-name="T1380"> results in removing the block from another district, </text:span><text:span text:style-name="T1414">the rules cover also aspects related to the consequences of removing a block from another district</text:span><text:span text:style-name="T1380">. </text:span><text:span text:style-name="T1417">T</text:span><text:span text:style-name="T1420">o minimize the amount of calculation needed, t</text:span><text:span text:style-name="T1417">he computationally most simple rules are verified first, </text:span><text:span text:style-name="T1418">and only the blocks satisfying the rule are selected on the next round of rule-</text:span><text:span text:style-name="T1419">verifyin</text:span><text:span text:style-name="T1418">g. </text:span><text:span text:style-name="T1415">During a district’s turn, the rules are verified in the </text:span><text:span text:style-name="T1420">following </text:span><text:span text:style-name="T1415">order:</text:span></text:p>
      <text:p text:style-name="P76">1.<text:span text:style-name="T1518"> According to the first rule, a district can only adopt a block that it touches. This refers to the blocks that the district shares a border – a line segment – with (“rook” contiguity). However, the block can must not belong to the district (the district can’t adopt the blocks that already belong to it).<text:line-break/></text:span>2. <text:span text:style-name="T1519">According to the second rule, a district can not adopt a block that contains a school </text:span><text:soft-page-break/><text:span text:style-name="T1519">building. This ensures, that the school buildings stay in their original districts.</text:span><text:line-break/><text:span text:style-name="T1520">3.</text:span> <text:span text:style-name="T1520">The third rule states that a district can’t adopt a block that would make it exceed it's individual student limit by a chosen marginal. For example, in the two </text:span><text:span text:style-name="T978">main example </text:span><text:span text:style-name="T979">run</text:span><text:span text:style-name="T984">s</text:span><text:span text:style-name="T1520">, this marginal is 12.5 % in the first run and </text:span>20 % <text:span text:style-name="T1565">in the second run</text:span>,<text:span text:style-name="T1520"> and it’s calculated based on the initial amount of 7-year olds living inside the district.</text:span><text:line-break/><text:span text:style-name="T1521">4. The fourth rule ensures that a district can't adopt a block that is to far away. What is too far away, is measured as a maximum road network based walking distance. For example, in the two </text:span><text:span text:style-name="T980">main example run</text:span><text:span text:style-name="T985">s</text:span><text:span text:style-name="T1521">, the <text:s/>maximum walking distance is based on the district's original maximum walking distance from a block to the district’s school, multiplied by a factor of 1.125 in the first run and </text:span>1.20 <text:span text:style-name="T1566">in the second run</text:span>.<text:line-break/><text:span text:style-name="T1522">5.</text:span> <text:span text:style-name="T1523">The fifth rule ensures that a district can't adopt a block that would break some other district's contiguity. If adopting a block would result in cutting another district into pieces, adopting the block is forbidden.</text:span></text:p>
      <text:p text:style-name="P76"><text:span text:style-name="T1525">If the district is to adopt a random block, it adopts it at this point by drawing it among the blocks that satisfied the above rules. The drawing is made by generating a random number, and choosing the block according to it. If non of the blocks satisfied the rules listed above, the district doesn’t adopt a new block. On the other hand, if the district is to adopt </text:span><text:span text:style-name="T981">a best block</text:span><text:span text:style-name="T969">,</text:span><text:span text:style-name="T1525"> it will further to testing the following two rules:</text:span></text:p>
      <text:p text:style-name="P76"><text:span text:style-name="T1524">6. The sixth rule is that the district can only degrade another district's value (take another district’s value further away from the mean) when taking a block from it, if it will result in decreasing the numerical distance between the values of these two districts. As this rule is the most complex one to understand, it will be further explained in the next section</text:span><text:span text:style-name="T796">.</text:span><text:span text:style-name="T1524"><text:line-break/>7. The seventh rule is, that from the blocks that satisfy all the rules listed above, the district always chooses the block that improves it's own value the most, i.e. has the greatest averaging impact on it’s own value.</text:span></text:p>
      <text:p text:style-name="P77"><text:span text:style-name="T1526">After selecting a block that satisfies the 6</text:span><text:span text:style-name="T1528">th</text:span><text:span text:style-name="T1526"> and 7</text:span><text:span text:style-name="T1528">th</text:span><text:span text:style-name="T1526"> rule, the district dissolves the block to itself, which results in the block being removed from it’s previous host. If non of the blocks satisfied the 6</text:span><text:span text:style-name="T1528">th</text:span><text:span text:style-name="T1526"> and 7</text:span><text:span text:style-name="T1528">th</text:span><text:span text:style-name="T1526"> rule, the district doesn’t adopt a new block. </text:span></text:p>
      <text:p text:style-name="Contents_20_Heading"><text:soft-page-break/>The logic behind rule 6</text:p>
      <text:p text:style-name="P68"><text:span text:style-name="T1524">The sixth rule is that the district can only degrade another district's value (take another district’s value further away from the mean) when taking a block from it, if it will result in </text:span><text:span text:style-name="T982">decreasing the numerical distance between the values</text:span><text:span text:style-name="T1524"> (share of population with immigrant background) of these two districts.</text:span> The point of <text:span text:style-name="T1530">this rule</text:span> is ensuring<text:span text:style-name="T1099"> in a Rawlsian manner (e.g. Browdy 1990), that the worst-off districts </text:span><text:span text:style-name="T1098">enjoy a kind of </text:span><text:span text:style-name="T1001">a veto </text:span><text:span text:style-name="T1099">right </text:span><text:span text:style-name="T1098">– they</text:span><text:span text:style-name="T1099"> may improve themselves on the cost of others and the whole plan, unless it would result in other </text:span><text:span text:style-name="T1100">districts</text:span><text:span text:style-name="T1099"> big losses while bringing very little help for the worst-off district</text:span><text:span text:style-name="T1098">s</text:span><text:span text:style-name="T1099"> trying to improve </text:span><text:span text:style-name="T1098">t</text:span><text:span text:style-name="T1100">h</text:span><text:span text:style-name="T1098">emselves</text:span><text:span text:style-name="T1099">.</text:span><text:span text:style-name="T1530"> More concretely, w</text:span><text:span text:style-name="T1001">hen a district is trying to improve it’s own social value, it can not do it on the cost of a district that is even further away from the mean (and on the same side of the mean). On the other hand, </text:span><text:span text:style-name="T1101">a</text:span><text:span text:style-name="T1001"> district trying to improve it’s own value may do it on the cost of another district, if afterwards the two districts have a smaller distance between them in terms of the </text:span><text:span text:style-name="T1102">optimization value</text:span><text:span text:style-name="T1001">.</text:span><text:span text:style-name="T1530"> </text:span></text:p>
      <text:p text:style-name="P67"><text:span text:style-name="T1543">To demonstrate this rule, l</text:span>et's imagine there are two districts, A and B, <text:span text:style-name="T1531">that are </text:span>on the same side of the mean value <text:span text:style-name="T1534">(10)</text:span>. Let's say <text:span text:style-name="T1544">that </text:span>the district A has value <text:span text:style-name="T1532">12</text:span> and B has value <text:span text:style-name="T1532">14</text:span>. <text:span text:style-name="T1532">R</text:span>ule <text:span text:style-name="T1532">6 </text:span>makes the situation asymmetric <text:span text:style-name="T1533">in the sense that</text:span> now district B can <text:span text:style-name="T1534">improve</text:span> it's value on the cost of district A to a defined extent, but district A cannot do the same. <text:span text:style-name="T1545">L</text:span>et's first imagine that A <text:span text:style-name="T1535">(</text:span>the better-off district<text:span text:style-name="T1535">)</text:span> has a turn. Now, A can not choose any block from the district B (the worse off district) that would result in B's value shifting further away from the <text:span text:style-name="T1535">global </text:span>mean, because it would increase the numerical distance between them. <text:span text:style-name="T1537">For example,</text:span> <text:span text:style-name="T1537">i</text:span>f <text:span text:style-name="T1537">adopting a block from B would result in A’s value shifting from</text:span> <text:span text:style-name="T1536">12</text:span> to <text:span text:style-name="T1536">11</text:span>, but as a result B's value would change from <text:span text:style-name="T1536">14 </text:span>to 1<text:span text:style-name="T1536">5</text:span>, the numerical distance between them would grow from 2 to 4, which is against the rules. Now lets imagine the same <text:span text:style-name="T1538">initial starting point of </text:span>A ha<text:span text:style-name="T1538">ving</text:span> value <text:span text:style-name="T1532">12</text:span> and B ha<text:span text:style-name="T1538">ving</text:span> value <text:span text:style-name="T1532">14</text:span>, but <text:span text:style-name="T1538">this time</text:span> it's district B's turn to <text:span text:style-name="T1539">adopt</text:span> a block. Now, B can actually <text:span text:style-name="T1540">adopt</text:span> a block from A, even if this would result in A's value shifting from <text:span text:style-name="T1540">12</text:span> to <text:span text:style-name="T1540">13</text:span> and B's value shifting from <text:span text:style-name="T1540">14</text:span> to <text:span text:style-name="T1540">12</text:span>, which would <text:span text:style-name="T1540">actually make </text:span>B the "better off" district <text:span text:style-name="T1540">on the cost of district A</text:span>. This is <text:span text:style-name="T1380">because numerical distance between </text:span><text:span text:style-name="T1421">12</text:span><text:span text:style-name="T1380"> and </text:span><text:span text:style-name="T1421">13</text:span><text:span text:style-name="T1380"> is smaller than between </text:span><text:span text:style-name="T1421">12</text:span><text:span text:style-name="T1380"> and </text:span><text:span text:style-name="T1421">14</text:span><text:span text:style-name="T1380">.</text:span></text:p>
      <text:p text:style-name="P70"><text:soft-page-break/><text:span text:style-name="T1542">The 6</text:span><text:span text:style-name="T1529">th</text:span><text:span text:style-name="T1542"> rule is tested with the following formula:</text:span></text:p>
      <text:p text:style-name="P70">|(I<text:span text:style-name="T986">oc</text:span> - μ<text:span text:style-name="T986">g</text:span>) <text:s/>- (I<text:span text:style-name="T986">sc</text:span> - <text:span text:style-name="T992">μ</text:span><text:span text:style-name="T986">g</text:span>)| &gt; |(I<text:span text:style-name="T986">on</text:span> - μ<text:span text:style-name="T986">g</text:span>) - (I<text:span text:style-name="T986">sn</text:span> - μ<text:span text:style-name="T986">g</text:span>)|</text:p>
      <text:p text:style-name="P70">where <text:s/><text:line-break/>μ<text:span text:style-name="T986">g</text:span> is the global mean of districts’ social indexes<text:line-break/>I<text:span text:style-name="T986">oc</text:span> stands for the current social index of the block’s current district (”other” district)<text:line-break/>I<text:span text:style-name="T986">sc</text:span> stands for the current social index of the district <text:span text:style-name="T1541">in turn</text:span><text:line-break/>I<text:span text:style-name="T986">on</text:span> stands for the social index of the block’s current district (”other” district) after adoption<text:line-break/>I<text:span text:style-name="T986">sn</text:span> <text:s/>stands for the social index of the district <text:span text:style-name="T1541">in turn </text:span>after adoption</text:p>
      <text:p text:style-name="P78"><text:span text:style-name="T1093">If the formula’s left side is strictly greater than the right side, the </text:span><text:span text:style-name="T1094">rule is satisfied, and the district can </text:span><text:span text:style-name="T1103">move on to</text:span><text:span text:style-name="T1094"> test the final (seventh) rule. </text:span><text:span text:style-name="T1095">In the above example, district A adopting a block from B would not satisfy the rule, as |(14 - 10) - (12 - 10)| ≯ |(15 - 10) - (11 - 10)|, <text:s/></text:span><text:span text:style-name="T1096">but </text:span><text:span text:style-name="T1095">district </text:span><text:span text:style-name="T1097">B</text:span><text:span text:style-name="T1095"> adopting a block from </text:span><text:span text:style-name="T1097">A</text:span><text:span text:style-name="T1095"> would satisfy the rule, as <text:line-break/>|(1</text:span><text:span text:style-name="T1096">2</text:span><text:span text:style-name="T1095"> - 10) - (1</text:span><text:span text:style-name="T1096">4</text:span><text:span text:style-name="T1095"> - 10)| </text:span><text:span text:style-name="T1096">&gt;</text:span><text:span text:style-name="T1095"> |(1</text:span><text:span text:style-name="T1096">3</text:span><text:span text:style-name="T1095"> - 10) - (1</text:span><text:span text:style-name="T1096">2</text:span><text:span text:style-name="T1095"> - 10)|. </text:span><text:span text:style-name="T1001">Using the numerical distance </text:span><text:span text:style-name="T1098">in rule 6</text:span><text:span text:style-name="T1001"> confirms, that extremities have a reasonable weight in the optimization. </text:span><text:span text:style-name="T1099">This means, that the districts cannot greedily optimize themselves on the cost of a single district, but the model is also </text:span><text:span text:style-name="T1104">optimizing the range of the districts on the global level. </text:span></text:p>
      <text:h text:style-name="Heading_20_2" text:outline-level="2"><text:bookmark-start text:name="__RefHeading___Toc6639_993540406"/><text:span text:style-name="T1549">3.4 </text:span>Model <text:span text:style-name="T1514">implementation &amp; </text:span>specifications<text:bookmark-end text:name="__RefHeading___Toc6639_993540406"/></text:h>
      <text:p text:style-name="P71"><text:span text:style-name="T1511">On the code level, the model consists of classes and functions. The classes define the data structures, attributes and class functions that construct the core geographic objects used in the optimization: the school districts and the blocks. In the model, the blocks are formulated as instances of class Block, which is a representation of residential block unit. The school districts are formulated as class SchoolDistr, which represents a primary school attendance district. In this particular implementation of this model, the instances of class SchoolDistr are polygons representing Helsinki’s school districts of school year 2018 – 2019, and the residential blocks that make up the game board are </text:span>250 meter * 250 meter polygons <text:span text:style-name="T1503">based on Finnish census grid (YKR).</text:span> <text:s/><text:span text:style-name="T1513">The model </text:span><text:soft-page-break/><text:span text:style-name="T1513">should preferably be implemented with a more natural representation of residential blocks than a census grid, but defining such a division and producing the data would require a study of its own.</text:span></text:p>
      <text:p text:style-name="Text_20_body">Both of the classes have class attributes, that contain the information required in optimization. The block instances contain information about their geography <text:span text:style-name="T1505">(coordinates)</text:span>, <text:span text:style-name="T1505">total population, amount of 7-year-olds</text:span>, <text:span text:style-name="T1505">amount of non-Finnish speaking population, </text:span>current school district and whether they contain a primary school building. The districts contain information about their geography <text:span text:style-name="T1506">(coordinates)</text:span>, a dictionary of <text:span text:style-name="T1507">residential </text:span>blocks currently belonging to them, a road network based distance matrix, information about the original student base size and original maximum travel distance to the <text:span text:style-name="T1507">district’s own</text:span> school, as well as their current social structure <text:span text:style-name="T1507">(total amount of 7-year olds and the proportion of non-Finnish speaking population living inside them)</text:span>. </text:p>
      <text:p text:style-name="P72"><text:span text:style-name="T1512">T</text:span>he model’s main function consists of <text:span text:style-name="T1511">three nested loops. The</text:span> outer<text:span text:style-name="T1511">most</text:span> loop <text:span text:style-name="T1511">is responsible for running the individual games. </text:span><text:span text:style-name="T1380">The actual optimization happens in an inner while-loop, that </text:span><text:span text:style-name="T1382">runs the game </text:span><text:span text:style-name="T1386">and its</text:span><text:span text:style-name="T1382"> rounds </text:span><text:span text:style-name="T1380">until </text:span><text:span text:style-name="T1384">the</text:span><text:span text:style-name="T1383"> </text:span><text:span text:style-name="T1380">situation stabilizes and no more blocks are swapped between the districts. </text:span><text:span text:style-name="T1511">The rounds make up the third loop, inside which the districts make their turns and adopt new blocks.</text:span><text:span text:style-name="T1387"> </text:span></text:p>
      <text:p text:style-name="P73"><text:span text:style-name="T1380">On each </text:span><text:span text:style-name="T1385">round</text:span><text:span text:style-name="T1380">, the district </text:span><text:span text:style-name="T1385">in turn</text:span><text:span text:style-name="T1380"> will check its neighboring blocks and choose among them either a random or the best block and adopt it, </text:span><text:span text:style-name="T1385">depending </text:span><text:span text:style-name="T1387">on the value of the </text:span><text:span text:style-name="T1388">dice. </text:span><text:span text:style-name="T1387">The dice is </text:span><text:span text:style-name="T1391">a random number generated between </text:span><text:span text:style-name="T1389">a ceiling and a floor value</text:span><text:span text:style-name="T1392"> </text:span><text:span text:style-name="T1393">(in a classic dice the ceiling value is 6 and the floor value is 1)</text:span><text:span text:style-name="T1392">. </text:span><text:span text:style-name="T1393">T</text:span><text:span text:style-name="T1392">he district will have to adopt a random block </text:span><text:span text:style-name="T1393">if the random number generated is </text:span><text:span text:style-name="T1390">larger than the</text:span><text:span text:style-name="T1389"> break value</text:span><text:span text:style-name="T1392"> </text:span><text:span text:style-name="T1394">(in a classic dice the break value could be for example 4). The break and the floor values are fixed values troughout all games and rounds, but the ceiling value changes in two dimensions</text:span><text:span text:style-name="T1392">. </text:span></text:p>
      <text:p text:style-name="P73"><text:span text:style-name="T1398">The first dimension is inside a single game </text:span><text:span text:style-name="T1400">– the model’s second loop</text:span><text:span text:style-name="T1398">. </text:span><text:span text:style-name="T1396">When</text:span><text:span text:style-name="T1392"> the </text:span><text:span text:style-name="T1395">game </text:span><text:span text:style-name="T1396">starts</text:span><text:span text:style-name="T1395">, </text:span><text:span text:style-name="T1392">the ceiling value is </text:span><text:span text:style-name="T1395">always at it’s </text:span><text:span text:style-name="T1392">high</text:span><text:span text:style-name="T1395">est</text:span><text:span text:style-name="T1392">, </text:span><text:span text:style-name="T1395">and</text:span><text:span text:style-name="T1392"> </text:span><text:span text:style-name="T1397">i</text:span><text:span text:style-name="T1392">n </text:span><text:span text:style-name="T1397">the end of</text:span><text:span text:style-name="T1392"> each round, the ceiling value drops. </text:span><text:span text:style-name="T1397">In a classic dice, this would mean, that on the second round the </text:span><text:soft-page-break/><text:span text:style-name="T1397">dice would only have numbers from 1 to 5, on the third from 1 to 4, </text:span><text:span text:style-name="T1398">et cetera</text:span><text:span text:style-name="T1397">. </text:span><text:span text:style-name="T1398">As the break value, 4, keep</text:span><text:span text:style-name="T1399">s</text:span><text:span text:style-name="T1398"> constant, the probability for having to choose a random block drops on each round. While on the first round the probability was 2/6 (= 1/3), on the second round it drops to 1/5. On the third round, as the ceiling value drops to 4 – to the level of the break value – the probability for having to choose a random value drops to zero, since it is no longer possible to get values over 4.</text:span><text:span text:style-name="T1380"> After this, </text:span><text:span text:style-name="T1403">the ceiling keeps dropping further and</text:span><text:span text:style-name="T1380"> the districts deterministically improve their environment until a stable state is reached </text:span><text:span text:style-name="T1387">and no more swaps are made</text:span><text:span text:style-name="T1380">.</text:span></text:p>
      <text:p text:style-name="Text_20_body"><text:span text:style-name="T1380">T</text:span><text:span text:style-name="T1463">he second dimension </text:span><text:span text:style-name="T1409">in which the ceiling value changes</text:span><text:span text:style-name="T1463"> is inside the outermost loop. </text:span><text:span text:style-name="T1382">The outermost loop </text:span><text:span text:style-name="T1463">runs </text:span><text:span text:style-name="T1404">the game (</text:span><text:span text:style-name="T1422">i.e. </text:span><text:span text:style-name="T1404">the optimization)</text:span><text:span text:style-name="T1463"> </text:span><text:span text:style-name="T1405">for a </text:span><text:span text:style-name="T1463">fixed amount of times </text:span><text:span text:style-name="T1406">(in the main example </text:span><text:span text:style-name="T1416">run</text:span><text:span text:style-name="T1406"> 100 times) </text:span><text:span text:style-name="T1463">with a ceiling </text:span><text:span text:style-name="T1423">value</text:span><text:span text:style-name="T1463"> that </text:span><text:span text:style-name="T1407">grows</text:span><text:span text:style-name="T1463"> </text:span><text:span text:style-name="T1423">every time a new game is started</text:span><text:span text:style-name="T1463">. </text:span><text:span text:style-name="T1407">This means, </text:span><text:span text:style-name="T1427">for example,</text:span><text:span text:style-name="T1407"> that </text:span><text:span text:style-name="T1423">in the first game the <text:s/>ceiling value starts its ascend from value 6, but in the </text:span><text:span text:style-name="T1426">second</text:span><text:span text:style-name="T1423"> game it starts its ascend from value 7, in the third game from value 8, et cetera. </text:span><text:span text:style-name="T1407">The first game is </text:span><text:span text:style-name="T1424">always </text:span><text:span text:style-name="T1407">deterministic: </text:span><text:span text:style-name="T1425">the ceiling value starts descending from the level of the break value</text:span><text:span text:style-name="T1407">. </text:span><text:span text:style-name="T1425">But a</text:span><text:span text:style-name="T1407">s more games are played, the diminishing randomness parameter always starts from a higher value, </text:span><text:span text:style-name="T1428">and </text:span><text:span text:style-name="T1425">the following games </text:span><text:span text:style-name="T1428">have</text:span><text:span text:style-name="T1407"> more rounds with a possibility of having to adopt a random block. </text:span><text:span text:style-name="T1356">For example, </text:span><text:span text:style-name="T1455">i</text:span><text:span text:style-name="T1408">n the main example </text:span><text:span text:style-name="T1416">run</text:span><text:span text:style-name="T1455">s</text:span><text:span text:style-name="T1408">, </text:span><text:span text:style-name="T1456">in which </text:span><text:span text:style-name="T1408">the </text:span><text:span text:style-name="T1456">game is played 100 times, the ceiling value is 50 on the </text:span><text:span text:style-name="T1461">first game’s </text:span><text:span text:style-name="T1456">first round.</text:span><text:span text:style-name="T1408"> </text:span><text:span text:style-name="T1456">Also the break value is 50, and as there is no possibility of getting values over 50 by tossing a dice with values from 0 to 50, no random adoptions are made. </text:span><text:span text:style-name="T1457">As the round</text:span><text:span text:style-name="T1458">s</text:span><text:span text:style-name="T1457"> inside the first game </text:span><text:span text:style-name="T1458">further</text:span><text:span text:style-name="T1457">, the ceiling value </text:span><text:span text:style-name="T1458">keeps </text:span><text:span text:style-name="T1457">drop</text:span><text:span text:style-name="T1458">ping</text:span><text:span text:style-name="T1457"> lower. Each time a new game is started, however, the ceiling value starts </text:span><text:span text:style-name="T1459">lowering </text:span><text:span text:style-name="T1457">from a higher value. </text:span><text:span text:style-name="T1462">When</text:span><text:span text:style-name="T1460"> the second </text:span><text:span text:style-name="T1462">game starts, for example, the ceiling value is 51 on the first round. And when the 50th game is started, the ceiling value is</text:span><text:span text:style-name="T1376"> xx </text:span><text:span text:style-name="T1462">on the first round. </text:span><text:span text:style-name="T1464">In the last game, the 100th game, the ceiling value starts lowering from value </text:span><text:span text:style-name="T1377">xxx.</text:span> <text:span text:style-name="T1567">This means, that the last game has </text:span><text:span text:style-name="T1479">xx </text:span><text:span text:style-name="T1567">rounds where random adoptions can happen, but the probability for random adoption is diminishing as the rounds in this game further. When the ceiling value reaches the break value after </text:span><text:span text:style-name="T1479">xx </text:span><text:span text:style-name="T1480">rounds,</text:span> <text:span text:style-name="T1568">the rest of the game is played without random adoptions.</text:span></text:p>
      <text:p text:style-name="P79"><text:soft-page-break/><text:span text:style-name="T1547">A game is ended when no more districts adopt new blocks on their turns. </text:span>The value tracking <text:span text:style-name="T1548">this and</text:span> the advancement of the optimization is calculated as the sum of the differences between the of share of population with an immigrant background of each zone and the average share of population with immigrant background of all the zones. This function can be expressed in mathematical terms as follows:<text:line-break/><draw:frame draw:style-name="fr1" draw:name="Object2" text:anchor-type="as-char" svg:y="-0.1701in" svg:width="1.0819in" svg:height="0.339in" draw:z-index="1"><draw:object xlink:href="./Object 2" xlink:type="simple" xlink:show="embed" xlink:actuate="onLoad"/><draw:image xlink:href="./ObjectReplacements/Object 2" xlink:type="simple" xlink:show="embed" xlink:actuate="onLoad"/><svg:desc>formula</svg:desc></draw:frame><text:line-break/>where P<text:span text:style-name="T986">j</text:span> represents the share of population of the j<text:span text:style-name="T1527">th</text:span> zone having other languages than Finnish or Swedish as their mother tongue, and μ the average share of <text:s/>population having other languages than Finnish or Swedish as their mother tongue per zone. When this value stops improving, i.e. the optimization reaches a plateau and stays on it for several <text:span text:style-name="T1546">rounds</text:span>, the function is stopped.</text:p>
      <text:p text:style-name="P82">The model has a constant space complexity, as it only keeps in memory the current state of the districts and the currently best game result – the paths to these are not stored. As a new game is played, it’s end result is only saved if it’s better than the previous best result – and the previous best result is erased when a better one is generated. The time complexity, on the other hand, is a function of games, rounds, districts and blocks. The amount of rounds needed in a single game depends on the model restriction factors (i.e. the maximum travel times), amount of randomness included (how many rounds there is with random adoptions), and the amount of blocks in the game. The execution time grows steeply as the amount of blocks and randomness are increased and as the restrictions are relaxed, a<text:span text:style-name="T1569">s</text:span> does the solution space. </text:p>
      <text:h text:style-name="P154" text:outline-level="2"><text:bookmark-start text:name="__RefHeading___Toc6641_993540406"/><text:span text:style-name="T1549">3.5 S</text:span>pecifications <text:span text:style-name="T1550">of the example runs</text:span><text:bookmark-end text:name="__RefHeading___Toc6641_993540406"/></text:h>
      <text:p text:style-name="Contents_20_Heading">Data preparation</text:p>
      <text:p text:style-name="P69"><text:span text:style-name="T1429">In order to create suitable dataset for instances of class block, </text:span><text:span text:style-name="T1430">the</text:span><text:span text:style-name="T1429"> school district ID</text:span><text:span text:style-name="T1430">s</text:span><text:span text:style-name="T1429"> w</text:span><text:span text:style-name="T1430">ere</text:span><text:span text:style-name="T1429"> first joined spatially to seutuCD </text:span><text:span text:style-name="T1430">points from school district polygons. </text:span><text:span text:style-name="T1431">The seutuCD points were then joined to fishnet to form a spatial</text:span><text:span text:style-name="T1432">ly</text:span><text:span text:style-name="T1431"> contiguous polygon pattern. </text:span><text:span text:style-name="T1433">As the available </text:span><text:span text:style-name="T1434">distance matrices </text:span><text:span text:style-name="T1435">are based on Finnish census grid (YKR-grid) </text:span><text:soft-page-break/><text:span text:style-name="T1435">polygons, </text:span><text:span text:style-name="T1436">the fishnet was created with </text:span><text:span text:style-name="T1450">matching</text:span><text:span text:style-name="T1436"> dimensions </text:span><text:span text:style-name="T1450">to</text:span><text:span text:style-name="T1437"> the census grid.</text:span><text:span text:style-name="T1436"> </text:span><text:span text:style-name="T1438">After that, the ID’s from the census grid were joined to the fishnet. Finally, </text:span><text:span text:style-name="T1439">only the polygons covering Helsinki and land (not sea) were selected </text:span><text:span text:style-name="T1451">in the data</text:span><text:span text:style-name="T1452">set</text:span><text:span text:style-name="T1439">. </text:span></text:p>
      <text:p text:style-name="P69"><text:span text:style-name="T1439">T</text:span><text:span text:style-name="T1447">he instances of class SchoolDistr (the school districts) were generated </text:span><text:span text:style-name="T1445">by </text:span><text:span text:style-name="T1446">grouping the blocks by </text:span><text:span text:style-name="T1448">their original school district ID’s. </text:span><text:span text:style-name="T1439">B</text:span><text:span text:style-name="T1449">ecause some of the original school districts have complex forms, a few districts did not generate as contiguous in the district generation process. </text:span><text:span text:style-name="T1440">The non-contiguity was partly caused by a few small islands, and partly by small complex form</text:span><text:span text:style-name="T1441">s in the original districts</text:span><text:span text:style-name="T1440"> causing </text:span><text:span text:style-name="T1454">some blocks to become </text:span><text:span text:style-name="T1440">imperfect</text:span><text:span text:style-name="T1454">ly attached to their respective districts</text:span><text:span text:style-name="T1442">. </text:span><text:span text:style-name="T1443">The problem was solved by removing 15 blocks from the block data, and generating the districts without these blocks. </text:span><text:span text:style-name="T1444">In the final dataset, there are 3,705 blocks and 78 school districts. </text:span><text:span text:style-name="T1453">The specs of the removed 15 blocks are presented below.</text:span></text:p>
      <text:p text:style-name="P81"><text:span text:style-name="T1453">K</text:span><text:span text:style-name="T1356">uva poistetuista ruuduista</text:span></text:p>
      <text:p text:style-name="Contents_20_Heading"><text:span text:style-name="T1444">T</text:span><text:span text:style-name="T1356">he example runs</text:span></text:p>
      <text:p text:style-name="P83"><text:span text:style-name="T1553">First, a sensitivity analysis was run on the model to compare alternative outputs generated with alternative restriction weights and test, which levels of randomness produce the best outputs. The model was run 16 times with mutually growing restriction weights for maximum travel time and student capacity, ranging from 1.025 times the original to 1.40 times the original, adding 0.025 between the runs. The ceiling randomness parameter in the all of the runs with different weights ranged from </text:span>50<text:span text:style-name="T1552"> (the first game) to </text:span>126<text:span text:style-name="T1552"> (the last game). The break value used wa</text:span>s 50,<text:span text:style-name="T1552"> and the ceiling value increased by </text:span>4<text:span text:style-name="T1552"> after each game. Inside the games, the ceiling value decreased by </text:span>5 <text:span text:style-name="T1552">on each round. </text:span></text:p>
      <text:p text:style-name="P136"><text:span text:style-name="T1554">Based on the results from the sensitivity analysis, the parameters for the main example run of the model were decided. In the main example run of the model, the optimization was run 100 times. The ceiling randomness parameter in the optimization runs ranged from </text:span><text:span text:style-name="T1478">x</text:span><text:span text:style-name="T1551"> (the first game) to </text:span><text:span text:style-name="T1478">x</text:span><text:span text:style-name="T1551"> (the last game). The break value used was </text:span><text:span text:style-name="T1478">x</text:span><text:span text:style-name="T1551">, and the ceiling value increased by </text:span><text:span text:style-name="T1478">x</text:span><text:span text:style-name="T1551"> after each game. Inside the games, the ceiling value decreased by </text:span><text:soft-page-break/><text:span text:style-name="T1478">x</text:span><text:span text:style-name="T1551"> on each round. The maximum distance was restricted to not surpass </text:span><text:span text:style-name="T1478">xx</text:span><text:span text:style-name="T1551"> times the district’s original maximum distance, and the amount of 7-year-olds was restricted to not surpass </text:span><text:span text:style-name="T1478">xx</text:span><text:span text:style-name="T1551"> times the original amount of 7-year-olds.</text:span></text:p>
      <text:p text:style-name="Text_20_body"><text:span text:style-name="T1481">The runs of the model were made on xxx computer with xx processor.</text:span> <text:span text:style-name="T1571">Running the optimization 100 times took some 20 hours, which means that running a single optimization with this computer took approximately 12 minutes.</text:span></text:p>
      <text:h text:style-name="P144" text:outline-level="1"><text:bookmark-start text:name="__RefHeading___Toc3485_750712337"/>4. Analysis / Results<text:bookmark-end text:name="__RefHeading___Toc3485_750712337"/></text:h>
      <text:p text:style-name="Text_20_body">- Kerää maksimiarvot summa-arvon lisäksi kuvaajaan ja piirrä optimoitumisäyrä<text:line-break/>- te ns. herkkyystarkastelu koulumatkan ja enimmäisoppilasmäärän muutoksesta esim 5 % välein: missä kohtaa optimoituminen on isointa verrattuna kriteerien löysäämisen määrään?</text:p>
      <text:p text:style-name="Text_20_body">- <text:span text:style-name="T1570">the disappointinly small improvement of the wors-off district is related to the larger regional pattern: optimization becomes difficult when the segregation emerges as regional polarization.</text:span></text:p>
      <text:h text:style-name="P142" text:outline-level="1"><text:bookmark-start text:name="__RefHeading___Toc3487_750712337"/>5. Discussion<text:bookmark-end text:name="__RefHeading___Toc3487_750712337"/></text:h>
      <text:p text:style-name="P125">The results show, that the social differences between school districts in Helsinki could be significantly reduced by optimizing the district division.</text:p>
      <text:p text:style-name="P39">- <text:span text:style-name="T1333">the algorithm used in this study can be argued to be “wasteful” of function evaluations in a sense that it does not remember where it has already searched and therefore revisits the same points over and over again during the search (Wolpert et al. 1997). In this case, however, multiple evaluations of same blocks is necessary, as the algorithm always searches for the </text:span><text:span text:style-name="T975">current </text:span><text:span text:style-name="T892">best </text:span><text:span text:style-name="T893">move in the neighborhood. </text:span><text:span text:style-name="T894">One possible </text:span><text:span text:style-name="T895">improvement could be adopted by marking the </text:span><text:span text:style-name="T896">“bad moves” as no-go when first </text:span><text:soft-page-break/><text:span text:style-name="T896">evaluating them, preventing the algorithm from doing expensive calculations on those no-go blocks again. </text:span><text:span text:style-name="T897">However, in order to avoid getting stuck on plateaus and bad local optimums, some of these no-go blocks should </text:span><text:span text:style-name="T970">still </text:span><text:span text:style-name="T897">be sometimes randomly accepted.</text:span></text:p>
      <text:p text:style-name="P48"><text:span text:style-name="T1008">- </text:span><text:span text:style-name="T1009">one option would be generating mutually exclusive travel-time areas and use them as randomized initial districts. For local search methods, the pure seed-based approach is not the most suitable: </text:span><text:span text:style-name="T1008">“the random seeds cause the local search to take a very long time to converge (since they are so far from a reasonable plan)” </text:span><text:span text:style-name="T1001">desJardins et al. 2007</text:span></text:p>
      <text:p text:style-name="P48"><text:span text:style-name="T1001">- </text:span><text:span text:style-name="T1080">in this work, I’ve only used </text:span><text:span text:style-name="T1081">a simple hard maximum travel time constraint. One possible option, though, would be </text:span><text:span text:style-name="T1007">also</text:span><text:span text:style-name="T1081"> limiting the </text:span><text:span text:style-name="T1007">average</text:span><text:span text:style-name="T1081"> travel time, which would be a more sophisticated approach.</text:span></text:p>
      <text:p text:style-name="P48"><text:span text:style-name="T1081">- </text:span><text:span text:style-name="T1125">The aspect related to the safety of children’s school trips should be internalized, </text:span><text:span text:style-name="T1126">and dimensions of compactness that can be included in the model tested. The model should be implemented with a block data that represents the natural neighborhoods rather than with census grid units. </text:span><text:span text:style-name="T1127">Also, the weight of the worst-off district in choosing the best game result should be increased. </text:span><text:span text:style-name="T1128">The execution of the program should be divided to multiple processors.</text:span></text:p>
      <text:p text:style-name="P80"><text:span text:style-name="T1001">After proving that significant homogenization could be achieved, more sophisticated methods with multi-objective search </text:span><text:span text:style-name="T1014">including </text:span><text:span text:style-name="T1015">safety-aspects etc.</text:span><text:span text:style-name="T1001"> should be </text:span><text:span text:style-name="T1016">tested. E.g. approaches including genetic algorithms, sometimes combined with post-processing with neighborhood search (Bação et al. 2005; Vanneschi et al. 2017) or more novel approaches </text:span><text:span text:style-name="T256">like artificial bee colony &amp; method of musical composition (as in </text:span><text:span text:style-name="T255">Rincon-Garcia et al. 2017</text:span><text:span text:style-name="T256">). </text:span><text:span text:style-name="T257">These approaches have given very promising results </text:span><text:span text:style-name="T261">in</text:span><text:span text:style-name="T259"> electoral districting </text:span><text:span text:style-name="T257">when compared to </text:span><text:span text:style-name="T258">other &amp; more traditional computational approaches, </text:span><text:span text:style-name="T259">however, to my knowledge, they have not </text:span><text:span text:style-name="T260">yet </text:span><text:span text:style-name="T259">been applied to school districting problems</text:span><text:span text:style-name="T258">.</text:span></text:p>
      <text:p text:style-name="P40">“The value of the system does not lie only in the underlying ‘optimization’ model but also in the interface through which the user interacts with the model. Since school <text:soft-page-break/>redistricting is a trial-and- error process rather than a well-defined problem, smooth interaction between the user and the model is crucial. It is very likely that during a redistricting process, existing criteria are modified and new criteria emerge.” (Caro et al. 2004)</text:p>
      <text:p text:style-name="P122"><text:span text:style-name="T341">“</text:span><text:span text:style-name="T351">Finally, the possibility of introducing heuristic procedures within the GA, in order to increase efficiency, has shown valuable results in other fields and can bring improvements here too.</text:span><text:span text:style-name="T341">” </text:span><text:span text:style-name="T123">(Ba</text:span><text:span text:style-name="T798">ç</text:span><text:span text:style-name="T124">ã</text:span><text:span text:style-name="T125">o </text:span><text:span text:style-name="T124">et al. 2005</text:span><text:span text:style-name="T126">)</text:span></text:p>
      <text:p text:style-name="P122"><text:span text:style-name="T126">- </text:span><text:span text:style-name="T127">conflicting interests. Non of the districting solutions benefit everyone equally, and there are complex set of interests at stake.</text:span></text:p>
      <text:p text:style-name="P124"><text:span text:style-name="T127">- <text:s/></text:span><text:span text:style-name="T343">unbiased</text:span><text:span text:style-name="T344">, politically neutral </text:span><text:span text:style-name="T343">electoral </text:span><text:span text:style-name="T344">districting plans, </text:span><text:span text:style-name="T345">which </text:span><text:span text:style-name="T346">computer modeling</text:span><text:span text:style-name="T347"> was seen as a means to achieve – </text:span><text:span text:style-name="T348">is the optimized plan fair?<text:line-break/>- </text:span><text:span text:style-name="T1189">political </text:span><text:span text:style-name="T1190">legitimacy</text:span><text:span text:style-name="T1189">, </text:span><text:span text:style-name="T1190">i.e. the sense of justified attendance </text:span><text:span text:style-name="T1191">division</text:span><text:span text:style-name="T1190"> in the eyes of general public</text:span><text:span text:style-name="T1189">.</text:span></text:p>
      <text:p text:style-name="P123"><text:span text:style-name="T348">- </text:span><text:span text:style-name="T349">the role of the opti</text:span><text:span text:style-name="T350">m</text:span><text:span text:style-name="T349">ization model is of a tools, not a decision makers – it’s a tool for comparison and planning, manual changes may be needed. Etc.</text:span></text:p>
      <text:h text:style-name="P143" text:outline-level="1"><text:bookmark-start text:name="__RefHeading___Toc3489_750712337"/>6. Conclusions<text:bookmark-end text:name="__RefHeading___Toc3489_750712337"/></text:h>
      <text:p text:style-name="P52">“The conditions and social environments we are allotted at birth may seem as random as a lottery draw, yet they will define our starting position on the path of life by affecting not only the opportunities available to us, but also the social and emotional capital needed to ease our way.” <text:span text:style-name="T1466">OECD 2018b</text:span></text:p>
      <text:p text:style-name="P19">How our and our children’s lives will form, however, is not completely out of our hands. We can create systems, better and worse, more and less inclusive, </text:p>
      <text:p text:style-name="P51">“An integrated educational system is not a phenomenon, like the weather, that is largely beyond the reach of conscious human efforts to create. School leaders make policy <text:soft-page-break/>choices-highly conscious policy choices-when they draw district <text:span text:style-name="T1465">boundaries and school attendance zones.” (Mickelson &amp; Bottia 2010)</text:span></text:p>
      <text:p text:style-name="P51"/>
      <text:h text:style-name="P147" text:outline-level="1"><text:bookmark-start text:name="__RefHeading___Toc3491_750712337"/>7. Bibliography<text:bookmark-end text:name="__RefHeading___Toc3491_750712337"/></text:h>
      <text:p text:style-name="P50"/>
      <text:p text:style-name="P38"><text:span text:style-name="T128">S</text:span><text:span text:style-name="T129">tatistics Finland (2016). Grid database 2016. </text:span><text:span text:style-name="T130">&lt;https://www.stat.fi/tup/ruututietokanta/index_en.html&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rial" svg:font-family="Arial, sans-serif"/>
    <style:font-face style:name="Lohit Devanagari1" svg:font-family="'Lohit Devanagari'"/>
    <style:font-face style:name="Source Sans Pro" svg:font-family="'Source Sans Pro', sans-serif"/>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start" style:justify-single-word="false" fo:orphans="2" fo:widows="2" fo:text-indent="0in" style:auto-text-indent="false" style:writing-mode="lr-tb"/>
      <style:text-properties style:use-window-font-color="true" style:font-name="Times New Roman1" fo:font-family="'Times New Roman'" style:font-family-generic="roman" style:font-pitch="variable" fo:font-size="12pt" fo:language="en" fo:country="US" officeooo:rsid="077fdf02"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2in" fo:margin-bottom="0.1in" loext:contextual-spacing="false" fo:keep-with-next="always"/>
      <style:text-properties fo:color="#666666" style:font-name="Times New Roman" fo:font-family="'Times New Roman'" style:font-style-name="Italic" style:font-family-generic="roman" style:font-pitch="variable" fo:font-size="12pt" fo:font-style="italic"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2in" loext:contextual-spacing="false" fo:line-height="150%" fo:text-align="start" style:justify-single-word="false" style:shadow="none"/>
      <style:text-properties style:use-window-font-color="true" fo:language="en" fo:country="US" officeooo:rsid="08736c3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Standard" style:next-style-name="Text_20_body" style:default-outline-level="4" style:class="text">
      <style:paragraph-properties fo:margin-top="0.1945in" fo:margin-bottom="0.194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5in" fo:margin-bottom="0.2201in" loext:contextual-spacing="false" fo:text-indent="0in" style:auto-text-indent="false"/>
      <style:text-properties fo:color="#000000" style:font-name="Times New Roman2" fo:font-family="'Times New Roman'" style:font-style-name="Bold" style:font-family-generic="roman" style:font-pitch="variable" fo:font-size="15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4in" fo:margin-bottom="0.2in" loext:contextual-spacing="false" fo:text-indent="0in" style:auto-text-indent="false"/>
      <style:text-properties style:use-window-font-color="true" style:font-name="Times New Roman2" fo:font-family="'Times New Roman'" style:font-style-name="Bold" style:font-family-generic="roman" style:font-pitch="variable" fo:font-size="14pt" fo:font-style="normal"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use-window-font-color="true" style:font-name="Times New Roman2" fo:font-family="'Times New Roman'" style:font-style-name="Bold" style:font-family-generic="roman" style:font-pitch="variable" fo:font-size="22pt" fo:font-style="normal"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use-window-font-color="true" style:font-name="Times New Roman" fo:font-family="'Times New Roman'" style:font-style-name="Italic" style:font-family-generic="roman" style:font-pitch="variable" fo:font-size="95%" fo:font-style="italic" fo:font-weight="bold" style:font-size-asian="101%" style:font-weight-asian="bold" style:font-size-complex="101%" style:font-weight-complex="bold"/>
    </style:style>
    <style:style style:name="Heading_20_5" style:display-name="Heading 5" style:family="paragraph" style:parent-style-name="Heading" style:class="text"/>
    <style:style style:name="Footer"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Contents_20_Heading" style:display-name="Contents Heading" style:family="paragraph" style:parent-style-name="Heading" style:class="index">
      <style:paragraph-properties fo:line-height="150%" fo:text-align="start" style:justify-single-word="false"/>
    </style:style>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0in" fo:margin-right="0in" fo:text-indent="0.2in" style:auto-text-indent="false"/>
      <style:text-properties fo:font-size="12pt" fo:font-style="italic"/>
    </style:style>
    <style:style style:name="Contents_20_3" style:display-name="Contents 3" style:family="paragraph" style:parent-style-name="Index" style:class="index"/>
    <style:style style:name="Standard_20__28_user_29_" style:display-name="Standard (user)" style:family="paragraph" style:default-outline-level="">
      <style:paragraph-properties fo:line-height="150%" fo:text-align="start" style:justify-single-word="false" fo:orphans="2" fo:widows="2" style:writing-mode="lr-tb"/>
      <style:text-properties fo:color="#ff0000" style:font-name="Times New Roman1" fo:font-family="'Times New Roman'" style:font-family-generic="roman" style:font-pitch="variable" fo:language="en" fo:country="US" officeooo:rsid="02982cb1"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Quote" style:family="paragraph" style:parent-style-name="Standard" style:next-style-name="Standard" style:default-outline-level="">
      <style:paragraph-properties fo:margin-left="0.6in" fo:margin-right="0.6in" fo:margin-top="0.139in" fo:margin-bottom="0.111in" loext:contextual-spacing="false" fo:text-align="center" style:justify-single-word="false" fo:text-indent="0in" style:auto-text-indent="false"/>
      <style:text-properties fo:color="#404040" fo:font-style="italic" style:font-style-asian="italic" style:font-name-complex="Mangal" style:font-family-complex="Mangal" style:font-family-generic-complex="system" style:font-pitch-complex="variable" style:font-size-complex="10.5pt" style:font-style-complex="italic"/>
    </style:style>
    <style:style style:name="WW8Num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MP3"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9839in" fo:margin-bottom="0.9839in" fo:margin-left="1.6in" fo:margin-right="0.8in" style:shadow="none"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51</text:page-number></text:p>
      </style:header>
      <style:header-first>
        <text:p text:style-name="Header_20_left"/>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LLI TUTKIMUSSUUNNITELMAKSI</dc:title>
    <meta:initial-creator>Hanna Peltonen</meta:initial-creator>
    <meta:creation-date>2005-04-18T12:56:00</meta:creation-date>
    <dc:date>2019-04-03T17:35:06.496522634</dc:date>
    <meta:editing-cycles>2712</meta:editing-cycles>
    <meta:editing-duration>P54DT19H11M25S</meta:editing-duration>
    <meta:generator>LibreOffice/5.1.6.2$Linux_X86_64 LibreOffice_project/10m0$Build-2</meta:generator>
    <meta:document-statistic meta:table-count="0" meta:image-count="0" meta:object-count="2" meta:page-count="51" meta:paragraph-count="196" meta:word-count="16396" meta:character-count="106025" meta:non-whitespace-character-count="89702"/>
  </office:meta>
</office:document-meta>
</file>

<file path=Object 1/content.xml><?xml version="1.0" encoding="utf-8"?>
<math xmlns="http://www.w3.org/1998/Math/MathML" display="block">
  <semantics>
    <mrow>
      <munderover>
        <mi>∪</mi>
        <mrow>
          <mi>i</mi>
          <mo stretchy="false">=</mo>
          <mn>1</mn>
        </mrow>
        <mi>k</mi>
      </munderover>
      <mrow>
        <msub>
          <mi>Z</mi>
          <mi>i</mi>
        </msub>
        <mo stretchy="false">=</mo>
        <mi>X</mi>
      </mrow>
      <mi>,</mi>
    </mrow>
    <annotation encoding="StarMath 5.0"> ∪ csub{i=1} csup{k} Z_{i}  = X,  </annotation>
  </semantics>
</math>
</file>

<file path=Object 2/content.xml><?xml version="1.0" encoding="utf-8"?>
<math xmlns="http://www.w3.org/1998/Math/MathML" display="block">
  <semantics>
    <mrow>
      <mi mathvariant="italic">min</mi>
      <mrow>
        <munder>
          <mo stretchy="false">∑</mo>
          <mi>j</mi>
        </munder>
        <mrow>
          <mo fence="true" stretchy="false">|</mo>
          <mrow>
            <mrow>
              <msub>
                <mi>P</mi>
                <mi>j</mi>
              </msub>
              <mo stretchy="false">−</mo>
              <mi>μ</mi>
            </mrow>
          </mrow>
          <mo fence="true" stretchy="false">|</mo>
        </mrow>
      </mrow>
    </mrow>
    <annotation encoding="StarMath 5.0">min sum from{j} lline P_{j}  -  μ rline </annotation>
  </semantics>
</math>
</file>